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1cm"/>
    </style:style>
    <style:style style:name="co2" style:family="table-column">
      <style:table-column-properties fo:break-before="auto" style:column-width="2.043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 style:data-style-name="N109"/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44"/>
    <style:style style:name="ce12" style:family="table-cell" style:parent-style-name="Default" style:data-style-name="N112">
      <style:table-cell-properties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112"/>
    <style:style style:name="ce16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gr1" style:family="graphic">
      <style:graphic-properties draw:stroke="none" draw:fill="none" draw:fill-color="#e6e6e6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6.976cm" svg:height="18.878cm" svg:x="26.737cm" svg:y="0.469cm">
            <draw:object draw:notify-on-update-of-ranges="Sheet1.B9:Sheet1.B600 Sheet1.B7:Sheet1.B7 Sheet1.C9:Sheet1.C600 Sheet1.D9:Sheet1.D600 Sheet1.D7:Sheet1.D7 Sheet1.E9:Sheet1.E600 Sheet1.F9:Sheet1.F600 Sheet1.F7:Sheet1.F7 Sheet1.G9:Sheet1.G600 Sheet1.H9:Sheet1.H600 Sheet1.H7:Sheet1.H7 Sheet1.I9:Sheet1.I600 Sheet1.J9:Sheet1.J600 Sheet1.J7:Sheet1.J7 Sheet1.K9:Sheet1.K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Ethiopia Sidamo Guji Natural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Recommended: City+ up to 2c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1<text:span text:style-name="T1">st</text:span>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1c start</text:p>
          </table:table-cell>
          <table:table-cell table:style-name="ce5" office:value-type="float" office:value="432" calcext:value-type="float" table:number-columns-spanned="2" table:number-rows-spanned="1">
            <text:p>432</text:p>
          </table:table-cell>
          <table:covered-table-cell/>
          <table:table-cell table:style-name="ce5" office:value-type="float" office:value="437" calcext:value-type="float" table:number-columns-spanned="2" table:number-rows-spanned="1">
            <text:p>437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1c stop</text:p>
          </table:table-cell>
          <table:table-cell table:style-name="ce4" table:number-columns-spanned="2" table:number-rows-spanned="1"/>
          <table:covered-table-cell/>
          <table:table-cell table:style-name="ce4" office:value-type="string" calcext:value-type="string" table:number-columns-spanned="2" table:number-rows-spanned="1">
            <text:p>&gt; 465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2c start</text:p>
          </table:table-cell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2" table:number-rows-spanned="1">
            <text:p><text:s/>Run #10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<text:s/>Run #11</text:p>
          </table:table-cell>
          <table:covered-table-cell table:style-name="ce9"/>
          <table:table-cell table:style-name="ce14" office:value-type="string" calcext:value-type="string" table:number-columns-spanned="2" table:number-rows-spanned="1">
            <text:p>TARGET</text:p>
          </table:table-cell>
          <table:covered-table-cell/>
          <table:table-cell table:style-name="ce16" office:value-type="string" calcext:value-type="string" table:number-columns-spanned="2" table:number-rows-spanned="1">
            <text:p>TARGET 2</text:p>
          </table:table-cell>
          <table:covered-table-cell/>
          <table:table-cell table:style-name="ce17" office:value-type="string" calcext:value-type="string" table:number-columns-spanned="2" table:number-rows-spanned="1">
            <text:p>TARGET 3</text:p>
          </table:table-cell>
          <table:covered-table-cell table:style-name="ce9"/>
        </table:table-row>
        <table:table-row table:style-name="ro2">
          <table:table-cell/>
          <table:table-cell table:style-name="ce7" office:value-type="string" calcext:value-type="string">
            <text:p>elapsed</text:p>
          </table:table-cell>
          <table:table-cell table:style-name="ce9" office:value-type="string" calcext:value-type="string">
            <text:p><text:s/>t_avg(10)</text:p>
          </table:table-cell>
          <table:table-cell table:style-name="ce7"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table:style-name="ce7"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</table:table-row>
        <table:table-row table:style-name="ro2">
          <table:table-cell/>
          <table:table-cell table:style-name="ce8" office:value-type="time" office:time-value="PT00H00M00S" calcext:value-type="time">
            <text:p>00:00</text:p>
          </table:table-cell>
          <table:table-cell office:value-type="float" office:value="71.6" calcext:value-type="float">
            <text:p>71.6</text:p>
          </table:table-cell>
          <table:table-cell table:style-name="ce11" office:value-type="time" office:time-value="PT00H00M00S" calcext:value-type="time">
            <text:p>00:00:00</text:p>
          </table:table-cell>
          <table:table-cell office:value-type="float" office:value="68.5" calcext:value-type="float">
            <text:p>68.5</text:p>
          </table:table-cell>
          <table:table-cell table:style-name="ce11" office:value-type="time" office:time-value="PT00H00M00S" calcext:value-type="time">
            <text:p>00:00:00</text:p>
          </table:table-cell>
          <table:table-cell office:value-type="float" office:value="70" calcext:value-type="float">
            <text:p>7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1S" calcext:value-type="time">
            <text:p>00:01</text:p>
          </table:table-cell>
          <table:table-cell office:value-type="float" office:value="71.8" calcext:value-type="float">
            <text:p>71.8</text:p>
          </table:table-cell>
          <table:table-cell table:style-name="ce11" office:value-type="time" office:time-value="PT00H00M01S" calcext:value-type="time">
            <text:p>00:00:01</text:p>
          </table:table-cell>
          <table:table-cell office:value-type="float" office:value="70.7" calcext:value-type="float">
            <text:p>70.7</text:p>
          </table:table-cell>
          <table:table-cell table:style-name="ce11" office:value-type="time" office:time-value="PT00H00M30S" calcext:value-type="time">
            <text:p>00:00:30</text:p>
          </table:table-cell>
          <table:table-cell office:value-type="float" office:value="200" calcext:value-type="float">
            <text:p>20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2S" calcext:value-type="time">
            <text:p>00:02</text:p>
          </table:table-cell>
          <table:table-cell office:value-type="float" office:value="71.5" calcext:value-type="float">
            <text:p>71.5</text:p>
          </table:table-cell>
          <table:table-cell table:style-name="ce11" office:value-type="time" office:time-value="PT00H00M01.9S" calcext:value-type="time">
            <text:p>00:00:02</text:p>
          </table:table-cell>
          <table:table-cell office:value-type="float" office:value="75.2" calcext:value-type="float">
            <text:p>75.2</text:p>
          </table:table-cell>
          <table:table-cell table:style-name="ce11" office:value-type="time" office:time-value="PT00H01M00S" calcext:value-type="time">
            <text:p>00:01:00</text:p>
          </table:table-cell>
          <table:table-cell office:value-type="float" office:value="280" calcext:value-type="float">
            <text:p>28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2.9S" calcext:value-type="time">
            <text:p>00:03</text:p>
          </table:table-cell>
          <table:table-cell office:value-type="float" office:value="72.1" calcext:value-type="float">
            <text:p>72.1</text:p>
          </table:table-cell>
          <table:table-cell table:style-name="ce11" office:value-type="time" office:time-value="PT00H00M02.9S" calcext:value-type="time">
            <text:p>00:00:03</text:p>
          </table:table-cell>
          <table:table-cell office:value-type="float" office:value="79.2" calcext:value-type="float">
            <text:p>79.2</text:p>
          </table:table-cell>
          <table:table-cell table:style-name="ce11" office:value-type="time" office:time-value="PT00H01M30S" calcext:value-type="time">
            <text:p>00:01:30</text:p>
          </table:table-cell>
          <table:table-cell office:value-type="float" office:value="320" calcext:value-type="float">
            <text:p>32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3.9S" calcext:value-type="time">
            <text:p>00:04</text:p>
          </table:table-cell>
          <table:table-cell office:value-type="float" office:value="73.2" calcext:value-type="float">
            <text:p>73.2</text:p>
          </table:table-cell>
          <table:table-cell table:style-name="ce11" office:value-type="time" office:time-value="PT00H00M03.9S" calcext:value-type="time">
            <text:p>00:00:04</text:p>
          </table:table-cell>
          <table:table-cell office:value-type="float" office:value="84.9" calcext:value-type="float">
            <text:p>84.9</text:p>
          </table:table-cell>
          <table:table-cell table:style-name="ce11" office:value-type="time" office:time-value="PT00H02M00S" calcext:value-type="time">
            <text:p>00:02:00</text:p>
          </table:table-cell>
          <table:table-cell office:value-type="float" office:value="345" calcext:value-type="float">
            <text:p>345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4.8S" calcext:value-type="time">
            <text:p>00:05</text:p>
          </table:table-cell>
          <table:table-cell office:value-type="float" office:value="77.5" calcext:value-type="float">
            <text:p>77.5</text:p>
          </table:table-cell>
          <table:table-cell table:style-name="ce11" office:value-type="time" office:time-value="PT00H00M04.8S" calcext:value-type="time">
            <text:p>00:00:05</text:p>
          </table:table-cell>
          <table:table-cell office:value-type="float" office:value="88.6" calcext:value-type="float">
            <text:p>88.6</text:p>
          </table:table-cell>
          <table:table-cell table:style-name="ce11" office:value-type="time" office:time-value="PT00H02M30S" calcext:value-type="time">
            <text:p>00:02:30</text:p>
          </table:table-cell>
          <table:table-cell office:value-type="float" office:value="365" calcext:value-type="float">
            <text:p>365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5.8S" calcext:value-type="time">
            <text:p>00:06</text:p>
          </table:table-cell>
          <table:table-cell office:value-type="float" office:value="80.5" calcext:value-type="float">
            <text:p>80.5</text:p>
          </table:table-cell>
          <table:table-cell table:style-name="ce11" office:value-type="time" office:time-value="PT00H00M05.8S" calcext:value-type="time">
            <text:p>00:00:06</text:p>
          </table:table-cell>
          <table:table-cell office:value-type="float" office:value="94" calcext:value-type="float">
            <text:p>94</text:p>
          </table:table-cell>
          <table:table-cell table:style-name="ce11" office:value-type="time" office:time-value="PT00H03M00S" calcext:value-type="time">
            <text:p>00:03:00</text:p>
          </table:table-cell>
          <table:table-cell office:value-type="float" office:value="385" calcext:value-type="float">
            <text:p>385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6.7S" calcext:value-type="time">
            <text:p>00:07</text:p>
          </table:table-cell>
          <table:table-cell office:value-type="float" office:value="83.1" calcext:value-type="float">
            <text:p>83.1</text:p>
          </table:table-cell>
          <table:table-cell table:style-name="ce11" office:value-type="time" office:time-value="PT00H00M06.7S" calcext:value-type="time">
            <text:p>00:00:07</text:p>
          </table:table-cell>
          <table:table-cell office:value-type="float" office:value="100" calcext:value-type="float">
            <text:p>100</text:p>
          </table:table-cell>
          <table:table-cell table:style-name="ce11" office:value-type="time" office:time-value="PT00H03M30S" calcext:value-type="time">
            <text:p>00:03:30</text:p>
          </table:table-cell>
          <table:table-cell office:value-type="float" office:value="400" calcext:value-type="float">
            <text:p>40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7.7S" calcext:value-type="time">
            <text:p>00:08</text:p>
          </table:table-cell>
          <table:table-cell office:value-type="float" office:value="84.9" calcext:value-type="float">
            <text:p>84.9</text:p>
          </table:table-cell>
          <table:table-cell table:style-name="ce11" office:value-type="time" office:time-value="PT00H00M07.7S" calcext:value-type="time">
            <text:p>00:00:08</text:p>
          </table:table-cell>
          <table:table-cell office:value-type="float" office:value="104.7" calcext:value-type="float">
            <text:p>104.7</text:p>
          </table:table-cell>
          <table:table-cell table:style-name="ce11" office:value-type="time" office:time-value="PT00H04M00S" calcext:value-type="time">
            <text:p>00:04:00</text:p>
          </table:table-cell>
          <table:table-cell office:value-type="float" office:value="415" calcext:value-type="float">
            <text:p>415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8.6S" calcext:value-type="time">
            <text:p>00:09</text:p>
          </table:table-cell>
          <table:table-cell office:value-type="float" office:value="90" calcext:value-type="float">
            <text:p>90</text:p>
          </table:table-cell>
          <table:table-cell table:style-name="ce11" office:value-type="time" office:time-value="PT00H00M08.6S" calcext:value-type="time">
            <text:p>00:00:09</text:p>
          </table:table-cell>
          <table:table-cell office:value-type="float" office:value="108.3" calcext:value-type="float">
            <text:p>108.3</text:p>
          </table:table-cell>
          <table:table-cell table:style-name="ce11" office:value-type="time" office:time-value="PT00H04M30S" calcext:value-type="time">
            <text:p>00:04:30</text:p>
          </table:table-cell>
          <table:table-cell office:value-type="float" office:value="430" calcext:value-type="float">
            <text:p>43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09.6S" calcext:value-type="time">
            <text:p>00:10</text:p>
          </table:table-cell>
          <table:table-cell office:value-type="float" office:value="95.6" calcext:value-type="float">
            <text:p>95.6</text:p>
          </table:table-cell>
          <table:table-cell table:style-name="ce11" office:value-type="time" office:time-value="PT00H00M09.6S" calcext:value-type="time">
            <text:p>00:00:10</text:p>
          </table:table-cell>
          <table:table-cell office:value-type="float" office:value="112.3" calcext:value-type="float">
            <text:p>112.3</text:p>
          </table:table-cell>
          <table:table-cell table:style-name="ce11" office:value-type="time" office:time-value="PT00H05M00S" calcext:value-type="time">
            <text:p>00:05:00</text:p>
          </table:table-cell>
          <table:table-cell office:value-type="float" office:value="440" calcext:value-type="float">
            <text:p>44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0.5S" calcext:value-type="time">
            <text:p>00:11</text:p>
          </table:table-cell>
          <table:table-cell office:value-type="float" office:value="103.1" calcext:value-type="float">
            <text:p>103.1</text:p>
          </table:table-cell>
          <table:table-cell table:style-name="ce11" office:value-type="time" office:time-value="PT00H00M10.5S" calcext:value-type="time">
            <text:p>00:00:11</text:p>
          </table:table-cell>
          <table:table-cell office:value-type="float" office:value="115.6" calcext:value-type="float">
            <text:p>115.6</text:p>
          </table:table-cell>
          <table:table-cell table:style-name="ce11" office:value-type="time" office:time-value="PT00H05M30S" calcext:value-type="time">
            <text:p>00:05:30</text:p>
          </table:table-cell>
          <table:table-cell office:value-type="float" office:value="450" calcext:value-type="float">
            <text:p>45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1.5S" calcext:value-type="time">
            <text:p>00:12</text:p>
          </table:table-cell>
          <table:table-cell office:value-type="float" office:value="111.4" calcext:value-type="float">
            <text:p>111.4</text:p>
          </table:table-cell>
          <table:table-cell table:style-name="ce11" office:value-type="time" office:time-value="PT00H00M11.5S" calcext:value-type="time">
            <text:p>00:00:12</text:p>
          </table:table-cell>
          <table:table-cell office:value-type="float" office:value="120.9" calcext:value-type="float">
            <text:p>120.9</text:p>
          </table:table-cell>
          <table:table-cell table:style-name="ce11" office:value-type="time" office:time-value="PT00H06M00S" calcext:value-type="time">
            <text:p>00:06:00</text:p>
          </table:table-cell>
          <table:table-cell office:value-type="float" office:value="460" calcext:value-type="float">
            <text:p>46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2.4S" calcext:value-type="time">
            <text:p>00:12</text:p>
          </table:table-cell>
          <table:table-cell office:value-type="float" office:value="120.2" calcext:value-type="float">
            <text:p>120.2</text:p>
          </table:table-cell>
          <table:table-cell table:style-name="ce11" office:value-type="time" office:time-value="PT00H00M12.4S" calcext:value-type="time">
            <text:p>00:00:12</text:p>
          </table:table-cell>
          <table:table-cell office:value-type="float" office:value="124.7" calcext:value-type="float">
            <text:p>124.7</text:p>
          </table:table-cell>
          <table:table-cell table:style-name="ce11" office:value-type="time" office:time-value="PT00H06M30S" calcext:value-type="time">
            <text:p>00:06:30</text:p>
          </table:table-cell>
          <table:table-cell office:value-type="float" office:value="470" calcext:value-type="float">
            <text:p>470</text:p>
          </table:table-cell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3.4S" calcext:value-type="time">
            <text:p>00:13</text:p>
          </table:table-cell>
          <table:table-cell office:value-type="float" office:value="128.7" calcext:value-type="float">
            <text:p>128.7</text:p>
          </table:table-cell>
          <table:table-cell table:style-name="ce11" office:value-type="time" office:time-value="PT00H00M13.4S" calcext:value-type="time">
            <text:p>00:00:13</text:p>
          </table:table-cell>
          <table:table-cell office:value-type="float" office:value="128.8" calcext:value-type="float">
            <text:p>128.8</text:p>
          </table:table-cell>
          <table:table-cell table:style-name="ce11" office:value-type="time" office:time-value="PT00H07M00S" calcext:value-type="time">
            <text:p>00:07:00</text:p>
          </table:table-cell>
          <table:table-cell office:value-type="float" office:value="475" calcext:value-type="float">
            <text:p>475</text:p>
          </table:table-cell>
          <table:table-cell table:style-name="ce11" office:value-type="string" calcext:value-type="string">
            <text:p>stop at 6:45</text:p>
          </table:table-cell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4.3S" calcext:value-type="time">
            <text:p>00:14</text:p>
          </table:table-cell>
          <table:table-cell office:value-type="float" office:value="134" calcext:value-type="float">
            <text:p>134</text:p>
          </table:table-cell>
          <table:table-cell table:style-name="ce11" office:value-type="time" office:time-value="PT00H00M14.3S" calcext:value-type="time">
            <text:p>00:00:14</text:p>
          </table:table-cell>
          <table:table-cell office:value-type="float" office:value="135.9" calcext:value-type="float">
            <text:p>135.9</text:p>
          </table:table-cell>
          <table:table-cell table:style-name="ce11" office:value-type="time" office:time-value="PT00H07M30S" calcext:value-type="time">
            <text:p>00:07:30</text:p>
          </table:table-cell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5.3S" calcext:value-type="time">
            <text:p>00:15</text:p>
          </table:table-cell>
          <table:table-cell office:value-type="float" office:value="139.4" calcext:value-type="float">
            <text:p>139.4</text:p>
          </table:table-cell>
          <table:table-cell table:style-name="ce11" office:value-type="time" office:time-value="PT00H00M15.3S" calcext:value-type="time">
            <text:p>00:00:15</text:p>
          </table:table-cell>
          <table:table-cell office:value-type="float" office:value="142.8" calcext:value-type="float">
            <text:p>142.8</text:p>
          </table:table-cell>
          <table:table-cell table:style-name="ce11" office:value-type="time" office:time-value="PT00H08M00S" calcext:value-type="time">
            <text:p>00:08:00</text:p>
          </table:table-cell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6.2S" calcext:value-type="time">
            <text:p>00:16</text:p>
          </table:table-cell>
          <table:table-cell office:value-type="float" office:value="144.5" calcext:value-type="float">
            <text:p>144.5</text:p>
          </table:table-cell>
          <table:table-cell table:style-name="ce11" office:value-type="time" office:time-value="PT00H00M16.2S" calcext:value-type="time">
            <text:p>00:00:16</text:p>
          </table:table-cell>
          <table:table-cell office:value-type="float" office:value="148.7" calcext:value-type="float">
            <text:p>148.7</text:p>
          </table:table-cell>
          <table:table-cell table:style-name="ce11" office:value-type="time" office:time-value="PT00H08M30S" calcext:value-type="time">
            <text:p>00:08:30</text:p>
          </table:table-cell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7.2S" calcext:value-type="time">
            <text:p>00:17</text:p>
          </table:table-cell>
          <table:table-cell office:value-type="float" office:value="151.7" calcext:value-type="float">
            <text:p>151.7</text:p>
          </table:table-cell>
          <table:table-cell table:style-name="ce11" office:value-type="time" office:time-value="PT00H00M17.2S" calcext:value-type="time">
            <text:p>00:00:17</text:p>
          </table:table-cell>
          <table:table-cell office:value-type="float" office:value="154.5" calcext:value-type="float">
            <text:p>154.5</text:p>
          </table:table-cell>
          <table:table-cell table:style-name="ce11" office:value-type="time" office:time-value="PT00H09M00S" calcext:value-type="time">
            <text:p>00:09:00</text:p>
          </table:table-cell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8.1S" calcext:value-type="time">
            <text:p>00:18</text:p>
          </table:table-cell>
          <table:table-cell office:value-type="float" office:value="154.2" calcext:value-type="float">
            <text:p>154.2</text:p>
          </table:table-cell>
          <table:table-cell table:style-name="ce11" office:value-type="time" office:time-value="PT00H00M18.1S" calcext:value-type="time">
            <text:p>00:00:18</text:p>
          </table:table-cell>
          <table:table-cell office:value-type="float" office:value="159.3" calcext:value-type="float">
            <text:p>159.3</text:p>
          </table:table-cell>
          <table:table-cell table:style-name="ce11" office:value-type="time" office:time-value="PT00H09M30S" calcext:value-type="time">
            <text:p>00:09:30</text:p>
          </table:table-cell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19.1S" calcext:value-type="time">
            <text:p>00:19</text:p>
          </table:table-cell>
          <table:table-cell office:value-type="float" office:value="158" calcext:value-type="float">
            <text:p>158</text:p>
          </table:table-cell>
          <table:table-cell table:style-name="ce11" office:value-type="time" office:time-value="PT00H00M19.1S" calcext:value-type="time">
            <text:p>00:00:19</text:p>
          </table:table-cell>
          <table:table-cell office:value-type="float" office:value="164" calcext:value-type="float">
            <text:p>164</text:p>
          </table:table-cell>
          <table:table-cell table:style-name="ce11" office:value-type="time" office:time-value="PT00H10M00S" calcext:value-type="time">
            <text:p>00:10:00</text:p>
          </table:table-cell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0S" calcext:value-type="time">
            <text:p>00:20</text:p>
          </table:table-cell>
          <table:table-cell office:value-type="float" office:value="160" calcext:value-type="float">
            <text:p>160</text:p>
          </table:table-cell>
          <table:table-cell table:style-name="ce11" office:value-type="time" office:time-value="PT00H00M20.1S" calcext:value-type="time">
            <text:p>00:00:20</text:p>
          </table:table-cell>
          <table:table-cell office:value-type="float" office:value="167.3" calcext:value-type="float">
            <text:p>167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1S" calcext:value-type="time">
            <text:p>00:21</text:p>
          </table:table-cell>
          <table:table-cell office:value-type="float" office:value="161.3" calcext:value-type="float">
            <text:p>161.3</text:p>
          </table:table-cell>
          <table:table-cell table:style-name="ce11" office:value-type="time" office:time-value="PT00H00M21S" calcext:value-type="time">
            <text:p>00:00:21</text:p>
          </table:table-cell>
          <table:table-cell office:value-type="float" office:value="170.4" calcext:value-type="float">
            <text:p>170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1.9S" calcext:value-type="time">
            <text:p>00:22</text:p>
          </table:table-cell>
          <table:table-cell office:value-type="float" office:value="163.1" calcext:value-type="float">
            <text:p>163.1</text:p>
          </table:table-cell>
          <table:table-cell table:style-name="ce11" office:value-type="time" office:time-value="PT00H00M22S" calcext:value-type="time">
            <text:p>00:00:22</text:p>
          </table:table-cell>
          <table:table-cell office:value-type="float" office:value="173.8" calcext:value-type="float">
            <text:p>173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2.9S" calcext:value-type="time">
            <text:p>00:23</text:p>
          </table:table-cell>
          <table:table-cell office:value-type="float" office:value="164.1" calcext:value-type="float">
            <text:p>164.1</text:p>
          </table:table-cell>
          <table:table-cell table:style-name="ce11" office:value-type="time" office:time-value="PT00H00M22.9S" calcext:value-type="time">
            <text:p>00:00:23</text:p>
          </table:table-cell>
          <table:table-cell office:value-type="float" office:value="177.9" calcext:value-type="float">
            <text:p>177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3.8S" calcext:value-type="time">
            <text:p>00:24</text:p>
          </table:table-cell>
          <table:table-cell office:value-type="float" office:value="167" calcext:value-type="float">
            <text:p>167</text:p>
          </table:table-cell>
          <table:table-cell table:style-name="ce11" office:value-type="time" office:time-value="PT00H00M23.9S" calcext:value-type="time">
            <text:p>00:00:24</text:p>
          </table:table-cell>
          <table:table-cell office:value-type="float" office:value="181.2" calcext:value-type="float">
            <text:p>181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4.8S" calcext:value-type="time">
            <text:p>00:25</text:p>
          </table:table-cell>
          <table:table-cell office:value-type="float" office:value="169.5" calcext:value-type="float">
            <text:p>169.5</text:p>
          </table:table-cell>
          <table:table-cell table:style-name="ce11" office:value-type="time" office:time-value="PT00H00M24.8S" calcext:value-type="time">
            <text:p>00:00:25</text:p>
          </table:table-cell>
          <table:table-cell office:value-type="float" office:value="185" calcext:value-type="float">
            <text:p>18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5.7S" calcext:value-type="time">
            <text:p>00:26</text:p>
          </table:table-cell>
          <table:table-cell office:value-type="float" office:value="172.2" calcext:value-type="float">
            <text:p>172.2</text:p>
          </table:table-cell>
          <table:table-cell table:style-name="ce11" office:value-type="time" office:time-value="PT00H00M25.8S" calcext:value-type="time">
            <text:p>00:00:26</text:p>
          </table:table-cell>
          <table:table-cell office:value-type="float" office:value="186.7" calcext:value-type="float">
            <text:p>186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6.7S" calcext:value-type="time">
            <text:p>00:27</text:p>
          </table:table-cell>
          <table:table-cell office:value-type="float" office:value="174.1" calcext:value-type="float">
            <text:p>174.1</text:p>
          </table:table-cell>
          <table:table-cell table:style-name="ce11" office:value-type="time" office:time-value="PT00H00M26.7S" calcext:value-type="time">
            <text:p>00:00:27</text:p>
          </table:table-cell>
          <table:table-cell office:value-type="float" office:value="188.5" calcext:value-type="float">
            <text:p>188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7.7S" calcext:value-type="time">
            <text:p>00:28</text:p>
          </table:table-cell>
          <table:table-cell office:value-type="float" office:value="176.7" calcext:value-type="float">
            <text:p>176.7</text:p>
          </table:table-cell>
          <table:table-cell table:style-name="ce11" office:value-type="time" office:time-value="PT00H00M27.7S" calcext:value-type="time">
            <text:p>00:00:28</text:p>
          </table:table-cell>
          <table:table-cell office:value-type="float" office:value="189.7" calcext:value-type="float">
            <text:p>189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8.6S" calcext:value-type="time">
            <text:p>00:29</text:p>
          </table:table-cell>
          <table:table-cell office:value-type="float" office:value="178.6" calcext:value-type="float">
            <text:p>178.6</text:p>
          </table:table-cell>
          <table:table-cell table:style-name="ce11" office:value-type="time" office:time-value="PT00H00M28.6S" calcext:value-type="time">
            <text:p>00:00:29</text:p>
          </table:table-cell>
          <table:table-cell office:value-type="float" office:value="192.1" calcext:value-type="float">
            <text:p>192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29.6S" calcext:value-type="time">
            <text:p>00:30</text:p>
          </table:table-cell>
          <table:table-cell office:value-type="float" office:value="176.5" calcext:value-type="float">
            <text:p>176.5</text:p>
          </table:table-cell>
          <table:table-cell table:style-name="ce11" office:value-type="time" office:time-value="PT00H00M29.6S" calcext:value-type="time">
            <text:p>00:00:30</text:p>
          </table:table-cell>
          <table:table-cell office:value-type="float" office:value="195.9" calcext:value-type="float">
            <text:p>195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0.5S" calcext:value-type="time">
            <text:p>00:31</text:p>
          </table:table-cell>
          <table:table-cell office:value-type="float" office:value="178.8" calcext:value-type="float">
            <text:p>178.8</text:p>
          </table:table-cell>
          <table:table-cell table:style-name="ce11" office:value-type="time" office:time-value="PT00H00M30.5S" calcext:value-type="time">
            <text:p>00:00:31</text:p>
          </table:table-cell>
          <table:table-cell office:value-type="float" office:value="200.8" calcext:value-type="float">
            <text:p>200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1.5S" calcext:value-type="time">
            <text:p>00:32</text:p>
          </table:table-cell>
          <table:table-cell office:value-type="float" office:value="180.1" calcext:value-type="float">
            <text:p>180.1</text:p>
          </table:table-cell>
          <table:table-cell table:style-name="ce11" office:value-type="time" office:time-value="PT00H00M31.5S" calcext:value-type="time">
            <text:p>00:00:32</text:p>
          </table:table-cell>
          <table:table-cell office:value-type="float" office:value="204.6" calcext:value-type="float">
            <text:p>204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2.4S" calcext:value-type="time">
            <text:p>00:32</text:p>
          </table:table-cell>
          <table:table-cell office:value-type="float" office:value="183.1" calcext:value-type="float">
            <text:p>183.1</text:p>
          </table:table-cell>
          <table:table-cell table:style-name="ce11" office:value-type="time" office:time-value="PT00H00M32.5S" calcext:value-type="time">
            <text:p>00:00:33</text:p>
          </table:table-cell>
          <table:table-cell office:value-type="float" office:value="207.8" calcext:value-type="float">
            <text:p>207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3.4S" calcext:value-type="time">
            <text:p>00:33</text:p>
          </table:table-cell>
          <table:table-cell office:value-type="float" office:value="185.4" calcext:value-type="float">
            <text:p>185.4</text:p>
          </table:table-cell>
          <table:table-cell table:style-name="ce11" office:value-type="time" office:time-value="PT00H00M33.4S" calcext:value-type="time">
            <text:p>00:00:33</text:p>
          </table:table-cell>
          <table:table-cell office:value-type="float" office:value="211.5" calcext:value-type="float">
            <text:p>211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4.3S" calcext:value-type="time">
            <text:p>00:34</text:p>
          </table:table-cell>
          <table:table-cell office:value-type="float" office:value="188.2" calcext:value-type="float">
            <text:p>188.2</text:p>
          </table:table-cell>
          <table:table-cell table:style-name="ce11" office:value-type="time" office:time-value="PT00H00M34.4S" calcext:value-type="time">
            <text:p>00:00:34</text:p>
          </table:table-cell>
          <table:table-cell office:value-type="float" office:value="216.3" calcext:value-type="float">
            <text:p>216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5.3S" calcext:value-type="time">
            <text:p>00:35</text:p>
          </table:table-cell>
          <table:table-cell office:value-type="float" office:value="192" calcext:value-type="float">
            <text:p>192</text:p>
          </table:table-cell>
          <table:table-cell table:style-name="ce11" office:value-type="time" office:time-value="PT00H00M35.3S" calcext:value-type="time">
            <text:p>00:00:35</text:p>
          </table:table-cell>
          <table:table-cell office:value-type="float" office:value="220.5" calcext:value-type="float">
            <text:p>220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6.2S" calcext:value-type="time">
            <text:p>00:36</text:p>
          </table:table-cell>
          <table:table-cell office:value-type="float" office:value="194.3" calcext:value-type="float">
            <text:p>194.3</text:p>
          </table:table-cell>
          <table:table-cell table:style-name="ce11" office:value-type="time" office:time-value="PT00H00M36.3S" calcext:value-type="time">
            <text:p>00:00:36</text:p>
          </table:table-cell>
          <table:table-cell office:value-type="float" office:value="224.7" calcext:value-type="float">
            <text:p>224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7.2S" calcext:value-type="time">
            <text:p>00:37</text:p>
          </table:table-cell>
          <table:table-cell office:value-type="float" office:value="196.8" calcext:value-type="float">
            <text:p>196.8</text:p>
          </table:table-cell>
          <table:table-cell table:style-name="ce11" office:value-type="time" office:time-value="PT00H00M37.2S" calcext:value-type="time">
            <text:p>00:00:37</text:p>
          </table:table-cell>
          <table:table-cell office:value-type="float" office:value="228.7" calcext:value-type="float">
            <text:p>228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8.1S" calcext:value-type="time">
            <text:p>00:38</text:p>
          </table:table-cell>
          <table:table-cell office:value-type="float" office:value="200.4" calcext:value-type="float">
            <text:p>200.4</text:p>
          </table:table-cell>
          <table:table-cell table:style-name="ce11" office:value-type="time" office:time-value="PT00H00M38.2S" calcext:value-type="time">
            <text:p>00:00:38</text:p>
          </table:table-cell>
          <table:table-cell office:value-type="float" office:value="232.8" calcext:value-type="float">
            <text:p>232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39.1S" calcext:value-type="time">
            <text:p>00:39</text:p>
          </table:table-cell>
          <table:table-cell office:value-type="float" office:value="208.6" calcext:value-type="float">
            <text:p>208.6</text:p>
          </table:table-cell>
          <table:table-cell table:style-name="ce11" office:value-type="time" office:time-value="PT00H00M39.1S" calcext:value-type="time">
            <text:p>00:00:39</text:p>
          </table:table-cell>
          <table:table-cell office:value-type="float" office:value="236.7" calcext:value-type="float">
            <text:p>236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0S" calcext:value-type="time">
            <text:p>00:40</text:p>
          </table:table-cell>
          <table:table-cell office:value-type="float" office:value="211.7" calcext:value-type="float">
            <text:p>211.7</text:p>
          </table:table-cell>
          <table:table-cell table:style-name="ce11" office:value-type="time" office:time-value="PT00H00M40.1S" calcext:value-type="time">
            <text:p>00:00:40</text:p>
          </table:table-cell>
          <table:table-cell office:value-type="float" office:value="240.6" calcext:value-type="float">
            <text:p>240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1S" calcext:value-type="time">
            <text:p>00:41</text:p>
          </table:table-cell>
          <table:table-cell office:value-type="float" office:value="214.7" calcext:value-type="float">
            <text:p>214.7</text:p>
          </table:table-cell>
          <table:table-cell table:style-name="ce11" office:value-type="time" office:time-value="PT00H00M41S" calcext:value-type="time">
            <text:p>00:00:41</text:p>
          </table:table-cell>
          <table:table-cell office:value-type="float" office:value="244.3" calcext:value-type="float">
            <text:p>24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1.9S" calcext:value-type="time">
            <text:p>00:42</text:p>
          </table:table-cell>
          <table:table-cell office:value-type="float" office:value="217.5" calcext:value-type="float">
            <text:p>217.5</text:p>
          </table:table-cell>
          <table:table-cell table:style-name="ce11" office:value-type="time" office:time-value="PT00H00M42S" calcext:value-type="time">
            <text:p>00:00:42</text:p>
          </table:table-cell>
          <table:table-cell office:value-type="float" office:value="248" calcext:value-type="float">
            <text:p>24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2.9S" calcext:value-type="time">
            <text:p>00:43</text:p>
          </table:table-cell>
          <table:table-cell office:value-type="float" office:value="219.8" calcext:value-type="float">
            <text:p>219.8</text:p>
          </table:table-cell>
          <table:table-cell table:style-name="ce11" office:value-type="time" office:time-value="PT00H00M42.9S" calcext:value-type="time">
            <text:p>00:00:43</text:p>
          </table:table-cell>
          <table:table-cell office:value-type="float" office:value="251.7" calcext:value-type="float">
            <text:p>251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3.8S" calcext:value-type="time">
            <text:p>00:44</text:p>
          </table:table-cell>
          <table:table-cell office:value-type="float" office:value="221.8" calcext:value-type="float">
            <text:p>221.8</text:p>
          </table:table-cell>
          <table:table-cell table:style-name="ce11" office:value-type="time" office:time-value="PT00H00M43.9S" calcext:value-type="time">
            <text:p>00:00:44</text:p>
          </table:table-cell>
          <table:table-cell office:value-type="float" office:value="254.1" calcext:value-type="float">
            <text:p>254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4.8S" calcext:value-type="time">
            <text:p>00:45</text:p>
          </table:table-cell>
          <table:table-cell office:value-type="float" office:value="223.9" calcext:value-type="float">
            <text:p>223.9</text:p>
          </table:table-cell>
          <table:table-cell table:style-name="ce11" office:value-type="time" office:time-value="PT00H00M44.8S" calcext:value-type="time">
            <text:p>00:00:45</text:p>
          </table:table-cell>
          <table:table-cell office:value-type="float" office:value="256.6" calcext:value-type="float">
            <text:p>256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5.7S" calcext:value-type="time">
            <text:p>00:46</text:p>
          </table:table-cell>
          <table:table-cell office:value-type="float" office:value="226.1" calcext:value-type="float">
            <text:p>226.1</text:p>
          </table:table-cell>
          <table:table-cell table:style-name="ce11" office:value-type="time" office:time-value="PT00H00M45.8S" calcext:value-type="time">
            <text:p>00:00:46</text:p>
          </table:table-cell>
          <table:table-cell office:value-type="float" office:value="258.8" calcext:value-type="float">
            <text:p>258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6.7S" calcext:value-type="time">
            <text:p>00:47</text:p>
          </table:table-cell>
          <table:table-cell office:value-type="float" office:value="228.5" calcext:value-type="float">
            <text:p>228.5</text:p>
          </table:table-cell>
          <table:table-cell table:style-name="ce11" office:value-type="time" office:time-value="PT00H00M46.7S" calcext:value-type="time">
            <text:p>00:00:47</text:p>
          </table:table-cell>
          <table:table-cell office:value-type="float" office:value="261.1" calcext:value-type="float">
            <text:p>26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7.6S" calcext:value-type="time">
            <text:p>00:48</text:p>
          </table:table-cell>
          <table:table-cell office:value-type="float" office:value="230.5" calcext:value-type="float">
            <text:p>230.5</text:p>
          </table:table-cell>
          <table:table-cell table:style-name="ce11" office:value-type="time" office:time-value="PT00H00M47.7S" calcext:value-type="time">
            <text:p>00:00:48</text:p>
          </table:table-cell>
          <table:table-cell office:value-type="float" office:value="263.3" calcext:value-type="float">
            <text:p>263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8.6S" calcext:value-type="time">
            <text:p>00:49</text:p>
          </table:table-cell>
          <table:table-cell office:value-type="float" office:value="231.8" calcext:value-type="float">
            <text:p>231.8</text:p>
          </table:table-cell>
          <table:table-cell table:style-name="ce11" office:value-type="time" office:time-value="PT00H00M48.6S" calcext:value-type="time">
            <text:p>00:00:49</text:p>
          </table:table-cell>
          <table:table-cell office:value-type="float" office:value="265.3" calcext:value-type="float">
            <text:p>26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49.5S" calcext:value-type="time">
            <text:p>00:50</text:p>
          </table:table-cell>
          <table:table-cell office:value-type="float" office:value="234.5" calcext:value-type="float">
            <text:p>234.5</text:p>
          </table:table-cell>
          <table:table-cell table:style-name="ce11" office:value-type="time" office:time-value="PT00H00M49.6S" calcext:value-type="time">
            <text:p>00:00:50</text:p>
          </table:table-cell>
          <table:table-cell office:value-type="float" office:value="267" calcext:value-type="float">
            <text:p>26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0.5S" calcext:value-type="time">
            <text:p>00:51</text:p>
          </table:table-cell>
          <table:table-cell office:value-type="float" office:value="237.4" calcext:value-type="float">
            <text:p>237.4</text:p>
          </table:table-cell>
          <table:table-cell table:style-name="ce11" office:value-type="time" office:time-value="PT00H00M50.5S" calcext:value-type="time">
            <text:p>00:00:51</text:p>
          </table:table-cell>
          <table:table-cell office:value-type="float" office:value="268.9" calcext:value-type="float">
            <text:p>268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1.5S" calcext:value-type="time">
            <text:p>00:52</text:p>
          </table:table-cell>
          <table:table-cell office:value-type="float" office:value="232" calcext:value-type="float">
            <text:p>232</text:p>
          </table:table-cell>
          <table:table-cell table:style-name="ce11" office:value-type="time" office:time-value="PT00H00M51.5S" calcext:value-type="time">
            <text:p>00:00:52</text:p>
          </table:table-cell>
          <table:table-cell office:value-type="float" office:value="269.9" calcext:value-type="float">
            <text:p>269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2.4S" calcext:value-type="time">
            <text:p>00:52</text:p>
          </table:table-cell>
          <table:table-cell office:value-type="float" office:value="234.9" calcext:value-type="float">
            <text:p>234.9</text:p>
          </table:table-cell>
          <table:table-cell table:style-name="ce11" office:value-type="time" office:time-value="PT00H00M52.4S" calcext:value-type="time">
            <text:p>00:00:52</text:p>
          </table:table-cell>
          <table:table-cell office:value-type="float" office:value="270.6" calcext:value-type="float">
            <text:p>270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3.4S" calcext:value-type="time">
            <text:p>00:53</text:p>
          </table:table-cell>
          <table:table-cell office:value-type="float" office:value="238.1" calcext:value-type="float">
            <text:p>238.1</text:p>
          </table:table-cell>
          <table:table-cell table:style-name="ce11" office:value-type="time" office:time-value="PT00H00M53.4S" calcext:value-type="time">
            <text:p>00:00:53</text:p>
          </table:table-cell>
          <table:table-cell office:value-type="float" office:value="271" calcext:value-type="float">
            <text:p>27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4.3S" calcext:value-type="time">
            <text:p>00:54</text:p>
          </table:table-cell>
          <table:table-cell office:value-type="float" office:value="240.2" calcext:value-type="float">
            <text:p>240.2</text:p>
          </table:table-cell>
          <table:table-cell table:style-name="ce11" office:value-type="time" office:time-value="PT00H00M54.3S" calcext:value-type="time">
            <text:p>00:00:54</text:p>
          </table:table-cell>
          <table:table-cell office:value-type="float" office:value="272.3" calcext:value-type="float">
            <text:p>272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5.3S" calcext:value-type="time">
            <text:p>00:55</text:p>
          </table:table-cell>
          <table:table-cell office:value-type="float" office:value="242.3" calcext:value-type="float">
            <text:p>242.3</text:p>
          </table:table-cell>
          <table:table-cell table:style-name="ce11" office:value-type="time" office:time-value="PT00H00M55.3S" calcext:value-type="time">
            <text:p>00:00:55</text:p>
          </table:table-cell>
          <table:table-cell office:value-type="float" office:value="274" calcext:value-type="float">
            <text:p>27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6.2S" calcext:value-type="time">
            <text:p>00:56</text:p>
          </table:table-cell>
          <table:table-cell office:value-type="float" office:value="244.3" calcext:value-type="float">
            <text:p>244.3</text:p>
          </table:table-cell>
          <table:table-cell table:style-name="ce11" office:value-type="time" office:time-value="PT00H00M56.3S" calcext:value-type="time">
            <text:p>00:00:56</text:p>
          </table:table-cell>
          <table:table-cell office:value-type="float" office:value="276.2" calcext:value-type="float">
            <text:p>276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7.2S" calcext:value-type="time">
            <text:p>00:57</text:p>
          </table:table-cell>
          <table:table-cell office:value-type="float" office:value="246.5" calcext:value-type="float">
            <text:p>246.5</text:p>
          </table:table-cell>
          <table:table-cell table:style-name="ce11" office:value-type="time" office:time-value="PT00H00M57.2S" calcext:value-type="time">
            <text:p>00:00:57</text:p>
          </table:table-cell>
          <table:table-cell office:value-type="float" office:value="277.5" calcext:value-type="float">
            <text:p>277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8.2S" calcext:value-type="time">
            <text:p>00:58</text:p>
          </table:table-cell>
          <table:table-cell office:value-type="float" office:value="249" calcext:value-type="float">
            <text:p>249</text:p>
          </table:table-cell>
          <table:table-cell table:style-name="ce11" office:value-type="time" office:time-value="PT00H00M58.2S" calcext:value-type="time">
            <text:p>00:00:58</text:p>
          </table:table-cell>
          <table:table-cell office:value-type="float" office:value="279.1" calcext:value-type="float">
            <text:p>279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0M59.1S" calcext:value-type="time">
            <text:p>00:59</text:p>
          </table:table-cell>
          <table:table-cell office:value-type="float" office:value="250.8" calcext:value-type="float">
            <text:p>250.8</text:p>
          </table:table-cell>
          <table:table-cell table:style-name="ce11" office:value-type="time" office:time-value="PT00H00M59.1S" calcext:value-type="time">
            <text:p>00:00:59</text:p>
          </table:table-cell>
          <table:table-cell office:value-type="float" office:value="279.9" calcext:value-type="float">
            <text:p>279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0.1S" calcext:value-type="time">
            <text:p>01:00</text:p>
          </table:table-cell>
          <table:table-cell office:value-type="float" office:value="253.3" calcext:value-type="float">
            <text:p>253.3</text:p>
          </table:table-cell>
          <table:table-cell table:style-name="ce11" office:value-type="time" office:time-value="PT00H01M00.1S" calcext:value-type="time">
            <text:p>00:01:00</text:p>
          </table:table-cell>
          <table:table-cell office:value-type="float" office:value="281.4" calcext:value-type="float">
            <text:p>281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1S" calcext:value-type="time">
            <text:p>01:01</text:p>
          </table:table-cell>
          <table:table-cell office:value-type="float" office:value="263.4" calcext:value-type="float">
            <text:p>263.4</text:p>
          </table:table-cell>
          <table:table-cell table:style-name="ce11" office:value-type="time" office:time-value="PT00H01M01S" calcext:value-type="time">
            <text:p>00:01:01</text:p>
          </table:table-cell>
          <table:table-cell office:value-type="float" office:value="283.2" calcext:value-type="float">
            <text:p>283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2S" calcext:value-type="time">
            <text:p>01:02</text:p>
          </table:table-cell>
          <table:table-cell office:value-type="float" office:value="265.3" calcext:value-type="float">
            <text:p>265.3</text:p>
          </table:table-cell>
          <table:table-cell table:style-name="ce11" office:value-type="time" office:time-value="PT00H01M02S" calcext:value-type="time">
            <text:p>00:01:02</text:p>
          </table:table-cell>
          <table:table-cell office:value-type="float" office:value="285.3" calcext:value-type="float">
            <text:p>28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2.9S" calcext:value-type="time">
            <text:p>01:03</text:p>
          </table:table-cell>
          <table:table-cell office:value-type="float" office:value="267.6" calcext:value-type="float">
            <text:p>267.6</text:p>
          </table:table-cell>
          <table:table-cell table:style-name="ce11" office:value-type="time" office:time-value="PT00H01M02.9S" calcext:value-type="time">
            <text:p>00:01:03</text:p>
          </table:table-cell>
          <table:table-cell office:value-type="float" office:value="286.6" calcext:value-type="float">
            <text:p>286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3.9S" calcext:value-type="time">
            <text:p>01:04</text:p>
          </table:table-cell>
          <table:table-cell office:value-type="float" office:value="269.7" calcext:value-type="float">
            <text:p>269.7</text:p>
          </table:table-cell>
          <table:table-cell table:style-name="ce11" office:value-type="time" office:time-value="PT00H01M03.9S" calcext:value-type="time">
            <text:p>00:01:04</text:p>
          </table:table-cell>
          <table:table-cell office:value-type="float" office:value="287.5" calcext:value-type="float">
            <text:p>287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4.8S" calcext:value-type="time">
            <text:p>01:05</text:p>
          </table:table-cell>
          <table:table-cell office:value-type="float" office:value="272.2" calcext:value-type="float">
            <text:p>272.2</text:p>
          </table:table-cell>
          <table:table-cell table:style-name="ce11" office:value-type="time" office:time-value="PT00H01M04.8S" calcext:value-type="time">
            <text:p>00:01:05</text:p>
          </table:table-cell>
          <table:table-cell office:value-type="float" office:value="287.2" calcext:value-type="float">
            <text:p>287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5.8S" calcext:value-type="time">
            <text:p>01:06</text:p>
          </table:table-cell>
          <table:table-cell office:value-type="float" office:value="274.5" calcext:value-type="float">
            <text:p>274.5</text:p>
          </table:table-cell>
          <table:table-cell table:style-name="ce11" office:value-type="time" office:time-value="PT00H01M05.8S" calcext:value-type="time">
            <text:p>00:01:06</text:p>
          </table:table-cell>
          <table:table-cell office:value-type="float" office:value="287.3" calcext:value-type="float">
            <text:p>287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6.7S" calcext:value-type="time">
            <text:p>01:07</text:p>
          </table:table-cell>
          <table:table-cell office:value-type="float" office:value="276.7" calcext:value-type="float">
            <text:p>276.7</text:p>
          </table:table-cell>
          <table:table-cell table:style-name="ce11" office:value-type="time" office:time-value="PT00H01M06.8S" calcext:value-type="time">
            <text:p>00:01:07</text:p>
          </table:table-cell>
          <table:table-cell office:value-type="float" office:value="287.7" calcext:value-type="float">
            <text:p>287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7.7S" calcext:value-type="time">
            <text:p>01:08</text:p>
          </table:table-cell>
          <table:table-cell office:value-type="float" office:value="278.6" calcext:value-type="float">
            <text:p>278.6</text:p>
          </table:table-cell>
          <table:table-cell table:style-name="ce11" office:value-type="time" office:time-value="PT00H01M07.7S" calcext:value-type="time">
            <text:p>00:01:08</text:p>
          </table:table-cell>
          <table:table-cell office:value-type="float" office:value="289" calcext:value-type="float">
            <text:p>28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8.6S" calcext:value-type="time">
            <text:p>01:09</text:p>
          </table:table-cell>
          <table:table-cell office:value-type="float" office:value="280.8" calcext:value-type="float">
            <text:p>280.8</text:p>
          </table:table-cell>
          <table:table-cell table:style-name="ce11" office:value-type="time" office:time-value="PT00H01M08.7S" calcext:value-type="time">
            <text:p>00:01:09</text:p>
          </table:table-cell>
          <table:table-cell office:value-type="float" office:value="289.9" calcext:value-type="float">
            <text:p>289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09.6S" calcext:value-type="time">
            <text:p>01:10</text:p>
          </table:table-cell>
          <table:table-cell office:value-type="float" office:value="282.6" calcext:value-type="float">
            <text:p>282.6</text:p>
          </table:table-cell>
          <table:table-cell table:style-name="ce11" office:value-type="time" office:time-value="PT00H01M09.6S" calcext:value-type="time">
            <text:p>00:01:10</text:p>
          </table:table-cell>
          <table:table-cell office:value-type="float" office:value="291.3" calcext:value-type="float">
            <text:p>291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0.5S" calcext:value-type="time">
            <text:p>01:11</text:p>
          </table:table-cell>
          <table:table-cell office:value-type="float" office:value="284.8" calcext:value-type="float">
            <text:p>284.8</text:p>
          </table:table-cell>
          <table:table-cell table:style-name="ce11" office:value-type="time" office:time-value="PT00H01M10.6S" calcext:value-type="time">
            <text:p>00:01:11</text:p>
          </table:table-cell>
          <table:table-cell office:value-type="float" office:value="292.6" calcext:value-type="float">
            <text:p>292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1.5S" calcext:value-type="time">
            <text:p>01:12</text:p>
          </table:table-cell>
          <table:table-cell office:value-type="float" office:value="286.6" calcext:value-type="float">
            <text:p>286.6</text:p>
          </table:table-cell>
          <table:table-cell table:style-name="ce11" office:value-type="time" office:time-value="PT00H01M11.5S" calcext:value-type="time">
            <text:p>00:01:12</text:p>
          </table:table-cell>
          <table:table-cell office:value-type="float" office:value="293.4" calcext:value-type="float">
            <text:p>293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2.4S" calcext:value-type="time">
            <text:p>01:12</text:p>
          </table:table-cell>
          <table:table-cell office:value-type="float" office:value="288.4" calcext:value-type="float">
            <text:p>288.4</text:p>
          </table:table-cell>
          <table:table-cell table:style-name="ce11" office:value-type="time" office:time-value="PT00H01M12.5S" calcext:value-type="time">
            <text:p>00:01:13</text:p>
          </table:table-cell>
          <table:table-cell office:value-type="float" office:value="294.2" calcext:value-type="float">
            <text:p>294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3.4S" calcext:value-type="time">
            <text:p>01:13</text:p>
          </table:table-cell>
          <table:table-cell office:value-type="float" office:value="290.4" calcext:value-type="float">
            <text:p>290.4</text:p>
          </table:table-cell>
          <table:table-cell table:style-name="ce11" office:value-type="time" office:time-value="PT00H01M13.4S" calcext:value-type="time">
            <text:p>00:01:13</text:p>
          </table:table-cell>
          <table:table-cell office:value-type="float" office:value="294.9" calcext:value-type="float">
            <text:p>29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4.3S" calcext:value-type="time">
            <text:p>01:14</text:p>
          </table:table-cell>
          <table:table-cell office:value-type="float" office:value="290.9" calcext:value-type="float">
            <text:p>290.9</text:p>
          </table:table-cell>
          <table:table-cell table:style-name="ce11" office:value-type="time" office:time-value="PT00H01M14.4S" calcext:value-type="time">
            <text:p>00:01:14</text:p>
          </table:table-cell>
          <table:table-cell office:value-type="float" office:value="295.5" calcext:value-type="float">
            <text:p>295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5.3S" calcext:value-type="time">
            <text:p>01:15</text:p>
          </table:table-cell>
          <table:table-cell office:value-type="float" office:value="293" calcext:value-type="float">
            <text:p>293</text:p>
          </table:table-cell>
          <table:table-cell table:style-name="ce11" office:value-type="time" office:time-value="PT00H01M15.3S" calcext:value-type="time">
            <text:p>00:01:15</text:p>
          </table:table-cell>
          <table:table-cell office:value-type="float" office:value="296.8" calcext:value-type="float">
            <text:p>296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6.2S" calcext:value-type="time">
            <text:p>01:16</text:p>
          </table:table-cell>
          <table:table-cell office:value-type="float" office:value="294.8" calcext:value-type="float">
            <text:p>294.8</text:p>
          </table:table-cell>
          <table:table-cell table:style-name="ce11" office:value-type="time" office:time-value="PT00H01M16.3S" calcext:value-type="time">
            <text:p>00:01:16</text:p>
          </table:table-cell>
          <table:table-cell office:value-type="float" office:value="297.4" calcext:value-type="float">
            <text:p>297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7.2S" calcext:value-type="time">
            <text:p>01:17</text:p>
          </table:table-cell>
          <table:table-cell office:value-type="float" office:value="296.2" calcext:value-type="float">
            <text:p>296.2</text:p>
          </table:table-cell>
          <table:table-cell table:style-name="ce11" office:value-type="time" office:time-value="PT00H01M17.2S" calcext:value-type="time">
            <text:p>00:01:17</text:p>
          </table:table-cell>
          <table:table-cell office:value-type="float" office:value="299" calcext:value-type="float">
            <text:p>29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8.1S" calcext:value-type="time">
            <text:p>01:18</text:p>
          </table:table-cell>
          <table:table-cell office:value-type="float" office:value="297.6" calcext:value-type="float">
            <text:p>297.6</text:p>
          </table:table-cell>
          <table:table-cell table:style-name="ce11" office:value-type="time" office:time-value="PT00H01M18.2S" calcext:value-type="time">
            <text:p>00:01:18</text:p>
          </table:table-cell>
          <table:table-cell office:value-type="float" office:value="300.4" calcext:value-type="float">
            <text:p>300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19.1S" calcext:value-type="time">
            <text:p>01:19</text:p>
          </table:table-cell>
          <table:table-cell office:value-type="float" office:value="298.8" calcext:value-type="float">
            <text:p>298.8</text:p>
          </table:table-cell>
          <table:table-cell table:style-name="ce11" office:value-type="time" office:time-value="PT00H01M19.1S" calcext:value-type="time">
            <text:p>00:01:19</text:p>
          </table:table-cell>
          <table:table-cell office:value-type="float" office:value="302.3" calcext:value-type="float">
            <text:p>302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0.1S" calcext:value-type="time">
            <text:p>01:20</text:p>
          </table:table-cell>
          <table:table-cell office:value-type="float" office:value="299.7" calcext:value-type="float">
            <text:p>299.7</text:p>
          </table:table-cell>
          <table:table-cell table:style-name="ce11" office:value-type="time" office:time-value="PT00H01M20.1S" calcext:value-type="time">
            <text:p>00:01:20</text:p>
          </table:table-cell>
          <table:table-cell office:value-type="float" office:value="304.9" calcext:value-type="float">
            <text:p>30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1S" calcext:value-type="time">
            <text:p>01:21</text:p>
          </table:table-cell>
          <table:table-cell office:value-type="float" office:value="301.3" calcext:value-type="float">
            <text:p>301.3</text:p>
          </table:table-cell>
          <table:table-cell table:style-name="ce11" office:value-type="time" office:time-value="PT00H01M21S" calcext:value-type="time">
            <text:p>00:01:21</text:p>
          </table:table-cell>
          <table:table-cell office:value-type="float" office:value="307.3" calcext:value-type="float">
            <text:p>307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2S" calcext:value-type="time">
            <text:p>01:22</text:p>
          </table:table-cell>
          <table:table-cell office:value-type="float" office:value="302.1" calcext:value-type="float">
            <text:p>302.1</text:p>
          </table:table-cell>
          <table:table-cell table:style-name="ce11" office:value-type="time" office:time-value="PT00H01M22S" calcext:value-type="time">
            <text:p>00:01:22</text:p>
          </table:table-cell>
          <table:table-cell office:value-type="float" office:value="308.6" calcext:value-type="float">
            <text:p>308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2.9S" calcext:value-type="time">
            <text:p>01:23</text:p>
          </table:table-cell>
          <table:table-cell office:value-type="float" office:value="303.4" calcext:value-type="float">
            <text:p>303.4</text:p>
          </table:table-cell>
          <table:table-cell table:style-name="ce11" office:value-type="time" office:time-value="PT00H01M22.9S" calcext:value-type="time">
            <text:p>00:01:23</text:p>
          </table:table-cell>
          <table:table-cell office:value-type="float" office:value="309.4" calcext:value-type="float">
            <text:p>309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3.9S" calcext:value-type="time">
            <text:p>01:24</text:p>
          </table:table-cell>
          <table:table-cell office:value-type="float" office:value="305.6" calcext:value-type="float">
            <text:p>305.6</text:p>
          </table:table-cell>
          <table:table-cell table:style-name="ce11" office:value-type="time" office:time-value="PT00H01M23.9S" calcext:value-type="time">
            <text:p>00:01:24</text:p>
          </table:table-cell>
          <table:table-cell office:value-type="float" office:value="309.8" calcext:value-type="float">
            <text:p>309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4.8S" calcext:value-type="time">
            <text:p>01:25</text:p>
          </table:table-cell>
          <table:table-cell office:value-type="float" office:value="306.7" calcext:value-type="float">
            <text:p>306.7</text:p>
          </table:table-cell>
          <table:table-cell table:style-name="ce11" office:value-type="time" office:time-value="PT00H01M24.8S" calcext:value-type="time">
            <text:p>00:01:25</text:p>
          </table:table-cell>
          <table:table-cell office:value-type="float" office:value="310.4" calcext:value-type="float">
            <text:p>310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5.8S" calcext:value-type="time">
            <text:p>01:26</text:p>
          </table:table-cell>
          <table:table-cell office:value-type="float" office:value="308.3" calcext:value-type="float">
            <text:p>308.3</text:p>
          </table:table-cell>
          <table:table-cell table:style-name="ce11" office:value-type="time" office:time-value="PT00H01M25.8S" calcext:value-type="time">
            <text:p>00:01:26</text:p>
          </table:table-cell>
          <table:table-cell office:value-type="float" office:value="311.8" calcext:value-type="float">
            <text:p>311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6.7S" calcext:value-type="time">
            <text:p>01:27</text:p>
          </table:table-cell>
          <table:table-cell office:value-type="float" office:value="309.9" calcext:value-type="float">
            <text:p>309.9</text:p>
          </table:table-cell>
          <table:table-cell table:style-name="ce11" office:value-type="time" office:time-value="PT00H01M26.7S" calcext:value-type="time">
            <text:p>00:01:27</text:p>
          </table:table-cell>
          <table:table-cell office:value-type="float" office:value="313" calcext:value-type="float">
            <text:p>31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7.7S" calcext:value-type="time">
            <text:p>01:28</text:p>
          </table:table-cell>
          <table:table-cell office:value-type="float" office:value="311.5" calcext:value-type="float">
            <text:p>311.5</text:p>
          </table:table-cell>
          <table:table-cell table:style-name="ce11" office:value-type="time" office:time-value="PT00H01M27.7S" calcext:value-type="time">
            <text:p>00:01:28</text:p>
          </table:table-cell>
          <table:table-cell office:value-type="float" office:value="314.4" calcext:value-type="float">
            <text:p>314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8.6S" calcext:value-type="time">
            <text:p>01:29</text:p>
          </table:table-cell>
          <table:table-cell office:value-type="float" office:value="312.8" calcext:value-type="float">
            <text:p>312.8</text:p>
          </table:table-cell>
          <table:table-cell table:style-name="ce11" office:value-type="time" office:time-value="PT00H01M28.6S" calcext:value-type="time">
            <text:p>00:01:29</text:p>
          </table:table-cell>
          <table:table-cell office:value-type="float" office:value="315.7" calcext:value-type="float">
            <text:p>315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29.6S" calcext:value-type="time">
            <text:p>01:30</text:p>
          </table:table-cell>
          <table:table-cell office:value-type="float" office:value="314.1" calcext:value-type="float">
            <text:p>314.1</text:p>
          </table:table-cell>
          <table:table-cell table:style-name="ce11" office:value-type="time" office:time-value="PT00H01M29.6S" calcext:value-type="time">
            <text:p>00:01:30</text:p>
          </table:table-cell>
          <table:table-cell office:value-type="float" office:value="316.8" calcext:value-type="float">
            <text:p>316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0.5S" calcext:value-type="time">
            <text:p>01:31</text:p>
          </table:table-cell>
          <table:table-cell office:value-type="float" office:value="315.3" calcext:value-type="float">
            <text:p>315.3</text:p>
          </table:table-cell>
          <table:table-cell table:style-name="ce11" office:value-type="time" office:time-value="PT00H01M30.5S" calcext:value-type="time">
            <text:p>00:01:31</text:p>
          </table:table-cell>
          <table:table-cell office:value-type="float" office:value="317.8" calcext:value-type="float">
            <text:p>317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1.5S" calcext:value-type="time">
            <text:p>01:32</text:p>
          </table:table-cell>
          <table:table-cell office:value-type="float" office:value="317" calcext:value-type="float">
            <text:p>317</text:p>
          </table:table-cell>
          <table:table-cell table:style-name="ce11" office:value-type="time" office:time-value="PT00H01M31.5S" calcext:value-type="time">
            <text:p>00:01:32</text:p>
          </table:table-cell>
          <table:table-cell office:value-type="float" office:value="318.2" calcext:value-type="float">
            <text:p>318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2.5S" calcext:value-type="time">
            <text:p>01:33</text:p>
          </table:table-cell>
          <table:table-cell office:value-type="float" office:value="318.3" calcext:value-type="float">
            <text:p>318.3</text:p>
          </table:table-cell>
          <table:table-cell table:style-name="ce11" office:value-type="time" office:time-value="PT00H01M32.4S" calcext:value-type="time">
            <text:p>00:01:32</text:p>
          </table:table-cell>
          <table:table-cell office:value-type="float" office:value="318.7" calcext:value-type="float">
            <text:p>318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3.4S" calcext:value-type="time">
            <text:p>01:33</text:p>
          </table:table-cell>
          <table:table-cell office:value-type="float" office:value="319.6" calcext:value-type="float">
            <text:p>319.6</text:p>
          </table:table-cell>
          <table:table-cell table:style-name="ce11" office:value-type="time" office:time-value="PT00H01M33.4S" calcext:value-type="time">
            <text:p>00:01:33</text:p>
          </table:table-cell>
          <table:table-cell office:value-type="float" office:value="319.2" calcext:value-type="float">
            <text:p>319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4.4S" calcext:value-type="time">
            <text:p>01:34</text:p>
          </table:table-cell>
          <table:table-cell office:value-type="float" office:value="321.4" calcext:value-type="float">
            <text:p>321.4</text:p>
          </table:table-cell>
          <table:table-cell table:style-name="ce11" office:value-type="time" office:time-value="PT00H01M34.3S" calcext:value-type="time">
            <text:p>00:01:34</text:p>
          </table:table-cell>
          <table:table-cell office:value-type="float" office:value="319.4" calcext:value-type="float">
            <text:p>319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5.3S" calcext:value-type="time">
            <text:p>01:35</text:p>
          </table:table-cell>
          <table:table-cell office:value-type="float" office:value="322.6" calcext:value-type="float">
            <text:p>322.6</text:p>
          </table:table-cell>
          <table:table-cell table:style-name="ce11" office:value-type="time" office:time-value="PT00H01M35.3S" calcext:value-type="time">
            <text:p>00:01:35</text:p>
          </table:table-cell>
          <table:table-cell office:value-type="float" office:value="319.8" calcext:value-type="float">
            <text:p>319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6.3S" calcext:value-type="time">
            <text:p>01:36</text:p>
          </table:table-cell>
          <table:table-cell office:value-type="float" office:value="325.4" calcext:value-type="float">
            <text:p>325.4</text:p>
          </table:table-cell>
          <table:table-cell table:style-name="ce11" office:value-type="time" office:time-value="PT00H01M36.3S" calcext:value-type="time">
            <text:p>00:01:36</text:p>
          </table:table-cell>
          <table:table-cell office:value-type="float" office:value="320.4" calcext:value-type="float">
            <text:p>320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7.2S" calcext:value-type="time">
            <text:p>01:37</text:p>
          </table:table-cell>
          <table:table-cell office:value-type="float" office:value="327.5" calcext:value-type="float">
            <text:p>327.5</text:p>
          </table:table-cell>
          <table:table-cell table:style-name="ce11" office:value-type="time" office:time-value="PT00H01M37.2S" calcext:value-type="time">
            <text:p>00:01:37</text:p>
          </table:table-cell>
          <table:table-cell office:value-type="float" office:value="321.1" calcext:value-type="float">
            <text:p>32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8.2S" calcext:value-type="time">
            <text:p>01:38</text:p>
          </table:table-cell>
          <table:table-cell office:value-type="float" office:value="330.3" calcext:value-type="float">
            <text:p>330.3</text:p>
          </table:table-cell>
          <table:table-cell table:style-name="ce11" office:value-type="time" office:time-value="PT00H01M38.2S" calcext:value-type="time">
            <text:p>00:01:38</text:p>
          </table:table-cell>
          <table:table-cell office:value-type="float" office:value="323" calcext:value-type="float">
            <text:p>32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39.1S" calcext:value-type="time">
            <text:p>01:39</text:p>
          </table:table-cell>
          <table:table-cell office:value-type="float" office:value="332.2" calcext:value-type="float">
            <text:p>332.2</text:p>
          </table:table-cell>
          <table:table-cell table:style-name="ce11" office:value-type="time" office:time-value="PT00H01M39.1S" calcext:value-type="time">
            <text:p>00:01:39</text:p>
          </table:table-cell>
          <table:table-cell office:value-type="float" office:value="323.7" calcext:value-type="float">
            <text:p>323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0.1S" calcext:value-type="time">
            <text:p>01:40</text:p>
          </table:table-cell>
          <table:table-cell office:value-type="float" office:value="334.1" calcext:value-type="float">
            <text:p>334.1</text:p>
          </table:table-cell>
          <table:table-cell table:style-name="ce11" office:value-type="time" office:time-value="PT00H01M40.1S" calcext:value-type="time">
            <text:p>00:01:40</text:p>
          </table:table-cell>
          <table:table-cell office:value-type="float" office:value="324.3" calcext:value-type="float">
            <text:p>32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1S" calcext:value-type="time">
            <text:p>01:41</text:p>
          </table:table-cell>
          <table:table-cell office:value-type="float" office:value="336.7" calcext:value-type="float">
            <text:p>336.7</text:p>
          </table:table-cell>
          <table:table-cell table:style-name="ce11" office:value-type="time" office:time-value="PT00H01M41S" calcext:value-type="time">
            <text:p>00:01:41</text:p>
          </table:table-cell>
          <table:table-cell office:value-type="float" office:value="325" calcext:value-type="float">
            <text:p>32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2S" calcext:value-type="time">
            <text:p>01:42</text:p>
          </table:table-cell>
          <table:table-cell office:value-type="float" office:value="339.1" calcext:value-type="float">
            <text:p>339.1</text:p>
          </table:table-cell>
          <table:table-cell table:style-name="ce11" office:value-type="time" office:time-value="PT00H01M42S" calcext:value-type="time">
            <text:p>00:01:42</text:p>
          </table:table-cell>
          <table:table-cell office:value-type="float" office:value="325.5" calcext:value-type="float">
            <text:p>325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2.9S" calcext:value-type="time">
            <text:p>01:43</text:p>
          </table:table-cell>
          <table:table-cell office:value-type="float" office:value="341.6" calcext:value-type="float">
            <text:p>341.6</text:p>
          </table:table-cell>
          <table:table-cell table:style-name="ce11" office:value-type="time" office:time-value="PT00H01M42.9S" calcext:value-type="time">
            <text:p>00:01:43</text:p>
          </table:table-cell>
          <table:table-cell office:value-type="float" office:value="326.2" calcext:value-type="float">
            <text:p>326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3.9S" calcext:value-type="time">
            <text:p>01:44</text:p>
          </table:table-cell>
          <table:table-cell office:value-type="float" office:value="343.6" calcext:value-type="float">
            <text:p>343.6</text:p>
          </table:table-cell>
          <table:table-cell table:style-name="ce11" office:value-type="time" office:time-value="PT00H01M43.9S" calcext:value-type="time">
            <text:p>00:01:44</text:p>
          </table:table-cell>
          <table:table-cell office:value-type="float" office:value="326.4" calcext:value-type="float">
            <text:p>326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4.9S" calcext:value-type="time">
            <text:p>01:45</text:p>
          </table:table-cell>
          <table:table-cell office:value-type="float" office:value="346.1" calcext:value-type="float">
            <text:p>346.1</text:p>
          </table:table-cell>
          <table:table-cell table:style-name="ce11" office:value-type="time" office:time-value="PT00H01M44.8S" calcext:value-type="time">
            <text:p>00:01:45</text:p>
          </table:table-cell>
          <table:table-cell office:value-type="float" office:value="327.2" calcext:value-type="float">
            <text:p>327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5.8S" calcext:value-type="time">
            <text:p>01:46</text:p>
          </table:table-cell>
          <table:table-cell office:value-type="float" office:value="346.8" calcext:value-type="float">
            <text:p>346.8</text:p>
          </table:table-cell>
          <table:table-cell table:style-name="ce11" office:value-type="time" office:time-value="PT00H01M45.8S" calcext:value-type="time">
            <text:p>00:01:46</text:p>
          </table:table-cell>
          <table:table-cell office:value-type="float" office:value="327.8" calcext:value-type="float">
            <text:p>327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6.8S" calcext:value-type="time">
            <text:p>01:47</text:p>
          </table:table-cell>
          <table:table-cell office:value-type="float" office:value="348.4" calcext:value-type="float">
            <text:p>348.4</text:p>
          </table:table-cell>
          <table:table-cell table:style-name="ce11" office:value-type="time" office:time-value="PT00H01M46.7S" calcext:value-type="time">
            <text:p>00:01:47</text:p>
          </table:table-cell>
          <table:table-cell office:value-type="float" office:value="328.8" calcext:value-type="float">
            <text:p>328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7.7S" calcext:value-type="time">
            <text:p>01:48</text:p>
          </table:table-cell>
          <table:table-cell office:value-type="float" office:value="348.5" calcext:value-type="float">
            <text:p>348.5</text:p>
          </table:table-cell>
          <table:table-cell table:style-name="ce11" office:value-type="time" office:time-value="PT00H01M47.7S" calcext:value-type="time">
            <text:p>00:01:48</text:p>
          </table:table-cell>
          <table:table-cell office:value-type="float" office:value="329.9" calcext:value-type="float">
            <text:p>329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8.7S" calcext:value-type="time">
            <text:p>01:49</text:p>
          </table:table-cell>
          <table:table-cell office:value-type="float" office:value="349" calcext:value-type="float">
            <text:p>349</text:p>
          </table:table-cell>
          <table:table-cell table:style-name="ce11" office:value-type="time" office:time-value="PT00H01M48.6S" calcext:value-type="time">
            <text:p>00:01:49</text:p>
          </table:table-cell>
          <table:table-cell office:value-type="float" office:value="331.2" calcext:value-type="float">
            <text:p>331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49.6S" calcext:value-type="time">
            <text:p>01:50</text:p>
          </table:table-cell>
          <table:table-cell office:value-type="float" office:value="350.1" calcext:value-type="float">
            <text:p>350.1</text:p>
          </table:table-cell>
          <table:table-cell table:style-name="ce11" office:value-type="time" office:time-value="PT00H01M49.6S" calcext:value-type="time">
            <text:p>00:01:50</text:p>
          </table:table-cell>
          <table:table-cell office:value-type="float" office:value="332.1" calcext:value-type="float">
            <text:p>332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0.6S" calcext:value-type="time">
            <text:p>01:51</text:p>
          </table:table-cell>
          <table:table-cell office:value-type="float" office:value="350.7" calcext:value-type="float">
            <text:p>350.7</text:p>
          </table:table-cell>
          <table:table-cell table:style-name="ce11" office:value-type="time" office:time-value="PT00H01M50.5S" calcext:value-type="time">
            <text:p>00:01:51</text:p>
          </table:table-cell>
          <table:table-cell office:value-type="float" office:value="333.5" calcext:value-type="float">
            <text:p>333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1.5S" calcext:value-type="time">
            <text:p>01:52</text:p>
          </table:table-cell>
          <table:table-cell office:value-type="float" office:value="351.6" calcext:value-type="float">
            <text:p>351.6</text:p>
          </table:table-cell>
          <table:table-cell table:style-name="ce11" office:value-type="time" office:time-value="PT00H01M51.5S" calcext:value-type="time">
            <text:p>00:01:52</text:p>
          </table:table-cell>
          <table:table-cell office:value-type="float" office:value="334.7" calcext:value-type="float">
            <text:p>334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2.5S" calcext:value-type="time">
            <text:p>01:53</text:p>
          </table:table-cell>
          <table:table-cell office:value-type="float" office:value="352.3" calcext:value-type="float">
            <text:p>352.3</text:p>
          </table:table-cell>
          <table:table-cell table:style-name="ce11" office:value-type="time" office:time-value="PT00H01M52.4S" calcext:value-type="time">
            <text:p>00:01:52</text:p>
          </table:table-cell>
          <table:table-cell office:value-type="float" office:value="335.1" calcext:value-type="float">
            <text:p>335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3.4S" calcext:value-type="time">
            <text:p>01:53</text:p>
          </table:table-cell>
          <table:table-cell office:value-type="float" office:value="353.1" calcext:value-type="float">
            <text:p>353.1</text:p>
          </table:table-cell>
          <table:table-cell table:style-name="ce11" office:value-type="time" office:time-value="PT00H01M53.4S" calcext:value-type="time">
            <text:p>00:01:53</text:p>
          </table:table-cell>
          <table:table-cell office:value-type="float" office:value="336.1" calcext:value-type="float">
            <text:p>336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4.4S" calcext:value-type="time">
            <text:p>01:54</text:p>
          </table:table-cell>
          <table:table-cell office:value-type="float" office:value="345.6" calcext:value-type="float">
            <text:p>345.6</text:p>
          </table:table-cell>
          <table:table-cell table:style-name="ce11" office:value-type="time" office:time-value="PT00H01M54.3S" calcext:value-type="time">
            <text:p>00:01:54</text:p>
          </table:table-cell>
          <table:table-cell office:value-type="float" office:value="337" calcext:value-type="float">
            <text:p>33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5.3S" calcext:value-type="time">
            <text:p>01:55</text:p>
          </table:table-cell>
          <table:table-cell office:value-type="float" office:value="346" calcext:value-type="float">
            <text:p>346</text:p>
          </table:table-cell>
          <table:table-cell table:style-name="ce11" office:value-type="time" office:time-value="PT00H01M55.3S" calcext:value-type="time">
            <text:p>00:01:55</text:p>
          </table:table-cell>
          <table:table-cell office:value-type="float" office:value="337.9" calcext:value-type="float">
            <text:p>337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6.3S" calcext:value-type="time">
            <text:p>01:56</text:p>
          </table:table-cell>
          <table:table-cell office:value-type="float" office:value="346.5" calcext:value-type="float">
            <text:p>346.5</text:p>
          </table:table-cell>
          <table:table-cell table:style-name="ce11" office:value-type="time" office:time-value="PT00H01M56.3S" calcext:value-type="time">
            <text:p>00:01:56</text:p>
          </table:table-cell>
          <table:table-cell office:value-type="float" office:value="338.8" calcext:value-type="float">
            <text:p>338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7.2S" calcext:value-type="time">
            <text:p>01:57</text:p>
          </table:table-cell>
          <table:table-cell office:value-type="float" office:value="347.3" calcext:value-type="float">
            <text:p>347.3</text:p>
          </table:table-cell>
          <table:table-cell table:style-name="ce11" office:value-type="time" office:time-value="PT00H01M57.3S" calcext:value-type="time">
            <text:p>00:01:57</text:p>
          </table:table-cell>
          <table:table-cell office:value-type="float" office:value="339.2" calcext:value-type="float">
            <text:p>339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8.2S" calcext:value-type="time">
            <text:p>01:58</text:p>
          </table:table-cell>
          <table:table-cell office:value-type="float" office:value="348.6" calcext:value-type="float">
            <text:p>348.6</text:p>
          </table:table-cell>
          <table:table-cell table:style-name="ce11" office:value-type="time" office:time-value="PT00H01M58.2S" calcext:value-type="time">
            <text:p>00:01:58</text:p>
          </table:table-cell>
          <table:table-cell office:value-type="float" office:value="340" calcext:value-type="float">
            <text:p>340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1M59.1S" calcext:value-type="time">
            <text:p>01:59</text:p>
          </table:table-cell>
          <table:table-cell office:value-type="float" office:value="349.4" calcext:value-type="float">
            <text:p>349.4</text:p>
          </table:table-cell>
          <table:table-cell table:style-name="ce11" office:value-type="time" office:time-value="PT00H01M59.2S" calcext:value-type="time">
            <text:p>00:01:59</text:p>
          </table:table-cell>
          <table:table-cell office:value-type="float" office:value="340.4" calcext:value-type="float">
            <text:p>340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0.1S" calcext:value-type="time">
            <text:p>02:00</text:p>
          </table:table-cell>
          <table:table-cell office:value-type="float" office:value="349" calcext:value-type="float">
            <text:p>349</text:p>
          </table:table-cell>
          <table:table-cell table:style-name="ce11" office:value-type="time" office:time-value="PT00H02M00.1S" calcext:value-type="time">
            <text:p>00:02:00</text:p>
          </table:table-cell>
          <table:table-cell office:value-type="float" office:value="341.1" calcext:value-type="float">
            <text:p>34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1S" calcext:value-type="time">
            <text:p>02:01</text:p>
          </table:table-cell>
          <table:table-cell office:value-type="float" office:value="348.8" calcext:value-type="float">
            <text:p>348.8</text:p>
          </table:table-cell>
          <table:table-cell table:style-name="ce11" office:value-type="time" office:time-value="PT00H02M01.1S" calcext:value-type="time">
            <text:p>00:02:01</text:p>
          </table:table-cell>
          <table:table-cell office:value-type="float" office:value="342" calcext:value-type="float">
            <text:p>34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2S" calcext:value-type="time">
            <text:p>02:02</text:p>
          </table:table-cell>
          <table:table-cell office:value-type="float" office:value="350.1" calcext:value-type="float">
            <text:p>350.1</text:p>
          </table:table-cell>
          <table:table-cell table:style-name="ce11" office:value-type="time" office:time-value="PT00H02M02S" calcext:value-type="time">
            <text:p>00:02:02</text:p>
          </table:table-cell>
          <table:table-cell office:value-type="float" office:value="342.6" calcext:value-type="float">
            <text:p>342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2.9S" calcext:value-type="time">
            <text:p>02:03</text:p>
          </table:table-cell>
          <table:table-cell office:value-type="float" office:value="345.7" calcext:value-type="float">
            <text:p>345.7</text:p>
          </table:table-cell>
          <table:table-cell table:style-name="ce11" office:value-type="time" office:time-value="PT00H02M03S" calcext:value-type="time">
            <text:p>00:02:03</text:p>
          </table:table-cell>
          <table:table-cell office:value-type="float" office:value="343.1" calcext:value-type="float">
            <text:p>343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3.9S" calcext:value-type="time">
            <text:p>02:04</text:p>
          </table:table-cell>
          <table:table-cell office:value-type="float" office:value="354.5" calcext:value-type="float">
            <text:p>354.5</text:p>
          </table:table-cell>
          <table:table-cell table:style-name="ce11" office:value-type="time" office:time-value="PT00H02M03.9S" calcext:value-type="time">
            <text:p>00:02:04</text:p>
          </table:table-cell>
          <table:table-cell office:value-type="float" office:value="343.8" calcext:value-type="float">
            <text:p>343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4.8S" calcext:value-type="time">
            <text:p>02:05</text:p>
          </table:table-cell>
          <table:table-cell office:value-type="float" office:value="355.8" calcext:value-type="float">
            <text:p>355.8</text:p>
          </table:table-cell>
          <table:table-cell table:style-name="ce11" office:value-type="time" office:time-value="PT00H02M04.9S" calcext:value-type="time">
            <text:p>00:02:05</text:p>
          </table:table-cell>
          <table:table-cell office:value-type="float" office:value="344.5" calcext:value-type="float">
            <text:p>344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5.8S" calcext:value-type="time">
            <text:p>02:06</text:p>
          </table:table-cell>
          <table:table-cell office:value-type="float" office:value="356.2" calcext:value-type="float">
            <text:p>356.2</text:p>
          </table:table-cell>
          <table:table-cell table:style-name="ce11" office:value-type="time" office:time-value="PT00H02M05.8S" calcext:value-type="time">
            <text:p>00:02:06</text:p>
          </table:table-cell>
          <table:table-cell office:value-type="float" office:value="345.1" calcext:value-type="float">
            <text:p>345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6.7S" calcext:value-type="time">
            <text:p>02:07</text:p>
          </table:table-cell>
          <table:table-cell office:value-type="float" office:value="357.3" calcext:value-type="float">
            <text:p>357.3</text:p>
          </table:table-cell>
          <table:table-cell table:style-name="ce11" office:value-type="time" office:time-value="PT00H02M06.8S" calcext:value-type="time">
            <text:p>00:02:07</text:p>
          </table:table-cell>
          <table:table-cell office:value-type="float" office:value="345.3" calcext:value-type="float">
            <text:p>34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7.7S" calcext:value-type="time">
            <text:p>02:08</text:p>
          </table:table-cell>
          <table:table-cell office:value-type="float" office:value="358.5" calcext:value-type="float">
            <text:p>358.5</text:p>
          </table:table-cell>
          <table:table-cell table:style-name="ce11" office:value-type="time" office:time-value="PT00H02M07.7S" calcext:value-type="time">
            <text:p>00:02:08</text:p>
          </table:table-cell>
          <table:table-cell office:value-type="float" office:value="345.9" calcext:value-type="float">
            <text:p>345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8.6S" calcext:value-type="time">
            <text:p>02:09</text:p>
          </table:table-cell>
          <table:table-cell office:value-type="float" office:value="358.7" calcext:value-type="float">
            <text:p>358.7</text:p>
          </table:table-cell>
          <table:table-cell table:style-name="ce11" office:value-type="time" office:time-value="PT00H02M08.7S" calcext:value-type="time">
            <text:p>00:02:09</text:p>
          </table:table-cell>
          <table:table-cell office:value-type="float" office:value="346.2" calcext:value-type="float">
            <text:p>346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09.6S" calcext:value-type="time">
            <text:p>02:10</text:p>
          </table:table-cell>
          <table:table-cell office:value-type="float" office:value="360.5" calcext:value-type="float">
            <text:p>360.5</text:p>
          </table:table-cell>
          <table:table-cell table:style-name="ce11" office:value-type="time" office:time-value="PT00H02M09.6S" calcext:value-type="time">
            <text:p>00:02:10</text:p>
          </table:table-cell>
          <table:table-cell office:value-type="float" office:value="346.5" calcext:value-type="float">
            <text:p>346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0.6S" calcext:value-type="time">
            <text:p>02:11</text:p>
          </table:table-cell>
          <table:table-cell office:value-type="float" office:value="362.2" calcext:value-type="float">
            <text:p>362.2</text:p>
          </table:table-cell>
          <table:table-cell table:style-name="ce11" office:value-type="time" office:time-value="PT00H02M10.6S" calcext:value-type="time">
            <text:p>00:02:11</text:p>
          </table:table-cell>
          <table:table-cell office:value-type="float" office:value="346.8" calcext:value-type="float">
            <text:p>346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1.5S" calcext:value-type="time">
            <text:p>02:12</text:p>
          </table:table-cell>
          <table:table-cell office:value-type="float" office:value="362.2" calcext:value-type="float">
            <text:p>362.2</text:p>
          </table:table-cell>
          <table:table-cell table:style-name="ce11" office:value-type="time" office:time-value="PT00H02M11.5S" calcext:value-type="time">
            <text:p>00:02:12</text:p>
          </table:table-cell>
          <table:table-cell office:value-type="float" office:value="348.3" calcext:value-type="float">
            <text:p>348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2.5S" calcext:value-type="time">
            <text:p>02:13</text:p>
          </table:table-cell>
          <table:table-cell office:value-type="float" office:value="367.6" calcext:value-type="float">
            <text:p>367.6</text:p>
          </table:table-cell>
          <table:table-cell table:style-name="ce11" office:value-type="time" office:time-value="PT00H02M12.5S" calcext:value-type="time">
            <text:p>00:02:13</text:p>
          </table:table-cell>
          <table:table-cell office:value-type="float" office:value="349.4" calcext:value-type="float">
            <text:p>349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3.4S" calcext:value-type="time">
            <text:p>02:13</text:p>
          </table:table-cell>
          <table:table-cell office:value-type="float" office:value="367.7" calcext:value-type="float">
            <text:p>367.7</text:p>
          </table:table-cell>
          <table:table-cell table:style-name="ce11" office:value-type="time" office:time-value="PT00H02M13.4S" calcext:value-type="time">
            <text:p>00:02:13</text:p>
          </table:table-cell>
          <table:table-cell office:value-type="float" office:value="350.8" calcext:value-type="float">
            <text:p>350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4.4S" calcext:value-type="time">
            <text:p>02:14</text:p>
          </table:table-cell>
          <table:table-cell office:value-type="float" office:value="367.4" calcext:value-type="float">
            <text:p>367.4</text:p>
          </table:table-cell>
          <table:table-cell table:style-name="ce11" office:value-type="time" office:time-value="PT00H02M14.4S" calcext:value-type="time">
            <text:p>00:02:14</text:p>
          </table:table-cell>
          <table:table-cell office:value-type="float" office:value="352" calcext:value-type="float">
            <text:p>35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5.3S" calcext:value-type="time">
            <text:p>02:15</text:p>
          </table:table-cell>
          <table:table-cell office:value-type="float" office:value="367.9" calcext:value-type="float">
            <text:p>367.9</text:p>
          </table:table-cell>
          <table:table-cell table:style-name="ce11" office:value-type="time" office:time-value="PT00H02M15.3S" calcext:value-type="time">
            <text:p>00:02:15</text:p>
          </table:table-cell>
          <table:table-cell office:value-type="float" office:value="352.8" calcext:value-type="float">
            <text:p>352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6.3S" calcext:value-type="time">
            <text:p>02:16</text:p>
          </table:table-cell>
          <table:table-cell office:value-type="float" office:value="368.3" calcext:value-type="float">
            <text:p>368.3</text:p>
          </table:table-cell>
          <table:table-cell table:style-name="ce11" office:value-type="time" office:time-value="PT00H02M16.3S" calcext:value-type="time">
            <text:p>00:02:16</text:p>
          </table:table-cell>
          <table:table-cell office:value-type="float" office:value="353.9" calcext:value-type="float">
            <text:p>353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7.2S" calcext:value-type="time">
            <text:p>02:17</text:p>
          </table:table-cell>
          <table:table-cell office:value-type="float" office:value="368.7" calcext:value-type="float">
            <text:p>368.7</text:p>
          </table:table-cell>
          <table:table-cell table:style-name="ce11" office:value-type="time" office:time-value="PT00H02M17.2S" calcext:value-type="time">
            <text:p>00:02:17</text:p>
          </table:table-cell>
          <table:table-cell office:value-type="float" office:value="354.9" calcext:value-type="float">
            <text:p>35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8.2S" calcext:value-type="time">
            <text:p>02:18</text:p>
          </table:table-cell>
          <table:table-cell office:value-type="float" office:value="369.8" calcext:value-type="float">
            <text:p>369.8</text:p>
          </table:table-cell>
          <table:table-cell table:style-name="ce11" office:value-type="time" office:time-value="PT00H02M18.2S" calcext:value-type="time">
            <text:p>00:02:18</text:p>
          </table:table-cell>
          <table:table-cell office:value-type="float" office:value="356.4" calcext:value-type="float">
            <text:p>356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19.2S" calcext:value-type="time">
            <text:p>02:19</text:p>
          </table:table-cell>
          <table:table-cell office:value-type="float" office:value="370.8" calcext:value-type="float">
            <text:p>370.8</text:p>
          </table:table-cell>
          <table:table-cell table:style-name="ce11" office:value-type="time" office:time-value="PT00H02M19.2S" calcext:value-type="time">
            <text:p>00:02:19</text:p>
          </table:table-cell>
          <table:table-cell office:value-type="float" office:value="357.1" calcext:value-type="float">
            <text:p>357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0.1S" calcext:value-type="time">
            <text:p>02:20</text:p>
          </table:table-cell>
          <table:table-cell office:value-type="float" office:value="371.1" calcext:value-type="float">
            <text:p>371.1</text:p>
          </table:table-cell>
          <table:table-cell table:style-name="ce11" office:value-type="time" office:time-value="PT00H02M20.1S" calcext:value-type="time">
            <text:p>00:02:20</text:p>
          </table:table-cell>
          <table:table-cell office:value-type="float" office:value="358.1" calcext:value-type="float">
            <text:p>358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1.1S" calcext:value-type="time">
            <text:p>02:21</text:p>
          </table:table-cell>
          <table:table-cell office:value-type="float" office:value="372.1" calcext:value-type="float">
            <text:p>372.1</text:p>
          </table:table-cell>
          <table:table-cell table:style-name="ce11" office:value-type="time" office:time-value="PT00H02M21.1S" calcext:value-type="time">
            <text:p>00:02:21</text:p>
          </table:table-cell>
          <table:table-cell office:value-type="float" office:value="359.3" calcext:value-type="float">
            <text:p>359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2S" calcext:value-type="time">
            <text:p>02:22</text:p>
          </table:table-cell>
          <table:table-cell office:value-type="float" office:value="372.9" calcext:value-type="float">
            <text:p>372.9</text:p>
          </table:table-cell>
          <table:table-cell table:style-name="ce11" office:value-type="time" office:time-value="PT00H02M22S" calcext:value-type="time">
            <text:p>00:02:22</text:p>
          </table:table-cell>
          <table:table-cell office:value-type="float" office:value="360.3" calcext:value-type="float">
            <text:p>360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3S" calcext:value-type="time">
            <text:p>02:23</text:p>
          </table:table-cell>
          <table:table-cell office:value-type="float" office:value="373.9" calcext:value-type="float">
            <text:p>373.9</text:p>
          </table:table-cell>
          <table:table-cell table:style-name="ce11" office:value-type="time" office:time-value="PT00H02M23S" calcext:value-type="time">
            <text:p>00:02:23</text:p>
          </table:table-cell>
          <table:table-cell office:value-type="float" office:value="361.9" calcext:value-type="float">
            <text:p>361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3.9S" calcext:value-type="time">
            <text:p>02:24</text:p>
          </table:table-cell>
          <table:table-cell office:value-type="float" office:value="375.8" calcext:value-type="float">
            <text:p>375.8</text:p>
          </table:table-cell>
          <table:table-cell table:style-name="ce11" office:value-type="time" office:time-value="PT00H02M23.9S" calcext:value-type="time">
            <text:p>00:02:24</text:p>
          </table:table-cell>
          <table:table-cell office:value-type="float" office:value="363.1" calcext:value-type="float">
            <text:p>363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4.9S" calcext:value-type="time">
            <text:p>02:25</text:p>
          </table:table-cell>
          <table:table-cell office:value-type="float" office:value="376.7" calcext:value-type="float">
            <text:p>376.7</text:p>
          </table:table-cell>
          <table:table-cell table:style-name="ce11" office:value-type="time" office:time-value="PT00H02M24.9S" calcext:value-type="time">
            <text:p>00:02:25</text:p>
          </table:table-cell>
          <table:table-cell office:value-type="float" office:value="364" calcext:value-type="float">
            <text:p>36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5.8S" calcext:value-type="time">
            <text:p>02:26</text:p>
          </table:table-cell>
          <table:table-cell office:value-type="float" office:value="378.3" calcext:value-type="float">
            <text:p>378.3</text:p>
          </table:table-cell>
          <table:table-cell table:style-name="ce11" office:value-type="time" office:time-value="PT00H02M25.8S" calcext:value-type="time">
            <text:p>00:02:26</text:p>
          </table:table-cell>
          <table:table-cell office:value-type="float" office:value="364.3" calcext:value-type="float">
            <text:p>36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6.8S" calcext:value-type="time">
            <text:p>02:27</text:p>
          </table:table-cell>
          <table:table-cell office:value-type="float" office:value="379.8" calcext:value-type="float">
            <text:p>379.8</text:p>
          </table:table-cell>
          <table:table-cell table:style-name="ce11" office:value-type="time" office:time-value="PT00H02M26.8S" calcext:value-type="time">
            <text:p>00:02:27</text:p>
          </table:table-cell>
          <table:table-cell office:value-type="float" office:value="365" calcext:value-type="float">
            <text:p>36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7.7S" calcext:value-type="time">
            <text:p>02:28</text:p>
          </table:table-cell>
          <table:table-cell office:value-type="float" office:value="381.5" calcext:value-type="float">
            <text:p>381.5</text:p>
          </table:table-cell>
          <table:table-cell table:style-name="ce11" office:value-type="time" office:time-value="PT00H02M27.7S" calcext:value-type="time">
            <text:p>00:02:28</text:p>
          </table:table-cell>
          <table:table-cell office:value-type="float" office:value="366" calcext:value-type="float">
            <text:p>36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8.7S" calcext:value-type="time">
            <text:p>02:29</text:p>
          </table:table-cell>
          <table:table-cell office:value-type="float" office:value="382.6" calcext:value-type="float">
            <text:p>382.6</text:p>
          </table:table-cell>
          <table:table-cell table:style-name="ce11" office:value-type="time" office:time-value="PT00H02M28.7S" calcext:value-type="time">
            <text:p>00:02:29</text:p>
          </table:table-cell>
          <table:table-cell office:value-type="float" office:value="366.6" calcext:value-type="float">
            <text:p>366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29.6S" calcext:value-type="time">
            <text:p>02:30</text:p>
          </table:table-cell>
          <table:table-cell office:value-type="float" office:value="384.8" calcext:value-type="float">
            <text:p>384.8</text:p>
          </table:table-cell>
          <table:table-cell table:style-name="ce11" office:value-type="time" office:time-value="PT00H02M29.6S" calcext:value-type="time">
            <text:p>00:02:30</text:p>
          </table:table-cell>
          <table:table-cell office:value-type="float" office:value="367.3" calcext:value-type="float">
            <text:p>367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0.6S" calcext:value-type="time">
            <text:p>02:31</text:p>
          </table:table-cell>
          <table:table-cell office:value-type="float" office:value="385.9" calcext:value-type="float">
            <text:p>385.9</text:p>
          </table:table-cell>
          <table:table-cell table:style-name="ce11" office:value-type="time" office:time-value="PT00H02M30.6S" calcext:value-type="time">
            <text:p>00:02:31</text:p>
          </table:table-cell>
          <table:table-cell office:value-type="float" office:value="368.1" calcext:value-type="float">
            <text:p>368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1.5S" calcext:value-type="time">
            <text:p>02:32</text:p>
          </table:table-cell>
          <table:table-cell office:value-type="float" office:value="386.6" calcext:value-type="float">
            <text:p>386.6</text:p>
          </table:table-cell>
          <table:table-cell table:style-name="ce11" office:value-type="time" office:time-value="PT00H02M31.5S" calcext:value-type="time">
            <text:p>00:02:32</text:p>
          </table:table-cell>
          <table:table-cell office:value-type="float" office:value="368.8" calcext:value-type="float">
            <text:p>368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2.5S" calcext:value-type="time">
            <text:p>02:33</text:p>
          </table:table-cell>
          <table:table-cell office:value-type="float" office:value="387.4" calcext:value-type="float">
            <text:p>387.4</text:p>
          </table:table-cell>
          <table:table-cell table:style-name="ce11" office:value-type="time" office:time-value="PT00H02M32.5S" calcext:value-type="time">
            <text:p>00:02:33</text:p>
          </table:table-cell>
          <table:table-cell office:value-type="float" office:value="368.9" calcext:value-type="float">
            <text:p>368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3.4S" calcext:value-type="time">
            <text:p>02:33</text:p>
          </table:table-cell>
          <table:table-cell office:value-type="float" office:value="387.5" calcext:value-type="float">
            <text:p>387.5</text:p>
          </table:table-cell>
          <table:table-cell table:style-name="ce11" office:value-type="time" office:time-value="PT00H02M33.4S" calcext:value-type="time">
            <text:p>00:02:33</text:p>
          </table:table-cell>
          <table:table-cell office:value-type="float" office:value="369.3" calcext:value-type="float">
            <text:p>369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4.4S" calcext:value-type="time">
            <text:p>02:34</text:p>
          </table:table-cell>
          <table:table-cell office:value-type="float" office:value="388.6" calcext:value-type="float">
            <text:p>388.6</text:p>
          </table:table-cell>
          <table:table-cell table:style-name="ce11" office:value-type="time" office:time-value="PT00H02M34.4S" calcext:value-type="time">
            <text:p>00:02:34</text:p>
          </table:table-cell>
          <table:table-cell office:value-type="float" office:value="369.6" calcext:value-type="float">
            <text:p>369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5.4S" calcext:value-type="time">
            <text:p>02:35</text:p>
          </table:table-cell>
          <table:table-cell office:value-type="float" office:value="388.8" calcext:value-type="float">
            <text:p>388.8</text:p>
          </table:table-cell>
          <table:table-cell table:style-name="ce11" office:value-type="time" office:time-value="PT00H02M35.3S" calcext:value-type="time">
            <text:p>00:02:35</text:p>
          </table:table-cell>
          <table:table-cell office:value-type="float" office:value="369.8" calcext:value-type="float">
            <text:p>369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6.3S" calcext:value-type="time">
            <text:p>02:36</text:p>
          </table:table-cell>
          <table:table-cell office:value-type="float" office:value="388" calcext:value-type="float">
            <text:p>388</text:p>
          </table:table-cell>
          <table:table-cell table:style-name="ce11" office:value-type="time" office:time-value="PT00H02M36.3S" calcext:value-type="time">
            <text:p>00:02:36</text:p>
          </table:table-cell>
          <table:table-cell office:value-type="float" office:value="370.5" calcext:value-type="float">
            <text:p>370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7.3S" calcext:value-type="time">
            <text:p>02:37</text:p>
          </table:table-cell>
          <table:table-cell office:value-type="float" office:value="387.1" calcext:value-type="float">
            <text:p>387.1</text:p>
          </table:table-cell>
          <table:table-cell table:style-name="ce11" office:value-type="time" office:time-value="PT00H02M37.2S" calcext:value-type="time">
            <text:p>00:02:37</text:p>
          </table:table-cell>
          <table:table-cell office:value-type="float" office:value="370.6" calcext:value-type="float">
            <text:p>370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8.2S" calcext:value-type="time">
            <text:p>02:38</text:p>
          </table:table-cell>
          <table:table-cell office:value-type="float" office:value="386.3" calcext:value-type="float">
            <text:p>386.3</text:p>
          </table:table-cell>
          <table:table-cell table:style-name="ce11" office:value-type="time" office:time-value="PT00H02M38.2S" calcext:value-type="time">
            <text:p>00:02:38</text:p>
          </table:table-cell>
          <table:table-cell office:value-type="float" office:value="370.9" calcext:value-type="float">
            <text:p>370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39.2S" calcext:value-type="time">
            <text:p>02:39</text:p>
          </table:table-cell>
          <table:table-cell office:value-type="float" office:value="384.8" calcext:value-type="float">
            <text:p>384.8</text:p>
          </table:table-cell>
          <table:table-cell table:style-name="ce11" office:value-type="time" office:time-value="PT00H02M39.1S" calcext:value-type="time">
            <text:p>00:02:39</text:p>
          </table:table-cell>
          <table:table-cell office:value-type="float" office:value="371.8" calcext:value-type="float">
            <text:p>371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0.1S" calcext:value-type="time">
            <text:p>02:40</text:p>
          </table:table-cell>
          <table:table-cell office:value-type="float" office:value="383.9" calcext:value-type="float">
            <text:p>383.9</text:p>
          </table:table-cell>
          <table:table-cell table:style-name="ce11" office:value-type="time" office:time-value="PT00H02M40.1S" calcext:value-type="time">
            <text:p>00:02:40</text:p>
          </table:table-cell>
          <table:table-cell office:value-type="float" office:value="372.4" calcext:value-type="float">
            <text:p>372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1.1S" calcext:value-type="time">
            <text:p>02:41</text:p>
          </table:table-cell>
          <table:table-cell office:value-type="float" office:value="379.6" calcext:value-type="float">
            <text:p>379.6</text:p>
          </table:table-cell>
          <table:table-cell table:style-name="ce11" office:value-type="time" office:time-value="PT00H02M41S" calcext:value-type="time">
            <text:p>00:02:41</text:p>
          </table:table-cell>
          <table:table-cell office:value-type="float" office:value="372.6" calcext:value-type="float">
            <text:p>372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2S" calcext:value-type="time">
            <text:p>02:42</text:p>
          </table:table-cell>
          <table:table-cell office:value-type="float" office:value="380.3" calcext:value-type="float">
            <text:p>380.3</text:p>
          </table:table-cell>
          <table:table-cell table:style-name="ce11" office:value-type="time" office:time-value="PT00H02M42S" calcext:value-type="time">
            <text:p>00:02:42</text:p>
          </table:table-cell>
          <table:table-cell office:value-type="float" office:value="372.7" calcext:value-type="float">
            <text:p>372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3S" calcext:value-type="time">
            <text:p>02:43</text:p>
          </table:table-cell>
          <table:table-cell office:value-type="float" office:value="380.3" calcext:value-type="float">
            <text:p>380.3</text:p>
          </table:table-cell>
          <table:table-cell table:style-name="ce11" office:value-type="time" office:time-value="PT00H02M43S" calcext:value-type="time">
            <text:p>00:02:43</text:p>
          </table:table-cell>
          <table:table-cell office:value-type="float" office:value="373.4" calcext:value-type="float">
            <text:p>373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3.9S" calcext:value-type="time">
            <text:p>02:44</text:p>
          </table:table-cell>
          <table:table-cell office:value-type="float" office:value="380.3" calcext:value-type="float">
            <text:p>380.3</text:p>
          </table:table-cell>
          <table:table-cell table:style-name="ce11" office:value-type="time" office:time-value="PT00H02M43.9S" calcext:value-type="time">
            <text:p>00:02:44</text:p>
          </table:table-cell>
          <table:table-cell office:value-type="float" office:value="373.9" calcext:value-type="float">
            <text:p>373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4.9S" calcext:value-type="time">
            <text:p>02:45</text:p>
          </table:table-cell>
          <table:table-cell office:value-type="float" office:value="380.4" calcext:value-type="float">
            <text:p>380.4</text:p>
          </table:table-cell>
          <table:table-cell table:style-name="ce11" office:value-type="time" office:time-value="PT00H02M44.9S" calcext:value-type="time">
            <text:p>00:02:45</text:p>
          </table:table-cell>
          <table:table-cell office:value-type="float" office:value="374.2" calcext:value-type="float">
            <text:p>374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5.8S" calcext:value-type="time">
            <text:p>02:46</text:p>
          </table:table-cell>
          <table:table-cell office:value-type="float" office:value="380.9" calcext:value-type="float">
            <text:p>380.9</text:p>
          </table:table-cell>
          <table:table-cell table:style-name="ce11" office:value-type="time" office:time-value="PT00H02M45.8S" calcext:value-type="time">
            <text:p>00:02:46</text:p>
          </table:table-cell>
          <table:table-cell office:value-type="float" office:value="374.5" calcext:value-type="float">
            <text:p>374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6.8S" calcext:value-type="time">
            <text:p>02:47</text:p>
          </table:table-cell>
          <table:table-cell office:value-type="float" office:value="382" calcext:value-type="float">
            <text:p>382</text:p>
          </table:table-cell>
          <table:table-cell table:style-name="ce11" office:value-type="time" office:time-value="PT00H02M46.8S" calcext:value-type="time">
            <text:p>00:02:47</text:p>
          </table:table-cell>
          <table:table-cell office:value-type="float" office:value="374.8" calcext:value-type="float">
            <text:p>37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7.7S" calcext:value-type="time">
            <text:p>02:48</text:p>
          </table:table-cell>
          <table:table-cell office:value-type="float" office:value="382.6" calcext:value-type="float">
            <text:p>382.6</text:p>
          </table:table-cell>
          <table:table-cell table:style-name="ce11" office:value-type="time" office:time-value="PT00H02M47.7S" calcext:value-type="time">
            <text:p>00:02:48</text:p>
          </table:table-cell>
          <table:table-cell office:value-type="float" office:value="375.6" calcext:value-type="float">
            <text:p>375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8.7S" calcext:value-type="time">
            <text:p>02:49</text:p>
          </table:table-cell>
          <table:table-cell office:value-type="float" office:value="383.2" calcext:value-type="float">
            <text:p>383.2</text:p>
          </table:table-cell>
          <table:table-cell table:style-name="ce11" office:value-type="time" office:time-value="PT00H02M48.7S" calcext:value-type="time">
            <text:p>00:02:49</text:p>
          </table:table-cell>
          <table:table-cell office:value-type="float" office:value="376.6" calcext:value-type="float">
            <text:p>376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49.6S" calcext:value-type="time">
            <text:p>02:50</text:p>
          </table:table-cell>
          <table:table-cell office:value-type="float" office:value="384" calcext:value-type="float">
            <text:p>384</text:p>
          </table:table-cell>
          <table:table-cell table:style-name="ce11" office:value-type="time" office:time-value="PT00H02M49.6S" calcext:value-type="time">
            <text:p>00:02:50</text:p>
          </table:table-cell>
          <table:table-cell office:value-type="float" office:value="377.6" calcext:value-type="float">
            <text:p>377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0.6S" calcext:value-type="time">
            <text:p>02:51</text:p>
          </table:table-cell>
          <table:table-cell office:value-type="float" office:value="389.2" calcext:value-type="float">
            <text:p>389.2</text:p>
          </table:table-cell>
          <table:table-cell table:style-name="ce11" office:value-type="time" office:time-value="PT00H02M50.6S" calcext:value-type="time">
            <text:p>00:02:51</text:p>
          </table:table-cell>
          <table:table-cell office:value-type="float" office:value="378" calcext:value-type="float">
            <text:p>37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1.5S" calcext:value-type="time">
            <text:p>02:52</text:p>
          </table:table-cell>
          <table:table-cell office:value-type="float" office:value="389.1" calcext:value-type="float">
            <text:p>389.1</text:p>
          </table:table-cell>
          <table:table-cell table:style-name="ce11" office:value-type="time" office:time-value="PT00H02M51.5S" calcext:value-type="time">
            <text:p>00:02:52</text:p>
          </table:table-cell>
          <table:table-cell office:value-type="float" office:value="378.7" calcext:value-type="float">
            <text:p>378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2.5S" calcext:value-type="time">
            <text:p>02:53</text:p>
          </table:table-cell>
          <table:table-cell office:value-type="float" office:value="389.4" calcext:value-type="float">
            <text:p>389.4</text:p>
          </table:table-cell>
          <table:table-cell table:style-name="ce11" office:value-type="time" office:time-value="PT00H02M52.5S" calcext:value-type="time">
            <text:p>00:02:53</text:p>
          </table:table-cell>
          <table:table-cell office:value-type="float" office:value="379" calcext:value-type="float">
            <text:p>37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3.4S" calcext:value-type="time">
            <text:p>02:53</text:p>
          </table:table-cell>
          <table:table-cell office:value-type="float" office:value="389.3" calcext:value-type="float">
            <text:p>389.3</text:p>
          </table:table-cell>
          <table:table-cell table:style-name="ce11" office:value-type="time" office:time-value="PT00H02M53.4S" calcext:value-type="time">
            <text:p>00:02:53</text:p>
          </table:table-cell>
          <table:table-cell office:value-type="float" office:value="379.5" calcext:value-type="float">
            <text:p>379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4.4S" calcext:value-type="time">
            <text:p>02:54</text:p>
          </table:table-cell>
          <table:table-cell office:value-type="float" office:value="389.7" calcext:value-type="float">
            <text:p>389.7</text:p>
          </table:table-cell>
          <table:table-cell table:style-name="ce11" office:value-type="time" office:time-value="PT00H02M54.4S" calcext:value-type="time">
            <text:p>00:02:54</text:p>
          </table:table-cell>
          <table:table-cell office:value-type="float" office:value="380.1" calcext:value-type="float">
            <text:p>380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5.3S" calcext:value-type="time">
            <text:p>02:55</text:p>
          </table:table-cell>
          <table:table-cell office:value-type="float" office:value="390.6" calcext:value-type="float">
            <text:p>390.6</text:p>
          </table:table-cell>
          <table:table-cell table:style-name="ce11" office:value-type="time" office:time-value="PT00H02M55.3S" calcext:value-type="time">
            <text:p>00:02:55</text:p>
          </table:table-cell>
          <table:table-cell office:value-type="float" office:value="381.1" calcext:value-type="float">
            <text:p>38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6.3S" calcext:value-type="time">
            <text:p>02:56</text:p>
          </table:table-cell>
          <table:table-cell office:value-type="float" office:value="391.1" calcext:value-type="float">
            <text:p>391.1</text:p>
          </table:table-cell>
          <table:table-cell table:style-name="ce11" office:value-type="time" office:time-value="PT00H02M56.3S" calcext:value-type="time">
            <text:p>00:02:56</text:p>
          </table:table-cell>
          <table:table-cell office:value-type="float" office:value="381.5" calcext:value-type="float">
            <text:p>381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7.2S" calcext:value-type="time">
            <text:p>02:57</text:p>
          </table:table-cell>
          <table:table-cell office:value-type="float" office:value="391.6" calcext:value-type="float">
            <text:p>391.6</text:p>
          </table:table-cell>
          <table:table-cell table:style-name="ce11" office:value-type="time" office:time-value="PT00H02M57.3S" calcext:value-type="time">
            <text:p>00:02:57</text:p>
          </table:table-cell>
          <table:table-cell office:value-type="float" office:value="381.7" calcext:value-type="float">
            <text:p>381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8.2S" calcext:value-type="time">
            <text:p>02:58</text:p>
          </table:table-cell>
          <table:table-cell office:value-type="float" office:value="392" calcext:value-type="float">
            <text:p>392</text:p>
          </table:table-cell>
          <table:table-cell table:style-name="ce11" office:value-type="time" office:time-value="PT00H02M58.2S" calcext:value-type="time">
            <text:p>00:02:58</text:p>
          </table:table-cell>
          <table:table-cell office:value-type="float" office:value="382.3" calcext:value-type="float">
            <text:p>382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2M59.2S" calcext:value-type="time">
            <text:p>02:59</text:p>
          </table:table-cell>
          <table:table-cell office:value-type="float" office:value="392.8" calcext:value-type="float">
            <text:p>392.8</text:p>
          </table:table-cell>
          <table:table-cell table:style-name="ce11" office:value-type="time" office:time-value="PT00H02M59.2S" calcext:value-type="time">
            <text:p>00:02:59</text:p>
          </table:table-cell>
          <table:table-cell office:value-type="float" office:value="383.5" calcext:value-type="float">
            <text:p>383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0.1S" calcext:value-type="time">
            <text:p>03:00</text:p>
          </table:table-cell>
          <table:table-cell office:value-type="float" office:value="393" calcext:value-type="float">
            <text:p>393</text:p>
          </table:table-cell>
          <table:table-cell table:style-name="ce11" office:value-type="time" office:time-value="PT00H03M00.1S" calcext:value-type="time">
            <text:p>00:03:00</text:p>
          </table:table-cell>
          <table:table-cell office:value-type="float" office:value="384.5" calcext:value-type="float">
            <text:p>384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1.1S" calcext:value-type="time">
            <text:p>03:01</text:p>
          </table:table-cell>
          <table:table-cell office:value-type="float" office:value="394" calcext:value-type="float">
            <text:p>394</text:p>
          </table:table-cell>
          <table:table-cell table:style-name="ce11" office:value-type="time" office:time-value="PT00H03M01.1S" calcext:value-type="time">
            <text:p>00:03:01</text:p>
          </table:table-cell>
          <table:table-cell office:value-type="float" office:value="385.9" calcext:value-type="float">
            <text:p>385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2S" calcext:value-type="time">
            <text:p>03:02</text:p>
          </table:table-cell>
          <table:table-cell office:value-type="float" office:value="394.7" calcext:value-type="float">
            <text:p>394.7</text:p>
          </table:table-cell>
          <table:table-cell table:style-name="ce11" office:value-type="time" office:time-value="PT00H03M02S" calcext:value-type="time">
            <text:p>00:03:02</text:p>
          </table:table-cell>
          <table:table-cell office:value-type="float" office:value="387.4" calcext:value-type="float">
            <text:p>387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3S" calcext:value-type="time">
            <text:p>03:03</text:p>
          </table:table-cell>
          <table:table-cell office:value-type="float" office:value="395.7" calcext:value-type="float">
            <text:p>395.7</text:p>
          </table:table-cell>
          <table:table-cell table:style-name="ce11" office:value-type="time" office:time-value="PT00H03M03S" calcext:value-type="time">
            <text:p>00:03:03</text:p>
          </table:table-cell>
          <table:table-cell office:value-type="float" office:value="388.5" calcext:value-type="float">
            <text:p>388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3.9S" calcext:value-type="time">
            <text:p>03:04</text:p>
          </table:table-cell>
          <table:table-cell office:value-type="float" office:value="396.1" calcext:value-type="float">
            <text:p>396.1</text:p>
          </table:table-cell>
          <table:table-cell table:style-name="ce11" office:value-type="time" office:time-value="PT00H03M03.9S" calcext:value-type="time">
            <text:p>00:03:04</text:p>
          </table:table-cell>
          <table:table-cell office:value-type="float" office:value="389.1" calcext:value-type="float">
            <text:p>389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4.9S" calcext:value-type="time">
            <text:p>03:05</text:p>
          </table:table-cell>
          <table:table-cell office:value-type="float" office:value="396.5" calcext:value-type="float">
            <text:p>396.5</text:p>
          </table:table-cell>
          <table:table-cell table:style-name="ce11" office:value-type="time" office:time-value="PT00H03M04.9S" calcext:value-type="time">
            <text:p>00:03:05</text:p>
          </table:table-cell>
          <table:table-cell office:value-type="float" office:value="390" calcext:value-type="float">
            <text:p>390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5.8S" calcext:value-type="time">
            <text:p>03:06</text:p>
          </table:table-cell>
          <table:table-cell office:value-type="float" office:value="397" calcext:value-type="float">
            <text:p>397</text:p>
          </table:table-cell>
          <table:table-cell table:style-name="ce11" office:value-type="time" office:time-value="PT00H03M05.8S" calcext:value-type="time">
            <text:p>00:03:06</text:p>
          </table:table-cell>
          <table:table-cell office:value-type="float" office:value="390.7" calcext:value-type="float">
            <text:p>390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6.8S" calcext:value-type="time">
            <text:p>03:07</text:p>
          </table:table-cell>
          <table:table-cell office:value-type="float" office:value="397.8" calcext:value-type="float">
            <text:p>397.8</text:p>
          </table:table-cell>
          <table:table-cell table:style-name="ce11" office:value-type="time" office:time-value="PT00H03M06.8S" calcext:value-type="time">
            <text:p>00:03:07</text:p>
          </table:table-cell>
          <table:table-cell office:value-type="float" office:value="391.6" calcext:value-type="float">
            <text:p>391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7.7S" calcext:value-type="time">
            <text:p>03:08</text:p>
          </table:table-cell>
          <table:table-cell office:value-type="float" office:value="398.5" calcext:value-type="float">
            <text:p>398.5</text:p>
          </table:table-cell>
          <table:table-cell table:style-name="ce11" office:value-type="time" office:time-value="PT00H03M07.7S" calcext:value-type="time">
            <text:p>00:03:08</text:p>
          </table:table-cell>
          <table:table-cell office:value-type="float" office:value="392.2" calcext:value-type="float">
            <text:p>392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8.7S" calcext:value-type="time">
            <text:p>03:09</text:p>
          </table:table-cell>
          <table:table-cell office:value-type="float" office:value="398.3" calcext:value-type="float">
            <text:p>398.3</text:p>
          </table:table-cell>
          <table:table-cell table:style-name="ce11" office:value-type="time" office:time-value="PT00H03M08.7S" calcext:value-type="time">
            <text:p>00:03:09</text:p>
          </table:table-cell>
          <table:table-cell office:value-type="float" office:value="392.9" calcext:value-type="float">
            <text:p>392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09.6S" calcext:value-type="time">
            <text:p>03:10</text:p>
          </table:table-cell>
          <table:table-cell office:value-type="float" office:value="398.9" calcext:value-type="float">
            <text:p>398.9</text:p>
          </table:table-cell>
          <table:table-cell table:style-name="ce11" office:value-type="time" office:time-value="PT00H03M09.6S" calcext:value-type="time">
            <text:p>00:03:10</text:p>
          </table:table-cell>
          <table:table-cell office:value-type="float" office:value="393.1" calcext:value-type="float">
            <text:p>393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0.6S" calcext:value-type="time">
            <text:p>03:11</text:p>
          </table:table-cell>
          <table:table-cell office:value-type="float" office:value="399.3" calcext:value-type="float">
            <text:p>399.3</text:p>
          </table:table-cell>
          <table:table-cell table:style-name="ce11" office:value-type="time" office:time-value="PT00H03M10.6S" calcext:value-type="time">
            <text:p>00:03:11</text:p>
          </table:table-cell>
          <table:table-cell office:value-type="float" office:value="393.8" calcext:value-type="float">
            <text:p>393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1.5S" calcext:value-type="time">
            <text:p>03:12</text:p>
          </table:table-cell>
          <table:table-cell office:value-type="float" office:value="400" calcext:value-type="float">
            <text:p>400</text:p>
          </table:table-cell>
          <table:table-cell table:style-name="ce11" office:value-type="time" office:time-value="PT00H03M11.5S" calcext:value-type="time">
            <text:p>00:03:12</text:p>
          </table:table-cell>
          <table:table-cell office:value-type="float" office:value="394.4" calcext:value-type="float">
            <text:p>394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2.5S" calcext:value-type="time">
            <text:p>03:13</text:p>
          </table:table-cell>
          <table:table-cell office:value-type="float" office:value="400.7" calcext:value-type="float">
            <text:p>400.7</text:p>
          </table:table-cell>
          <table:table-cell table:style-name="ce11" office:value-type="time" office:time-value="PT00H03M12.5S" calcext:value-type="time">
            <text:p>00:03:13</text:p>
          </table:table-cell>
          <table:table-cell office:value-type="float" office:value="395.2" calcext:value-type="float">
            <text:p>395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3.4S" calcext:value-type="time">
            <text:p>03:13</text:p>
          </table:table-cell>
          <table:table-cell office:value-type="float" office:value="401.3" calcext:value-type="float">
            <text:p>401.3</text:p>
          </table:table-cell>
          <table:table-cell table:style-name="ce11" office:value-type="time" office:time-value="PT00H03M13.4S" calcext:value-type="time">
            <text:p>00:03:13</text:p>
          </table:table-cell>
          <table:table-cell office:value-type="float" office:value="395.3" calcext:value-type="float">
            <text:p>39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4.4S" calcext:value-type="time">
            <text:p>03:14</text:p>
          </table:table-cell>
          <table:table-cell office:value-type="float" office:value="402" calcext:value-type="float">
            <text:p>402</text:p>
          </table:table-cell>
          <table:table-cell table:style-name="ce11" office:value-type="time" office:time-value="PT00H03M14.4S" calcext:value-type="time">
            <text:p>00:03:14</text:p>
          </table:table-cell>
          <table:table-cell office:value-type="float" office:value="395.9" calcext:value-type="float">
            <text:p>395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5.3S" calcext:value-type="time">
            <text:p>03:15</text:p>
          </table:table-cell>
          <table:table-cell office:value-type="float" office:value="402.4" calcext:value-type="float">
            <text:p>402.4</text:p>
          </table:table-cell>
          <table:table-cell table:style-name="ce11" office:value-type="time" office:time-value="PT00H03M15.3S" calcext:value-type="time">
            <text:p>00:03:15</text:p>
          </table:table-cell>
          <table:table-cell office:value-type="float" office:value="396.3" calcext:value-type="float">
            <text:p>396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6.3S" calcext:value-type="time">
            <text:p>03:16</text:p>
          </table:table-cell>
          <table:table-cell office:value-type="float" office:value="402.8" calcext:value-type="float">
            <text:p>402.8</text:p>
          </table:table-cell>
          <table:table-cell table:style-name="ce11" office:value-type="time" office:time-value="PT00H03M16.3S" calcext:value-type="time">
            <text:p>00:03:16</text:p>
          </table:table-cell>
          <table:table-cell office:value-type="float" office:value="396" calcext:value-type="float">
            <text:p>39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7.2S" calcext:value-type="time">
            <text:p>03:17</text:p>
          </table:table-cell>
          <table:table-cell office:value-type="float" office:value="403.4" calcext:value-type="float">
            <text:p>403.4</text:p>
          </table:table-cell>
          <table:table-cell table:style-name="ce11" office:value-type="time" office:time-value="PT00H03M17.2S" calcext:value-type="time">
            <text:p>00:03:17</text:p>
          </table:table-cell>
          <table:table-cell office:value-type="float" office:value="395.8" calcext:value-type="float">
            <text:p>395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8.2S" calcext:value-type="time">
            <text:p>03:18</text:p>
          </table:table-cell>
          <table:table-cell office:value-type="float" office:value="404.5" calcext:value-type="float">
            <text:p>404.5</text:p>
          </table:table-cell>
          <table:table-cell table:style-name="ce11" office:value-type="time" office:time-value="PT00H03M18.2S" calcext:value-type="time">
            <text:p>00:03:18</text:p>
          </table:table-cell>
          <table:table-cell office:value-type="float" office:value="396.8" calcext:value-type="float">
            <text:p>396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19.2S" calcext:value-type="time">
            <text:p>03:19</text:p>
          </table:table-cell>
          <table:table-cell office:value-type="float" office:value="405.3" calcext:value-type="float">
            <text:p>405.3</text:p>
          </table:table-cell>
          <table:table-cell table:style-name="ce11" office:value-type="time" office:time-value="PT00H03M19.1S" calcext:value-type="time">
            <text:p>00:03:19</text:p>
          </table:table-cell>
          <table:table-cell office:value-type="float" office:value="397" calcext:value-type="float">
            <text:p>39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0.1S" calcext:value-type="time">
            <text:p>03:20</text:p>
          </table:table-cell>
          <table:table-cell office:value-type="float" office:value="405.6" calcext:value-type="float">
            <text:p>405.6</text:p>
          </table:table-cell>
          <table:table-cell table:style-name="ce11" office:value-type="time" office:time-value="PT00H03M20.1S" calcext:value-type="time">
            <text:p>00:03:20</text:p>
          </table:table-cell>
          <table:table-cell office:value-type="float" office:value="397.9" calcext:value-type="float">
            <text:p>397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1.1S" calcext:value-type="time">
            <text:p>03:21</text:p>
          </table:table-cell>
          <table:table-cell office:value-type="float" office:value="406.4" calcext:value-type="float">
            <text:p>406.4</text:p>
          </table:table-cell>
          <table:table-cell table:style-name="ce11" office:value-type="time" office:time-value="PT00H03M21.1S" calcext:value-type="time">
            <text:p>00:03:21</text:p>
          </table:table-cell>
          <table:table-cell office:value-type="float" office:value="398.8" calcext:value-type="float">
            <text:p>398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2S" calcext:value-type="time">
            <text:p>03:22</text:p>
          </table:table-cell>
          <table:table-cell office:value-type="float" office:value="406.4" calcext:value-type="float">
            <text:p>406.4</text:p>
          </table:table-cell>
          <table:table-cell table:style-name="ce11" office:value-type="time" office:time-value="PT00H03M22S" calcext:value-type="time">
            <text:p>00:03:22</text:p>
          </table:table-cell>
          <table:table-cell office:value-type="float" office:value="400.6" calcext:value-type="float">
            <text:p>400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3S" calcext:value-type="time">
            <text:p>03:23</text:p>
          </table:table-cell>
          <table:table-cell office:value-type="float" office:value="407.1" calcext:value-type="float">
            <text:p>407.1</text:p>
          </table:table-cell>
          <table:table-cell table:style-name="ce11" office:value-type="time" office:time-value="PT00H03M23S" calcext:value-type="time">
            <text:p>00:03:23</text:p>
          </table:table-cell>
          <table:table-cell office:value-type="float" office:value="401.4" calcext:value-type="float">
            <text:p>401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3.9S" calcext:value-type="time">
            <text:p>03:24</text:p>
          </table:table-cell>
          <table:table-cell office:value-type="float" office:value="407.2" calcext:value-type="float">
            <text:p>407.2</text:p>
          </table:table-cell>
          <table:table-cell table:style-name="ce11" office:value-type="time" office:time-value="PT00H03M23.9S" calcext:value-type="time">
            <text:p>00:03:24</text:p>
          </table:table-cell>
          <table:table-cell office:value-type="float" office:value="402.4" calcext:value-type="float">
            <text:p>402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4.9S" calcext:value-type="time">
            <text:p>03:25</text:p>
          </table:table-cell>
          <table:table-cell office:value-type="float" office:value="407.5" calcext:value-type="float">
            <text:p>407.5</text:p>
          </table:table-cell>
          <table:table-cell table:style-name="ce11" office:value-type="time" office:time-value="PT00H03M24.9S" calcext:value-type="time">
            <text:p>00:03:25</text:p>
          </table:table-cell>
          <table:table-cell office:value-type="float" office:value="403.3" calcext:value-type="float">
            <text:p>403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5.8S" calcext:value-type="time">
            <text:p>03:26</text:p>
          </table:table-cell>
          <table:table-cell office:value-type="float" office:value="408.1" calcext:value-type="float">
            <text:p>408.1</text:p>
          </table:table-cell>
          <table:table-cell table:style-name="ce11" office:value-type="time" office:time-value="PT00H03M25.8S" calcext:value-type="time">
            <text:p>00:03:26</text:p>
          </table:table-cell>
          <table:table-cell office:value-type="float" office:value="403.7" calcext:value-type="float">
            <text:p>403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6.8S" calcext:value-type="time">
            <text:p>03:27</text:p>
          </table:table-cell>
          <table:table-cell office:value-type="float" office:value="408.7" calcext:value-type="float">
            <text:p>408.7</text:p>
          </table:table-cell>
          <table:table-cell table:style-name="ce11" office:value-type="time" office:time-value="PT00H03M26.8S" calcext:value-type="time">
            <text:p>00:03:27</text:p>
          </table:table-cell>
          <table:table-cell office:value-type="float" office:value="404.2" calcext:value-type="float">
            <text:p>404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7.7S" calcext:value-type="time">
            <text:p>03:28</text:p>
          </table:table-cell>
          <table:table-cell office:value-type="float" office:value="398.8" calcext:value-type="float">
            <text:p>398.8</text:p>
          </table:table-cell>
          <table:table-cell table:style-name="ce11" office:value-type="time" office:time-value="PT00H03M27.7S" calcext:value-type="time">
            <text:p>00:03:28</text:p>
          </table:table-cell>
          <table:table-cell office:value-type="float" office:value="404.5" calcext:value-type="float">
            <text:p>404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8.7S" calcext:value-type="time">
            <text:p>03:29</text:p>
          </table:table-cell>
          <table:table-cell office:value-type="float" office:value="399.5" calcext:value-type="float">
            <text:p>399.5</text:p>
          </table:table-cell>
          <table:table-cell table:style-name="ce11" office:value-type="time" office:time-value="PT00H03M28.7S" calcext:value-type="time">
            <text:p>00:03:29</text:p>
          </table:table-cell>
          <table:table-cell office:value-type="float" office:value="404.9" calcext:value-type="float">
            <text:p>40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29.6S" calcext:value-type="time">
            <text:p>03:30</text:p>
          </table:table-cell>
          <table:table-cell office:value-type="float" office:value="400.2" calcext:value-type="float">
            <text:p>400.2</text:p>
          </table:table-cell>
          <table:table-cell table:style-name="ce11" office:value-type="time" office:time-value="PT00H03M29.6S" calcext:value-type="time">
            <text:p>00:03:30</text:p>
          </table:table-cell>
          <table:table-cell office:value-type="float" office:value="405" calcext:value-type="float">
            <text:p>40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0.6S" calcext:value-type="time">
            <text:p>03:31</text:p>
          </table:table-cell>
          <table:table-cell office:value-type="float" office:value="400.5" calcext:value-type="float">
            <text:p>400.5</text:p>
          </table:table-cell>
          <table:table-cell table:style-name="ce11" office:value-type="time" office:time-value="PT00H03M30.6S" calcext:value-type="time">
            <text:p>00:03:31</text:p>
          </table:table-cell>
          <table:table-cell office:value-type="float" office:value="405.1" calcext:value-type="float">
            <text:p>405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1.5S" calcext:value-type="time">
            <text:p>03:32</text:p>
          </table:table-cell>
          <table:table-cell office:value-type="float" office:value="401.4" calcext:value-type="float">
            <text:p>401.4</text:p>
          </table:table-cell>
          <table:table-cell table:style-name="ce11" office:value-type="time" office:time-value="PT00H03M31.5S" calcext:value-type="time">
            <text:p>00:03:32</text:p>
          </table:table-cell>
          <table:table-cell office:value-type="float" office:value="405.7" calcext:value-type="float">
            <text:p>405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2.5S" calcext:value-type="time">
            <text:p>03:33</text:p>
          </table:table-cell>
          <table:table-cell office:value-type="float" office:value="402" calcext:value-type="float">
            <text:p>402</text:p>
          </table:table-cell>
          <table:table-cell table:style-name="ce11" office:value-type="time" office:time-value="PT00H03M32.5S" calcext:value-type="time">
            <text:p>00:03:33</text:p>
          </table:table-cell>
          <table:table-cell office:value-type="float" office:value="405.3" calcext:value-type="float">
            <text:p>40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3.4S" calcext:value-type="time">
            <text:p>03:33</text:p>
          </table:table-cell>
          <table:table-cell office:value-type="float" office:value="402.3" calcext:value-type="float">
            <text:p>402.3</text:p>
          </table:table-cell>
          <table:table-cell table:style-name="ce11" office:value-type="time" office:time-value="PT00H03M33.4S" calcext:value-type="time">
            <text:p>00:03:33</text:p>
          </table:table-cell>
          <table:table-cell office:value-type="float" office:value="405.4" calcext:value-type="float">
            <text:p>405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4.4S" calcext:value-type="time">
            <text:p>03:34</text:p>
          </table:table-cell>
          <table:table-cell office:value-type="float" office:value="402.8" calcext:value-type="float">
            <text:p>402.8</text:p>
          </table:table-cell>
          <table:table-cell table:style-name="ce11" office:value-type="time" office:time-value="PT00H03M34.4S" calcext:value-type="time">
            <text:p>00:03:34</text:p>
          </table:table-cell>
          <table:table-cell office:value-type="float" office:value="405.1" calcext:value-type="float">
            <text:p>405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5.3S" calcext:value-type="time">
            <text:p>03:35</text:p>
          </table:table-cell>
          <table:table-cell office:value-type="float" office:value="403.4" calcext:value-type="float">
            <text:p>403.4</text:p>
          </table:table-cell>
          <table:table-cell table:style-name="ce11" office:value-type="time" office:time-value="PT00H03M35.3S" calcext:value-type="time">
            <text:p>00:03:35</text:p>
          </table:table-cell>
          <table:table-cell office:value-type="float" office:value="405" calcext:value-type="float">
            <text:p>40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6.3S" calcext:value-type="time">
            <text:p>03:36</text:p>
          </table:table-cell>
          <table:table-cell office:value-type="float" office:value="404.2" calcext:value-type="float">
            <text:p>404.2</text:p>
          </table:table-cell>
          <table:table-cell table:style-name="ce11" office:value-type="time" office:time-value="PT00H03M36.3S" calcext:value-type="time">
            <text:p>00:03:36</text:p>
          </table:table-cell>
          <table:table-cell office:value-type="float" office:value="403.8" calcext:value-type="float">
            <text:p>403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7.2S" calcext:value-type="time">
            <text:p>03:37</text:p>
          </table:table-cell>
          <table:table-cell office:value-type="float" office:value="415.4" calcext:value-type="float">
            <text:p>415.4</text:p>
          </table:table-cell>
          <table:table-cell table:style-name="ce11" office:value-type="time" office:time-value="PT00H03M37.2S" calcext:value-type="time">
            <text:p>00:03:37</text:p>
          </table:table-cell>
          <table:table-cell office:value-type="float" office:value="403.8" calcext:value-type="float">
            <text:p>403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8.2S" calcext:value-type="time">
            <text:p>03:38</text:p>
          </table:table-cell>
          <table:table-cell office:value-type="float" office:value="415.8" calcext:value-type="float">
            <text:p>415.8</text:p>
          </table:table-cell>
          <table:table-cell table:style-name="ce11" office:value-type="time" office:time-value="PT00H03M38.2S" calcext:value-type="time">
            <text:p>00:03:38</text:p>
          </table:table-cell>
          <table:table-cell office:value-type="float" office:value="403.8" calcext:value-type="float">
            <text:p>403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39.1S" calcext:value-type="time">
            <text:p>03:39</text:p>
          </table:table-cell>
          <table:table-cell office:value-type="float" office:value="416.3" calcext:value-type="float">
            <text:p>416.3</text:p>
          </table:table-cell>
          <table:table-cell table:style-name="ce11" office:value-type="time" office:time-value="PT00H03M39.1S" calcext:value-type="time">
            <text:p>00:03:39</text:p>
          </table:table-cell>
          <table:table-cell office:value-type="float" office:value="403.9" calcext:value-type="float">
            <text:p>403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0.1S" calcext:value-type="time">
            <text:p>03:40</text:p>
          </table:table-cell>
          <table:table-cell office:value-type="float" office:value="416.9" calcext:value-type="float">
            <text:p>416.9</text:p>
          </table:table-cell>
          <table:table-cell table:style-name="ce11" office:value-type="time" office:time-value="PT00H03M40.1S" calcext:value-type="time">
            <text:p>00:03:40</text:p>
          </table:table-cell>
          <table:table-cell office:value-type="float" office:value="404.3" calcext:value-type="float">
            <text:p>40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1.1S" calcext:value-type="time">
            <text:p>03:41</text:p>
          </table:table-cell>
          <table:table-cell office:value-type="float" office:value="417.6" calcext:value-type="float">
            <text:p>417.6</text:p>
          </table:table-cell>
          <table:table-cell table:style-name="ce11" office:value-type="time" office:time-value="PT00H03M41S" calcext:value-type="time">
            <text:p>00:03:41</text:p>
          </table:table-cell>
          <table:table-cell office:value-type="float" office:value="404.5" calcext:value-type="float">
            <text:p>404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2S" calcext:value-type="time">
            <text:p>03:42</text:p>
          </table:table-cell>
          <table:table-cell office:value-type="float" office:value="418.2" calcext:value-type="float">
            <text:p>418.2</text:p>
          </table:table-cell>
          <table:table-cell table:style-name="ce11" office:value-type="time" office:time-value="PT00H03M42S" calcext:value-type="time">
            <text:p>00:03:42</text:p>
          </table:table-cell>
          <table:table-cell office:value-type="float" office:value="404.9" calcext:value-type="float">
            <text:p>40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3S" calcext:value-type="time">
            <text:p>03:43</text:p>
          </table:table-cell>
          <table:table-cell office:value-type="float" office:value="419.1" calcext:value-type="float">
            <text:p>419.1</text:p>
          </table:table-cell>
          <table:table-cell table:style-name="ce11" office:value-type="time" office:time-value="PT00H03M42.9S" calcext:value-type="time">
            <text:p>00:03:43</text:p>
          </table:table-cell>
          <table:table-cell office:value-type="float" office:value="405.3" calcext:value-type="float">
            <text:p>40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3.9S" calcext:value-type="time">
            <text:p>03:44</text:p>
          </table:table-cell>
          <table:table-cell office:value-type="float" office:value="419.5" calcext:value-type="float">
            <text:p>419.5</text:p>
          </table:table-cell>
          <table:table-cell table:style-name="ce11" office:value-type="time" office:time-value="PT00H03M43.9S" calcext:value-type="time">
            <text:p>00:03:44</text:p>
          </table:table-cell>
          <table:table-cell office:value-type="float" office:value="405.6" calcext:value-type="float">
            <text:p>405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4.9S" calcext:value-type="time">
            <text:p>03:45</text:p>
          </table:table-cell>
          <table:table-cell office:value-type="float" office:value="419.8" calcext:value-type="float">
            <text:p>419.8</text:p>
          </table:table-cell>
          <table:table-cell table:style-name="ce11" office:value-type="time" office:time-value="PT00H03M44.8S" calcext:value-type="time">
            <text:p>00:03:45</text:p>
          </table:table-cell>
          <table:table-cell office:value-type="float" office:value="406.1" calcext:value-type="float">
            <text:p>406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5.8S" calcext:value-type="time">
            <text:p>03:46</text:p>
          </table:table-cell>
          <table:table-cell office:value-type="float" office:value="420.2" calcext:value-type="float">
            <text:p>420.2</text:p>
          </table:table-cell>
          <table:table-cell table:style-name="ce11" office:value-type="time" office:time-value="PT00H03M45.8S" calcext:value-type="time">
            <text:p>00:03:46</text:p>
          </table:table-cell>
          <table:table-cell office:value-type="float" office:value="406.5" calcext:value-type="float">
            <text:p>406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6.8S" calcext:value-type="time">
            <text:p>03:47</text:p>
          </table:table-cell>
          <table:table-cell office:value-type="float" office:value="420.9" calcext:value-type="float">
            <text:p>420.9</text:p>
          </table:table-cell>
          <table:table-cell table:style-name="ce11" office:value-type="time" office:time-value="PT00H03M46.7S" calcext:value-type="time">
            <text:p>00:03:47</text:p>
          </table:table-cell>
          <table:table-cell office:value-type="float" office:value="407" calcext:value-type="float">
            <text:p>40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7.7S" calcext:value-type="time">
            <text:p>03:48</text:p>
          </table:table-cell>
          <table:table-cell office:value-type="float" office:value="421.6" calcext:value-type="float">
            <text:p>421.6</text:p>
          </table:table-cell>
          <table:table-cell table:style-name="ce11" office:value-type="time" office:time-value="PT00H03M47.7S" calcext:value-type="time">
            <text:p>00:03:48</text:p>
          </table:table-cell>
          <table:table-cell office:value-type="float" office:value="407.6" calcext:value-type="float">
            <text:p>407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8.7S" calcext:value-type="time">
            <text:p>03:49</text:p>
          </table:table-cell>
          <table:table-cell office:value-type="float" office:value="422.3" calcext:value-type="float">
            <text:p>422.3</text:p>
          </table:table-cell>
          <table:table-cell table:style-name="ce11" office:value-type="time" office:time-value="PT00H03M48.6S" calcext:value-type="time">
            <text:p>00:03:49</text:p>
          </table:table-cell>
          <table:table-cell office:value-type="float" office:value="408.2" calcext:value-type="float">
            <text:p>408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49.6S" calcext:value-type="time">
            <text:p>03:50</text:p>
          </table:table-cell>
          <table:table-cell office:value-type="float" office:value="423.5" calcext:value-type="float">
            <text:p>423.5</text:p>
          </table:table-cell>
          <table:table-cell table:style-name="ce11" office:value-type="time" office:time-value="PT00H03M49.6S" calcext:value-type="time">
            <text:p>00:03:50</text:p>
          </table:table-cell>
          <table:table-cell office:value-type="float" office:value="408.8" calcext:value-type="float">
            <text:p>408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0.6S" calcext:value-type="time">
            <text:p>03:51</text:p>
          </table:table-cell>
          <table:table-cell office:value-type="float" office:value="424.2" calcext:value-type="float">
            <text:p>424.2</text:p>
          </table:table-cell>
          <table:table-cell table:style-name="ce11" office:value-type="time" office:time-value="PT00H03M50.5S" calcext:value-type="time">
            <text:p>00:03:51</text:p>
          </table:table-cell>
          <table:table-cell office:value-type="float" office:value="410.1" calcext:value-type="float">
            <text:p>410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1.5S" calcext:value-type="time">
            <text:p>03:52</text:p>
          </table:table-cell>
          <table:table-cell office:value-type="float" office:value="424.6" calcext:value-type="float">
            <text:p>424.6</text:p>
          </table:table-cell>
          <table:table-cell table:style-name="ce11" office:value-type="time" office:time-value="PT00H03M51.5S" calcext:value-type="time">
            <text:p>00:03:52</text:p>
          </table:table-cell>
          <table:table-cell office:value-type="float" office:value="410.9" calcext:value-type="float">
            <text:p>410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2.5S" calcext:value-type="time">
            <text:p>03:53</text:p>
          </table:table-cell>
          <table:table-cell office:value-type="float" office:value="425.1" calcext:value-type="float">
            <text:p>425.1</text:p>
          </table:table-cell>
          <table:table-cell table:style-name="ce11" office:value-type="time" office:time-value="PT00H03M52.4S" calcext:value-type="time">
            <text:p>00:03:52</text:p>
          </table:table-cell>
          <table:table-cell office:value-type="float" office:value="411.5" calcext:value-type="float">
            <text:p>411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3.4S" calcext:value-type="time">
            <text:p>03:53</text:p>
          </table:table-cell>
          <table:table-cell office:value-type="float" office:value="426.1" calcext:value-type="float">
            <text:p>426.1</text:p>
          </table:table-cell>
          <table:table-cell table:style-name="ce11" office:value-type="time" office:time-value="PT00H03M53.4S" calcext:value-type="time">
            <text:p>00:03:53</text:p>
          </table:table-cell>
          <table:table-cell office:value-type="float" office:value="412" calcext:value-type="float">
            <text:p>41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4.4S" calcext:value-type="time">
            <text:p>03:54</text:p>
          </table:table-cell>
          <table:table-cell office:value-type="float" office:value="426.7" calcext:value-type="float">
            <text:p>426.7</text:p>
          </table:table-cell>
          <table:table-cell table:style-name="ce11" office:value-type="time" office:time-value="PT00H03M54.4S" calcext:value-type="time">
            <text:p>00:03:54</text:p>
          </table:table-cell>
          <table:table-cell office:value-type="float" office:value="412.6" calcext:value-type="float">
            <text:p>412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5.3S" calcext:value-type="time">
            <text:p>03:55</text:p>
          </table:table-cell>
          <table:table-cell office:value-type="float" office:value="420.9" calcext:value-type="float">
            <text:p>420.9</text:p>
          </table:table-cell>
          <table:table-cell table:style-name="ce11" office:value-type="time" office:time-value="PT00H03M55.3S" calcext:value-type="time">
            <text:p>00:03:55</text:p>
          </table:table-cell>
          <table:table-cell office:value-type="float" office:value="412.8" calcext:value-type="float">
            <text:p>412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6.3S" calcext:value-type="time">
            <text:p>03:56</text:p>
          </table:table-cell>
          <table:table-cell office:value-type="float" office:value="421.5" calcext:value-type="float">
            <text:p>421.5</text:p>
          </table:table-cell>
          <table:table-cell table:style-name="ce11" office:value-type="time" office:time-value="PT00H03M56.3S" calcext:value-type="time">
            <text:p>00:03:56</text:p>
          </table:table-cell>
          <table:table-cell office:value-type="float" office:value="413.3" calcext:value-type="float">
            <text:p>413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7.2S" calcext:value-type="time">
            <text:p>03:57</text:p>
          </table:table-cell>
          <table:table-cell office:value-type="float" office:value="421.7" calcext:value-type="float">
            <text:p>421.7</text:p>
          </table:table-cell>
          <table:table-cell table:style-name="ce11" office:value-type="time" office:time-value="PT00H03M57.2S" calcext:value-type="time">
            <text:p>00:03:57</text:p>
          </table:table-cell>
          <table:table-cell office:value-type="float" office:value="413.6" calcext:value-type="float">
            <text:p>413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8.2S" calcext:value-type="time">
            <text:p>03:58</text:p>
          </table:table-cell>
          <table:table-cell office:value-type="float" office:value="422.4" calcext:value-type="float">
            <text:p>422.4</text:p>
          </table:table-cell>
          <table:table-cell table:style-name="ce11" office:value-type="time" office:time-value="PT00H03M58.2S" calcext:value-type="time">
            <text:p>00:03:58</text:p>
          </table:table-cell>
          <table:table-cell office:value-type="float" office:value="414.3" calcext:value-type="float">
            <text:p>41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3M59.1S" calcext:value-type="time">
            <text:p>03:59</text:p>
          </table:table-cell>
          <table:table-cell office:value-type="float" office:value="422.2" calcext:value-type="float">
            <text:p>422.2</text:p>
          </table:table-cell>
          <table:table-cell table:style-name="ce11" office:value-type="time" office:time-value="PT00H03M59.1S" calcext:value-type="time">
            <text:p>00:03:59</text:p>
          </table:table-cell>
          <table:table-cell office:value-type="float" office:value="414.9" calcext:value-type="float">
            <text:p>41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0.1S" calcext:value-type="time">
            <text:p>04:00</text:p>
          </table:table-cell>
          <table:table-cell office:value-type="float" office:value="422.4" calcext:value-type="float">
            <text:p>422.4</text:p>
          </table:table-cell>
          <table:table-cell table:style-name="ce11" office:value-type="time" office:time-value="PT00H04M00.1S" calcext:value-type="time">
            <text:p>00:04:00</text:p>
          </table:table-cell>
          <table:table-cell office:value-type="float" office:value="415.1" calcext:value-type="float">
            <text:p>415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1S" calcext:value-type="time">
            <text:p>04:01</text:p>
          </table:table-cell>
          <table:table-cell office:value-type="float" office:value="422.9" calcext:value-type="float">
            <text:p>422.9</text:p>
          </table:table-cell>
          <table:table-cell table:style-name="ce11" office:value-type="time" office:time-value="PT00H04M01S" calcext:value-type="time">
            <text:p>00:04:01</text:p>
          </table:table-cell>
          <table:table-cell office:value-type="float" office:value="415.6" calcext:value-type="float">
            <text:p>415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2S" calcext:value-type="time">
            <text:p>04:02</text:p>
          </table:table-cell>
          <table:table-cell office:value-type="float" office:value="423.8" calcext:value-type="float">
            <text:p>423.8</text:p>
          </table:table-cell>
          <table:table-cell table:style-name="ce11" office:value-type="time" office:time-value="PT00H04M02S" calcext:value-type="time">
            <text:p>00:04:02</text:p>
          </table:table-cell>
          <table:table-cell office:value-type="float" office:value="415.8" calcext:value-type="float">
            <text:p>415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2.9S" calcext:value-type="time">
            <text:p>04:03</text:p>
          </table:table-cell>
          <table:table-cell office:value-type="float" office:value="424.1" calcext:value-type="float">
            <text:p>424.1</text:p>
          </table:table-cell>
          <table:table-cell table:style-name="ce11" office:value-type="time" office:time-value="PT00H04M02.9S" calcext:value-type="time">
            <text:p>00:04:03</text:p>
          </table:table-cell>
          <table:table-cell office:value-type="float" office:value="415.8" calcext:value-type="float">
            <text:p>415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3.9S" calcext:value-type="time">
            <text:p>04:04</text:p>
          </table:table-cell>
          <table:table-cell office:value-type="float" office:value="425.1" calcext:value-type="float">
            <text:p>425.1</text:p>
          </table:table-cell>
          <table:table-cell table:style-name="ce11" office:value-type="time" office:time-value="PT00H04M03.9S" calcext:value-type="time">
            <text:p>00:04:04</text:p>
          </table:table-cell>
          <table:table-cell office:value-type="float" office:value="416.3" calcext:value-type="float">
            <text:p>416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4.8S" calcext:value-type="time">
            <text:p>04:05</text:p>
          </table:table-cell>
          <table:table-cell office:value-type="float" office:value="431.8" calcext:value-type="float">
            <text:p>431.8</text:p>
          </table:table-cell>
          <table:table-cell table:style-name="ce11" office:value-type="time" office:time-value="PT00H04M04.8S" calcext:value-type="time">
            <text:p>00:04:05</text:p>
          </table:table-cell>
          <table:table-cell office:value-type="float" office:value="415.9" calcext:value-type="float">
            <text:p>415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5.8S" calcext:value-type="time">
            <text:p>04:06</text:p>
          </table:table-cell>
          <table:table-cell office:value-type="float" office:value="432" calcext:value-type="float">
            <text:p>432</text:p>
          </table:table-cell>
          <table:table-cell table:style-name="ce11" office:value-type="time" office:time-value="PT00H04M05.8S" calcext:value-type="time">
            <text:p>00:04:06</text:p>
          </table:table-cell>
          <table:table-cell office:value-type="float" office:value="416.2" calcext:value-type="float">
            <text:p>416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6.8S" calcext:value-type="time">
            <text:p>04:07</text:p>
          </table:table-cell>
          <table:table-cell office:value-type="float" office:value="431.6" calcext:value-type="float">
            <text:p>431.6</text:p>
          </table:table-cell>
          <table:table-cell table:style-name="ce11" office:value-type="time" office:time-value="PT00H04M06.7S" calcext:value-type="time">
            <text:p>00:04:07</text:p>
          </table:table-cell>
          <table:table-cell office:value-type="float" office:value="416.6" calcext:value-type="float">
            <text:p>416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7.7S" calcext:value-type="time">
            <text:p>04:08</text:p>
          </table:table-cell>
          <table:table-cell office:value-type="float" office:value="431.8" calcext:value-type="float">
            <text:p>431.8</text:p>
          </table:table-cell>
          <table:table-cell table:style-name="ce11" office:value-type="time" office:time-value="PT00H04M07.7S" calcext:value-type="time">
            <text:p>00:04:08</text:p>
          </table:table-cell>
          <table:table-cell office:value-type="float" office:value="416.9" calcext:value-type="float">
            <text:p>416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8.7S" calcext:value-type="time">
            <text:p>04:09</text:p>
          </table:table-cell>
          <table:table-cell office:value-type="float" office:value="432.6" calcext:value-type="float">
            <text:p>432.6</text:p>
          </table:table-cell>
          <table:table-cell table:style-name="ce11" office:value-type="time" office:time-value="PT00H04M08.6S" calcext:value-type="time">
            <text:p>00:04:09</text:p>
          </table:table-cell>
          <table:table-cell office:value-type="float" office:value="417" calcext:value-type="float">
            <text:p>41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09.6S" calcext:value-type="time">
            <text:p>04:10</text:p>
          </table:table-cell>
          <table:table-cell office:value-type="float" office:value="433.2" calcext:value-type="float">
            <text:p>433.2</text:p>
          </table:table-cell>
          <table:table-cell table:style-name="ce11" office:value-type="time" office:time-value="PT00H04M09.6S" calcext:value-type="time">
            <text:p>00:04:10</text:p>
          </table:table-cell>
          <table:table-cell office:value-type="float" office:value="417.4" calcext:value-type="float">
            <text:p>417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0.6S" calcext:value-type="time">
            <text:p>04:11</text:p>
          </table:table-cell>
          <table:table-cell office:value-type="float" office:value="433.9" calcext:value-type="float">
            <text:p>433.9</text:p>
          </table:table-cell>
          <table:table-cell table:style-name="ce11" office:value-type="time" office:time-value="PT00H04M10.5S" calcext:value-type="time">
            <text:p>00:04:11</text:p>
          </table:table-cell>
          <table:table-cell office:value-type="float" office:value="417.7" calcext:value-type="float">
            <text:p>417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1.5S" calcext:value-type="time">
            <text:p>04:12</text:p>
          </table:table-cell>
          <table:table-cell office:value-type="float" office:value="434.6" calcext:value-type="float">
            <text:p>434.6</text:p>
          </table:table-cell>
          <table:table-cell table:style-name="ce11" office:value-type="time" office:time-value="PT00H04M11.5S" calcext:value-type="time">
            <text:p>00:04:12</text:p>
          </table:table-cell>
          <table:table-cell office:value-type="float" office:value="417.9" calcext:value-type="float">
            <text:p>417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2.5S" calcext:value-type="time">
            <text:p>04:13</text:p>
          </table:table-cell>
          <table:table-cell office:value-type="float" office:value="434.7" calcext:value-type="float">
            <text:p>434.7</text:p>
          </table:table-cell>
          <table:table-cell table:style-name="ce11" office:value-type="time" office:time-value="PT00H04M12.4S" calcext:value-type="time">
            <text:p>00:04:12</text:p>
          </table:table-cell>
          <table:table-cell office:value-type="float" office:value="418" calcext:value-type="float">
            <text:p>41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3.4S" calcext:value-type="time">
            <text:p>04:13</text:p>
          </table:table-cell>
          <table:table-cell office:value-type="float" office:value="435" calcext:value-type="float">
            <text:p>435</text:p>
          </table:table-cell>
          <table:table-cell table:style-name="ce11" office:value-type="time" office:time-value="PT00H04M13.4S" calcext:value-type="time">
            <text:p>00:04:13</text:p>
          </table:table-cell>
          <table:table-cell office:value-type="float" office:value="418.4" calcext:value-type="float">
            <text:p>418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4.4S" calcext:value-type="time">
            <text:p>04:14</text:p>
          </table:table-cell>
          <table:table-cell office:value-type="float" office:value="435.6" calcext:value-type="float">
            <text:p>435.6</text:p>
          </table:table-cell>
          <table:table-cell table:style-name="ce11" office:value-type="time" office:time-value="PT00H04M14.3S" calcext:value-type="time">
            <text:p>00:04:14</text:p>
          </table:table-cell>
          <table:table-cell office:value-type="float" office:value="419" calcext:value-type="float">
            <text:p>41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5.3S" calcext:value-type="time">
            <text:p>04:15</text:p>
          </table:table-cell>
          <table:table-cell office:value-type="float" office:value="436.3" calcext:value-type="float">
            <text:p>436.3</text:p>
          </table:table-cell>
          <table:table-cell table:style-name="ce11" office:value-type="time" office:time-value="PT00H04M15.3S" calcext:value-type="time">
            <text:p>00:04:15</text:p>
          </table:table-cell>
          <table:table-cell office:value-type="float" office:value="419.4" calcext:value-type="float">
            <text:p>419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6.3S" calcext:value-type="time">
            <text:p>04:16</text:p>
          </table:table-cell>
          <table:table-cell office:value-type="float" office:value="438.2" calcext:value-type="float">
            <text:p>438.2</text:p>
          </table:table-cell>
          <table:table-cell table:style-name="ce11" office:value-type="time" office:time-value="PT00H04M16.2S" calcext:value-type="time">
            <text:p>00:04:16</text:p>
          </table:table-cell>
          <table:table-cell office:value-type="float" office:value="420" calcext:value-type="float">
            <text:p>420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7.3S" calcext:value-type="time">
            <text:p>04:17</text:p>
          </table:table-cell>
          <table:table-cell office:value-type="float" office:value="438.2" calcext:value-type="float">
            <text:p>438.2</text:p>
          </table:table-cell>
          <table:table-cell table:style-name="ce11" office:value-type="time" office:time-value="PT00H04M17.2S" calcext:value-type="time">
            <text:p>00:04:17</text:p>
          </table:table-cell>
          <table:table-cell office:value-type="float" office:value="420.7" calcext:value-type="float">
            <text:p>420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8.2S" calcext:value-type="time">
            <text:p>04:18</text:p>
          </table:table-cell>
          <table:table-cell office:value-type="float" office:value="438.3" calcext:value-type="float">
            <text:p>438.3</text:p>
          </table:table-cell>
          <table:table-cell table:style-name="ce11" office:value-type="time" office:time-value="PT00H04M18.1S" calcext:value-type="time">
            <text:p>00:04:18</text:p>
          </table:table-cell>
          <table:table-cell office:value-type="float" office:value="421.2" calcext:value-type="float">
            <text:p>421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19.2S" calcext:value-type="time">
            <text:p>04:19</text:p>
          </table:table-cell>
          <table:table-cell office:value-type="float" office:value="438.9" calcext:value-type="float">
            <text:p>438.9</text:p>
          </table:table-cell>
          <table:table-cell table:style-name="ce11" office:value-type="time" office:time-value="PT00H04M19.1S" calcext:value-type="time">
            <text:p>00:04:19</text:p>
          </table:table-cell>
          <table:table-cell office:value-type="float" office:value="420.9" calcext:value-type="float">
            <text:p>420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0.1S" calcext:value-type="time">
            <text:p>04:20</text:p>
          </table:table-cell>
          <table:table-cell office:value-type="float" office:value="439.2" calcext:value-type="float">
            <text:p>439.2</text:p>
          </table:table-cell>
          <table:table-cell table:style-name="ce11" office:value-type="time" office:time-value="PT00H04M20.1S" calcext:value-type="time">
            <text:p>00:04:20</text:p>
          </table:table-cell>
          <table:table-cell office:value-type="float" office:value="421.1" calcext:value-type="float">
            <text:p>42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1.1S" calcext:value-type="time">
            <text:p>04:21</text:p>
          </table:table-cell>
          <table:table-cell office:value-type="float" office:value="438.8" calcext:value-type="float">
            <text:p>438.8</text:p>
          </table:table-cell>
          <table:table-cell table:style-name="ce11" office:value-type="time" office:time-value="PT00H04M21S" calcext:value-type="time">
            <text:p>00:04:21</text:p>
          </table:table-cell>
          <table:table-cell office:value-type="float" office:value="421.4" calcext:value-type="float">
            <text:p>421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2S" calcext:value-type="time">
            <text:p>04:22</text:p>
          </table:table-cell>
          <table:table-cell office:value-type="float" office:value="439.8" calcext:value-type="float">
            <text:p>439.8</text:p>
          </table:table-cell>
          <table:table-cell table:style-name="ce11" office:value-type="time" office:time-value="PT00H04M22S" calcext:value-type="time">
            <text:p>00:04:22</text:p>
          </table:table-cell>
          <table:table-cell office:value-type="float" office:value="421.9" calcext:value-type="float">
            <text:p>421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3S" calcext:value-type="time">
            <text:p>04:23</text:p>
          </table:table-cell>
          <table:table-cell office:value-type="float" office:value="439.7" calcext:value-type="float">
            <text:p>439.7</text:p>
          </table:table-cell>
          <table:table-cell table:style-name="ce11" office:value-type="time" office:time-value="PT00H04M22.9S" calcext:value-type="time">
            <text:p>00:04:23</text:p>
          </table:table-cell>
          <table:table-cell office:value-type="float" office:value="422.3" calcext:value-type="float">
            <text:p>422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3.9S" calcext:value-type="time">
            <text:p>04:24</text:p>
          </table:table-cell>
          <table:table-cell office:value-type="float" office:value="440.1" calcext:value-type="float">
            <text:p>440.1</text:p>
          </table:table-cell>
          <table:table-cell table:style-name="ce11" office:value-type="time" office:time-value="PT00H04M23.9S" calcext:value-type="time">
            <text:p>00:04:24</text:p>
          </table:table-cell>
          <table:table-cell office:value-type="float" office:value="422.9" calcext:value-type="float">
            <text:p>422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4.9S" calcext:value-type="time">
            <text:p>04:25</text:p>
          </table:table-cell>
          <table:table-cell office:value-type="float" office:value="440.9" calcext:value-type="float">
            <text:p>440.9</text:p>
          </table:table-cell>
          <table:table-cell table:style-name="ce11" office:value-type="time" office:time-value="PT00H04M24.8S" calcext:value-type="time">
            <text:p>00:04:25</text:p>
          </table:table-cell>
          <table:table-cell office:value-type="float" office:value="423.4" calcext:value-type="float">
            <text:p>423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5.8S" calcext:value-type="time">
            <text:p>04:26</text:p>
          </table:table-cell>
          <table:table-cell office:value-type="float" office:value="441.5" calcext:value-type="float">
            <text:p>441.5</text:p>
          </table:table-cell>
          <table:table-cell table:style-name="ce11" office:value-type="time" office:time-value="PT00H04M25.8S" calcext:value-type="time">
            <text:p>00:04:26</text:p>
          </table:table-cell>
          <table:table-cell office:value-type="float" office:value="424" calcext:value-type="float">
            <text:p>42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6.8S" calcext:value-type="time">
            <text:p>04:27</text:p>
          </table:table-cell>
          <table:table-cell office:value-type="float" office:value="442.9" calcext:value-type="float">
            <text:p>442.9</text:p>
          </table:table-cell>
          <table:table-cell table:style-name="ce11" office:value-type="time" office:time-value="PT00H04M26.7S" calcext:value-type="time">
            <text:p>00:04:27</text:p>
          </table:table-cell>
          <table:table-cell office:value-type="float" office:value="424.4" calcext:value-type="float">
            <text:p>424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7.7S" calcext:value-type="time">
            <text:p>04:28</text:p>
          </table:table-cell>
          <table:table-cell office:value-type="float" office:value="444.7" calcext:value-type="float">
            <text:p>444.7</text:p>
          </table:table-cell>
          <table:table-cell table:style-name="ce11" office:value-type="time" office:time-value="PT00H04M27.7S" calcext:value-type="time">
            <text:p>00:04:28</text:p>
          </table:table-cell>
          <table:table-cell office:value-type="float" office:value="424.8" calcext:value-type="float">
            <text:p>42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8.7S" calcext:value-type="time">
            <text:p>04:29</text:p>
          </table:table-cell>
          <table:table-cell office:value-type="float" office:value="446" calcext:value-type="float">
            <text:p>446</text:p>
          </table:table-cell>
          <table:table-cell table:style-name="ce11" office:value-type="time" office:time-value="PT00H04M28.6S" calcext:value-type="time">
            <text:p>00:04:29</text:p>
          </table:table-cell>
          <table:table-cell office:value-type="float" office:value="425.1" calcext:value-type="float">
            <text:p>425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29.6S" calcext:value-type="time">
            <text:p>04:30</text:p>
          </table:table-cell>
          <table:table-cell office:value-type="float" office:value="446.8" calcext:value-type="float">
            <text:p>446.8</text:p>
          </table:table-cell>
          <table:table-cell table:style-name="ce11" office:value-type="time" office:time-value="PT00H04M29.6S" calcext:value-type="time">
            <text:p>00:04:30</text:p>
          </table:table-cell>
          <table:table-cell office:value-type="float" office:value="425.7" calcext:value-type="float">
            <text:p>425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0.6S" calcext:value-type="time">
            <text:p>04:31</text:p>
          </table:table-cell>
          <table:table-cell office:value-type="float" office:value="448.1" calcext:value-type="float">
            <text:p>448.1</text:p>
          </table:table-cell>
          <table:table-cell table:style-name="ce11" office:value-type="time" office:time-value="PT00H04M30.5S" calcext:value-type="time">
            <text:p>00:04:31</text:p>
          </table:table-cell>
          <table:table-cell office:value-type="float" office:value="426.7" calcext:value-type="float">
            <text:p>426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1.5S" calcext:value-type="time">
            <text:p>04:32</text:p>
          </table:table-cell>
          <table:table-cell office:value-type="float" office:value="448.3" calcext:value-type="float">
            <text:p>448.3</text:p>
          </table:table-cell>
          <table:table-cell table:style-name="ce11" office:value-type="time" office:time-value="PT00H04M31.5S" calcext:value-type="time">
            <text:p>00:04:32</text:p>
          </table:table-cell>
          <table:table-cell office:value-type="float" office:value="427.5" calcext:value-type="float">
            <text:p>427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2.5S" calcext:value-type="time">
            <text:p>04:33</text:p>
          </table:table-cell>
          <table:table-cell office:value-type="float" office:value="449.7" calcext:value-type="float">
            <text:p>449.7</text:p>
          </table:table-cell>
          <table:table-cell table:style-name="ce11" office:value-type="time" office:time-value="PT00H04M32.4S" calcext:value-type="time">
            <text:p>00:04:32</text:p>
          </table:table-cell>
          <table:table-cell office:value-type="float" office:value="427.9" calcext:value-type="float">
            <text:p>427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3.4S" calcext:value-type="time">
            <text:p>04:33</text:p>
          </table:table-cell>
          <table:table-cell office:value-type="float" office:value="450.8" calcext:value-type="float">
            <text:p>450.8</text:p>
          </table:table-cell>
          <table:table-cell table:style-name="ce11" office:value-type="time" office:time-value="PT00H04M33.4S" calcext:value-type="time">
            <text:p>00:04:33</text:p>
          </table:table-cell>
          <table:table-cell office:value-type="float" office:value="429.5" calcext:value-type="float">
            <text:p>429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4.4S" calcext:value-type="time">
            <text:p>04:34</text:p>
          </table:table-cell>
          <table:table-cell office:value-type="float" office:value="451.6" calcext:value-type="float">
            <text:p>451.6</text:p>
          </table:table-cell>
          <table:table-cell table:style-name="ce11" office:value-type="time" office:time-value="PT00H04M34.3S" calcext:value-type="time">
            <text:p>00:04:34</text:p>
          </table:table-cell>
          <table:table-cell office:value-type="float" office:value="430.4" calcext:value-type="float">
            <text:p>430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5.3S" calcext:value-type="time">
            <text:p>04:35</text:p>
          </table:table-cell>
          <table:table-cell office:value-type="float" office:value="451.8" calcext:value-type="float">
            <text:p>451.8</text:p>
          </table:table-cell>
          <table:table-cell table:style-name="ce11" office:value-type="time" office:time-value="PT00H04M35.3S" calcext:value-type="time">
            <text:p>00:04:35</text:p>
          </table:table-cell>
          <table:table-cell office:value-type="float" office:value="430.8" calcext:value-type="float">
            <text:p>430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6.3S" calcext:value-type="time">
            <text:p>04:36</text:p>
          </table:table-cell>
          <table:table-cell office:value-type="float" office:value="452.4" calcext:value-type="float">
            <text:p>452.4</text:p>
          </table:table-cell>
          <table:table-cell table:style-name="ce11" office:value-type="time" office:time-value="PT00H04M36.3S" calcext:value-type="time">
            <text:p>00:04:36</text:p>
          </table:table-cell>
          <table:table-cell office:value-type="float" office:value="431.5" calcext:value-type="float">
            <text:p>431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7.3S" calcext:value-type="time">
            <text:p>04:37</text:p>
          </table:table-cell>
          <table:table-cell office:value-type="float" office:value="452.4" calcext:value-type="float">
            <text:p>452.4</text:p>
          </table:table-cell>
          <table:table-cell table:style-name="ce11" office:value-type="time" office:time-value="PT00H04M37.2S" calcext:value-type="time">
            <text:p>00:04:37</text:p>
          </table:table-cell>
          <table:table-cell office:value-type="float" office:value="432.1" calcext:value-type="float">
            <text:p>432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8.2S" calcext:value-type="time">
            <text:p>04:38</text:p>
          </table:table-cell>
          <table:table-cell office:value-type="float" office:value="452" calcext:value-type="float">
            <text:p>452</text:p>
          </table:table-cell>
          <table:table-cell table:style-name="ce11" office:value-type="time" office:time-value="PT00H04M38.2S" calcext:value-type="time">
            <text:p>00:04:38</text:p>
          </table:table-cell>
          <table:table-cell office:value-type="float" office:value="432.6" calcext:value-type="float">
            <text:p>432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39.2S" calcext:value-type="time">
            <text:p>04:39</text:p>
          </table:table-cell>
          <table:table-cell office:value-type="float" office:value="452.3" calcext:value-type="float">
            <text:p>452.3</text:p>
          </table:table-cell>
          <table:table-cell table:style-name="ce11" office:value-type="time" office:time-value="PT00H04M39.1S" calcext:value-type="time">
            <text:p>00:04:39</text:p>
          </table:table-cell>
          <table:table-cell office:value-type="float" office:value="433.3" calcext:value-type="float">
            <text:p>433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0.1S" calcext:value-type="time">
            <text:p>04:40</text:p>
          </table:table-cell>
          <table:table-cell office:value-type="float" office:value="452.2" calcext:value-type="float">
            <text:p>452.2</text:p>
          </table:table-cell>
          <table:table-cell table:style-name="ce11" office:value-type="time" office:time-value="PT00H04M40.1S" calcext:value-type="time">
            <text:p>00:04:40</text:p>
          </table:table-cell>
          <table:table-cell office:value-type="float" office:value="433.7" calcext:value-type="float">
            <text:p>433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1.1S" calcext:value-type="time">
            <text:p>04:41</text:p>
          </table:table-cell>
          <table:table-cell office:value-type="float" office:value="452.4" calcext:value-type="float">
            <text:p>452.4</text:p>
          </table:table-cell>
          <table:table-cell table:style-name="ce11" office:value-type="time" office:time-value="PT00H04M41.1S" calcext:value-type="time">
            <text:p>00:04:41</text:p>
          </table:table-cell>
          <table:table-cell office:value-type="float" office:value="434" calcext:value-type="float">
            <text:p>43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2S" calcext:value-type="time">
            <text:p>04:42</text:p>
          </table:table-cell>
          <table:table-cell office:value-type="float" office:value="451.8" calcext:value-type="float">
            <text:p>451.8</text:p>
          </table:table-cell>
          <table:table-cell table:style-name="ce11" office:value-type="time" office:time-value="PT00H04M42S" calcext:value-type="time">
            <text:p>00:04:42</text:p>
          </table:table-cell>
          <table:table-cell office:value-type="float" office:value="434.3" calcext:value-type="float">
            <text:p>43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3S" calcext:value-type="time">
            <text:p>04:43</text:p>
          </table:table-cell>
          <table:table-cell office:value-type="float" office:value="450.9" calcext:value-type="float">
            <text:p>450.9</text:p>
          </table:table-cell>
          <table:table-cell table:style-name="ce11" office:value-type="time" office:time-value="PT00H04M43S" calcext:value-type="time">
            <text:p>00:04:43</text:p>
          </table:table-cell>
          <table:table-cell office:value-type="float" office:value="434.8" calcext:value-type="float">
            <text:p>43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3.9S" calcext:value-type="time">
            <text:p>04:44</text:p>
          </table:table-cell>
          <table:table-cell office:value-type="float" office:value="449.9" calcext:value-type="float">
            <text:p>449.9</text:p>
          </table:table-cell>
          <table:table-cell table:style-name="ce11" office:value-type="time" office:time-value="PT00H04M43.9S" calcext:value-type="time">
            <text:p>00:04:44</text:p>
          </table:table-cell>
          <table:table-cell office:value-type="float" office:value="435.3" calcext:value-type="float">
            <text:p>43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4.9S" calcext:value-type="time">
            <text:p>04:45</text:p>
          </table:table-cell>
          <table:table-cell office:value-type="float" office:value="450" calcext:value-type="float">
            <text:p>450</text:p>
          </table:table-cell>
          <table:table-cell table:style-name="ce11" office:value-type="time" office:time-value="PT00H04M44.9S" calcext:value-type="time">
            <text:p>00:04:45</text:p>
          </table:table-cell>
          <table:table-cell office:value-type="float" office:value="434.9" calcext:value-type="float">
            <text:p>43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5.8S" calcext:value-type="time">
            <text:p>04:46</text:p>
          </table:table-cell>
          <table:table-cell office:value-type="float" office:value="449.4" calcext:value-type="float">
            <text:p>449.4</text:p>
          </table:table-cell>
          <table:table-cell table:style-name="ce11" office:value-type="time" office:time-value="PT00H04M45.8S" calcext:value-type="time">
            <text:p>00:04:46</text:p>
          </table:table-cell>
          <table:table-cell office:value-type="float" office:value="435.3" calcext:value-type="float">
            <text:p>43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6.8S" calcext:value-type="time">
            <text:p>04:47</text:p>
          </table:table-cell>
          <table:table-cell office:value-type="float" office:value="449.1" calcext:value-type="float">
            <text:p>449.1</text:p>
          </table:table-cell>
          <table:table-cell table:style-name="ce11" office:value-type="time" office:time-value="PT00H04M46.8S" calcext:value-type="time">
            <text:p>00:04:47</text:p>
          </table:table-cell>
          <table:table-cell office:value-type="float" office:value="435.6" calcext:value-type="float">
            <text:p>435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7.7S" calcext:value-type="time">
            <text:p>04:48</text:p>
          </table:table-cell>
          <table:table-cell office:value-type="float" office:value="449.4" calcext:value-type="float">
            <text:p>449.4</text:p>
          </table:table-cell>
          <table:table-cell table:style-name="ce11" office:value-type="time" office:time-value="PT00H04M47.7S" calcext:value-type="time">
            <text:p>00:04:48</text:p>
          </table:table-cell>
          <table:table-cell office:value-type="float" office:value="435.6" calcext:value-type="float">
            <text:p>435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8.7S" calcext:value-type="time">
            <text:p>04:49</text:p>
          </table:table-cell>
          <table:table-cell office:value-type="float" office:value="449.8" calcext:value-type="float">
            <text:p>449.8</text:p>
          </table:table-cell>
          <table:table-cell table:style-name="ce11" office:value-type="time" office:time-value="PT00H04M48.7S" calcext:value-type="time">
            <text:p>00:04:49</text:p>
          </table:table-cell>
          <table:table-cell office:value-type="float" office:value="435.7" calcext:value-type="float">
            <text:p>435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49.6S" calcext:value-type="time">
            <text:p>04:50</text:p>
          </table:table-cell>
          <table:table-cell office:value-type="float" office:value="450.3" calcext:value-type="float">
            <text:p>450.3</text:p>
          </table:table-cell>
          <table:table-cell table:style-name="ce11" office:value-type="time" office:time-value="PT00H04M49.6S" calcext:value-type="time">
            <text:p>00:04:50</text:p>
          </table:table-cell>
          <table:table-cell office:value-type="float" office:value="436.1" calcext:value-type="float">
            <text:p>436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0.6S" calcext:value-type="time">
            <text:p>04:51</text:p>
          </table:table-cell>
          <table:table-cell office:value-type="float" office:value="451.1" calcext:value-type="float">
            <text:p>451.1</text:p>
          </table:table-cell>
          <table:table-cell table:style-name="ce11" office:value-type="time" office:time-value="PT00H04M50.6S" calcext:value-type="time">
            <text:p>00:04:51</text:p>
          </table:table-cell>
          <table:table-cell office:value-type="float" office:value="436.6" calcext:value-type="float">
            <text:p>436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1.5S" calcext:value-type="time">
            <text:p>04:52</text:p>
          </table:table-cell>
          <table:table-cell office:value-type="float" office:value="452.3" calcext:value-type="float">
            <text:p>452.3</text:p>
          </table:table-cell>
          <table:table-cell table:style-name="ce11" office:value-type="time" office:time-value="PT00H04M51.5S" calcext:value-type="time">
            <text:p>00:04:52</text:p>
          </table:table-cell>
          <table:table-cell office:value-type="float" office:value="436.9" calcext:value-type="float">
            <text:p>436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2.5S" calcext:value-type="time">
            <text:p>04:53</text:p>
          </table:table-cell>
          <table:table-cell office:value-type="float" office:value="453.7" calcext:value-type="float">
            <text:p>453.7</text:p>
          </table:table-cell>
          <table:table-cell table:style-name="ce11" office:value-type="time" office:time-value="PT00H04M52.5S" calcext:value-type="time">
            <text:p>00:04:53</text:p>
          </table:table-cell>
          <table:table-cell office:value-type="float" office:value="437.1" calcext:value-type="float">
            <text:p>437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3.4S" calcext:value-type="time">
            <text:p>04:53</text:p>
          </table:table-cell>
          <table:table-cell office:value-type="float" office:value="455.6" calcext:value-type="float">
            <text:p>455.6</text:p>
          </table:table-cell>
          <table:table-cell table:style-name="ce11" office:value-type="time" office:time-value="PT00H04M53.4S" calcext:value-type="time">
            <text:p>00:04:53</text:p>
          </table:table-cell>
          <table:table-cell office:value-type="float" office:value="437.4" calcext:value-type="float">
            <text:p>437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4.4S" calcext:value-type="time">
            <text:p>04:54</text:p>
          </table:table-cell>
          <table:table-cell office:value-type="float" office:value="455.5" calcext:value-type="float">
            <text:p>455.5</text:p>
          </table:table-cell>
          <table:table-cell table:style-name="ce11" office:value-type="time" office:time-value="PT00H04M54.4S" calcext:value-type="time">
            <text:p>00:04:54</text:p>
          </table:table-cell>
          <table:table-cell office:value-type="float" office:value="437.7" calcext:value-type="float">
            <text:p>437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5.3S" calcext:value-type="time">
            <text:p>04:55</text:p>
          </table:table-cell>
          <table:table-cell office:value-type="float" office:value="456.1" calcext:value-type="float">
            <text:p>456.1</text:p>
          </table:table-cell>
          <table:table-cell table:style-name="ce11" office:value-type="time" office:time-value="PT00H04M55.3S" calcext:value-type="time">
            <text:p>00:04:55</text:p>
          </table:table-cell>
          <table:table-cell office:value-type="float" office:value="438.2" calcext:value-type="float">
            <text:p>438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6.3S" calcext:value-type="time">
            <text:p>04:56</text:p>
          </table:table-cell>
          <table:table-cell office:value-type="float" office:value="456.4" calcext:value-type="float">
            <text:p>456.4</text:p>
          </table:table-cell>
          <table:table-cell table:style-name="ce11" office:value-type="time" office:time-value="PT00H04M56.3S" calcext:value-type="time">
            <text:p>00:04:56</text:p>
          </table:table-cell>
          <table:table-cell office:value-type="float" office:value="438.6" calcext:value-type="float">
            <text:p>438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7.2S" calcext:value-type="time">
            <text:p>04:57</text:p>
          </table:table-cell>
          <table:table-cell office:value-type="float" office:value="456.2" calcext:value-type="float">
            <text:p>456.2</text:p>
          </table:table-cell>
          <table:table-cell table:style-name="ce11" office:value-type="time" office:time-value="PT00H04M57.2S" calcext:value-type="time">
            <text:p>00:04:57</text:p>
          </table:table-cell>
          <table:table-cell office:value-type="float" office:value="438.1" calcext:value-type="float">
            <text:p>438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8.2S" calcext:value-type="time">
            <text:p>04:58</text:p>
          </table:table-cell>
          <table:table-cell office:value-type="float" office:value="456.2" calcext:value-type="float">
            <text:p>456.2</text:p>
          </table:table-cell>
          <table:table-cell table:style-name="ce11" office:value-type="time" office:time-value="PT00H04M58.2S" calcext:value-type="time">
            <text:p>00:04:58</text:p>
          </table:table-cell>
          <table:table-cell office:value-type="float" office:value="438.1" calcext:value-type="float">
            <text:p>438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4M59.1S" calcext:value-type="time">
            <text:p>04:59</text:p>
          </table:table-cell>
          <table:table-cell office:value-type="float" office:value="455.9" calcext:value-type="float">
            <text:p>455.9</text:p>
          </table:table-cell>
          <table:table-cell table:style-name="ce11" office:value-type="time" office:time-value="PT00H04M59.1S" calcext:value-type="time">
            <text:p>00:04:59</text:p>
          </table:table-cell>
          <table:table-cell office:value-type="float" office:value="438.8" calcext:value-type="float">
            <text:p>438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0.1S" calcext:value-type="time">
            <text:p>05:00</text:p>
          </table:table-cell>
          <table:table-cell office:value-type="float" office:value="455.7" calcext:value-type="float">
            <text:p>455.7</text:p>
          </table:table-cell>
          <table:table-cell table:style-name="ce11" office:value-type="time" office:time-value="PT00H05M00.1S" calcext:value-type="time">
            <text:p>00:05:00</text:p>
          </table:table-cell>
          <table:table-cell office:value-type="float" office:value="439" calcext:value-type="float">
            <text:p>43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1.1S" calcext:value-type="time">
            <text:p>05:01</text:p>
          </table:table-cell>
          <table:table-cell office:value-type="float" office:value="456" calcext:value-type="float">
            <text:p>456</text:p>
          </table:table-cell>
          <table:table-cell table:style-name="ce11" office:value-type="time" office:time-value="PT00H05M01S" calcext:value-type="time">
            <text:p>00:05:01</text:p>
          </table:table-cell>
          <table:table-cell office:value-type="float" office:value="439.6" calcext:value-type="float">
            <text:p>439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2S" calcext:value-type="time">
            <text:p>05:02</text:p>
          </table:table-cell>
          <table:table-cell office:value-type="float" office:value="455.8" calcext:value-type="float">
            <text:p>455.8</text:p>
          </table:table-cell>
          <table:table-cell table:style-name="ce11" office:value-type="time" office:time-value="PT00H05M02S" calcext:value-type="time">
            <text:p>00:05:02</text:p>
          </table:table-cell>
          <table:table-cell office:value-type="float" office:value="440" calcext:value-type="float">
            <text:p>440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3S" calcext:value-type="time">
            <text:p>05:03</text:p>
          </table:table-cell>
          <table:table-cell office:value-type="float" office:value="455.2" calcext:value-type="float">
            <text:p>455.2</text:p>
          </table:table-cell>
          <table:table-cell table:style-name="ce11" office:value-type="time" office:time-value="PT00H05M02.9S" calcext:value-type="time">
            <text:p>00:05:03</text:p>
          </table:table-cell>
          <table:table-cell office:value-type="float" office:value="440.3" calcext:value-type="float">
            <text:p>440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3.9S" calcext:value-type="time">
            <text:p>05:04</text:p>
          </table:table-cell>
          <table:table-cell office:value-type="float" office:value="455.9" calcext:value-type="float">
            <text:p>455.9</text:p>
          </table:table-cell>
          <table:table-cell table:style-name="ce11" office:value-type="time" office:time-value="PT00H05M03.9S" calcext:value-type="time">
            <text:p>00:05:04</text:p>
          </table:table-cell>
          <table:table-cell office:value-type="float" office:value="440.6" calcext:value-type="float">
            <text:p>440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4.9S" calcext:value-type="time">
            <text:p>05:05</text:p>
          </table:table-cell>
          <table:table-cell office:value-type="float" office:value="454.9" calcext:value-type="float">
            <text:p>454.9</text:p>
          </table:table-cell>
          <table:table-cell table:style-name="ce11" office:value-type="time" office:time-value="PT00H05M04.8S" calcext:value-type="time">
            <text:p>00:05:05</text:p>
          </table:table-cell>
          <table:table-cell office:value-type="float" office:value="440.8" calcext:value-type="float">
            <text:p>440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5.8S" calcext:value-type="time">
            <text:p>05:06</text:p>
          </table:table-cell>
          <table:table-cell office:value-type="float" office:value="454.3" calcext:value-type="float">
            <text:p>454.3</text:p>
          </table:table-cell>
          <table:table-cell table:style-name="ce11" office:value-type="time" office:time-value="PT00H05M05.8S" calcext:value-type="time">
            <text:p>00:05:06</text:p>
          </table:table-cell>
          <table:table-cell office:value-type="float" office:value="441.1" calcext:value-type="float">
            <text:p>44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6.8S" calcext:value-type="time">
            <text:p>05:07</text:p>
          </table:table-cell>
          <table:table-cell office:value-type="float" office:value="453.4" calcext:value-type="float">
            <text:p>453.4</text:p>
          </table:table-cell>
          <table:table-cell table:style-name="ce11" office:value-type="time" office:time-value="PT00H05M06.7S" calcext:value-type="time">
            <text:p>00:05:07</text:p>
          </table:table-cell>
          <table:table-cell office:value-type="float" office:value="441.7" calcext:value-type="float">
            <text:p>441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7.8S" calcext:value-type="time">
            <text:p>05:08</text:p>
          </table:table-cell>
          <table:table-cell office:value-type="float" office:value="452.3" calcext:value-type="float">
            <text:p>452.3</text:p>
          </table:table-cell>
          <table:table-cell table:style-name="ce11" office:value-type="time" office:time-value="PT00H05M07.7S" calcext:value-type="time">
            <text:p>00:05:08</text:p>
          </table:table-cell>
          <table:table-cell office:value-type="float" office:value="442.2" calcext:value-type="float">
            <text:p>442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8.7S" calcext:value-type="time">
            <text:p>05:09</text:p>
          </table:table-cell>
          <table:table-cell office:value-type="float" office:value="451.6" calcext:value-type="float">
            <text:p>451.6</text:p>
          </table:table-cell>
          <table:table-cell table:style-name="ce11" office:value-type="time" office:time-value="PT00H05M08.7S" calcext:value-type="time">
            <text:p>00:05:09</text:p>
          </table:table-cell>
          <table:table-cell office:value-type="float" office:value="442.6" calcext:value-type="float">
            <text:p>442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09.7S" calcext:value-type="time">
            <text:p>05:10</text:p>
          </table:table-cell>
          <table:table-cell office:value-type="float" office:value="451.8" calcext:value-type="float">
            <text:p>451.8</text:p>
          </table:table-cell>
          <table:table-cell table:style-name="ce11" office:value-type="time" office:time-value="PT00H05M09.6S" calcext:value-type="time">
            <text:p>00:05:10</text:p>
          </table:table-cell>
          <table:table-cell office:value-type="float" office:value="443" calcext:value-type="float">
            <text:p>44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0.6S" calcext:value-type="time">
            <text:p>05:11</text:p>
          </table:table-cell>
          <table:table-cell office:value-type="float" office:value="450.7" calcext:value-type="float">
            <text:p>450.7</text:p>
          </table:table-cell>
          <table:table-cell table:style-name="ce11" office:value-type="time" office:time-value="PT00H05M10.6S" calcext:value-type="time">
            <text:p>00:05:11</text:p>
          </table:table-cell>
          <table:table-cell office:value-type="float" office:value="443.8" calcext:value-type="float">
            <text:p>443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1.6S" calcext:value-type="time">
            <text:p>05:12</text:p>
          </table:table-cell>
          <table:table-cell office:value-type="float" office:value="449.7" calcext:value-type="float">
            <text:p>449.7</text:p>
          </table:table-cell>
          <table:table-cell table:style-name="ce11" office:value-type="time" office:time-value="PT00H05M11.5S" calcext:value-type="time">
            <text:p>00:05:12</text:p>
          </table:table-cell>
          <table:table-cell office:value-type="float" office:value="445" calcext:value-type="float">
            <text:p>44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2.5S" calcext:value-type="time">
            <text:p>05:13</text:p>
          </table:table-cell>
          <table:table-cell office:value-type="float" office:value="449.5" calcext:value-type="float">
            <text:p>449.5</text:p>
          </table:table-cell>
          <table:table-cell table:style-name="ce11" office:value-type="time" office:time-value="PT00H05M12.5S" calcext:value-type="time">
            <text:p>00:05:13</text:p>
          </table:table-cell>
          <table:table-cell office:value-type="float" office:value="445.6" calcext:value-type="float">
            <text:p>445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3.5S" calcext:value-type="time">
            <text:p>05:14</text:p>
          </table:table-cell>
          <table:table-cell office:value-type="float" office:value="449.1" calcext:value-type="float">
            <text:p>449.1</text:p>
          </table:table-cell>
          <table:table-cell table:style-name="ce11" office:value-type="time" office:time-value="PT00H05M13.4S" calcext:value-type="time">
            <text:p>00:05:13</text:p>
          </table:table-cell>
          <table:table-cell office:value-type="float" office:value="446.1" calcext:value-type="float">
            <text:p>446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4.4S" calcext:value-type="time">
            <text:p>05:14</text:p>
          </table:table-cell>
          <table:table-cell office:value-type="float" office:value="450.6" calcext:value-type="float">
            <text:p>450.6</text:p>
          </table:table-cell>
          <table:table-cell table:style-name="ce11" office:value-type="time" office:time-value="PT00H05M14.4S" calcext:value-type="time">
            <text:p>00:05:14</text:p>
          </table:table-cell>
          <table:table-cell office:value-type="float" office:value="446.3" calcext:value-type="float">
            <text:p>446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5.4S" calcext:value-type="time">
            <text:p>05:15</text:p>
          </table:table-cell>
          <table:table-cell office:value-type="float" office:value="450.9" calcext:value-type="float">
            <text:p>450.9</text:p>
          </table:table-cell>
          <table:table-cell table:style-name="ce11" office:value-type="time" office:time-value="PT00H05M15.3S" calcext:value-type="time">
            <text:p>00:05:15</text:p>
          </table:table-cell>
          <table:table-cell office:value-type="float" office:value="446.7" calcext:value-type="float">
            <text:p>446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6.3S" calcext:value-type="time">
            <text:p>05:16</text:p>
          </table:table-cell>
          <table:table-cell office:value-type="float" office:value="452.1" calcext:value-type="float">
            <text:p>452.1</text:p>
          </table:table-cell>
          <table:table-cell table:style-name="ce11" office:value-type="time" office:time-value="PT00H05M16.3S" calcext:value-type="time">
            <text:p>00:05:16</text:p>
          </table:table-cell>
          <table:table-cell office:value-type="float" office:value="447" calcext:value-type="float">
            <text:p>44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7.3S" calcext:value-type="time">
            <text:p>05:17</text:p>
          </table:table-cell>
          <table:table-cell office:value-type="float" office:value="453.9" calcext:value-type="float">
            <text:p>453.9</text:p>
          </table:table-cell>
          <table:table-cell table:style-name="ce11" office:value-type="time" office:time-value="PT00H05M17.2S" calcext:value-type="time">
            <text:p>00:05:17</text:p>
          </table:table-cell>
          <table:table-cell office:value-type="float" office:value="447.3" calcext:value-type="float">
            <text:p>447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8.2S" calcext:value-type="time">
            <text:p>05:18</text:p>
          </table:table-cell>
          <table:table-cell office:value-type="float" office:value="455.1" calcext:value-type="float">
            <text:p>455.1</text:p>
          </table:table-cell>
          <table:table-cell table:style-name="ce11" office:value-type="time" office:time-value="PT00H05M18.2S" calcext:value-type="time">
            <text:p>00:05:18</text:p>
          </table:table-cell>
          <table:table-cell office:value-type="float" office:value="447.6" calcext:value-type="float">
            <text:p>447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19.2S" calcext:value-type="time">
            <text:p>05:19</text:p>
          </table:table-cell>
          <table:table-cell office:value-type="float" office:value="455.7" calcext:value-type="float">
            <text:p>455.7</text:p>
          </table:table-cell>
          <table:table-cell table:style-name="ce11" office:value-type="time" office:time-value="PT00H05M19.1S" calcext:value-type="time">
            <text:p>00:05:19</text:p>
          </table:table-cell>
          <table:table-cell office:value-type="float" office:value="447.9" calcext:value-type="float">
            <text:p>447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0.1S" calcext:value-type="time">
            <text:p>05:20</text:p>
          </table:table-cell>
          <table:table-cell office:value-type="float" office:value="456.9" calcext:value-type="float">
            <text:p>456.9</text:p>
          </table:table-cell>
          <table:table-cell table:style-name="ce11" office:value-type="time" office:time-value="PT00H05M20.1S" calcext:value-type="time">
            <text:p>00:05:20</text:p>
          </table:table-cell>
          <table:table-cell office:value-type="float" office:value="448" calcext:value-type="float">
            <text:p>44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1.1S" calcext:value-type="time">
            <text:p>05:21</text:p>
          </table:table-cell>
          <table:table-cell office:value-type="float" office:value="458.1" calcext:value-type="float">
            <text:p>458.1</text:p>
          </table:table-cell>
          <table:table-cell table:style-name="ce11" office:value-type="time" office:time-value="PT00H05M21S" calcext:value-type="time">
            <text:p>00:05:21</text:p>
          </table:table-cell>
          <table:table-cell office:value-type="float" office:value="448.5" calcext:value-type="float">
            <text:p>448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2.1S" calcext:value-type="time">
            <text:p>05:22</text:p>
          </table:table-cell>
          <table:table-cell office:value-type="float" office:value="458.6" calcext:value-type="float">
            <text:p>458.6</text:p>
          </table:table-cell>
          <table:table-cell table:style-name="ce11" office:value-type="time" office:time-value="PT00H05M22S" calcext:value-type="time">
            <text:p>00:05:22</text:p>
          </table:table-cell>
          <table:table-cell office:value-type="float" office:value="448.7" calcext:value-type="float">
            <text:p>448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3S" calcext:value-type="time">
            <text:p>05:23</text:p>
          </table:table-cell>
          <table:table-cell office:value-type="float" office:value="459.1" calcext:value-type="float">
            <text:p>459.1</text:p>
          </table:table-cell>
          <table:table-cell table:style-name="ce11" office:value-type="time" office:time-value="PT00H05M22.9S" calcext:value-type="time">
            <text:p>00:05:23</text:p>
          </table:table-cell>
          <table:table-cell office:value-type="float" office:value="449.1" calcext:value-type="float">
            <text:p>449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4S" calcext:value-type="time">
            <text:p>05:24</text:p>
          </table:table-cell>
          <table:table-cell office:value-type="float" office:value="459.5" calcext:value-type="float">
            <text:p>459.5</text:p>
          </table:table-cell>
          <table:table-cell table:style-name="ce11" office:value-type="time" office:time-value="PT00H05M23.9S" calcext:value-type="time">
            <text:p>00:05:24</text:p>
          </table:table-cell>
          <table:table-cell office:value-type="float" office:value="449.6" calcext:value-type="float">
            <text:p>449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4.9S" calcext:value-type="time">
            <text:p>05:25</text:p>
          </table:table-cell>
          <table:table-cell office:value-type="float" office:value="460.4" calcext:value-type="float">
            <text:p>460.4</text:p>
          </table:table-cell>
          <table:table-cell table:style-name="ce11" office:value-type="time" office:time-value="PT00H05M24.8S" calcext:value-type="time">
            <text:p>00:05:25</text:p>
          </table:table-cell>
          <table:table-cell office:value-type="float" office:value="449.8" calcext:value-type="float">
            <text:p>449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5.9S" calcext:value-type="time">
            <text:p>05:26</text:p>
          </table:table-cell>
          <table:table-cell office:value-type="float" office:value="460.5" calcext:value-type="float">
            <text:p>460.5</text:p>
          </table:table-cell>
          <table:table-cell table:style-name="ce11" office:value-type="time" office:time-value="PT00H05M25.8S" calcext:value-type="time">
            <text:p>00:05:26</text:p>
          </table:table-cell>
          <table:table-cell office:value-type="float" office:value="450.1" calcext:value-type="float">
            <text:p>450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6.8S" calcext:value-type="time">
            <text:p>05:27</text:p>
          </table:table-cell>
          <table:table-cell office:value-type="float" office:value="460.9" calcext:value-type="float">
            <text:p>460.9</text:p>
          </table:table-cell>
          <table:table-cell table:style-name="ce11" office:value-type="time" office:time-value="PT00H05M26.7S" calcext:value-type="time">
            <text:p>00:05:27</text:p>
          </table:table-cell>
          <table:table-cell office:value-type="float" office:value="450.6" calcext:value-type="float">
            <text:p>450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7.8S" calcext:value-type="time">
            <text:p>05:28</text:p>
          </table:table-cell>
          <table:table-cell office:value-type="float" office:value="461.3" calcext:value-type="float">
            <text:p>461.3</text:p>
          </table:table-cell>
          <table:table-cell table:style-name="ce11" office:value-type="time" office:time-value="PT00H05M27.7S" calcext:value-type="time">
            <text:p>00:05:28</text:p>
          </table:table-cell>
          <table:table-cell office:value-type="float" office:value="450.9" calcext:value-type="float">
            <text:p>450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8.7S" calcext:value-type="time">
            <text:p>05:29</text:p>
          </table:table-cell>
          <table:table-cell office:value-type="float" office:value="461.7" calcext:value-type="float">
            <text:p>461.7</text:p>
          </table:table-cell>
          <table:table-cell table:style-name="ce11" office:value-type="time" office:time-value="PT00H05M28.6S" calcext:value-type="time">
            <text:p>00:05:29</text:p>
          </table:table-cell>
          <table:table-cell office:value-type="float" office:value="451.1" calcext:value-type="float">
            <text:p>45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29.7S" calcext:value-type="time">
            <text:p>05:30</text:p>
          </table:table-cell>
          <table:table-cell office:value-type="float" office:value="461.7" calcext:value-type="float">
            <text:p>461.7</text:p>
          </table:table-cell>
          <table:table-cell table:style-name="ce11" office:value-type="time" office:time-value="PT00H05M29.6S" calcext:value-type="time">
            <text:p>00:05:30</text:p>
          </table:table-cell>
          <table:table-cell office:value-type="float" office:value="451.4" calcext:value-type="float">
            <text:p>451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0.6S" calcext:value-type="time">
            <text:p>05:31</text:p>
          </table:table-cell>
          <table:table-cell office:value-type="float" office:value="462.9" calcext:value-type="float">
            <text:p>462.9</text:p>
          </table:table-cell>
          <table:table-cell table:style-name="ce11" office:value-type="time" office:time-value="PT00H05M30.5S" calcext:value-type="time">
            <text:p>00:05:31</text:p>
          </table:table-cell>
          <table:table-cell office:value-type="float" office:value="451.9" calcext:value-type="float">
            <text:p>451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1.6S" calcext:value-type="time">
            <text:p>05:32</text:p>
          </table:table-cell>
          <table:table-cell office:value-type="float" office:value="464.2" calcext:value-type="float">
            <text:p>464.2</text:p>
          </table:table-cell>
          <table:table-cell table:style-name="ce11" office:value-type="time" office:time-value="PT00H05M31.5S" calcext:value-type="time">
            <text:p>00:05:32</text:p>
          </table:table-cell>
          <table:table-cell office:value-type="float" office:value="452.3" calcext:value-type="float">
            <text:p>452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2.5S" calcext:value-type="time">
            <text:p>05:33</text:p>
          </table:table-cell>
          <table:table-cell office:value-type="float" office:value="464.9" calcext:value-type="float">
            <text:p>464.9</text:p>
          </table:table-cell>
          <table:table-cell table:style-name="ce11" office:value-type="time" office:time-value="PT00H05M32.4S" calcext:value-type="time">
            <text:p>00:05:32</text:p>
          </table:table-cell>
          <table:table-cell office:value-type="float" office:value="452.8" calcext:value-type="float">
            <text:p>452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3.5S" calcext:value-type="time">
            <text:p>05:34</text:p>
          </table:table-cell>
          <table:table-cell office:value-type="float" office:value="465" calcext:value-type="float">
            <text:p>465</text:p>
          </table:table-cell>
          <table:table-cell table:style-name="ce11" office:value-type="time" office:time-value="PT00H05M33.4S" calcext:value-type="time">
            <text:p>00:05:33</text:p>
          </table:table-cell>
          <table:table-cell office:value-type="float" office:value="453.4" calcext:value-type="float">
            <text:p>453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4.4S" calcext:value-type="time">
            <text:p>05:34</text:p>
          </table:table-cell>
          <table:table-cell office:value-type="float" office:value="466" calcext:value-type="float">
            <text:p>466</text:p>
          </table:table-cell>
          <table:table-cell table:style-name="ce11" office:value-type="time" office:time-value="PT00H05M34.3S" calcext:value-type="time">
            <text:p>00:05:34</text:p>
          </table:table-cell>
          <table:table-cell office:value-type="float" office:value="453.9" calcext:value-type="float">
            <text:p>453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5.4S" calcext:value-type="time">
            <text:p>05:35</text:p>
          </table:table-cell>
          <table:table-cell office:value-type="float" office:value="466.9" calcext:value-type="float">
            <text:p>466.9</text:p>
          </table:table-cell>
          <table:table-cell table:style-name="ce11" office:value-type="time" office:time-value="PT00H05M35.3S" calcext:value-type="time">
            <text:p>00:05:35</text:p>
          </table:table-cell>
          <table:table-cell office:value-type="float" office:value="452" calcext:value-type="float">
            <text:p>45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6.3S" calcext:value-type="time">
            <text:p>05:36</text:p>
          </table:table-cell>
          <table:table-cell office:value-type="float" office:value="467.4" calcext:value-type="float">
            <text:p>467.4</text:p>
          </table:table-cell>
          <table:table-cell table:style-name="ce11" office:value-type="time" office:time-value="PT00H05M36.2S" calcext:value-type="time">
            <text:p>00:05:36</text:p>
          </table:table-cell>
          <table:table-cell office:value-type="float" office:value="452.4" calcext:value-type="float">
            <text:p>452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7.3S" calcext:value-type="time">
            <text:p>05:37</text:p>
          </table:table-cell>
          <table:table-cell office:value-type="float" office:value="468.2" calcext:value-type="float">
            <text:p>468.2</text:p>
          </table:table-cell>
          <table:table-cell table:style-name="ce11" office:value-type="time" office:time-value="PT00H05M37.2S" calcext:value-type="time">
            <text:p>00:05:37</text:p>
          </table:table-cell>
          <table:table-cell office:value-type="float" office:value="452.7" calcext:value-type="float">
            <text:p>452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8.3S" calcext:value-type="time">
            <text:p>05:38</text:p>
          </table:table-cell>
          <table:table-cell office:value-type="float" office:value="469" calcext:value-type="float">
            <text:p>469</text:p>
          </table:table-cell>
          <table:table-cell table:style-name="ce11" office:value-type="time" office:time-value="PT00H05M38.2S" calcext:value-type="time">
            <text:p>00:05:38</text:p>
          </table:table-cell>
          <table:table-cell office:value-type="float" office:value="453.2" calcext:value-type="float">
            <text:p>453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39.3S" calcext:value-type="time">
            <text:p>05:39</text:p>
          </table:table-cell>
          <table:table-cell office:value-type="float" office:value="469.5" calcext:value-type="float">
            <text:p>469.5</text:p>
          </table:table-cell>
          <table:table-cell table:style-name="ce11" office:value-type="time" office:time-value="PT00H05M39.1S" calcext:value-type="time">
            <text:p>00:05:39</text:p>
          </table:table-cell>
          <table:table-cell office:value-type="float" office:value="453.7" calcext:value-type="float">
            <text:p>453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0.2S" calcext:value-type="time">
            <text:p>05:40</text:p>
          </table:table-cell>
          <table:table-cell office:value-type="float" office:value="469.4" calcext:value-type="float">
            <text:p>469.4</text:p>
          </table:table-cell>
          <table:table-cell table:style-name="ce11" office:value-type="time" office:time-value="PT00H05M40.1S" calcext:value-type="time">
            <text:p>00:05:40</text:p>
          </table:table-cell>
          <table:table-cell office:value-type="float" office:value="453.9" calcext:value-type="float">
            <text:p>453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1.2S" calcext:value-type="time">
            <text:p>05:41</text:p>
          </table:table-cell>
          <table:table-cell office:value-type="float" office:value="468.9" calcext:value-type="float">
            <text:p>468.9</text:p>
          </table:table-cell>
          <table:table-cell table:style-name="ce11" office:value-type="time" office:time-value="PT00H05M41S" calcext:value-type="time">
            <text:p>00:05:41</text:p>
          </table:table-cell>
          <table:table-cell office:value-type="float" office:value="454.3" calcext:value-type="float">
            <text:p>45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2.1S" calcext:value-type="time">
            <text:p>05:42</text:p>
          </table:table-cell>
          <table:table-cell office:value-type="float" office:value="467.6" calcext:value-type="float">
            <text:p>467.6</text:p>
          </table:table-cell>
          <table:table-cell table:style-name="ce11" office:value-type="time" office:time-value="PT00H05M42S" calcext:value-type="time">
            <text:p>00:05:42</text:p>
          </table:table-cell>
          <table:table-cell office:value-type="float" office:value="454.3" calcext:value-type="float">
            <text:p>45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3.1S" calcext:value-type="time">
            <text:p>05:43</text:p>
          </table:table-cell>
          <table:table-cell office:value-type="float" office:value="464.5" calcext:value-type="float">
            <text:p>464.5</text:p>
          </table:table-cell>
          <table:table-cell table:style-name="ce11" office:value-type="time" office:time-value="PT00H05M42.9S" calcext:value-type="time">
            <text:p>00:05:43</text:p>
          </table:table-cell>
          <table:table-cell office:value-type="float" office:value="454.8" calcext:value-type="float">
            <text:p>45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4S" calcext:value-type="time">
            <text:p>05:44</text:p>
          </table:table-cell>
          <table:table-cell office:value-type="float" office:value="459.9" calcext:value-type="float">
            <text:p>459.9</text:p>
          </table:table-cell>
          <table:table-cell table:style-name="ce11" office:value-type="time" office:time-value="PT00H05M43.9S" calcext:value-type="time">
            <text:p>00:05:44</text:p>
          </table:table-cell>
          <table:table-cell office:value-type="float" office:value="455.5" calcext:value-type="float">
            <text:p>455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5S" calcext:value-type="time">
            <text:p>05:45</text:p>
          </table:table-cell>
          <table:table-cell office:value-type="float" office:value="454.6" calcext:value-type="float">
            <text:p>454.6</text:p>
          </table:table-cell>
          <table:table-cell table:style-name="ce11" office:value-type="time" office:time-value="PT00H05M44.8S" calcext:value-type="time">
            <text:p>00:05:45</text:p>
          </table:table-cell>
          <table:table-cell office:value-type="float" office:value="455.8" calcext:value-type="float">
            <text:p>455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5.9S" calcext:value-type="time">
            <text:p>05:46</text:p>
          </table:table-cell>
          <table:table-cell office:value-type="float" office:value="447.5" calcext:value-type="float">
            <text:p>447.5</text:p>
          </table:table-cell>
          <table:table-cell table:style-name="ce11" office:value-type="time" office:time-value="PT00H05M45.8S" calcext:value-type="time">
            <text:p>00:05:46</text:p>
          </table:table-cell>
          <table:table-cell office:value-type="float" office:value="456.2" calcext:value-type="float">
            <text:p>456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6.9S" calcext:value-type="time">
            <text:p>05:47</text:p>
          </table:table-cell>
          <table:table-cell office:value-type="float" office:value="439.9" calcext:value-type="float">
            <text:p>439.9</text:p>
          </table:table-cell>
          <table:table-cell table:style-name="ce11" office:value-type="time" office:time-value="PT00H05M46.7S" calcext:value-type="time">
            <text:p>00:05:47</text:p>
          </table:table-cell>
          <table:table-cell office:value-type="float" office:value="456.7" calcext:value-type="float">
            <text:p>456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7.8S" calcext:value-type="time">
            <text:p>05:48</text:p>
          </table:table-cell>
          <table:table-cell office:value-type="float" office:value="431.1" calcext:value-type="float">
            <text:p>431.1</text:p>
          </table:table-cell>
          <table:table-cell table:style-name="ce11" office:value-type="time" office:time-value="PT00H05M47.7S" calcext:value-type="time">
            <text:p>00:05:48</text:p>
          </table:table-cell>
          <table:table-cell office:value-type="float" office:value="457" calcext:value-type="float">
            <text:p>45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8.8S" calcext:value-type="time">
            <text:p>05:49</text:p>
          </table:table-cell>
          <table:table-cell office:value-type="float" office:value="421.8" calcext:value-type="float">
            <text:p>421.8</text:p>
          </table:table-cell>
          <table:table-cell table:style-name="ce11" office:value-type="time" office:time-value="PT00H05M48.6S" calcext:value-type="time">
            <text:p>00:05:49</text:p>
          </table:table-cell>
          <table:table-cell office:value-type="float" office:value="457.5" calcext:value-type="float">
            <text:p>457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49.7S" calcext:value-type="time">
            <text:p>05:50</text:p>
          </table:table-cell>
          <table:table-cell office:value-type="float" office:value="411.4" calcext:value-type="float">
            <text:p>411.4</text:p>
          </table:table-cell>
          <table:table-cell table:style-name="ce11" office:value-type="time" office:time-value="PT00H05M49.6S" calcext:value-type="time">
            <text:p>00:05:50</text:p>
          </table:table-cell>
          <table:table-cell office:value-type="float" office:value="459.8" calcext:value-type="float">
            <text:p>459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0.7S" calcext:value-type="time">
            <text:p>05:51</text:p>
          </table:table-cell>
          <table:table-cell office:value-type="float" office:value="400.6" calcext:value-type="float">
            <text:p>400.6</text:p>
          </table:table-cell>
          <table:table-cell table:style-name="ce11" office:value-type="time" office:time-value="PT00H05M50.5S" calcext:value-type="time">
            <text:p>00:05:51</text:p>
          </table:table-cell>
          <table:table-cell office:value-type="float" office:value="459.9" calcext:value-type="float">
            <text:p>459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1.6S" calcext:value-type="time">
            <text:p>05:52</text:p>
          </table:table-cell>
          <table:table-cell office:value-type="float" office:value="390.5" calcext:value-type="float">
            <text:p>390.5</text:p>
          </table:table-cell>
          <table:table-cell table:style-name="ce11" office:value-type="time" office:time-value="PT00H05M51.5S" calcext:value-type="time">
            <text:p>00:05:52</text:p>
          </table:table-cell>
          <table:table-cell office:value-type="float" office:value="460.3" calcext:value-type="float">
            <text:p>460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2.6S" calcext:value-type="time">
            <text:p>05:53</text:p>
          </table:table-cell>
          <table:table-cell office:value-type="float" office:value="381.5" calcext:value-type="float">
            <text:p>381.5</text:p>
          </table:table-cell>
          <table:table-cell table:style-name="ce11" office:value-type="time" office:time-value="PT00H05M52.4S" calcext:value-type="time">
            <text:p>00:05:52</text:p>
          </table:table-cell>
          <table:table-cell office:value-type="float" office:value="460.6" calcext:value-type="float">
            <text:p>460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3.5S" calcext:value-type="time">
            <text:p>05:54</text:p>
          </table:table-cell>
          <table:table-cell office:value-type="float" office:value="373.1" calcext:value-type="float">
            <text:p>373.1</text:p>
          </table:table-cell>
          <table:table-cell table:style-name="ce11" office:value-type="time" office:time-value="PT00H05M53.4S" calcext:value-type="time">
            <text:p>00:05:53</text:p>
          </table:table-cell>
          <table:table-cell office:value-type="float" office:value="460.4" calcext:value-type="float">
            <text:p>460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4.5S" calcext:value-type="time">
            <text:p>05:55</text:p>
          </table:table-cell>
          <table:table-cell office:value-type="float" office:value="365.4" calcext:value-type="float">
            <text:p>365.4</text:p>
          </table:table-cell>
          <table:table-cell table:style-name="ce11" office:value-type="time" office:time-value="PT00H05M54.3S" calcext:value-type="time">
            <text:p>00:05:54</text:p>
          </table:table-cell>
          <table:table-cell office:value-type="float" office:value="460.9" calcext:value-type="float">
            <text:p>460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5.4S" calcext:value-type="time">
            <text:p>05:55</text:p>
          </table:table-cell>
          <table:table-cell office:value-type="float" office:value="358.7" calcext:value-type="float">
            <text:p>358.7</text:p>
          </table:table-cell>
          <table:table-cell table:style-name="ce11" office:value-type="time" office:time-value="PT00H05M55.3S" calcext:value-type="time">
            <text:p>00:05:55</text:p>
          </table:table-cell>
          <table:table-cell office:value-type="float" office:value="461" calcext:value-type="float">
            <text:p>46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6.4S" calcext:value-type="time">
            <text:p>05:56</text:p>
          </table:table-cell>
          <table:table-cell office:value-type="float" office:value="351.9" calcext:value-type="float">
            <text:p>351.9</text:p>
          </table:table-cell>
          <table:table-cell table:style-name="ce11" office:value-type="time" office:time-value="PT00H05M56.2S" calcext:value-type="time">
            <text:p>00:05:56</text:p>
          </table:table-cell>
          <table:table-cell office:value-type="float" office:value="461.5" calcext:value-type="float">
            <text:p>461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7.3S" calcext:value-type="time">
            <text:p>05:57</text:p>
          </table:table-cell>
          <table:table-cell office:value-type="float" office:value="345.8" calcext:value-type="float">
            <text:p>345.8</text:p>
          </table:table-cell>
          <table:table-cell table:style-name="ce11" office:value-type="time" office:time-value="PT00H05M57.2S" calcext:value-type="time">
            <text:p>00:05:57</text:p>
          </table:table-cell>
          <table:table-cell office:value-type="float" office:value="461.9" calcext:value-type="float">
            <text:p>461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8.4S" calcext:value-type="time">
            <text:p>05:58</text:p>
          </table:table-cell>
          <table:table-cell office:value-type="float" office:value="340.1" calcext:value-type="float">
            <text:p>340.1</text:p>
          </table:table-cell>
          <table:table-cell table:style-name="ce11" office:value-type="time" office:time-value="PT00H05M58.1S" calcext:value-type="time">
            <text:p>00:05:58</text:p>
          </table:table-cell>
          <table:table-cell office:value-type="float" office:value="461.9" calcext:value-type="float">
            <text:p>461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5M59.3S" calcext:value-type="time">
            <text:p>05:59</text:p>
          </table:table-cell>
          <table:table-cell office:value-type="float" office:value="335.1" calcext:value-type="float">
            <text:p>335.1</text:p>
          </table:table-cell>
          <table:table-cell table:style-name="ce11" office:value-type="time" office:time-value="PT00H05M59.1S" calcext:value-type="time">
            <text:p>00:05:59</text:p>
          </table:table-cell>
          <table:table-cell office:value-type="float" office:value="462.2" calcext:value-type="float">
            <text:p>462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0.3S" calcext:value-type="time">
            <text:p>06:00</text:p>
          </table:table-cell>
          <table:table-cell office:value-type="float" office:value="330.4" calcext:value-type="float">
            <text:p>330.4</text:p>
          </table:table-cell>
          <table:table-cell table:style-name="ce11" office:value-type="time" office:time-value="PT00H06M00S" calcext:value-type="time">
            <text:p>00:06:00</text:p>
          </table:table-cell>
          <table:table-cell office:value-type="float" office:value="462.4" calcext:value-type="float">
            <text:p>462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1.2S" calcext:value-type="time">
            <text:p>06:01</text:p>
          </table:table-cell>
          <table:table-cell office:value-type="float" office:value="326.3" calcext:value-type="float">
            <text:p>326.3</text:p>
          </table:table-cell>
          <table:table-cell table:style-name="ce11" office:value-type="time" office:time-value="PT00H06M01S" calcext:value-type="time">
            <text:p>00:06:01</text:p>
          </table:table-cell>
          <table:table-cell office:value-type="float" office:value="462.4" calcext:value-type="float">
            <text:p>462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2.2S" calcext:value-type="time">
            <text:p>06:02</text:p>
          </table:table-cell>
          <table:table-cell office:value-type="float" office:value="322.4" calcext:value-type="float">
            <text:p>322.4</text:p>
          </table:table-cell>
          <table:table-cell table:style-name="ce11" office:value-type="time" office:time-value="PT00H06M02S" calcext:value-type="time">
            <text:p>00:06:02</text:p>
          </table:table-cell>
          <table:table-cell office:value-type="float" office:value="462.5" calcext:value-type="float">
            <text:p>462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3.1S" calcext:value-type="time">
            <text:p>06:03</text:p>
          </table:table-cell>
          <table:table-cell office:value-type="float" office:value="318.7" calcext:value-type="float">
            <text:p>318.7</text:p>
          </table:table-cell>
          <table:table-cell table:style-name="ce11" office:value-type="time" office:time-value="PT00H06M02.9S" calcext:value-type="time">
            <text:p>00:06:03</text:p>
          </table:table-cell>
          <table:table-cell office:value-type="float" office:value="463" calcext:value-type="float">
            <text:p>46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4.1S" calcext:value-type="time">
            <text:p>06:04</text:p>
          </table:table-cell>
          <table:table-cell office:value-type="float" office:value="314.5" calcext:value-type="float">
            <text:p>314.5</text:p>
          </table:table-cell>
          <table:table-cell table:style-name="ce11" office:value-type="time" office:time-value="PT00H06M03.9S" calcext:value-type="time">
            <text:p>00:06:04</text:p>
          </table:table-cell>
          <table:table-cell office:value-type="float" office:value="463.4" calcext:value-type="float">
            <text:p>463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5S" calcext:value-type="time">
            <text:p>06:05</text:p>
          </table:table-cell>
          <table:table-cell office:value-type="float" office:value="310.6" calcext:value-type="float">
            <text:p>310.6</text:p>
          </table:table-cell>
          <table:table-cell table:style-name="ce11" office:value-type="time" office:time-value="PT00H06M04.8S" calcext:value-type="time">
            <text:p>00:06:05</text:p>
          </table:table-cell>
          <table:table-cell office:value-type="float" office:value="463.8" calcext:value-type="float">
            <text:p>463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6S" calcext:value-type="time">
            <text:p>06:06</text:p>
          </table:table-cell>
          <table:table-cell office:value-type="float" office:value="307.1" calcext:value-type="float">
            <text:p>307.1</text:p>
          </table:table-cell>
          <table:table-cell table:style-name="ce11" office:value-type="time" office:time-value="PT00H06M05.8S" calcext:value-type="time">
            <text:p>00:06:06</text:p>
          </table:table-cell>
          <table:table-cell office:value-type="float" office:value="464.1" calcext:value-type="float">
            <text:p>464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6.9S" calcext:value-type="time">
            <text:p>06:07</text:p>
          </table:table-cell>
          <table:table-cell office:value-type="float" office:value="303.8" calcext:value-type="float">
            <text:p>303.8</text:p>
          </table:table-cell>
          <table:table-cell table:style-name="ce11" office:value-type="time" office:time-value="PT00H06M06.7S" calcext:value-type="time">
            <text:p>00:06:07</text:p>
          </table:table-cell>
          <table:table-cell office:value-type="float" office:value="464.2" calcext:value-type="float">
            <text:p>464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7.9S" calcext:value-type="time">
            <text:p>06:08</text:p>
          </table:table-cell>
          <table:table-cell office:value-type="float" office:value="300.9" calcext:value-type="float">
            <text:p>300.9</text:p>
          </table:table-cell>
          <table:table-cell table:style-name="ce11" office:value-type="time" office:time-value="PT00H06M07.7S" calcext:value-type="time">
            <text:p>00:06:08</text:p>
          </table:table-cell>
          <table:table-cell office:value-type="float" office:value="464.8" calcext:value-type="float">
            <text:p>46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8.8S" calcext:value-type="time">
            <text:p>06:09</text:p>
          </table:table-cell>
          <table:table-cell office:value-type="float" office:value="297.4" calcext:value-type="float">
            <text:p>297.4</text:p>
          </table:table-cell>
          <table:table-cell table:style-name="ce11" office:value-type="time" office:time-value="PT00H06M08.6S" calcext:value-type="time">
            <text:p>00:06:09</text:p>
          </table:table-cell>
          <table:table-cell office:value-type="float" office:value="464.9" calcext:value-type="float">
            <text:p>46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09.8S" calcext:value-type="time">
            <text:p>06:10</text:p>
          </table:table-cell>
          <table:table-cell office:value-type="float" office:value="293.5" calcext:value-type="float">
            <text:p>293.5</text:p>
          </table:table-cell>
          <table:table-cell table:style-name="ce11" office:value-type="time" office:time-value="PT00H06M09.6S" calcext:value-type="time">
            <text:p>00:06:10</text:p>
          </table:table-cell>
          <table:table-cell office:value-type="float" office:value="465.4" calcext:value-type="float">
            <text:p>465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0.7S" calcext:value-type="time">
            <text:p>06:11</text:p>
          </table:table-cell>
          <table:table-cell office:value-type="float" office:value="290" calcext:value-type="float">
            <text:p>290</text:p>
          </table:table-cell>
          <table:table-cell table:style-name="ce11" office:value-type="time" office:time-value="PT00H06M10.5S" calcext:value-type="time">
            <text:p>00:06:11</text:p>
          </table:table-cell>
          <table:table-cell office:value-type="float" office:value="465.5" calcext:value-type="float">
            <text:p>465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1.7S" calcext:value-type="time">
            <text:p>06:12</text:p>
          </table:table-cell>
          <table:table-cell office:value-type="float" office:value="286.8" calcext:value-type="float">
            <text:p>286.8</text:p>
          </table:table-cell>
          <table:table-cell table:style-name="ce11" office:value-type="time" office:time-value="PT00H06M11.5S" calcext:value-type="time">
            <text:p>00:06:12</text:p>
          </table:table-cell>
          <table:table-cell office:value-type="float" office:value="465.6" calcext:value-type="float">
            <text:p>465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2.6S" calcext:value-type="time">
            <text:p>06:13</text:p>
          </table:table-cell>
          <table:table-cell office:value-type="float" office:value="283.9" calcext:value-type="float">
            <text:p>283.9</text:p>
          </table:table-cell>
          <table:table-cell table:style-name="ce11" office:value-type="time" office:time-value="PT00H06M12.4S" calcext:value-type="time">
            <text:p>00:06:12</text:p>
          </table:table-cell>
          <table:table-cell office:value-type="float" office:value="466.1" calcext:value-type="float">
            <text:p>466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3.6S" calcext:value-type="time">
            <text:p>06:14</text:p>
          </table:table-cell>
          <table:table-cell office:value-type="float" office:value="281.6" calcext:value-type="float">
            <text:p>281.6</text:p>
          </table:table-cell>
          <table:table-cell table:style-name="ce11" office:value-type="time" office:time-value="PT00H06M13.4S" calcext:value-type="time">
            <text:p>00:06:13</text:p>
          </table:table-cell>
          <table:table-cell office:value-type="float" office:value="464" calcext:value-type="float">
            <text:p>46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4.5S" calcext:value-type="time">
            <text:p>06:15</text:p>
          </table:table-cell>
          <table:table-cell office:value-type="float" office:value="279.4" calcext:value-type="float">
            <text:p>279.4</text:p>
          </table:table-cell>
          <table:table-cell table:style-name="ce11" office:value-type="time" office:time-value="PT00H06M14.3S" calcext:value-type="time">
            <text:p>00:06:14</text:p>
          </table:table-cell>
          <table:table-cell office:value-type="float" office:value="464.3" calcext:value-type="float">
            <text:p>46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5.5S" calcext:value-type="time">
            <text:p>06:16</text:p>
          </table:table-cell>
          <table:table-cell office:value-type="float" office:value="276.6" calcext:value-type="float">
            <text:p>276.6</text:p>
          </table:table-cell>
          <table:table-cell table:style-name="ce11" office:value-type="time" office:time-value="PT00H06M15.3S" calcext:value-type="time">
            <text:p>00:06:15</text:p>
          </table:table-cell>
          <table:table-cell office:value-type="float" office:value="464.7" calcext:value-type="float">
            <text:p>464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6.4S" calcext:value-type="time">
            <text:p>06:16</text:p>
          </table:table-cell>
          <table:table-cell office:value-type="float" office:value="274.2" calcext:value-type="float">
            <text:p>274.2</text:p>
          </table:table-cell>
          <table:table-cell table:style-name="ce11" office:value-type="time" office:time-value="PT00H06M16.2S" calcext:value-type="time">
            <text:p>00:06:16</text:p>
          </table:table-cell>
          <table:table-cell office:value-type="float" office:value="464.8" calcext:value-type="float">
            <text:p>46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7.4S" calcext:value-type="time">
            <text:p>06:17</text:p>
          </table:table-cell>
          <table:table-cell office:value-type="float" office:value="271.7" calcext:value-type="float">
            <text:p>271.7</text:p>
          </table:table-cell>
          <table:table-cell table:style-name="ce11" office:value-type="time" office:time-value="PT00H06M17.2S" calcext:value-type="time">
            <text:p>00:06:17</text:p>
          </table:table-cell>
          <table:table-cell office:value-type="float" office:value="464.6" calcext:value-type="float">
            <text:p>464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8.4S" calcext:value-type="time">
            <text:p>06:18</text:p>
          </table:table-cell>
          <table:table-cell office:value-type="float" office:value="269.3" calcext:value-type="float">
            <text:p>269.3</text:p>
          </table:table-cell>
          <table:table-cell table:style-name="ce11" office:value-type="time" office:time-value="PT00H06M18.1S" calcext:value-type="time">
            <text:p>00:06:18</text:p>
          </table:table-cell>
          <table:table-cell office:value-type="float" office:value="464.1" calcext:value-type="float">
            <text:p>464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19.3S" calcext:value-type="time">
            <text:p>06:19</text:p>
          </table:table-cell>
          <table:table-cell office:value-type="float" office:value="267.6" calcext:value-type="float">
            <text:p>267.6</text:p>
          </table:table-cell>
          <table:table-cell table:style-name="ce11" office:value-type="time" office:time-value="PT00H06M19.1S" calcext:value-type="time">
            <text:p>00:06:19</text:p>
          </table:table-cell>
          <table:table-cell office:value-type="float" office:value="462.8" calcext:value-type="float">
            <text:p>462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0.3S" calcext:value-type="time">
            <text:p>06:20</text:p>
          </table:table-cell>
          <table:table-cell office:value-type="float" office:value="265.7" calcext:value-type="float">
            <text:p>265.7</text:p>
          </table:table-cell>
          <table:table-cell table:style-name="ce11" office:value-type="time" office:time-value="PT00H06M20.1S" calcext:value-type="time">
            <text:p>00:06:20</text:p>
          </table:table-cell>
          <table:table-cell office:value-type="float" office:value="461.1" calcext:value-type="float">
            <text:p>46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1.2S" calcext:value-type="time">
            <text:p>06:21</text:p>
          </table:table-cell>
          <table:table-cell office:value-type="float" office:value="263.6" calcext:value-type="float">
            <text:p>263.6</text:p>
          </table:table-cell>
          <table:table-cell table:style-name="ce11" office:value-type="time" office:time-value="PT00H06M21S" calcext:value-type="time">
            <text:p>00:06:21</text:p>
          </table:table-cell>
          <table:table-cell office:value-type="float" office:value="458.5" calcext:value-type="float">
            <text:p>458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2.2S" calcext:value-type="time">
            <text:p>06:22</text:p>
          </table:table-cell>
          <table:table-cell office:value-type="float" office:value="261.4" calcext:value-type="float">
            <text:p>261.4</text:p>
          </table:table-cell>
          <table:table-cell table:style-name="ce11" office:value-type="time" office:time-value="PT00H06M22S" calcext:value-type="time">
            <text:p>00:06:22</text:p>
          </table:table-cell>
          <table:table-cell office:value-type="float" office:value="454.9" calcext:value-type="float">
            <text:p>454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3.1S" calcext:value-type="time">
            <text:p>06:23</text:p>
          </table:table-cell>
          <table:table-cell office:value-type="float" office:value="259.1" calcext:value-type="float">
            <text:p>259.1</text:p>
          </table:table-cell>
          <table:table-cell table:style-name="ce11" office:value-type="time" office:time-value="PT00H06M22.9S" calcext:value-type="time">
            <text:p>00:06:23</text:p>
          </table:table-cell>
          <table:table-cell office:value-type="float" office:value="451.1" calcext:value-type="float">
            <text:p>451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4.1S" calcext:value-type="time">
            <text:p>06:24</text:p>
          </table:table-cell>
          <table:table-cell office:value-type="float" office:value="256.9" calcext:value-type="float">
            <text:p>256.9</text:p>
          </table:table-cell>
          <table:table-cell table:style-name="ce11" office:value-type="time" office:time-value="PT00H06M23.9S" calcext:value-type="time">
            <text:p>00:06:24</text:p>
          </table:table-cell>
          <table:table-cell office:value-type="float" office:value="445.8" calcext:value-type="float">
            <text:p>445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5S" calcext:value-type="time">
            <text:p>06:25</text:p>
          </table:table-cell>
          <table:table-cell office:value-type="float" office:value="255" calcext:value-type="float">
            <text:p>255</text:p>
          </table:table-cell>
          <table:table-cell table:style-name="ce11" office:value-type="time" office:time-value="PT00H06M24.8S" calcext:value-type="time">
            <text:p>00:06:25</text:p>
          </table:table-cell>
          <table:table-cell office:value-type="float" office:value="440.1" calcext:value-type="float">
            <text:p>440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6S" calcext:value-type="time">
            <text:p>06:26</text:p>
          </table:table-cell>
          <table:table-cell office:value-type="float" office:value="252.9" calcext:value-type="float">
            <text:p>252.9</text:p>
          </table:table-cell>
          <table:table-cell table:style-name="ce11" office:value-type="time" office:time-value="PT00H06M25.8S" calcext:value-type="time">
            <text:p>00:06:26</text:p>
          </table:table-cell>
          <table:table-cell office:value-type="float" office:value="434.4" calcext:value-type="float">
            <text:p>434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6.9S" calcext:value-type="time">
            <text:p>06:27</text:p>
          </table:table-cell>
          <table:table-cell office:value-type="float" office:value="250.7" calcext:value-type="float">
            <text:p>250.7</text:p>
          </table:table-cell>
          <table:table-cell table:style-name="ce11" office:value-type="time" office:time-value="PT00H06M26.7S" calcext:value-type="time">
            <text:p>00:06:27</text:p>
          </table:table-cell>
          <table:table-cell office:value-type="float" office:value="427.7" calcext:value-type="float">
            <text:p>427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7.9S" calcext:value-type="time">
            <text:p>06:28</text:p>
          </table:table-cell>
          <table:table-cell office:value-type="float" office:value="248.8" calcext:value-type="float">
            <text:p>248.8</text:p>
          </table:table-cell>
          <table:table-cell table:style-name="ce11" office:value-type="time" office:time-value="PT00H06M27.7S" calcext:value-type="time">
            <text:p>00:06:28</text:p>
          </table:table-cell>
          <table:table-cell office:value-type="float" office:value="423.2" calcext:value-type="float">
            <text:p>423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8.8S" calcext:value-type="time">
            <text:p>06:29</text:p>
          </table:table-cell>
          <table:table-cell office:value-type="float" office:value="246.7" calcext:value-type="float">
            <text:p>246.7</text:p>
          </table:table-cell>
          <table:table-cell table:style-name="ce11" office:value-type="time" office:time-value="PT00H06M28.6S" calcext:value-type="time">
            <text:p>00:06:29</text:p>
          </table:table-cell>
          <table:table-cell office:value-type="float" office:value="416" calcext:value-type="float">
            <text:p>41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29.8S" calcext:value-type="time">
            <text:p>06:30</text:p>
          </table:table-cell>
          <table:table-cell office:value-type="float" office:value="244.8" calcext:value-type="float">
            <text:p>244.8</text:p>
          </table:table-cell>
          <table:table-cell table:style-name="ce11" office:value-type="time" office:time-value="PT00H06M29.6S" calcext:value-type="time">
            <text:p>00:06:30</text:p>
          </table:table-cell>
          <table:table-cell office:value-type="float" office:value="408" calcext:value-type="float">
            <text:p>40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0.7S" calcext:value-type="time">
            <text:p>06:31</text:p>
          </table:table-cell>
          <table:table-cell office:value-type="float" office:value="242.8" calcext:value-type="float">
            <text:p>242.8</text:p>
          </table:table-cell>
          <table:table-cell table:style-name="ce11" office:value-type="time" office:time-value="PT00H06M30.5S" calcext:value-type="time">
            <text:p>00:06:31</text:p>
          </table:table-cell>
          <table:table-cell office:value-type="float" office:value="400.2" calcext:value-type="float">
            <text:p>400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1.7S" calcext:value-type="time">
            <text:p>06:32</text:p>
          </table:table-cell>
          <table:table-cell office:value-type="float" office:value="240.8" calcext:value-type="float">
            <text:p>240.8</text:p>
          </table:table-cell>
          <table:table-cell table:style-name="ce11" office:value-type="time" office:time-value="PT00H06M31.5S" calcext:value-type="time">
            <text:p>00:06:32</text:p>
          </table:table-cell>
          <table:table-cell office:value-type="float" office:value="392.1" calcext:value-type="float">
            <text:p>392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2.6S" calcext:value-type="time">
            <text:p>06:33</text:p>
          </table:table-cell>
          <table:table-cell office:value-type="float" office:value="239" calcext:value-type="float">
            <text:p>239</text:p>
          </table:table-cell>
          <table:table-cell table:style-name="ce11" office:value-type="time" office:time-value="PT00H06M32.4S" calcext:value-type="time">
            <text:p>00:06:32</text:p>
          </table:table-cell>
          <table:table-cell office:value-type="float" office:value="383.7" calcext:value-type="float">
            <text:p>383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3.6S" calcext:value-type="time">
            <text:p>06:34</text:p>
          </table:table-cell>
          <table:table-cell office:value-type="float" office:value="237.1" calcext:value-type="float">
            <text:p>237.1</text:p>
          </table:table-cell>
          <table:table-cell table:style-name="ce11" office:value-type="time" office:time-value="PT00H06M33.4S" calcext:value-type="time">
            <text:p>00:06:33</text:p>
          </table:table-cell>
          <table:table-cell office:value-type="float" office:value="375.9" calcext:value-type="float">
            <text:p>375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4.6S" calcext:value-type="time">
            <text:p>06:35</text:p>
          </table:table-cell>
          <table:table-cell office:value-type="float" office:value="235.1" calcext:value-type="float">
            <text:p>235.1</text:p>
          </table:table-cell>
          <table:table-cell table:style-name="ce11" office:value-type="time" office:time-value="PT00H06M34.3S" calcext:value-type="time">
            <text:p>00:06:34</text:p>
          </table:table-cell>
          <table:table-cell office:value-type="float" office:value="368.3" calcext:value-type="float">
            <text:p>368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5.5S" calcext:value-type="time">
            <text:p>06:36</text:p>
          </table:table-cell>
          <table:table-cell office:value-type="float" office:value="233.2" calcext:value-type="float">
            <text:p>233.2</text:p>
          </table:table-cell>
          <table:table-cell table:style-name="ce11" office:value-type="time" office:time-value="PT00H06M35.3S" calcext:value-type="time">
            <text:p>00:06:35</text:p>
          </table:table-cell>
          <table:table-cell office:value-type="float" office:value="361" calcext:value-type="float">
            <text:p>36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6.5S" calcext:value-type="time">
            <text:p>06:37</text:p>
          </table:table-cell>
          <table:table-cell office:value-type="float" office:value="231.8" calcext:value-type="float">
            <text:p>231.8</text:p>
          </table:table-cell>
          <table:table-cell table:style-name="ce11" office:value-type="time" office:time-value="PT00H06M36.2S" calcext:value-type="time">
            <text:p>00:06:36</text:p>
          </table:table-cell>
          <table:table-cell office:value-type="float" office:value="354.6" calcext:value-type="float">
            <text:p>354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7.4S" calcext:value-type="time">
            <text:p>06:37</text:p>
          </table:table-cell>
          <table:table-cell office:value-type="float" office:value="230.3" calcext:value-type="float">
            <text:p>230.3</text:p>
          </table:table-cell>
          <table:table-cell table:style-name="ce11" office:value-type="time" office:time-value="PT00H06M37.2S" calcext:value-type="time">
            <text:p>00:06:37</text:p>
          </table:table-cell>
          <table:table-cell office:value-type="float" office:value="348.3" calcext:value-type="float">
            <text:p>348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8.4S" calcext:value-type="time">
            <text:p>06:38</text:p>
          </table:table-cell>
          <table:table-cell office:value-type="float" office:value="228.8" calcext:value-type="float">
            <text:p>228.8</text:p>
          </table:table-cell>
          <table:table-cell table:style-name="ce11" office:value-type="time" office:time-value="PT00H06M38.2S" calcext:value-type="time">
            <text:p>00:06:38</text:p>
          </table:table-cell>
          <table:table-cell office:value-type="float" office:value="342.9" calcext:value-type="float">
            <text:p>342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39.3S" calcext:value-type="time">
            <text:p>06:39</text:p>
          </table:table-cell>
          <table:table-cell office:value-type="float" office:value="227" calcext:value-type="float">
            <text:p>227</text:p>
          </table:table-cell>
          <table:table-cell table:style-name="ce11" office:value-type="time" office:time-value="PT00H06M39.1S" calcext:value-type="time">
            <text:p>00:06:39</text:p>
          </table:table-cell>
          <table:table-cell office:value-type="float" office:value="338" calcext:value-type="float">
            <text:p>33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0.3S" calcext:value-type="time">
            <text:p>06:40</text:p>
          </table:table-cell>
          <table:table-cell office:value-type="float" office:value="225.5" calcext:value-type="float">
            <text:p>225.5</text:p>
          </table:table-cell>
          <table:table-cell table:style-name="ce11" office:value-type="time" office:time-value="PT00H06M40.1S" calcext:value-type="time">
            <text:p>00:06:40</text:p>
          </table:table-cell>
          <table:table-cell office:value-type="float" office:value="332.7" calcext:value-type="float">
            <text:p>332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1.2S" calcext:value-type="time">
            <text:p>06:41</text:p>
          </table:table-cell>
          <table:table-cell office:value-type="float" office:value="224.2" calcext:value-type="float">
            <text:p>224.2</text:p>
          </table:table-cell>
          <table:table-cell table:style-name="ce11" office:value-type="time" office:time-value="PT00H06M41S" calcext:value-type="time">
            <text:p>00:06:41</text:p>
          </table:table-cell>
          <table:table-cell office:value-type="float" office:value="327.8" calcext:value-type="float">
            <text:p>327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2.2S" calcext:value-type="time">
            <text:p>06:42</text:p>
          </table:table-cell>
          <table:table-cell office:value-type="float" office:value="222.5" calcext:value-type="float">
            <text:p>222.5</text:p>
          </table:table-cell>
          <table:table-cell table:style-name="ce11" office:value-type="time" office:time-value="PT00H06M42S" calcext:value-type="time">
            <text:p>00:06:42</text:p>
          </table:table-cell>
          <table:table-cell office:value-type="float" office:value="322.9" calcext:value-type="float">
            <text:p>322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3.1S" calcext:value-type="time">
            <text:p>06:43</text:p>
          </table:table-cell>
          <table:table-cell office:value-type="float" office:value="221" calcext:value-type="float">
            <text:p>221</text:p>
          </table:table-cell>
          <table:table-cell table:style-name="ce11" office:value-type="time" office:time-value="PT00H06M42.9S" calcext:value-type="time">
            <text:p>00:06:43</text:p>
          </table:table-cell>
          <table:table-cell office:value-type="float" office:value="318.3" calcext:value-type="float">
            <text:p>318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4.1S" calcext:value-type="time">
            <text:p>06:44</text:p>
          </table:table-cell>
          <table:table-cell office:value-type="float" office:value="219.7" calcext:value-type="float">
            <text:p>219.7</text:p>
          </table:table-cell>
          <table:table-cell table:style-name="ce11" office:value-type="time" office:time-value="PT00H06M43.9S" calcext:value-type="time">
            <text:p>00:06:44</text:p>
          </table:table-cell>
          <table:table-cell office:value-type="float" office:value="314.1" calcext:value-type="float">
            <text:p>314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5S" calcext:value-type="time">
            <text:p>06:45</text:p>
          </table:table-cell>
          <table:table-cell office:value-type="float" office:value="218.1" calcext:value-type="float">
            <text:p>218.1</text:p>
          </table:table-cell>
          <table:table-cell table:style-name="ce11" office:value-type="time" office:time-value="PT00H06M44.8S" calcext:value-type="time">
            <text:p>00:06:45</text:p>
          </table:table-cell>
          <table:table-cell office:value-type="float" office:value="309.8" calcext:value-type="float">
            <text:p>309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6S" calcext:value-type="time">
            <text:p>06:46</text:p>
          </table:table-cell>
          <table:table-cell office:value-type="float" office:value="216.3" calcext:value-type="float">
            <text:p>216.3</text:p>
          </table:table-cell>
          <table:table-cell table:style-name="ce11" office:value-type="time" office:time-value="PT00H06M45.8S" calcext:value-type="time">
            <text:p>00:06:46</text:p>
          </table:table-cell>
          <table:table-cell office:value-type="float" office:value="305.5" calcext:value-type="float">
            <text:p>305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6.9S" calcext:value-type="time">
            <text:p>06:47</text:p>
          </table:table-cell>
          <table:table-cell office:value-type="float" office:value="214.8" calcext:value-type="float">
            <text:p>214.8</text:p>
          </table:table-cell>
          <table:table-cell table:style-name="ce11" office:value-type="time" office:time-value="PT00H06M46.8S" calcext:value-type="time">
            <text:p>00:06:47</text:p>
          </table:table-cell>
          <table:table-cell office:value-type="float" office:value="301.8" calcext:value-type="float">
            <text:p>301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7.9S" calcext:value-type="time">
            <text:p>06:48</text:p>
          </table:table-cell>
          <table:table-cell office:value-type="float" office:value="213.1" calcext:value-type="float">
            <text:p>213.1</text:p>
          </table:table-cell>
          <table:table-cell table:style-name="ce11" office:value-type="time" office:time-value="PT00H06M47.7S" calcext:value-type="time">
            <text:p>00:06:48</text:p>
          </table:table-cell>
          <table:table-cell office:value-type="float" office:value="298.2" calcext:value-type="float">
            <text:p>298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8.9S" calcext:value-type="time">
            <text:p>06:49</text:p>
          </table:table-cell>
          <table:table-cell office:value-type="float" office:value="211.8" calcext:value-type="float">
            <text:p>211.8</text:p>
          </table:table-cell>
          <table:table-cell table:style-name="ce11" office:value-type="time" office:time-value="PT00H06M48.7S" calcext:value-type="time">
            <text:p>00:06:49</text:p>
          </table:table-cell>
          <table:table-cell office:value-type="float" office:value="294.8" calcext:value-type="float">
            <text:p>29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49.8S" calcext:value-type="time">
            <text:p>06:50</text:p>
          </table:table-cell>
          <table:table-cell office:value-type="float" office:value="210.5" calcext:value-type="float">
            <text:p>210.5</text:p>
          </table:table-cell>
          <table:table-cell table:style-name="ce11" office:value-type="time" office:time-value="PT00H06M49.6S" calcext:value-type="time">
            <text:p>00:06:50</text:p>
          </table:table-cell>
          <table:table-cell office:value-type="float" office:value="291.8" calcext:value-type="float">
            <text:p>291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0.8S" calcext:value-type="time">
            <text:p>06:51</text:p>
          </table:table-cell>
          <table:table-cell office:value-type="float" office:value="209" calcext:value-type="float">
            <text:p>209</text:p>
          </table:table-cell>
          <table:table-cell table:style-name="ce11" office:value-type="time" office:time-value="PT00H06M50.6S" calcext:value-type="time">
            <text:p>00:06:51</text:p>
          </table:table-cell>
          <table:table-cell office:value-type="float" office:value="288.4" calcext:value-type="float">
            <text:p>288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1.7S" calcext:value-type="time">
            <text:p>06:52</text:p>
          </table:table-cell>
          <table:table-cell office:value-type="float" office:value="207.7" calcext:value-type="float">
            <text:p>207.7</text:p>
          </table:table-cell>
          <table:table-cell table:style-name="ce11" office:value-type="time" office:time-value="PT00H06M51.5S" calcext:value-type="time">
            <text:p>00:06:52</text:p>
          </table:table-cell>
          <table:table-cell office:value-type="float" office:value="285.1" calcext:value-type="float">
            <text:p>285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2.7S" calcext:value-type="time">
            <text:p>06:53</text:p>
          </table:table-cell>
          <table:table-cell office:value-type="float" office:value="206.6" calcext:value-type="float">
            <text:p>206.6</text:p>
          </table:table-cell>
          <table:table-cell table:style-name="ce11" office:value-type="time" office:time-value="PT00H06M52.5S" calcext:value-type="time">
            <text:p>00:06:53</text:p>
          </table:table-cell>
          <table:table-cell office:value-type="float" office:value="281.8" calcext:value-type="float">
            <text:p>281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3.6S" calcext:value-type="time">
            <text:p>06:54</text:p>
          </table:table-cell>
          <table:table-cell office:value-type="float" office:value="205.3" calcext:value-type="float">
            <text:p>205.3</text:p>
          </table:table-cell>
          <table:table-cell table:style-name="ce11" office:value-type="time" office:time-value="PT00H06M53.4S" calcext:value-type="time">
            <text:p>00:06:53</text:p>
          </table:table-cell>
          <table:table-cell office:value-type="float" office:value="278.6" calcext:value-type="float">
            <text:p>278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4.6S" calcext:value-type="time">
            <text:p>06:55</text:p>
          </table:table-cell>
          <table:table-cell office:value-type="float" office:value="204.3" calcext:value-type="float">
            <text:p>204.3</text:p>
          </table:table-cell>
          <table:table-cell table:style-name="ce11" office:value-type="time" office:time-value="PT00H06M54.4S" calcext:value-type="time">
            <text:p>00:06:54</text:p>
          </table:table-cell>
          <table:table-cell office:value-type="float" office:value="275.6" calcext:value-type="float">
            <text:p>275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5.5S" calcext:value-type="time">
            <text:p>06:56</text:p>
          </table:table-cell>
          <table:table-cell office:value-type="float" office:value="203" calcext:value-type="float">
            <text:p>203</text:p>
          </table:table-cell>
          <table:table-cell table:style-name="ce11" office:value-type="time" office:time-value="PT00H06M55.3S" calcext:value-type="time">
            <text:p>00:06:55</text:p>
          </table:table-cell>
          <table:table-cell office:value-type="float" office:value="272.7" calcext:value-type="float">
            <text:p>272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6.5S" calcext:value-type="time">
            <text:p>06:57</text:p>
          </table:table-cell>
          <table:table-cell office:value-type="float" office:value="202" calcext:value-type="float">
            <text:p>202</text:p>
          </table:table-cell>
          <table:table-cell table:style-name="ce11" office:value-type="time" office:time-value="PT00H06M56.3S" calcext:value-type="time">
            <text:p>00:06:56</text:p>
          </table:table-cell>
          <table:table-cell office:value-type="float" office:value="270.1" calcext:value-type="float">
            <text:p>270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7.4S" calcext:value-type="time">
            <text:p>06:57</text:p>
          </table:table-cell>
          <table:table-cell office:value-type="float" office:value="201.3" calcext:value-type="float">
            <text:p>201.3</text:p>
          </table:table-cell>
          <table:table-cell table:style-name="ce11" office:value-type="time" office:time-value="PT00H06M57.2S" calcext:value-type="time">
            <text:p>00:06:57</text:p>
          </table:table-cell>
          <table:table-cell office:value-type="float" office:value="267.4" calcext:value-type="float">
            <text:p>267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8.4S" calcext:value-type="time">
            <text:p>06:58</text:p>
          </table:table-cell>
          <table:table-cell office:value-type="float" office:value="200.3" calcext:value-type="float">
            <text:p>200.3</text:p>
          </table:table-cell>
          <table:table-cell table:style-name="ce11" office:value-type="time" office:time-value="PT00H06M58.2S" calcext:value-type="time">
            <text:p>00:06:58</text:p>
          </table:table-cell>
          <table:table-cell office:value-type="float" office:value="264.8" calcext:value-type="float">
            <text:p>26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6M59.3S" calcext:value-type="time">
            <text:p>06:59</text:p>
          </table:table-cell>
          <table:table-cell office:value-type="float" office:value="199.2" calcext:value-type="float">
            <text:p>199.2</text:p>
          </table:table-cell>
          <table:table-cell table:style-name="ce11" office:value-type="time" office:time-value="PT00H06M59.1S" calcext:value-type="time">
            <text:p>00:06:59</text:p>
          </table:table-cell>
          <table:table-cell office:value-type="float" office:value="262.2" calcext:value-type="float">
            <text:p>262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0.3S" calcext:value-type="time">
            <text:p>07:00</text:p>
          </table:table-cell>
          <table:table-cell office:value-type="float" office:value="198.4" calcext:value-type="float">
            <text:p>198.4</text:p>
          </table:table-cell>
          <table:table-cell table:style-name="ce11" office:value-type="time" office:time-value="PT00H07M00.1S" calcext:value-type="time">
            <text:p>00:07:00</text:p>
          </table:table-cell>
          <table:table-cell office:value-type="float" office:value="259.8" calcext:value-type="float">
            <text:p>259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1.2S" calcext:value-type="time">
            <text:p>07:01</text:p>
          </table:table-cell>
          <table:table-cell office:value-type="float" office:value="197.3" calcext:value-type="float">
            <text:p>197.3</text:p>
          </table:table-cell>
          <table:table-cell table:style-name="ce11" office:value-type="time" office:time-value="PT00H07M01S" calcext:value-type="time">
            <text:p>00:07:01</text:p>
          </table:table-cell>
          <table:table-cell office:value-type="float" office:value="257.5" calcext:value-type="float">
            <text:p>257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2.2S" calcext:value-type="time">
            <text:p>07:02</text:p>
          </table:table-cell>
          <table:table-cell office:value-type="float" office:value="196.2" calcext:value-type="float">
            <text:p>196.2</text:p>
          </table:table-cell>
          <table:table-cell table:style-name="ce11" office:value-type="time" office:time-value="PT00H07M02S" calcext:value-type="time">
            <text:p>00:07:02</text:p>
          </table:table-cell>
          <table:table-cell office:value-type="float" office:value="255.3" calcext:value-type="float">
            <text:p>255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3.1S" calcext:value-type="time">
            <text:p>07:03</text:p>
          </table:table-cell>
          <table:table-cell office:value-type="float" office:value="195.3" calcext:value-type="float">
            <text:p>195.3</text:p>
          </table:table-cell>
          <table:table-cell table:style-name="ce11" office:value-type="time" office:time-value="PT00H07M03S" calcext:value-type="time">
            <text:p>00:07:03</text:p>
          </table:table-cell>
          <table:table-cell office:value-type="float" office:value="253.1" calcext:value-type="float">
            <text:p>253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4.1S" calcext:value-type="time">
            <text:p>07:04</text:p>
          </table:table-cell>
          <table:table-cell office:value-type="float" office:value="193.6" calcext:value-type="float">
            <text:p>193.6</text:p>
          </table:table-cell>
          <table:table-cell table:style-name="ce11" office:value-type="time" office:time-value="PT00H07M03.9S" calcext:value-type="time">
            <text:p>00:07:04</text:p>
          </table:table-cell>
          <table:table-cell office:value-type="float" office:value="250.8" calcext:value-type="float">
            <text:p>250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5S" calcext:value-type="time">
            <text:p>07:05</text:p>
          </table:table-cell>
          <table:table-cell office:value-type="float" office:value="192.9" calcext:value-type="float">
            <text:p>192.9</text:p>
          </table:table-cell>
          <table:table-cell table:style-name="ce11" office:value-type="time" office:time-value="PT00H07M04.9S" calcext:value-type="time">
            <text:p>00:07:05</text:p>
          </table:table-cell>
          <table:table-cell office:value-type="float" office:value="248.8" calcext:value-type="float">
            <text:p>248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6S" calcext:value-type="time">
            <text:p>07:06</text:p>
          </table:table-cell>
          <table:table-cell office:value-type="float" office:value="191.8" calcext:value-type="float">
            <text:p>191.8</text:p>
          </table:table-cell>
          <table:table-cell table:style-name="ce11" office:value-type="time" office:time-value="PT00H07M05.8S" calcext:value-type="time">
            <text:p>00:07:06</text:p>
          </table:table-cell>
          <table:table-cell office:value-type="float" office:value="246.9" calcext:value-type="float">
            <text:p>246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6.9S" calcext:value-type="time">
            <text:p>07:07</text:p>
          </table:table-cell>
          <table:table-cell office:value-type="float" office:value="190.8" calcext:value-type="float">
            <text:p>190.8</text:p>
          </table:table-cell>
          <table:table-cell table:style-name="ce11" office:value-type="time" office:time-value="PT00H07M06.8S" calcext:value-type="time">
            <text:p>00:07:07</text:p>
          </table:table-cell>
          <table:table-cell office:value-type="float" office:value="245.2" calcext:value-type="float">
            <text:p>245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7.9S" calcext:value-type="time">
            <text:p>07:08</text:p>
          </table:table-cell>
          <table:table-cell office:value-type="float" office:value="189.8" calcext:value-type="float">
            <text:p>189.8</text:p>
          </table:table-cell>
          <table:table-cell table:style-name="ce11" office:value-type="time" office:time-value="PT00H07M07.7S" calcext:value-type="time">
            <text:p>00:07:08</text:p>
          </table:table-cell>
          <table:table-cell office:value-type="float" office:value="243.2" calcext:value-type="float">
            <text:p>243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8.8S" calcext:value-type="time">
            <text:p>07:09</text:p>
          </table:table-cell>
          <table:table-cell office:value-type="float" office:value="189.4" calcext:value-type="float">
            <text:p>189.4</text:p>
          </table:table-cell>
          <table:table-cell table:style-name="ce11" office:value-type="time" office:time-value="PT00H07M08.7S" calcext:value-type="time">
            <text:p>00:07:09</text:p>
          </table:table-cell>
          <table:table-cell office:value-type="float" office:value="241.3" calcext:value-type="float">
            <text:p>241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09.8S" calcext:value-type="time">
            <text:p>07:10</text:p>
          </table:table-cell>
          <table:table-cell office:value-type="float" office:value="189.2" calcext:value-type="float">
            <text:p>189.2</text:p>
          </table:table-cell>
          <table:table-cell table:style-name="ce11" office:value-type="time" office:time-value="PT00H07M09.6S" calcext:value-type="time">
            <text:p>00:07:10</text:p>
          </table:table-cell>
          <table:table-cell office:value-type="float" office:value="239.5" calcext:value-type="float">
            <text:p>239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0.8S" calcext:value-type="time">
            <text:p>07:11</text:p>
          </table:table-cell>
          <table:table-cell office:value-type="float" office:value="187.2" calcext:value-type="float">
            <text:p>187.2</text:p>
          </table:table-cell>
          <table:table-cell table:style-name="ce11" office:value-type="time" office:time-value="PT00H07M10.6S" calcext:value-type="time">
            <text:p>00:07:11</text:p>
          </table:table-cell>
          <table:table-cell office:value-type="float" office:value="237.6" calcext:value-type="float">
            <text:p>237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1.7S" calcext:value-type="time">
            <text:p>07:12</text:p>
          </table:table-cell>
          <table:table-cell office:value-type="float" office:value="183.6" calcext:value-type="float">
            <text:p>183.6</text:p>
          </table:table-cell>
          <table:table-cell table:style-name="ce11" office:value-type="time" office:time-value="PT00H07M11.5S" calcext:value-type="time">
            <text:p>00:07:12</text:p>
          </table:table-cell>
          <table:table-cell office:value-type="float" office:value="235.9" calcext:value-type="float">
            <text:p>235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2.7S" calcext:value-type="time">
            <text:p>07:13</text:p>
          </table:table-cell>
          <table:table-cell office:value-type="float" office:value="180" calcext:value-type="float">
            <text:p>180</text:p>
          </table:table-cell>
          <table:table-cell table:style-name="ce11" office:value-type="time" office:time-value="PT00H07M12.5S" calcext:value-type="time">
            <text:p>00:07:13</text:p>
          </table:table-cell>
          <table:table-cell office:value-type="float" office:value="234.1" calcext:value-type="float">
            <text:p>234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3.6S" calcext:value-type="time">
            <text:p>07:14</text:p>
          </table:table-cell>
          <table:table-cell office:value-type="float" office:value="176.6" calcext:value-type="float">
            <text:p>176.6</text:p>
          </table:table-cell>
          <table:table-cell table:style-name="ce11" office:value-type="time" office:time-value="PT00H07M13.4S" calcext:value-type="time">
            <text:p>00:07:13</text:p>
          </table:table-cell>
          <table:table-cell office:value-type="float" office:value="232.5" calcext:value-type="float">
            <text:p>232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4.6S" calcext:value-type="time">
            <text:p>07:15</text:p>
          </table:table-cell>
          <table:table-cell office:value-type="float" office:value="172.4" calcext:value-type="float">
            <text:p>172.4</text:p>
          </table:table-cell>
          <table:table-cell table:style-name="ce11" office:value-type="time" office:time-value="PT00H07M14.4S" calcext:value-type="time">
            <text:p>00:07:14</text:p>
          </table:table-cell>
          <table:table-cell office:value-type="float" office:value="231" calcext:value-type="float">
            <text:p>23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5.5S" calcext:value-type="time">
            <text:p>07:16</text:p>
          </table:table-cell>
          <table:table-cell office:value-type="float" office:value="167.8" calcext:value-type="float">
            <text:p>167.8</text:p>
          </table:table-cell>
          <table:table-cell table:style-name="ce11" office:value-type="time" office:time-value="PT00H07M15.3S" calcext:value-type="time">
            <text:p>00:07:15</text:p>
          </table:table-cell>
          <table:table-cell office:value-type="float" office:value="229.3" calcext:value-type="float">
            <text:p>229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6.5S" calcext:value-type="time">
            <text:p>07:17</text:p>
          </table:table-cell>
          <table:table-cell office:value-type="float" office:value="163.4" calcext:value-type="float">
            <text:p>163.4</text:p>
          </table:table-cell>
          <table:table-cell table:style-name="ce11" office:value-type="time" office:time-value="PT00H07M16.3S" calcext:value-type="time">
            <text:p>00:07:16</text:p>
          </table:table-cell>
          <table:table-cell office:value-type="float" office:value="227.6" calcext:value-type="float">
            <text:p>227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7.4S" calcext:value-type="time">
            <text:p>07:17</text:p>
          </table:table-cell>
          <table:table-cell office:value-type="float" office:value="158.8" calcext:value-type="float">
            <text:p>158.8</text:p>
          </table:table-cell>
          <table:table-cell table:style-name="ce11" office:value-type="time" office:time-value="PT00H07M17.2S" calcext:value-type="time">
            <text:p>00:07:17</text:p>
          </table:table-cell>
          <table:table-cell office:value-type="float" office:value="226" calcext:value-type="float">
            <text:p>22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8.4S" calcext:value-type="time">
            <text:p>07:18</text:p>
          </table:table-cell>
          <table:table-cell office:value-type="float" office:value="153.6" calcext:value-type="float">
            <text:p>153.6</text:p>
          </table:table-cell>
          <table:table-cell table:style-name="ce11" office:value-type="time" office:time-value="PT00H07M18.2S" calcext:value-type="time">
            <text:p>00:07:18</text:p>
          </table:table-cell>
          <table:table-cell office:value-type="float" office:value="224.5" calcext:value-type="float">
            <text:p>224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19.3S" calcext:value-type="time">
            <text:p>07:19</text:p>
          </table:table-cell>
          <table:table-cell office:value-type="float" office:value="148.1" calcext:value-type="float">
            <text:p>148.1</text:p>
          </table:table-cell>
          <table:table-cell table:style-name="ce11" office:value-type="time" office:time-value="PT00H07M19.1S" calcext:value-type="time">
            <text:p>00:07:19</text:p>
          </table:table-cell>
          <table:table-cell office:value-type="float" office:value="222.9" calcext:value-type="float">
            <text:p>222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0.3S" calcext:value-type="time">
            <text:p>07:20</text:p>
          </table:table-cell>
          <table:table-cell office:value-type="float" office:value="144.4" calcext:value-type="float">
            <text:p>144.4</text:p>
          </table:table-cell>
          <table:table-cell table:style-name="ce11" office:value-type="time" office:time-value="PT00H07M20.1S" calcext:value-type="time">
            <text:p>00:07:20</text:p>
          </table:table-cell>
          <table:table-cell office:value-type="float" office:value="221.4" calcext:value-type="float">
            <text:p>221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1.2S" calcext:value-type="time">
            <text:p>07:21</text:p>
          </table:table-cell>
          <table:table-cell office:value-type="float" office:value="142" calcext:value-type="float">
            <text:p>142</text:p>
          </table:table-cell>
          <table:table-cell table:style-name="ce11" office:value-type="time" office:time-value="PT00H07M21S" calcext:value-type="time">
            <text:p>00:07:21</text:p>
          </table:table-cell>
          <table:table-cell office:value-type="float" office:value="219.8" calcext:value-type="float">
            <text:p>219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2.2S" calcext:value-type="time">
            <text:p>07:22</text:p>
          </table:table-cell>
          <table:table-cell office:value-type="float" office:value="139.4" calcext:value-type="float">
            <text:p>139.4</text:p>
          </table:table-cell>
          <table:table-cell table:style-name="ce11" office:value-type="time" office:time-value="PT00H07M22S" calcext:value-type="time">
            <text:p>00:07:22</text:p>
          </table:table-cell>
          <table:table-cell office:value-type="float" office:value="218.6" calcext:value-type="float">
            <text:p>218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3.2S" calcext:value-type="time">
            <text:p>07:23</text:p>
          </table:table-cell>
          <table:table-cell office:value-type="float" office:value="137.3" calcext:value-type="float">
            <text:p>137.3</text:p>
          </table:table-cell>
          <table:table-cell table:style-name="ce11" office:value-type="time" office:time-value="PT00H07M22.9S" calcext:value-type="time">
            <text:p>00:07:23</text:p>
          </table:table-cell>
          <table:table-cell office:value-type="float" office:value="217.2" calcext:value-type="float">
            <text:p>217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4.1S" calcext:value-type="time">
            <text:p>07:24</text:p>
          </table:table-cell>
          <table:table-cell office:value-type="float" office:value="135.2" calcext:value-type="float">
            <text:p>135.2</text:p>
          </table:table-cell>
          <table:table-cell table:style-name="ce11" office:value-type="time" office:time-value="PT00H07M23.9S" calcext:value-type="time">
            <text:p>00:07:24</text:p>
          </table:table-cell>
          <table:table-cell office:value-type="float" office:value="215.4" calcext:value-type="float">
            <text:p>215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5.1S" calcext:value-type="time">
            <text:p>07:25</text:p>
          </table:table-cell>
          <table:table-cell office:value-type="float" office:value="133.6" calcext:value-type="float">
            <text:p>133.6</text:p>
          </table:table-cell>
          <table:table-cell table:style-name="ce11" office:value-type="time" office:time-value="PT00H07M24.8S" calcext:value-type="time">
            <text:p>00:07:25</text:p>
          </table:table-cell>
          <table:table-cell office:value-type="float" office:value="214.1" calcext:value-type="float">
            <text:p>214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6S" calcext:value-type="time">
            <text:p>07:26</text:p>
          </table:table-cell>
          <table:table-cell office:value-type="float" office:value="131.6" calcext:value-type="float">
            <text:p>131.6</text:p>
          </table:table-cell>
          <table:table-cell table:style-name="ce11" office:value-type="time" office:time-value="PT00H07M25.8S" calcext:value-type="time">
            <text:p>00:07:26</text:p>
          </table:table-cell>
          <table:table-cell office:value-type="float" office:value="212.9" calcext:value-type="float">
            <text:p>212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7S" calcext:value-type="time">
            <text:p>07:27</text:p>
          </table:table-cell>
          <table:table-cell office:value-type="float" office:value="129.7" calcext:value-type="float">
            <text:p>129.7</text:p>
          </table:table-cell>
          <table:table-cell table:style-name="ce11" office:value-type="time" office:time-value="PT00H07M26.7S" calcext:value-type="time">
            <text:p>00:07:27</text:p>
          </table:table-cell>
          <table:table-cell office:value-type="float" office:value="211.6" calcext:value-type="float">
            <text:p>211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7.9S" calcext:value-type="time">
            <text:p>07:28</text:p>
          </table:table-cell>
          <table:table-cell office:value-type="float" office:value="127.8" calcext:value-type="float">
            <text:p>127.8</text:p>
          </table:table-cell>
          <table:table-cell table:style-name="ce11" office:value-type="time" office:time-value="PT00H07M27.7S" calcext:value-type="time">
            <text:p>00:07:28</text:p>
          </table:table-cell>
          <table:table-cell office:value-type="float" office:value="210.3" calcext:value-type="float">
            <text:p>210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8.9S" calcext:value-type="time">
            <text:p>07:29</text:p>
          </table:table-cell>
          <table:table-cell office:value-type="float" office:value="125.9" calcext:value-type="float">
            <text:p>125.9</text:p>
          </table:table-cell>
          <table:table-cell table:style-name="ce11" office:value-type="time" office:time-value="PT00H07M28.6S" calcext:value-type="time">
            <text:p>00:07:29</text:p>
          </table:table-cell>
          <table:table-cell office:value-type="float" office:value="209.1" calcext:value-type="float">
            <text:p>209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/>
          <table:table-cell table:style-name="ce8" office:value-type="time" office:time-value="PT00H07M29.8S" calcext:value-type="time">
            <text:p>07:30</text:p>
          </table:table-cell>
          <table:table-cell office:value-type="float" office:value="124.1" calcext:value-type="float">
            <text:p>124.1</text:p>
          </table:table-cell>
          <table:table-cell table:style-name="ce11" office:value-type="time" office:time-value="PT00H07M29.6S" calcext:value-type="time">
            <text:p>00:07:30</text:p>
          </table:table-cell>
          <table:table-cell office:value-type="float" office:value="207.9" calcext:value-type="float">
            <text:p>207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0.6S" calcext:value-type="time">
            <text:p>00:07:31</text:p>
          </table:table-cell>
          <table:table-cell office:value-type="float" office:value="206.7" calcext:value-type="float">
            <text:p>206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1.5S" calcext:value-type="time">
            <text:p>00:07:32</text:p>
          </table:table-cell>
          <table:table-cell office:value-type="float" office:value="205.5" calcext:value-type="float">
            <text:p>205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2.5S" calcext:value-type="time">
            <text:p>00:07:33</text:p>
          </table:table-cell>
          <table:table-cell office:value-type="float" office:value="204.3" calcext:value-type="float">
            <text:p>204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3.4S" calcext:value-type="time">
            <text:p>00:07:33</text:p>
          </table:table-cell>
          <table:table-cell office:value-type="float" office:value="203.2" calcext:value-type="float">
            <text:p>203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4.4S" calcext:value-type="time">
            <text:p>00:07:34</text:p>
          </table:table-cell>
          <table:table-cell office:value-type="float" office:value="202.1" calcext:value-type="float">
            <text:p>202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5.3S" calcext:value-type="time">
            <text:p>00:07:35</text:p>
          </table:table-cell>
          <table:table-cell office:value-type="float" office:value="201.2" calcext:value-type="float">
            <text:p>201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6.3S" calcext:value-type="time">
            <text:p>00:07:36</text:p>
          </table:table-cell>
          <table:table-cell office:value-type="float" office:value="199.5" calcext:value-type="float">
            <text:p>199.5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7.2S" calcext:value-type="time">
            <text:p>00:07:37</text:p>
          </table:table-cell>
          <table:table-cell office:value-type="float" office:value="195.7" calcext:value-type="float">
            <text:p>195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8.2S" calcext:value-type="time">
            <text:p>00:07:38</text:p>
          </table:table-cell>
          <table:table-cell office:value-type="float" office:value="192.3" calcext:value-type="float">
            <text:p>192.3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39.1S" calcext:value-type="time">
            <text:p>00:07:39</text:p>
          </table:table-cell>
          <table:table-cell office:value-type="float" office:value="188.1" calcext:value-type="float">
            <text:p>188.1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0.1S" calcext:value-type="time">
            <text:p>00:07:40</text:p>
          </table:table-cell>
          <table:table-cell office:value-type="float" office:value="183.7" calcext:value-type="float">
            <text:p>183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1.1S" calcext:value-type="time">
            <text:p>00:07:41</text:p>
          </table:table-cell>
          <table:table-cell office:value-type="float" office:value="179.2" calcext:value-type="float">
            <text:p>179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2S" calcext:value-type="time">
            <text:p>00:07:42</text:p>
          </table:table-cell>
          <table:table-cell office:value-type="float" office:value="174.8" calcext:value-type="float">
            <text:p>174.8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3S" calcext:value-type="time">
            <text:p>00:07:43</text:p>
          </table:table-cell>
          <table:table-cell office:value-type="float" office:value="170.2" calcext:value-type="float">
            <text:p>170.2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3.9S" calcext:value-type="time">
            <text:p>00:07:44</text:p>
          </table:table-cell>
          <table:table-cell office:value-type="float" office:value="165.4" calcext:value-type="float">
            <text:p>165.4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4.9S" calcext:value-type="time">
            <text:p>00:07:45</text:p>
          </table:table-cell>
          <table:table-cell office:value-type="float" office:value="160.6" calcext:value-type="float">
            <text:p>160.6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5.8S" calcext:value-type="time">
            <text:p>00:07:46</text:p>
          </table:table-cell>
          <table:table-cell office:value-type="float" office:value="155.9" calcext:value-type="float">
            <text:p>155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6.8S" calcext:value-type="time">
            <text:p>00:07:47</text:p>
          </table:table-cell>
          <table:table-cell office:value-type="float" office:value="150.9" calcext:value-type="float">
            <text:p>150.9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1" office:value-type="time" office:time-value="PT00H07M47.7S" calcext:value-type="time">
            <text:p>00:07:48</text:p>
          </table:table-cell>
          <table:table-cell office:value-type="float" office:value="145.7" calcext:value-type="float">
            <text:p>145.7</text:p>
          </table:table-cell>
          <table:table-cell table:style-name="ce11"/>
          <table:table-cell/>
          <table:table-cell table:style-name="ce11"/>
          <table:table-cell/>
          <table:table-cell table:style-name="ce11"/>
          <table:table-cell/>
        </table:table-row>
        <table:table-row table:style-name="ro2" table:number-rows-repeated="81">
          <table:table-cell table:number-columns-repeated="3"/>
          <table:table-cell table:style-name="ce12"/>
          <table:table-cell table:style-name="ce13"/>
          <table:table-cell table:style-name="ce15"/>
          <table:table-cell table:number-columns-repeated="5"/>
        </table:table-row>
        <table:table-row table:style-name="ro2" table:number-rows-repeated="19">
          <table:table-cell table:number-columns-repeated="5"/>
          <table:table-cell table:style-name="ce15"/>
          <table:table-cell table:number-columns-repeated="5"/>
        </table:table-row>
        <table:table-row table:style-name="ro2" table:number-rows-repeated="104797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B9:Sheet1.C3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.</number:text>
      <number:seconds/>
    </number:time-style>
    <number:time-style style:name="N111">
      <number:minutes number:style="long"/>
      <number:text>:</number:text>
      <number:seconds number:style="long"/>
      <number:seconds/>
    </number:time-style>
    <number:time-style style:name="N112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00-00-00</text:date>, <text:time style:data-style-name="N2" text:time-value="10:24:51.626619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06:52:47.774957757</dc:date>
    <meta:editing-duration>PT2H32M</meta:editing-duration>
    <meta:editing-cycles>16</meta:editing-cycles>
    <meta:generator>LibreOffice/4.3.0.4$Linux_x86 LibreOffice_project/430m0$Build-4</meta:generator>
    <meta:document-statistic meta:table-count="1" meta:cell-count="19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style:style style:name="ch1" style:family="chart">
      <style:graphic-properties draw:stroke="solid" svg:stroke-width="0.3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1cm" draw:fill="solid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109">
      <style:chart-properties chart:display-label="true" chart:logarithmic="false" chart:minimum="0" chart:maximum="0.00694444444444444" chart:interval-major="0.000694444444444444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500" chart:origin="0" chart:interval-major="100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opacity="30%" draw:textarea-horizontal-align="center" draw:textarea-vertical-align="middle" draw:shadow-opacity="30%"/>
    </style:style>
    <style:style style:name="P1" style:family="paragraph">
      <style:paragraph-properties fo:text-align="center"/>
    </style:style>
  </office:automatic-styles>
  <office:body>
    <office:chart>
      <chart:chart svg:width="26.977cm" svg:height="18.879cm" xlink:href=".." xlink:type="simple" chart:class="chart:scatter" chart:style-name="ch1">
        <chart:title svg:x="10.348cm" svg:y="0.513cm" chart:style-name="ch2">
          <text:p>Ethiopia Sidamo Guji Natural</text:p>
        </chart:title>
        <chart:subtitle svg:x="12.251cm" svg:y="1.728cm" chart:style-name="ch3">
          <text:p>Multiple Runs</text:p>
        </chart:subtitle>
        <chart:legend svg:x="16.518cm" svg:y="11.532cm" style:legend-expansion="custom" chartooo:width="3.016cm" chartooo:height="2.558cm" style:legend-expansion-aspect-ratio="1.1790461297889" chart:style-name="ch4"/>
        <chart:plot-area chart:style-name="ch5" table:cell-range-address="Sheet1.B9:Sheet1.C600 Sheet1.B7:Sheet1.B7 Sheet1.D7:Sheet1.D7 Sheet1.E9:Sheet1.E600 Sheet1.F7:Sheet1.F7 Sheet1.G9:Sheet1.G600 Sheet1.H7:Sheet1.H7 Sheet1.I9:Sheet1.I600 Sheet1.J7:Sheet1.J7 Sheet1.K9:Sheet1.K600" chart:data-source-has-labels="row" svg:x="0.989cm" svg:y="3.157cm" svg:width="24.91cm" svg:height="14.925cm">
          <chartooo:coordinate-region svg:x="1.86cm" svg:y="3.365cm" svg:width="23.58cm" svg:height="14.053cm"/>
          <chart:axis chart:dimension="x" chart:name="primary-x" chart:style-name="ch6">
            <chart:grid chart:style-name="ch7" chart:class="major"/>
            <chart:grid chart:style-name="ch7" chart:class="minor"/>
          </chart:axis>
          <chart:axis chart:dimension="y" chart:name="primary-y" chart:style-name="ch8">
            <chart:grid chart:style-name="ch7" chart:class="major"/>
            <chart:grid chart:style-name="ch7" chart:class="minor"/>
          </chart:axis>
          <chart:series chart:style-name="ch9" chart:values-cell-range-address="Sheet1.C9:Sheet1.C600" chart:label-cell-address="Sheet1.B7:Sheet1.B7" chart:class="chart:scatter">
            <chart:domain table:cell-range-address="Sheet1.B9:Sheet1.B600"/>
            <chart:data-point chart:repeated="592"/>
          </chart:series>
          <chart:series chart:style-name="ch10" chart:values-cell-range-address="Sheet1.E9:Sheet1.E600" chart:label-cell-address="Sheet1.D7:Sheet1.D7" chart:class="chart:scatter">
            <chart:domain table:cell-range-address="Sheet1.D9:Sheet1.D600"/>
            <chart:data-point chart:repeated="592"/>
          </chart:series>
          <chart:series chart:style-name="ch11" chart:values-cell-range-address="Sheet1.G9:Sheet1.G600" chart:label-cell-address="Sheet1.F7:Sheet1.F7" chart:class="chart:scatter">
            <chart:domain table:cell-range-address="Sheet1.F9:Sheet1.F600"/>
            <chart:data-point chart:repeated="592"/>
          </chart:series>
          <chart:series chart:style-name="ch12" chart:values-cell-range-address="Sheet1.I9:Sheet1.I600" chart:label-cell-address="Sheet1.H7:Sheet1.H7" chart:class="chart:scatter">
            <chart:domain table:cell-range-address="Sheet1.H9:Sheet1.H600"/>
            <chart:data-point chart:repeated="592"/>
          </chart:series>
          <chart:series chart:style-name="ch13" chart:values-cell-range-address="Sheet1.K9:Sheet1.K600" chart:label-cell-address="Sheet1.J7:Sheet1.J7" chart:class="chart:scatter">
            <chart:domain table:cell-range-address="Sheet1.J9:Sheet1.J600"/>
            <chart:data-point chart:repeated="592"/>
          </chart:series>
          <chart:wall chart:style-name="ch14"/>
          <chart:floor chart:style-name="ch15"/>
        </chart:plot-area>
        <draw:rect draw:style-name="gr1" draw:text-style-name="P1" svg:width="23.579cm" svg:height="1.02cm" svg:x="1.86cm" svg:y="4.22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un #10</text:p>
                <draw:g>
                  <svg:desc>Sheet1.B7:Sheet1.B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 Run #11</text:p>
                <draw:g>
                  <svg:desc>Sheet1.D7:Sheet1.D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ARGET</text:p>
                <draw:g>
                  <svg:desc>Sheet1.F7:Sheet1.F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TARGET 2</text:p>
                <draw:g>
                  <svg:desc>Sheet1.H7:Sheet1.H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ARGET 3</text:p>
                <draw:g>
                  <svg:desc>Sheet1.J7:Sheet1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9:Sheet1.B600</svg:desc>
                </draw:g>
              </table:table-cell>
              <table:table-cell office:value-type="float" office:value="71.6">
                <text:p>71.6</text:p>
                <draw:g>
                  <svg:desc>Sheet1.C9:Sheet1.C600</svg:desc>
                </draw:g>
              </table:table-cell>
              <table:table-cell office:value-type="float" office:value="0">
                <text:p>0</text:p>
                <draw:g>
                  <svg:desc>Sheet1.D9:Sheet1.D600</svg:desc>
                </draw:g>
              </table:table-cell>
              <table:table-cell office:value-type="float" office:value="68.5">
                <text:p>68.5</text:p>
                <draw:g>
                  <svg:desc>Sheet1.E9:Sheet1.E600</svg:desc>
                </draw:g>
              </table:table-cell>
              <table:table-cell office:value-type="float" office:value="0">
                <text:p>0</text:p>
                <draw:g>
                  <svg:desc>Sheet1.F9:Sheet1.F600</svg:desc>
                </draw:g>
              </table:table-cell>
              <table:table-cell office:value-type="float" office:value="70">
                <text:p>70</text:p>
                <draw:g>
                  <svg:desc>Sheet1.G9:Sheet1.G600</svg:desc>
                </draw:g>
              </table:table-cell>
              <table:table-cell office:value-type="float" office:value="1">
                <text:p>1</text:p>
                <draw:g>
                  <svg:desc>Sheet1.H9:Sheet1.H600</svg:desc>
                </draw:g>
              </table:table-cell>
              <table:table-cell office:value-type="float" office:value="NaN">
                <text:p>NaN</text:p>
                <draw:g>
                  <svg:desc>Sheet1.I9:Sheet1.I600</svg:desc>
                </draw:g>
              </table:table-cell>
              <table:table-cell office:value-type="float" office:value="NaN">
                <text:p>NaN</text:p>
                <draw:g>
                  <svg:desc>Sheet1.J9:Sheet1.J600</svg:desc>
                </draw:g>
              </table:table-cell>
              <table:table-cell office:value-type="float" office:value="NaN">
                <text:p>NaN</text:p>
                <draw:g>
                  <svg:desc>Sheet1.K9:Sheet1.K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71.8">
                <text:p>71.8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70.7">
                <text:p>70.7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31481481481481">
                <text:p>0.0000231481481481481</text:p>
              </table:table-cell>
              <table:table-cell office:value-type="float" office:value="71.5">
                <text:p>71.5</text:p>
              </table:table-cell>
              <table:table-cell office:value-type="float" office:value="0.0000219907407407407">
                <text:p>0.0000219907407407407</text:p>
              </table:table-cell>
              <table:table-cell office:value-type="float" office:value="75.2">
                <text:p>75.2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35648148148148">
                <text:p>0.0000335648148148148</text:p>
              </table:table-cell>
              <table:table-cell office:value-type="float" office:value="72.1">
                <text:p>72.1</text:p>
              </table:table-cell>
              <table:table-cell office:value-type="float" office:value="0.0000335648148148148">
                <text:p>0.0000335648148148148</text:p>
              </table:table-cell>
              <table:table-cell office:value-type="float" office:value="79.2">
                <text:p>79.2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320">
                <text:p>3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51388888888889">
                <text:p>0.0000451388888888889</text:p>
              </table:table-cell>
              <table:table-cell office:value-type="float" office:value="73.2">
                <text:p>73.2</text:p>
              </table:table-cell>
              <table:table-cell office:value-type="float" office:value="0.0000451388888888889">
                <text:p>0.0000451388888888889</text:p>
              </table:table-cell>
              <table:table-cell office:value-type="float" office:value="84.9">
                <text:p>84.9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345">
                <text:p>34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77.5">
                <text:p>77.5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88.6">
                <text:p>88.6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65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671296296296296">
                <text:p>0.0000671296296296296</text:p>
              </table:table-cell>
              <table:table-cell office:value-type="float" office:value="80.5">
                <text:p>80.5</text:p>
              </table:table-cell>
              <table:table-cell office:value-type="float" office:value="0.0000671296296296296">
                <text:p>0.0000671296296296296</text:p>
              </table:table-cell>
              <table:table-cell office:value-type="float" office:value="94">
                <text:p>9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385">
                <text:p>3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775462962962963">
                <text:p>0.0000775462962962963</text:p>
              </table:table-cell>
              <table:table-cell office:value-type="float" office:value="83.1">
                <text:p>83.1</text:p>
              </table:table-cell>
              <table:table-cell office:value-type="float" office:value="0.0000775462962962963">
                <text:p>0.0000775462962962963</text:p>
              </table:table-cell>
              <table:table-cell office:value-type="float" office:value="100">
                <text:p>100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400">
                <text:p>40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891203703703704">
                <text:p>0.0000891203703703704</text:p>
              </table:table-cell>
              <table:table-cell office:value-type="float" office:value="84.9">
                <text:p>84.9</text:p>
              </table:table-cell>
              <table:table-cell office:value-type="float" office:value="0.0000891203703703704">
                <text:p>0.0000891203703703704</text:p>
              </table:table-cell>
              <table:table-cell office:value-type="float" office:value="104.7">
                <text:p>104.7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415">
                <text:p>41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99537037037037">
                <text:p>0.000099537037037037</text:p>
              </table:table-cell>
              <table:table-cell office:value-type="float" office:value="90">
                <text:p>90</text:p>
              </table:table-cell>
              <table:table-cell office:value-type="float" office:value="0.000099537037037037">
                <text:p>0.000099537037037037</text:p>
              </table:table-cell>
              <table:table-cell office:value-type="float" office:value="108.3">
                <text:p>108.3</text:p>
              </table:table-cell>
              <table:table-cell office:value-type="float" office:value="0.003125">
                <text:p>0.003125</text:p>
              </table:table-cell>
              <table:table-cell office:value-type="float" office:value="430">
                <text:p>4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11111111111111">
                <text:p>0.000111111111111111</text:p>
              </table:table-cell>
              <table:table-cell office:value-type="float" office:value="95.6">
                <text:p>95.6</text:p>
              </table:table-cell>
              <table:table-cell office:value-type="float" office:value="0.000111111111111111">
                <text:p>0.000111111111111111</text:p>
              </table:table-cell>
              <table:table-cell office:value-type="float" office:value="112.3">
                <text:p>112.3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40">
                <text:p>44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21527777777778">
                <text:p>0.000121527777777778</text:p>
              </table:table-cell>
              <table:table-cell office:value-type="float" office:value="103.1">
                <text:p>103.1</text:p>
              </table:table-cell>
              <table:table-cell office:value-type="float" office:value="0.000121527777777778">
                <text:p>0.000121527777777778</text:p>
              </table:table-cell>
              <table:table-cell office:value-type="float" office:value="115.6">
                <text:p>115.6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450">
                <text:p>45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33101851851852">
                <text:p>0.000133101851851852</text:p>
              </table:table-cell>
              <table:table-cell office:value-type="float" office:value="111.4">
                <text:p>111.4</text:p>
              </table:table-cell>
              <table:table-cell office:value-type="float" office:value="0.000133101851851852">
                <text:p>0.000133101851851852</text:p>
              </table:table-cell>
              <table:table-cell office:value-type="float" office:value="120.9">
                <text:p>120.9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60">
                <text:p>46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43518518518519">
                <text:p>0.000143518518518519</text:p>
              </table:table-cell>
              <table:table-cell office:value-type="float" office:value="120.2">
                <text:p>120.2</text:p>
              </table:table-cell>
              <table:table-cell office:value-type="float" office:value="0.000143518518518519">
                <text:p>0.000143518518518519</text:p>
              </table:table-cell>
              <table:table-cell office:value-type="float" office:value="124.7">
                <text:p>124.7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70">
                <text:p>47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55092592592593">
                <text:p>0.000155092592592593</text:p>
              </table:table-cell>
              <table:table-cell office:value-type="float" office:value="128.7">
                <text:p>128.7</text:p>
              </table:table-cell>
              <table:table-cell office:value-type="float" office:value="0.000155092592592593">
                <text:p>0.000155092592592593</text:p>
              </table:table-cell>
              <table:table-cell office:value-type="float" office:value="128.8">
                <text:p>128.8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75">
                <text:p>47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65509259259259">
                <text:p>0.000165509259259259</text:p>
              </table:table-cell>
              <table:table-cell office:value-type="float" office:value="134">
                <text:p>134</text:p>
              </table:table-cell>
              <table:table-cell office:value-type="float" office:value="0.000165509259259259">
                <text:p>0.000165509259259259</text:p>
              </table:table-cell>
              <table:table-cell office:value-type="float" office:value="135.9">
                <text:p>135.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77083333333333">
                <text:p>0.000177083333333333</text:p>
              </table:table-cell>
              <table:table-cell office:value-type="float" office:value="139.4">
                <text:p>139.4</text:p>
              </table:table-cell>
              <table:table-cell office:value-type="float" office:value="0.000177083333333333">
                <text:p>0.000177083333333333</text:p>
              </table:table-cell>
              <table:table-cell office:value-type="float" office:value="142.8">
                <text:p>142.8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875">
                <text:p>0.0001875</text:p>
              </table:table-cell>
              <table:table-cell office:value-type="float" office:value="144.5">
                <text:p>144.5</text:p>
              </table:table-cell>
              <table:table-cell office:value-type="float" office:value="0.0001875">
                <text:p>0.0001875</text:p>
              </table:table-cell>
              <table:table-cell office:value-type="float" office:value="148.7">
                <text:p>148.7</text:p>
              </table:table-cell>
              <table:table-cell office:value-type="float" office:value="0.00590277777777778">
                <text:p>0.0059027777777777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99074074074074">
                <text:p>0.000199074074074074</text:p>
              </table:table-cell>
              <table:table-cell office:value-type="float" office:value="151.7">
                <text:p>151.7</text:p>
              </table:table-cell>
              <table:table-cell office:value-type="float" office:value="0.000199074074074074">
                <text:p>0.000199074074074074</text:p>
              </table:table-cell>
              <table:table-cell office:value-type="float" office:value="154.5">
                <text:p>154.5</text:p>
              </table:table-cell>
              <table:table-cell office:value-type="float" office:value="0.00625">
                <text:p>0.0062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54.2">
                <text:p>154.2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59.3">
                <text:p>159.3</text:p>
              </table:table-cell>
              <table:table-cell office:value-type="float" office:value="0.00659722222222222">
                <text:p>0.00659722222222222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21064814814815">
                <text:p>0.000221064814814815</text:p>
              </table:table-cell>
              <table:table-cell office:value-type="float" office:value="158">
                <text:p>158</text:p>
              </table:table-cell>
              <table:table-cell office:value-type="float" office:value="0.000221064814814815">
                <text:p>0.000221064814814815</text:p>
              </table:table-cell>
              <table:table-cell office:value-type="float" office:value="164">
                <text:p>164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160">
                <text:p>160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67.3">
                <text:p>16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161.3">
                <text:p>161.3</text:p>
              </table:table-cell>
              <table:table-cell office:value-type="float" office:value="0.000243055555555556">
                <text:p>0.000243055555555556</text:p>
              </table:table-cell>
              <table:table-cell office:value-type="float" office:value="170.4">
                <text:p>17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53472222222222">
                <text:p>0.000253472222222222</text:p>
              </table:table-cell>
              <table:table-cell office:value-type="float" office:value="163.1">
                <text:p>163.1</text:p>
              </table:table-cell>
              <table:table-cell office:value-type="float" office:value="0.00025462962962963">
                <text:p>0.00025462962962963</text:p>
              </table:table-cell>
              <table:table-cell office:value-type="float" office:value="173.8">
                <text:p>17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65046296296296">
                <text:p>0.000265046296296296</text:p>
              </table:table-cell>
              <table:table-cell office:value-type="float" office:value="164.1">
                <text:p>164.1</text:p>
              </table:table-cell>
              <table:table-cell office:value-type="float" office:value="0.000265046296296296">
                <text:p>0.000265046296296296</text:p>
              </table:table-cell>
              <table:table-cell office:value-type="float" office:value="177.9">
                <text:p>17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75462962962963">
                <text:p>0.000275462962962963</text:p>
              </table:table-cell>
              <table:table-cell office:value-type="float" office:value="167">
                <text:p>167</text:p>
              </table:table-cell>
              <table:table-cell office:value-type="float" office:value="0.00027662037037037">
                <text:p>0.00027662037037037</text:p>
              </table:table-cell>
              <table:table-cell office:value-type="float" office:value="181.2">
                <text:p>18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287037037037037">
                <text:p>0.000287037037037037</text:p>
              </table:table-cell>
              <table:table-cell office:value-type="float" office:value="169.5">
                <text:p>169.5</text:p>
              </table:table-cell>
              <table:table-cell office:value-type="float" office:value="0.000287037037037037">
                <text:p>0.000287037037037037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97453703703704">
                <text:p>0.000297453703703704</text:p>
              </table:table-cell>
              <table:table-cell office:value-type="float" office:value="172.2">
                <text:p>172.2</text:p>
              </table:table-cell>
              <table:table-cell office:value-type="float" office:value="0.000298611111111111">
                <text:p>0.000298611111111111</text:p>
              </table:table-cell>
              <table:table-cell office:value-type="float" office:value="186.7">
                <text:p>18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09027777777778">
                <text:p>0.000309027777777778</text:p>
              </table:table-cell>
              <table:table-cell office:value-type="float" office:value="174.1">
                <text:p>174.1</text:p>
              </table:table-cell>
              <table:table-cell office:value-type="float" office:value="0.000309027777777778">
                <text:p>0.000309027777777778</text:p>
              </table:table-cell>
              <table:table-cell office:value-type="float" office:value="188.5">
                <text:p>18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20601851851852">
                <text:p>0.000320601851851852</text:p>
              </table:table-cell>
              <table:table-cell office:value-type="float" office:value="176.7">
                <text:p>176.7</text:p>
              </table:table-cell>
              <table:table-cell office:value-type="float" office:value="0.000320601851851852">
                <text:p>0.000320601851851852</text:p>
              </table:table-cell>
              <table:table-cell office:value-type="float" office:value="189.7">
                <text:p>18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31018518518519">
                <text:p>0.000331018518518519</text:p>
              </table:table-cell>
              <table:table-cell office:value-type="float" office:value="178.6">
                <text:p>178.6</text:p>
              </table:table-cell>
              <table:table-cell office:value-type="float" office:value="0.000331018518518519">
                <text:p>0.000331018518518519</text:p>
              </table:table-cell>
              <table:table-cell office:value-type="float" office:value="192.1">
                <text:p>1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42592592592593">
                <text:p>0.000342592592592593</text:p>
              </table:table-cell>
              <table:table-cell office:value-type="float" office:value="176.5">
                <text:p>176.5</text:p>
              </table:table-cell>
              <table:table-cell office:value-type="float" office:value="0.000342592592592593">
                <text:p>0.000342592592592593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53009259259259">
                <text:p>0.000353009259259259</text:p>
              </table:table-cell>
              <table:table-cell office:value-type="float" office:value="178.8">
                <text:p>178.8</text:p>
              </table:table-cell>
              <table:table-cell office:value-type="float" office:value="0.000353009259259259">
                <text:p>0.000353009259259259</text:p>
              </table:table-cell>
              <table:table-cell office:value-type="float" office:value="200.8">
                <text:p>20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64583333333333">
                <text:p>0.000364583333333333</text:p>
              </table:table-cell>
              <table:table-cell office:value-type="float" office:value="180.1">
                <text:p>180.1</text:p>
              </table:table-cell>
              <table:table-cell office:value-type="float" office:value="0.000364583333333333">
                <text:p>0.000364583333333333</text:p>
              </table:table-cell>
              <table:table-cell office:value-type="float" office:value="204.6">
                <text:p>20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75">
                <text:p>0.000375</text:p>
              </table:table-cell>
              <table:table-cell office:value-type="float" office:value="183.1">
                <text:p>183.1</text:p>
              </table:table-cell>
              <table:table-cell office:value-type="float" office:value="0.000376157407407407">
                <text:p>0.000376157407407407</text:p>
              </table:table-cell>
              <table:table-cell office:value-type="float" office:value="207.8">
                <text:p>20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386574074074074">
                <text:p>0.000386574074074074</text:p>
              </table:table-cell>
              <table:table-cell office:value-type="float" office:value="185.4">
                <text:p>185.4</text:p>
              </table:table-cell>
              <table:table-cell office:value-type="float" office:value="0.000386574074074074">
                <text:p>0.000386574074074074</text:p>
              </table:table-cell>
              <table:table-cell office:value-type="float" office:value="211.5">
                <text:p>2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396990740740741">
                <text:p>0.000396990740740741</text:p>
              </table:table-cell>
              <table:table-cell office:value-type="float" office:value="188.2">
                <text:p>188.2</text:p>
              </table:table-cell>
              <table:table-cell office:value-type="float" office:value="0.000398148148148148">
                <text:p>0.000398148148148148</text:p>
              </table:table-cell>
              <table:table-cell office:value-type="float" office:value="216.3">
                <text:p>21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08564814814815">
                <text:p>0.000408564814814815</text:p>
              </table:table-cell>
              <table:table-cell office:value-type="float" office:value="192">
                <text:p>192</text:p>
              </table:table-cell>
              <table:table-cell office:value-type="float" office:value="0.000408564814814815">
                <text:p>0.000408564814814815</text:p>
              </table:table-cell>
              <table:table-cell office:value-type="float" office:value="220.5">
                <text:p>2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18981481481482">
                <text:p>0.000418981481481482</text:p>
              </table:table-cell>
              <table:table-cell office:value-type="float" office:value="194.3">
                <text:p>194.3</text:p>
              </table:table-cell>
              <table:table-cell office:value-type="float" office:value="0.000420138888888889">
                <text:p>0.000420138888888889</text:p>
              </table:table-cell>
              <table:table-cell office:value-type="float" office:value="224.7">
                <text:p>2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30555555555556">
                <text:p>0.000430555555555556</text:p>
              </table:table-cell>
              <table:table-cell office:value-type="float" office:value="196.8">
                <text:p>196.8</text:p>
              </table:table-cell>
              <table:table-cell office:value-type="float" office:value="0.000430555555555556">
                <text:p>0.000430555555555556</text:p>
              </table:table-cell>
              <table:table-cell office:value-type="float" office:value="228.7">
                <text:p>2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00.4">
                <text:p>200.4</text:p>
              </table:table-cell>
              <table:table-cell office:value-type="float" office:value="0.00044212962962963">
                <text:p>0.00044212962962963</text:p>
              </table:table-cell>
              <table:table-cell office:value-type="float" office:value="232.8">
                <text:p>23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52546296296296">
                <text:p>0.000452546296296296</text:p>
              </table:table-cell>
              <table:table-cell office:value-type="float" office:value="208.6">
                <text:p>208.6</text:p>
              </table:table-cell>
              <table:table-cell office:value-type="float" office:value="0.000452546296296296">
                <text:p>0.000452546296296296</text:p>
              </table:table-cell>
              <table:table-cell office:value-type="float" office:value="236.7">
                <text:p>23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62962962962963">
                <text:p>0.000462962962962963</text:p>
              </table:table-cell>
              <table:table-cell office:value-type="float" office:value="211.7">
                <text:p>211.7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40.6">
                <text:p>2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74537037037037">
                <text:p>0.000474537037037037</text:p>
              </table:table-cell>
              <table:table-cell office:value-type="float" office:value="214.7">
                <text:p>214.7</text:p>
              </table:table-cell>
              <table:table-cell office:value-type="float" office:value="0.000474537037037037">
                <text:p>0.000474537037037037</text:p>
              </table:table-cell>
              <table:table-cell office:value-type="float" office:value="244.3">
                <text:p>24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484953703703704">
                <text:p>0.000484953703703704</text:p>
              </table:table-cell>
              <table:table-cell office:value-type="float" office:value="217.5">
                <text:p>217.5</text:p>
              </table:table-cell>
              <table:table-cell office:value-type="float" office:value="0.000486111111111111">
                <text:p>0.000486111111111111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496527777777778">
                <text:p>0.000496527777777778</text:p>
              </table:table-cell>
              <table:table-cell office:value-type="float" office:value="219.8">
                <text:p>219.8</text:p>
              </table:table-cell>
              <table:table-cell office:value-type="float" office:value="0.000496527777777778">
                <text:p>0.000496527777777778</text:p>
              </table:table-cell>
              <table:table-cell office:value-type="float" office:value="251.7">
                <text:p>25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06944444444444">
                <text:p>0.000506944444444444</text:p>
              </table:table-cell>
              <table:table-cell office:value-type="float" office:value="221.8">
                <text:p>221.8</text:p>
              </table:table-cell>
              <table:table-cell office:value-type="float" office:value="0.000508101851851852">
                <text:p>0.000508101851851852</text:p>
              </table:table-cell>
              <table:table-cell office:value-type="float" office:value="254.1">
                <text:p>25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518518518518519">
                <text:p>0.000518518518518519</text:p>
              </table:table-cell>
              <table:table-cell office:value-type="float" office:value="223.9">
                <text:p>223.9</text:p>
              </table:table-cell>
              <table:table-cell office:value-type="float" office:value="0.000518518518518519">
                <text:p>0.000518518518518519</text:p>
              </table:table-cell>
              <table:table-cell office:value-type="float" office:value="256.6">
                <text:p>25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28935185185185">
                <text:p>0.000528935185185185</text:p>
              </table:table-cell>
              <table:table-cell office:value-type="float" office:value="226.1">
                <text:p>226.1</text:p>
              </table:table-cell>
              <table:table-cell office:value-type="float" office:value="0.000530092592592593">
                <text:p>0.000530092592592593</text:p>
              </table:table-cell>
              <table:table-cell office:value-type="float" office:value="258.8">
                <text:p>25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540509259259259">
                <text:p>0.000540509259259259</text:p>
              </table:table-cell>
              <table:table-cell office:value-type="float" office:value="228.5">
                <text:p>228.5</text:p>
              </table:table-cell>
              <table:table-cell office:value-type="float" office:value="0.000540509259259259">
                <text:p>0.000540509259259259</text:p>
              </table:table-cell>
              <table:table-cell office:value-type="float" office:value="261.1">
                <text:p>26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550925925925926">
                <text:p>0.000550925925925926</text:p>
              </table:table-cell>
              <table:table-cell office:value-type="float" office:value="230.5">
                <text:p>230.5</text:p>
              </table:table-cell>
              <table:table-cell office:value-type="float" office:value="0.000552083333333333">
                <text:p>0.000552083333333333</text:p>
              </table:table-cell>
              <table:table-cell office:value-type="float" office:value="263.3">
                <text:p>26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625">
                <text:p>0.0005625</text:p>
              </table:table-cell>
              <table:table-cell office:value-type="float" office:value="231.8">
                <text:p>231.8</text:p>
              </table:table-cell>
              <table:table-cell office:value-type="float" office:value="0.0005625">
                <text:p>0.0005625</text:p>
              </table:table-cell>
              <table:table-cell office:value-type="float" office:value="265.3">
                <text:p>26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572916666666667">
                <text:p>0.000572916666666667</text:p>
              </table:table-cell>
              <table:table-cell office:value-type="float" office:value="234.5">
                <text:p>234.5</text:p>
              </table:table-cell>
              <table:table-cell office:value-type="float" office:value="0.000574074074074074">
                <text:p>0.000574074074074074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84490740740741">
                <text:p>0.000584490740740741</text:p>
              </table:table-cell>
              <table:table-cell office:value-type="float" office:value="237.4">
                <text:p>237.4</text:p>
              </table:table-cell>
              <table:table-cell office:value-type="float" office:value="0.000584490740740741">
                <text:p>0.000584490740740741</text:p>
              </table:table-cell>
              <table:table-cell office:value-type="float" office:value="268.9">
                <text:p>26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96064814814815">
                <text:p>0.000596064814814815</text:p>
              </table:table-cell>
              <table:table-cell office:value-type="float" office:value="232">
                <text:p>232</text:p>
              </table:table-cell>
              <table:table-cell office:value-type="float" office:value="0.000596064814814815">
                <text:p>0.000596064814814815</text:p>
              </table:table-cell>
              <table:table-cell office:value-type="float" office:value="269.9">
                <text:p>26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606481481481482">
                <text:p>0.000606481481481482</text:p>
              </table:table-cell>
              <table:table-cell office:value-type="float" office:value="234.9">
                <text:p>234.9</text:p>
              </table:table-cell>
              <table:table-cell office:value-type="float" office:value="0.000606481481481482">
                <text:p>0.000606481481481482</text:p>
              </table:table-cell>
              <table:table-cell office:value-type="float" office:value="270.6">
                <text:p>27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618055555555555">
                <text:p>0.000618055555555555</text:p>
              </table:table-cell>
              <table:table-cell office:value-type="float" office:value="238.1">
                <text:p>238.1</text:p>
              </table:table-cell>
              <table:table-cell office:value-type="float" office:value="0.000618055555555555">
                <text:p>0.000618055555555555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628472222222222">
                <text:p>0.000628472222222222</text:p>
              </table:table-cell>
              <table:table-cell office:value-type="float" office:value="240.2">
                <text:p>240.2</text:p>
              </table:table-cell>
              <table:table-cell office:value-type="float" office:value="0.000628472222222222">
                <text:p>0.000628472222222222</text:p>
              </table:table-cell>
              <table:table-cell office:value-type="float" office:value="272.3">
                <text:p>27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640046296296296">
                <text:p>0.000640046296296296</text:p>
              </table:table-cell>
              <table:table-cell office:value-type="float" office:value="242.3">
                <text:p>242.3</text:p>
              </table:table-cell>
              <table:table-cell office:value-type="float" office:value="0.000640046296296296">
                <text:p>0.000640046296296296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650462962962963">
                <text:p>0.000650462962962963</text:p>
              </table:table-cell>
              <table:table-cell office:value-type="float" office:value="244.3">
                <text:p>244.3</text:p>
              </table:table-cell>
              <table:table-cell office:value-type="float" office:value="0.00065162037037037">
                <text:p>0.00065162037037037</text:p>
              </table:table-cell>
              <table:table-cell office:value-type="float" office:value="276.2">
                <text:p>27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662037037037037">
                <text:p>0.000662037037037037</text:p>
              </table:table-cell>
              <table:table-cell office:value-type="float" office:value="246.5">
                <text:p>246.5</text:p>
              </table:table-cell>
              <table:table-cell office:value-type="float" office:value="0.000662037037037037">
                <text:p>0.000662037037037037</text:p>
              </table:table-cell>
              <table:table-cell office:value-type="float" office:value="277.5">
                <text:p>27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673611111111111">
                <text:p>0.000673611111111111</text:p>
              </table:table-cell>
              <table:table-cell office:value-type="float" office:value="249">
                <text:p>249</text:p>
              </table:table-cell>
              <table:table-cell office:value-type="float" office:value="0.000673611111111111">
                <text:p>0.000673611111111111</text:p>
              </table:table-cell>
              <table:table-cell office:value-type="float" office:value="279.1">
                <text:p>27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684027777777778">
                <text:p>0.000684027777777778</text:p>
              </table:table-cell>
              <table:table-cell office:value-type="float" office:value="250.8">
                <text:p>250.8</text:p>
              </table:table-cell>
              <table:table-cell office:value-type="float" office:value="0.000684027777777778">
                <text:p>0.000684027777777778</text:p>
              </table:table-cell>
              <table:table-cell office:value-type="float" office:value="279.9">
                <text:p>27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53.3">
                <text:p>253.3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81.4">
                <text:p>28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706018518518518">
                <text:p>0.000706018518518518</text:p>
              </table:table-cell>
              <table:table-cell office:value-type="float" office:value="263.4">
                <text:p>263.4</text:p>
              </table:table-cell>
              <table:table-cell office:value-type="float" office:value="0.000706018518518518">
                <text:p>0.000706018518518518</text:p>
              </table:table-cell>
              <table:table-cell office:value-type="float" office:value="283.2">
                <text:p>28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265.3">
                <text:p>265.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285.3">
                <text:p>28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728009259259259">
                <text:p>0.000728009259259259</text:p>
              </table:table-cell>
              <table:table-cell office:value-type="float" office:value="267.6">
                <text:p>267.6</text:p>
              </table:table-cell>
              <table:table-cell office:value-type="float" office:value="0.000728009259259259">
                <text:p>0.000728009259259259</text:p>
              </table:table-cell>
              <table:table-cell office:value-type="float" office:value="286.6">
                <text:p>28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739583333333333">
                <text:p>0.000739583333333333</text:p>
              </table:table-cell>
              <table:table-cell office:value-type="float" office:value="269.7">
                <text:p>269.7</text:p>
              </table:table-cell>
              <table:table-cell office:value-type="float" office:value="0.000739583333333333">
                <text:p>0.000739583333333333</text:p>
              </table:table-cell>
              <table:table-cell office:value-type="float" office:value="287.5">
                <text:p>2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75">
                <text:p>0.00075</text:p>
              </table:table-cell>
              <table:table-cell office:value-type="float" office:value="272.2">
                <text:p>272.2</text:p>
              </table:table-cell>
              <table:table-cell office:value-type="float" office:value="0.00075">
                <text:p>0.00075</text:p>
              </table:table-cell>
              <table:table-cell office:value-type="float" office:value="287.2">
                <text:p>28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761574074074074">
                <text:p>0.000761574074074074</text:p>
              </table:table-cell>
              <table:table-cell office:value-type="float" office:value="274.5">
                <text:p>274.5</text:p>
              </table:table-cell>
              <table:table-cell office:value-type="float" office:value="0.000761574074074074">
                <text:p>0.000761574074074074</text:p>
              </table:table-cell>
              <table:table-cell office:value-type="float" office:value="287.3">
                <text:p>28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771990740740741">
                <text:p>0.000771990740740741</text:p>
              </table:table-cell>
              <table:table-cell office:value-type="float" office:value="276.7">
                <text:p>276.7</text:p>
              </table:table-cell>
              <table:table-cell office:value-type="float" office:value="0.000773148148148148">
                <text:p>0.000773148148148148</text:p>
              </table:table-cell>
              <table:table-cell office:value-type="float" office:value="287.7">
                <text:p>28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783564814814815">
                <text:p>0.000783564814814815</text:p>
              </table:table-cell>
              <table:table-cell office:value-type="float" office:value="278.6">
                <text:p>278.6</text:p>
              </table:table-cell>
              <table:table-cell office:value-type="float" office:value="0.000783564814814815">
                <text:p>0.000783564814814815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793981481481481">
                <text:p>0.000793981481481481</text:p>
              </table:table-cell>
              <table:table-cell office:value-type="float" office:value="280.8">
                <text:p>280.8</text:p>
              </table:table-cell>
              <table:table-cell office:value-type="float" office:value="0.000795138888888889">
                <text:p>0.000795138888888889</text:p>
              </table:table-cell>
              <table:table-cell office:value-type="float" office:value="289.9">
                <text:p>2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805555555555556">
                <text:p>0.000805555555555556</text:p>
              </table:table-cell>
              <table:table-cell office:value-type="float" office:value="282.6">
                <text:p>282.6</text:p>
              </table:table-cell>
              <table:table-cell office:value-type="float" office:value="0.000805555555555556">
                <text:p>0.000805555555555556</text:p>
              </table:table-cell>
              <table:table-cell office:value-type="float" office:value="291.3">
                <text:p>29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815972222222222">
                <text:p>0.000815972222222222</text:p>
              </table:table-cell>
              <table:table-cell office:value-type="float" office:value="284.8">
                <text:p>284.8</text:p>
              </table:table-cell>
              <table:table-cell office:value-type="float" office:value="0.00081712962962963">
                <text:p>0.00081712962962963</text:p>
              </table:table-cell>
              <table:table-cell office:value-type="float" office:value="292.6">
                <text:p>29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827546296296296">
                <text:p>0.000827546296296296</text:p>
              </table:table-cell>
              <table:table-cell office:value-type="float" office:value="286.6">
                <text:p>286.6</text:p>
              </table:table-cell>
              <table:table-cell office:value-type="float" office:value="0.000827546296296296">
                <text:p>0.000827546296296296</text:p>
              </table:table-cell>
              <table:table-cell office:value-type="float" office:value="293.4">
                <text:p>29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837962962962963">
                <text:p>0.000837962962962963</text:p>
              </table:table-cell>
              <table:table-cell office:value-type="float" office:value="288.4">
                <text:p>288.4</text:p>
              </table:table-cell>
              <table:table-cell office:value-type="float" office:value="0.00083912037037037">
                <text:p>0.00083912037037037</text:p>
              </table:table-cell>
              <table:table-cell office:value-type="float" office:value="294.2">
                <text:p>2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849537037037037">
                <text:p>0.000849537037037037</text:p>
              </table:table-cell>
              <table:table-cell office:value-type="float" office:value="290.4">
                <text:p>290.4</text:p>
              </table:table-cell>
              <table:table-cell office:value-type="float" office:value="0.000849537037037037">
                <text:p>0.000849537037037037</text:p>
              </table:table-cell>
              <table:table-cell office:value-type="float" office:value="294.9">
                <text:p>2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859953703703704">
                <text:p>0.000859953703703704</text:p>
              </table:table-cell>
              <table:table-cell office:value-type="float" office:value="290.9">
                <text:p>290.9</text:p>
              </table:table-cell>
              <table:table-cell office:value-type="float" office:value="0.000861111111111111">
                <text:p>0.000861111111111111</text:p>
              </table:table-cell>
              <table:table-cell office:value-type="float" office:value="295.5">
                <text:p>2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871527777777778">
                <text:p>0.000871527777777778</text:p>
              </table:table-cell>
              <table:table-cell office:value-type="float" office:value="293">
                <text:p>293</text:p>
              </table:table-cell>
              <table:table-cell office:value-type="float" office:value="0.000871527777777778">
                <text:p>0.000871527777777778</text:p>
              </table:table-cell>
              <table:table-cell office:value-type="float" office:value="296.8">
                <text:p>2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881944444444444">
                <text:p>0.000881944444444444</text:p>
              </table:table-cell>
              <table:table-cell office:value-type="float" office:value="294.8">
                <text:p>294.8</text:p>
              </table:table-cell>
              <table:table-cell office:value-type="float" office:value="0.000883101851851852">
                <text:p>0.000883101851851852</text:p>
              </table:table-cell>
              <table:table-cell office:value-type="float" office:value="297.4">
                <text:p>2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893518518518519">
                <text:p>0.000893518518518519</text:p>
              </table:table-cell>
              <table:table-cell office:value-type="float" office:value="296.2">
                <text:p>296.2</text:p>
              </table:table-cell>
              <table:table-cell office:value-type="float" office:value="0.000893518518518519">
                <text:p>0.00089351851851851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97.6">
                <text:p>297.6</text:p>
              </table:table-cell>
              <table:table-cell office:value-type="float" office:value="0.000905092592592593">
                <text:p>0.000905092592592593</text:p>
              </table:table-cell>
              <table:table-cell office:value-type="float" office:value="300.4">
                <text:p>30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915509259259259">
                <text:p>0.000915509259259259</text:p>
              </table:table-cell>
              <table:table-cell office:value-type="float" office:value="298.8">
                <text:p>298.8</text:p>
              </table:table-cell>
              <table:table-cell office:value-type="float" office:value="0.000915509259259259">
                <text:p>0.000915509259259259</text:p>
              </table:table-cell>
              <table:table-cell office:value-type="float" office:value="302.3">
                <text:p>30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99.7">
                <text:p>299.7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304.9">
                <text:p>30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9375">
                <text:p>0.0009375</text:p>
              </table:table-cell>
              <table:table-cell office:value-type="float" office:value="301.3">
                <text:p>301.3</text:p>
              </table:table-cell>
              <table:table-cell office:value-type="float" office:value="0.0009375">
                <text:p>0.0009375</text:p>
              </table:table-cell>
              <table:table-cell office:value-type="float" office:value="307.3">
                <text:p>30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302.1">
                <text:p>302.1</text:p>
              </table:table-cell>
              <table:table-cell office:value-type="float" office:value="0.000949074074074074">
                <text:p>0.000949074074074074</text:p>
              </table:table-cell>
              <table:table-cell office:value-type="float" office:value="308.6">
                <text:p>30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959490740740741">
                <text:p>0.000959490740740741</text:p>
              </table:table-cell>
              <table:table-cell office:value-type="float" office:value="303.4">
                <text:p>303.4</text:p>
              </table:table-cell>
              <table:table-cell office:value-type="float" office:value="0.000959490740740741">
                <text:p>0.000959490740740741</text:p>
              </table:table-cell>
              <table:table-cell office:value-type="float" office:value="309.4">
                <text:p>30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971064814814815">
                <text:p>0.000971064814814815</text:p>
              </table:table-cell>
              <table:table-cell office:value-type="float" office:value="305.6">
                <text:p>305.6</text:p>
              </table:table-cell>
              <table:table-cell office:value-type="float" office:value="0.000971064814814815">
                <text:p>0.000971064814814815</text:p>
              </table:table-cell>
              <table:table-cell office:value-type="float" office:value="309.8">
                <text:p>30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981481481481481">
                <text:p>0.000981481481481481</text:p>
              </table:table-cell>
              <table:table-cell office:value-type="float" office:value="306.7">
                <text:p>306.7</text:p>
              </table:table-cell>
              <table:table-cell office:value-type="float" office:value="0.000981481481481481">
                <text:p>0.000981481481481481</text:p>
              </table:table-cell>
              <table:table-cell office:value-type="float" office:value="310.4">
                <text:p>3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993055555555556">
                <text:p>0.000993055555555556</text:p>
              </table:table-cell>
              <table:table-cell office:value-type="float" office:value="308.3">
                <text:p>308.3</text:p>
              </table:table-cell>
              <table:table-cell office:value-type="float" office:value="0.000993055555555556">
                <text:p>0.000993055555555556</text:p>
              </table:table-cell>
              <table:table-cell office:value-type="float" office:value="311.8">
                <text:p>3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00347222222222">
                <text:p>0.00100347222222222</text:p>
              </table:table-cell>
              <table:table-cell office:value-type="float" office:value="309.9">
                <text:p>309.9</text:p>
              </table:table-cell>
              <table:table-cell office:value-type="float" office:value="0.00100347222222222">
                <text:p>0.00100347222222222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0150462962963">
                <text:p>0.0010150462962963</text:p>
              </table:table-cell>
              <table:table-cell office:value-type="float" office:value="311.5">
                <text:p>311.5</text:p>
              </table:table-cell>
              <table:table-cell office:value-type="float" office:value="0.0010150462962963">
                <text:p>0.0010150462962963</text:p>
              </table:table-cell>
              <table:table-cell office:value-type="float" office:value="314.4">
                <text:p>31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02546296296296">
                <text:p>0.00102546296296296</text:p>
              </table:table-cell>
              <table:table-cell office:value-type="float" office:value="312.8">
                <text:p>312.8</text:p>
              </table:table-cell>
              <table:table-cell office:value-type="float" office:value="0.00102546296296296">
                <text:p>0.00102546296296296</text:p>
              </table:table-cell>
              <table:table-cell office:value-type="float" office:value="315.7">
                <text:p>31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03703703703704">
                <text:p>0.00103703703703704</text:p>
              </table:table-cell>
              <table:table-cell office:value-type="float" office:value="314.1">
                <text:p>314.1</text:p>
              </table:table-cell>
              <table:table-cell office:value-type="float" office:value="0.00103703703703704">
                <text:p>0.00103703703703704</text:p>
              </table:table-cell>
              <table:table-cell office:value-type="float" office:value="316.8">
                <text:p>31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474537037037">
                <text:p>0.0010474537037037</text:p>
              </table:table-cell>
              <table:table-cell office:value-type="float" office:value="315.3">
                <text:p>315.3</text:p>
              </table:table-cell>
              <table:table-cell office:value-type="float" office:value="0.0010474537037037">
                <text:p>0.0010474537037037</text:p>
              </table:table-cell>
              <table:table-cell office:value-type="float" office:value="317.8">
                <text:p>3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05902777777778">
                <text:p>0.00105902777777778</text:p>
              </table:table-cell>
              <table:table-cell office:value-type="float" office:value="317">
                <text:p>317</text:p>
              </table:table-cell>
              <table:table-cell office:value-type="float" office:value="0.00105902777777778">
                <text:p>0.00105902777777778</text:p>
              </table:table-cell>
              <table:table-cell office:value-type="float" office:value="318.2">
                <text:p>31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7060185185185">
                <text:p>0.00107060185185185</text:p>
              </table:table-cell>
              <table:table-cell office:value-type="float" office:value="318.3">
                <text:p>318.3</text:p>
              </table:table-cell>
              <table:table-cell office:value-type="float" office:value="0.00106944444444444">
                <text:p>0.00106944444444444</text:p>
              </table:table-cell>
              <table:table-cell office:value-type="float" office:value="318.7">
                <text:p>3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08101851851852">
                <text:p>0.00108101851851852</text:p>
              </table:table-cell>
              <table:table-cell office:value-type="float" office:value="319.6">
                <text:p>319.6</text:p>
              </table:table-cell>
              <table:table-cell office:value-type="float" office:value="0.00108101851851852">
                <text:p>0.00108101851851852</text:p>
              </table:table-cell>
              <table:table-cell office:value-type="float" office:value="319.2">
                <text:p>3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09259259259259">
                <text:p>0.00109259259259259</text:p>
              </table:table-cell>
              <table:table-cell office:value-type="float" office:value="321.4">
                <text:p>321.4</text:p>
              </table:table-cell>
              <table:table-cell office:value-type="float" office:value="0.00109143518518519">
                <text:p>0.00109143518518519</text:p>
              </table:table-cell>
              <table:table-cell office:value-type="float" office:value="319.4">
                <text:p>3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10300925925926">
                <text:p>0.00110300925925926</text:p>
              </table:table-cell>
              <table:table-cell office:value-type="float" office:value="322.6">
                <text:p>322.6</text:p>
              </table:table-cell>
              <table:table-cell office:value-type="float" office:value="0.00110300925925926">
                <text:p>0.00110300925925926</text:p>
              </table:table-cell>
              <table:table-cell office:value-type="float" office:value="319.8">
                <text:p>3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11458333333333">
                <text:p>0.00111458333333333</text:p>
              </table:table-cell>
              <table:table-cell office:value-type="float" office:value="325.4">
                <text:p>325.4</text:p>
              </table:table-cell>
              <table:table-cell office:value-type="float" office:value="0.00111458333333333">
                <text:p>0.00111458333333333</text:p>
              </table:table-cell>
              <table:table-cell office:value-type="float" office:value="320.4">
                <text:p>3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125">
                <text:p>0.001125</text:p>
              </table:table-cell>
              <table:table-cell office:value-type="float" office:value="327.5">
                <text:p>327.5</text:p>
              </table:table-cell>
              <table:table-cell office:value-type="float" office:value="0.001125">
                <text:p>0.001125</text:p>
              </table:table-cell>
              <table:table-cell office:value-type="float" office:value="321.1">
                <text:p>32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13657407407407">
                <text:p>0.00113657407407407</text:p>
              </table:table-cell>
              <table:table-cell office:value-type="float" office:value="330.3">
                <text:p>330.3</text:p>
              </table:table-cell>
              <table:table-cell office:value-type="float" office:value="0.00113657407407407">
                <text:p>0.00113657407407407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14699074074074">
                <text:p>0.00114699074074074</text:p>
              </table:table-cell>
              <table:table-cell office:value-type="float" office:value="332.2">
                <text:p>332.2</text:p>
              </table:table-cell>
              <table:table-cell office:value-type="float" office:value="0.00114699074074074">
                <text:p>0.00114699074074074</text:p>
              </table:table-cell>
              <table:table-cell office:value-type="float" office:value="323.7">
                <text:p>32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34.1">
                <text:p>334.1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24.3">
                <text:p>32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336.7">
                <text:p>336.7</text:p>
              </table:table-cell>
              <table:table-cell office:value-type="float" office:value="0.00116898148148148">
                <text:p>0.00116898148148148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18055555555556">
                <text:p>0.00118055555555556</text:p>
              </table:table-cell>
              <table:table-cell office:value-type="float" office:value="339.1">
                <text:p>339.1</text:p>
              </table:table-cell>
              <table:table-cell office:value-type="float" office:value="0.00118055555555556">
                <text:p>0.00118055555555556</text:p>
              </table:table-cell>
              <table:table-cell office:value-type="float" office:value="325.5">
                <text:p>32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19097222222222">
                <text:p>0.00119097222222222</text:p>
              </table:table-cell>
              <table:table-cell office:value-type="float" office:value="341.6">
                <text:p>341.6</text:p>
              </table:table-cell>
              <table:table-cell office:value-type="float" office:value="0.00119097222222222">
                <text:p>0.00119097222222222</text:p>
              </table:table-cell>
              <table:table-cell office:value-type="float" office:value="326.2">
                <text:p>32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2025462962963">
                <text:p>0.0012025462962963</text:p>
              </table:table-cell>
              <table:table-cell office:value-type="float" office:value="343.6">
                <text:p>343.6</text:p>
              </table:table-cell>
              <table:table-cell office:value-type="float" office:value="0.0012025462962963">
                <text:p>0.0012025462962963</text:p>
              </table:table-cell>
              <table:table-cell office:value-type="float" office:value="326.4">
                <text:p>32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21412037037037">
                <text:p>0.00121412037037037</text:p>
              </table:table-cell>
              <table:table-cell office:value-type="float" office:value="346.1">
                <text:p>346.1</text:p>
              </table:table-cell>
              <table:table-cell office:value-type="float" office:value="0.00121296296296296">
                <text:p>0.00121296296296296</text:p>
              </table:table-cell>
              <table:table-cell office:value-type="float" office:value="327.2">
                <text:p>32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22453703703704">
                <text:p>0.00122453703703704</text:p>
              </table:table-cell>
              <table:table-cell office:value-type="float" office:value="346.8">
                <text:p>346.8</text:p>
              </table:table-cell>
              <table:table-cell office:value-type="float" office:value="0.00122453703703704">
                <text:p>0.00122453703703704</text:p>
              </table:table-cell>
              <table:table-cell office:value-type="float" office:value="327.8">
                <text:p>3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23611111111111">
                <text:p>0.00123611111111111</text:p>
              </table:table-cell>
              <table:table-cell office:value-type="float" office:value="348.4">
                <text:p>348.4</text:p>
              </table:table-cell>
              <table:table-cell office:value-type="float" office:value="0.0012349537037037">
                <text:p>0.0012349537037037</text:p>
              </table:table-cell>
              <table:table-cell office:value-type="float" office:value="328.8">
                <text:p>32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24652777777778">
                <text:p>0.00124652777777778</text:p>
              </table:table-cell>
              <table:table-cell office:value-type="float" office:value="348.5">
                <text:p>348.5</text:p>
              </table:table-cell>
              <table:table-cell office:value-type="float" office:value="0.00124652777777778">
                <text:p>0.00124652777777778</text:p>
              </table:table-cell>
              <table:table-cell office:value-type="float" office:value="329.9">
                <text:p>32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25810185185185">
                <text:p>0.00125810185185185</text:p>
              </table:table-cell>
              <table:table-cell office:value-type="float" office:value="349">
                <text:p>349</text:p>
              </table:table-cell>
              <table:table-cell office:value-type="float" office:value="0.00125694444444444">
                <text:p>0.00125694444444444</text:p>
              </table:table-cell>
              <table:table-cell office:value-type="float" office:value="331.2">
                <text:p>33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26851851851852">
                <text:p>0.00126851851851852</text:p>
              </table:table-cell>
              <table:table-cell office:value-type="float" office:value="350.1">
                <text:p>350.1</text:p>
              </table:table-cell>
              <table:table-cell office:value-type="float" office:value="0.00126851851851852">
                <text:p>0.00126851851851852</text:p>
              </table:table-cell>
              <table:table-cell office:value-type="float" office:value="332.1">
                <text:p>33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28009259259259">
                <text:p>0.00128009259259259</text:p>
              </table:table-cell>
              <table:table-cell office:value-type="float" office:value="350.7">
                <text:p>350.7</text:p>
              </table:table-cell>
              <table:table-cell office:value-type="float" office:value="0.00127893518518519">
                <text:p>0.00127893518518519</text:p>
              </table:table-cell>
              <table:table-cell office:value-type="float" office:value="333.5">
                <text:p>33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29050925925926">
                <text:p>0.00129050925925926</text:p>
              </table:table-cell>
              <table:table-cell office:value-type="float" office:value="351.6">
                <text:p>351.6</text:p>
              </table:table-cell>
              <table:table-cell office:value-type="float" office:value="0.00129050925925926">
                <text:p>0.00129050925925926</text:p>
              </table:table-cell>
              <table:table-cell office:value-type="float" office:value="334.7">
                <text:p>3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352.3">
                <text:p>352.3</text:p>
              </table:table-cell>
              <table:table-cell office:value-type="float" office:value="0.00130092592592593">
                <text:p>0.00130092592592593</text:p>
              </table:table-cell>
              <table:table-cell office:value-type="float" office:value="335.1">
                <text:p>33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3125">
                <text:p>0.0013125</text:p>
              </table:table-cell>
              <table:table-cell office:value-type="float" office:value="353.1">
                <text:p>353.1</text:p>
              </table:table-cell>
              <table:table-cell office:value-type="float" office:value="0.0013125">
                <text:p>0.0013125</text:p>
              </table:table-cell>
              <table:table-cell office:value-type="float" office:value="336.1">
                <text:p>33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32407407407407">
                <text:p>0.00132407407407407</text:p>
              </table:table-cell>
              <table:table-cell office:value-type="float" office:value="345.6">
                <text:p>345.6</text:p>
              </table:table-cell>
              <table:table-cell office:value-type="float" office:value="0.00132291666666667">
                <text:p>0.0013229166666666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33449074074074">
                <text:p>0.00133449074074074</text:p>
              </table:table-cell>
              <table:table-cell office:value-type="float" office:value="346">
                <text:p>346</text:p>
              </table:table-cell>
              <table:table-cell office:value-type="float" office:value="0.00133449074074074">
                <text:p>0.00133449074074074</text:p>
              </table:table-cell>
              <table:table-cell office:value-type="float" office:value="337.9">
                <text:p>33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34606481481481">
                <text:p>0.00134606481481481</text:p>
              </table:table-cell>
              <table:table-cell office:value-type="float" office:value="346.5">
                <text:p>346.5</text:p>
              </table:table-cell>
              <table:table-cell office:value-type="float" office:value="0.00134606481481481">
                <text:p>0.00134606481481481</text:p>
              </table:table-cell>
              <table:table-cell office:value-type="float" office:value="338.8">
                <text:p>33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35648148148148">
                <text:p>0.00135648148148148</text:p>
              </table:table-cell>
              <table:table-cell office:value-type="float" office:value="347.3">
                <text:p>347.3</text:p>
              </table:table-cell>
              <table:table-cell office:value-type="float" office:value="0.00135763888888889">
                <text:p>0.00135763888888889</text:p>
              </table:table-cell>
              <table:table-cell office:value-type="float" office:value="339.2">
                <text:p>33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36805555555556">
                <text:p>0.00136805555555556</text:p>
              </table:table-cell>
              <table:table-cell office:value-type="float" office:value="348.6">
                <text:p>348.6</text:p>
              </table:table-cell>
              <table:table-cell office:value-type="float" office:value="0.00136805555555556">
                <text:p>0.00136805555555556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37847222222222">
                <text:p>0.00137847222222222</text:p>
              </table:table-cell>
              <table:table-cell office:value-type="float" office:value="349.4">
                <text:p>349.4</text:p>
              </table:table-cell>
              <table:table-cell office:value-type="float" office:value="0.00137962962962963">
                <text:p>0.00137962962962963</text:p>
              </table:table-cell>
              <table:table-cell office:value-type="float" office:value="340.4">
                <text:p>34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9">
                <text:p>349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1.1">
                <text:p>34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40046296296296">
                <text:p>0.00140046296296296</text:p>
              </table:table-cell>
              <table:table-cell office:value-type="float" office:value="348.8">
                <text:p>348.8</text:p>
              </table:table-cell>
              <table:table-cell office:value-type="float" office:value="0.00140162037037037">
                <text:p>0.00140162037037037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350.1">
                <text:p>350.1</text:p>
              </table:table-cell>
              <table:table-cell office:value-type="float" office:value="0.00141203703703704">
                <text:p>0.00141203703703704</text:p>
              </table:table-cell>
              <table:table-cell office:value-type="float" office:value="342.6">
                <text:p>3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4224537037037">
                <text:p>0.0014224537037037</text:p>
              </table:table-cell>
              <table:table-cell office:value-type="float" office:value="345.7">
                <text:p>345.7</text:p>
              </table:table-cell>
              <table:table-cell office:value-type="float" office:value="0.00142361111111111">
                <text:p>0.00142361111111111</text:p>
              </table:table-cell>
              <table:table-cell office:value-type="float" office:value="343.1">
                <text:p>34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43402777777778">
                <text:p>0.00143402777777778</text:p>
              </table:table-cell>
              <table:table-cell office:value-type="float" office:value="354.5">
                <text:p>354.5</text:p>
              </table:table-cell>
              <table:table-cell office:value-type="float" office:value="0.00143402777777778">
                <text:p>0.00143402777777778</text:p>
              </table:table-cell>
              <table:table-cell office:value-type="float" office:value="343.8">
                <text:p>34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44444444444444">
                <text:p>0.00144444444444444</text:p>
              </table:table-cell>
              <table:table-cell office:value-type="float" office:value="355.8">
                <text:p>355.8</text:p>
              </table:table-cell>
              <table:table-cell office:value-type="float" office:value="0.00144560185185185">
                <text:p>0.00144560185185185</text:p>
              </table:table-cell>
              <table:table-cell office:value-type="float" office:value="344.5">
                <text:p>34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45601851851852">
                <text:p>0.00145601851851852</text:p>
              </table:table-cell>
              <table:table-cell office:value-type="float" office:value="356.2">
                <text:p>356.2</text:p>
              </table:table-cell>
              <table:table-cell office:value-type="float" office:value="0.00145601851851852">
                <text:p>0.00145601851851852</text:p>
              </table:table-cell>
              <table:table-cell office:value-type="float" office:value="345.1">
                <text:p>3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46643518518519">
                <text:p>0.00146643518518519</text:p>
              </table:table-cell>
              <table:table-cell office:value-type="float" office:value="357.3">
                <text:p>357.3</text:p>
              </table:table-cell>
              <table:table-cell office:value-type="float" office:value="0.00146759259259259">
                <text:p>0.00146759259259259</text:p>
              </table:table-cell>
              <table:table-cell office:value-type="float" office:value="345.3">
                <text:p>34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47800925925926">
                <text:p>0.00147800925925926</text:p>
              </table:table-cell>
              <table:table-cell office:value-type="float" office:value="358.5">
                <text:p>358.5</text:p>
              </table:table-cell>
              <table:table-cell office:value-type="float" office:value="0.00147800925925926">
                <text:p>0.00147800925925926</text:p>
              </table:table-cell>
              <table:table-cell office:value-type="float" office:value="345.9">
                <text:p>34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48842592592593">
                <text:p>0.00148842592592593</text:p>
              </table:table-cell>
              <table:table-cell office:value-type="float" office:value="358.7">
                <text:p>358.7</text:p>
              </table:table-cell>
              <table:table-cell office:value-type="float" office:value="0.00148958333333333">
                <text:p>0.00148958333333333</text:p>
              </table:table-cell>
              <table:table-cell office:value-type="float" office:value="346.2">
                <text:p>34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5">
                <text:p>0.0015</text:p>
              </table:table-cell>
              <table:table-cell office:value-type="float" office:value="360.5">
                <text:p>360.5</text:p>
              </table:table-cell>
              <table:table-cell office:value-type="float" office:value="0.0015">
                <text:p>0.0015</text:p>
              </table:table-cell>
              <table:table-cell office:value-type="float" office:value="346.5">
                <text:p>34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51157407407407">
                <text:p>0.00151157407407407</text:p>
              </table:table-cell>
              <table:table-cell office:value-type="float" office:value="362.2">
                <text:p>362.2</text:p>
              </table:table-cell>
              <table:table-cell office:value-type="float" office:value="0.00151157407407407">
                <text:p>0.00151157407407407</text:p>
              </table:table-cell>
              <table:table-cell office:value-type="float" office:value="346.8">
                <text:p>34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52199074074074">
                <text:p>0.00152199074074074</text:p>
              </table:table-cell>
              <table:table-cell office:value-type="float" office:value="362.2">
                <text:p>362.2</text:p>
              </table:table-cell>
              <table:table-cell office:value-type="float" office:value="0.00152199074074074">
                <text:p>0.00152199074074074</text:p>
              </table:table-cell>
              <table:table-cell office:value-type="float" office:value="348.3">
                <text:p>3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53356481481482">
                <text:p>0.00153356481481482</text:p>
              </table:table-cell>
              <table:table-cell office:value-type="float" office:value="367.6">
                <text:p>367.6</text:p>
              </table:table-cell>
              <table:table-cell office:value-type="float" office:value="0.00153356481481482">
                <text:p>0.00153356481481482</text:p>
              </table:table-cell>
              <table:table-cell office:value-type="float" office:value="349.4">
                <text:p>34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154398148148148">
                <text:p>0.00154398148148148</text:p>
              </table:table-cell>
              <table:table-cell office:value-type="float" office:value="367.7">
                <text:p>367.7</text:p>
              </table:table-cell>
              <table:table-cell office:value-type="float" office:value="0.00154398148148148">
                <text:p>0.00154398148148148</text:p>
              </table:table-cell>
              <table:table-cell office:value-type="float" office:value="350.8">
                <text:p>3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55555555555556">
                <text:p>0.00155555555555556</text:p>
              </table:table-cell>
              <table:table-cell office:value-type="float" office:value="367.4">
                <text:p>367.4</text:p>
              </table:table-cell>
              <table:table-cell office:value-type="float" office:value="0.00155555555555556">
                <text:p>0.00155555555555556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56597222222222">
                <text:p>0.00156597222222222</text:p>
              </table:table-cell>
              <table:table-cell office:value-type="float" office:value="367.9">
                <text:p>367.9</text:p>
              </table:table-cell>
              <table:table-cell office:value-type="float" office:value="0.00156597222222222">
                <text:p>0.00156597222222222</text:p>
              </table:table-cell>
              <table:table-cell office:value-type="float" office:value="352.8">
                <text:p>3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5775462962963">
                <text:p>0.0015775462962963</text:p>
              </table:table-cell>
              <table:table-cell office:value-type="float" office:value="368.3">
                <text:p>368.3</text:p>
              </table:table-cell>
              <table:table-cell office:value-type="float" office:value="0.0015775462962963">
                <text:p>0.0015775462962963</text:p>
              </table:table-cell>
              <table:table-cell office:value-type="float" office:value="353.9">
                <text:p>3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58796296296296">
                <text:p>0.00158796296296296</text:p>
              </table:table-cell>
              <table:table-cell office:value-type="float" office:value="368.7">
                <text:p>368.7</text:p>
              </table:table-cell>
              <table:table-cell office:value-type="float" office:value="0.00158796296296296">
                <text:p>0.00158796296296296</text:p>
              </table:table-cell>
              <table:table-cell office:value-type="float" office:value="354.9">
                <text:p>3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59953703703704">
                <text:p>0.00159953703703704</text:p>
              </table:table-cell>
              <table:table-cell office:value-type="float" office:value="369.8">
                <text:p>369.8</text:p>
              </table:table-cell>
              <table:table-cell office:value-type="float" office:value="0.00159953703703704">
                <text:p>0.00159953703703704</text:p>
              </table:table-cell>
              <table:table-cell office:value-type="float" office:value="356.4">
                <text:p>35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61111111111111">
                <text:p>0.00161111111111111</text:p>
              </table:table-cell>
              <table:table-cell office:value-type="float" office:value="370.8">
                <text:p>370.8</text:p>
              </table:table-cell>
              <table:table-cell office:value-type="float" office:value="0.00161111111111111">
                <text:p>0.00161111111111111</text:p>
              </table:table-cell>
              <table:table-cell office:value-type="float" office:value="357.1">
                <text:p>35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71.1">
                <text:p>371.1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58.1">
                <text:p>35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63310185185185">
                <text:p>0.00163310185185185</text:p>
              </table:table-cell>
              <table:table-cell office:value-type="float" office:value="372.1">
                <text:p>372.1</text:p>
              </table:table-cell>
              <table:table-cell office:value-type="float" office:value="0.00163310185185185">
                <text:p>0.00163310185185185</text:p>
              </table:table-cell>
              <table:table-cell office:value-type="float" office:value="359.3">
                <text:p>35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372.9">
                <text:p>372.9</text:p>
              </table:table-cell>
              <table:table-cell office:value-type="float" office:value="0.00164351851851852">
                <text:p>0.00164351851851852</text:p>
              </table:table-cell>
              <table:table-cell office:value-type="float" office:value="360.3">
                <text:p>36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373.9">
                <text:p>373.9</text:p>
              </table:table-cell>
              <table:table-cell office:value-type="float" office:value="0.00165509259259259">
                <text:p>0.00165509259259259</text:p>
              </table:table-cell>
              <table:table-cell office:value-type="float" office:value="361.9">
                <text:p>36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66550925925926">
                <text:p>0.00166550925925926</text:p>
              </table:table-cell>
              <table:table-cell office:value-type="float" office:value="375.8">
                <text:p>375.8</text:p>
              </table:table-cell>
              <table:table-cell office:value-type="float" office:value="0.00166550925925926">
                <text:p>0.00166550925925926</text:p>
              </table:table-cell>
              <table:table-cell office:value-type="float" office:value="363.1">
                <text:p>36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67708333333333">
                <text:p>0.00167708333333333</text:p>
              </table:table-cell>
              <table:table-cell office:value-type="float" office:value="376.7">
                <text:p>376.7</text:p>
              </table:table-cell>
              <table:table-cell office:value-type="float" office:value="0.00167708333333333">
                <text:p>0.00167708333333333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16875">
                <text:p>0.0016875</text:p>
              </table:table-cell>
              <table:table-cell office:value-type="float" office:value="378.3">
                <text:p>378.3</text:p>
              </table:table-cell>
              <table:table-cell office:value-type="float" office:value="0.0016875">
                <text:p>0.0016875</text:p>
              </table:table-cell>
              <table:table-cell office:value-type="float" office:value="364.3">
                <text:p>36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69907407407407">
                <text:p>0.00169907407407407</text:p>
              </table:table-cell>
              <table:table-cell office:value-type="float" office:value="379.8">
                <text:p>379.8</text:p>
              </table:table-cell>
              <table:table-cell office:value-type="float" office:value="0.00169907407407407">
                <text:p>0.00169907407407407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70949074074074">
                <text:p>0.00170949074074074</text:p>
              </table:table-cell>
              <table:table-cell office:value-type="float" office:value="381.5">
                <text:p>381.5</text:p>
              </table:table-cell>
              <table:table-cell office:value-type="float" office:value="0.00170949074074074">
                <text:p>0.00170949074074074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72106481481482">
                <text:p>0.00172106481481482</text:p>
              </table:table-cell>
              <table:table-cell office:value-type="float" office:value="382.6">
                <text:p>382.6</text:p>
              </table:table-cell>
              <table:table-cell office:value-type="float" office:value="0.00172106481481482">
                <text:p>0.00172106481481482</text:p>
              </table:table-cell>
              <table:table-cell office:value-type="float" office:value="366.6">
                <text:p>36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73148148148148">
                <text:p>0.00173148148148148</text:p>
              </table:table-cell>
              <table:table-cell office:value-type="float" office:value="384.8">
                <text:p>384.8</text:p>
              </table:table-cell>
              <table:table-cell office:value-type="float" office:value="0.00173148148148148">
                <text:p>0.00173148148148148</text:p>
              </table:table-cell>
              <table:table-cell office:value-type="float" office:value="367.3">
                <text:p>36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74305555555556">
                <text:p>0.00174305555555556</text:p>
              </table:table-cell>
              <table:table-cell office:value-type="float" office:value="385.9">
                <text:p>385.9</text:p>
              </table:table-cell>
              <table:table-cell office:value-type="float" office:value="0.00174305555555556">
                <text:p>0.00174305555555556</text:p>
              </table:table-cell>
              <table:table-cell office:value-type="float" office:value="368.1">
                <text:p>36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75347222222222">
                <text:p>0.00175347222222222</text:p>
              </table:table-cell>
              <table:table-cell office:value-type="float" office:value="386.6">
                <text:p>386.6</text:p>
              </table:table-cell>
              <table:table-cell office:value-type="float" office:value="0.00175347222222222">
                <text:p>0.00175347222222222</text:p>
              </table:table-cell>
              <table:table-cell office:value-type="float" office:value="368.8">
                <text:p>36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17650462962963">
                <text:p>0.0017650462962963</text:p>
              </table:table-cell>
              <table:table-cell office:value-type="float" office:value="387.4">
                <text:p>387.4</text:p>
              </table:table-cell>
              <table:table-cell office:value-type="float" office:value="0.0017650462962963">
                <text:p>0.0017650462962963</text:p>
              </table:table-cell>
              <table:table-cell office:value-type="float" office:value="368.9">
                <text:p>36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77546296296296">
                <text:p>0.00177546296296296</text:p>
              </table:table-cell>
              <table:table-cell office:value-type="float" office:value="387.5">
                <text:p>387.5</text:p>
              </table:table-cell>
              <table:table-cell office:value-type="float" office:value="0.00177546296296296">
                <text:p>0.00177546296296296</text:p>
              </table:table-cell>
              <table:table-cell office:value-type="float" office:value="369.3">
                <text:p>36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78703703703704">
                <text:p>0.00178703703703704</text:p>
              </table:table-cell>
              <table:table-cell office:value-type="float" office:value="388.6">
                <text:p>388.6</text:p>
              </table:table-cell>
              <table:table-cell office:value-type="float" office:value="0.00178703703703704">
                <text:p>0.00178703703703704</text:p>
              </table:table-cell>
              <table:table-cell office:value-type="float" office:value="369.6">
                <text:p>36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79861111111111">
                <text:p>0.00179861111111111</text:p>
              </table:table-cell>
              <table:table-cell office:value-type="float" office:value="388.8">
                <text:p>388.8</text:p>
              </table:table-cell>
              <table:table-cell office:value-type="float" office:value="0.0017974537037037">
                <text:p>0.0017974537037037</text:p>
              </table:table-cell>
              <table:table-cell office:value-type="float" office:value="369.8">
                <text:p>36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80902777777778">
                <text:p>0.00180902777777778</text:p>
              </table:table-cell>
              <table:table-cell office:value-type="float" office:value="388">
                <text:p>388</text:p>
              </table:table-cell>
              <table:table-cell office:value-type="float" office:value="0.00180902777777778">
                <text:p>0.00180902777777778</text:p>
              </table:table-cell>
              <table:table-cell office:value-type="float" office:value="370.5">
                <text:p>3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82060185185185">
                <text:p>0.00182060185185185</text:p>
              </table:table-cell>
              <table:table-cell office:value-type="float" office:value="387.1">
                <text:p>387.1</text:p>
              </table:table-cell>
              <table:table-cell office:value-type="float" office:value="0.00181944444444444">
                <text:p>0.00181944444444444</text:p>
              </table:table-cell>
              <table:table-cell office:value-type="float" office:value="370.6">
                <text:p>37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183101851851852">
                <text:p>0.00183101851851852</text:p>
              </table:table-cell>
              <table:table-cell office:value-type="float" office:value="386.3">
                <text:p>386.3</text:p>
              </table:table-cell>
              <table:table-cell office:value-type="float" office:value="0.00183101851851852">
                <text:p>0.00183101851851852</text:p>
              </table:table-cell>
              <table:table-cell office:value-type="float" office:value="370.9">
                <text:p>37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84259259259259">
                <text:p>0.00184259259259259</text:p>
              </table:table-cell>
              <table:table-cell office:value-type="float" office:value="384.8">
                <text:p>384.8</text:p>
              </table:table-cell>
              <table:table-cell office:value-type="float" office:value="0.00184143518518519">
                <text:p>0.00184143518518519</text:p>
              </table:table-cell>
              <table:table-cell office:value-type="float" office:value="371.8">
                <text:p>37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83.9">
                <text:p>383.9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72.4">
                <text:p>37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86458333333333">
                <text:p>0.00186458333333333</text:p>
              </table:table-cell>
              <table:table-cell office:value-type="float" office:value="379.6">
                <text:p>379.6</text:p>
              </table:table-cell>
              <table:table-cell office:value-type="float" office:value="0.00186342592592593">
                <text:p>0.00186342592592593</text:p>
              </table:table-cell>
              <table:table-cell office:value-type="float" office:value="372.6">
                <text:p>37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875">
                <text:p>0.001875</text:p>
              </table:table-cell>
              <table:table-cell office:value-type="float" office:value="380.3">
                <text:p>380.3</text:p>
              </table:table-cell>
              <table:table-cell office:value-type="float" office:value="0.001875">
                <text:p>0.001875</text:p>
              </table:table-cell>
              <table:table-cell office:value-type="float" office:value="372.7">
                <text:p>37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88657407407407">
                <text:p>0.00188657407407407</text:p>
              </table:table-cell>
              <table:table-cell office:value-type="float" office:value="380.3">
                <text:p>380.3</text:p>
              </table:table-cell>
              <table:table-cell office:value-type="float" office:value="0.00188657407407407">
                <text:p>0.00188657407407407</text:p>
              </table:table-cell>
              <table:table-cell office:value-type="float" office:value="373.4">
                <text:p>37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89699074074074">
                <text:p>0.00189699074074074</text:p>
              </table:table-cell>
              <table:table-cell office:value-type="float" office:value="380.3">
                <text:p>380.3</text:p>
              </table:table-cell>
              <table:table-cell office:value-type="float" office:value="0.00189699074074074">
                <text:p>0.00189699074074074</text:p>
              </table:table-cell>
              <table:table-cell office:value-type="float" office:value="373.9">
                <text:p>37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90856481481481">
                <text:p>0.00190856481481481</text:p>
              </table:table-cell>
              <table:table-cell office:value-type="float" office:value="380.4">
                <text:p>380.4</text:p>
              </table:table-cell>
              <table:table-cell office:value-type="float" office:value="0.00190856481481481">
                <text:p>0.00190856481481481</text:p>
              </table:table-cell>
              <table:table-cell office:value-type="float" office:value="374.2">
                <text:p>37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191898148148148">
                <text:p>0.00191898148148148</text:p>
              </table:table-cell>
              <table:table-cell office:value-type="float" office:value="380.9">
                <text:p>380.9</text:p>
              </table:table-cell>
              <table:table-cell office:value-type="float" office:value="0.00191898148148148">
                <text:p>0.00191898148148148</text:p>
              </table:table-cell>
              <table:table-cell office:value-type="float" office:value="374.5">
                <text:p>37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93055555555556">
                <text:p>0.00193055555555556</text:p>
              </table:table-cell>
              <table:table-cell office:value-type="float" office:value="382">
                <text:p>382</text:p>
              </table:table-cell>
              <table:table-cell office:value-type="float" office:value="0.00193055555555556">
                <text:p>0.00193055555555556</text:p>
              </table:table-cell>
              <table:table-cell office:value-type="float" office:value="374.8">
                <text:p>37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94097222222222">
                <text:p>0.00194097222222222</text:p>
              </table:table-cell>
              <table:table-cell office:value-type="float" office:value="382.6">
                <text:p>382.6</text:p>
              </table:table-cell>
              <table:table-cell office:value-type="float" office:value="0.00194097222222222">
                <text:p>0.00194097222222222</text:p>
              </table:table-cell>
              <table:table-cell office:value-type="float" office:value="375.6">
                <text:p>37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9525462962963">
                <text:p>0.0019525462962963</text:p>
              </table:table-cell>
              <table:table-cell office:value-type="float" office:value="383.2">
                <text:p>383.2</text:p>
              </table:table-cell>
              <table:table-cell office:value-type="float" office:value="0.0019525462962963">
                <text:p>0.0019525462962963</text:p>
              </table:table-cell>
              <table:table-cell office:value-type="float" office:value="376.6">
                <text:p>37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96296296296296">
                <text:p>0.00196296296296296</text:p>
              </table:table-cell>
              <table:table-cell office:value-type="float" office:value="384">
                <text:p>384</text:p>
              </table:table-cell>
              <table:table-cell office:value-type="float" office:value="0.00196296296296296">
                <text:p>0.00196296296296296</text:p>
              </table:table-cell>
              <table:table-cell office:value-type="float" office:value="377.6">
                <text:p>37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97453703703704">
                <text:p>0.00197453703703704</text:p>
              </table:table-cell>
              <table:table-cell office:value-type="float" office:value="389.2">
                <text:p>389.2</text:p>
              </table:table-cell>
              <table:table-cell office:value-type="float" office:value="0.00197453703703704">
                <text:p>0.00197453703703704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9849537037037">
                <text:p>0.0019849537037037</text:p>
              </table:table-cell>
              <table:table-cell office:value-type="float" office:value="389.1">
                <text:p>389.1</text:p>
              </table:table-cell>
              <table:table-cell office:value-type="float" office:value="0.0019849537037037">
                <text:p>0.0019849537037037</text:p>
              </table:table-cell>
              <table:table-cell office:value-type="float" office:value="378.7">
                <text:p>37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99652777777778">
                <text:p>0.00199652777777778</text:p>
              </table:table-cell>
              <table:table-cell office:value-type="float" office:value="389.4">
                <text:p>389.4</text:p>
              </table:table-cell>
              <table:table-cell office:value-type="float" office:value="0.00199652777777778">
                <text:p>0.00199652777777778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00694444444444">
                <text:p>0.00200694444444444</text:p>
              </table:table-cell>
              <table:table-cell office:value-type="float" office:value="389.3">
                <text:p>389.3</text:p>
              </table:table-cell>
              <table:table-cell office:value-type="float" office:value="0.00200694444444444">
                <text:p>0.00200694444444444</text:p>
              </table:table-cell>
              <table:table-cell office:value-type="float" office:value="379.5">
                <text:p>37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01851851851852">
                <text:p>0.00201851851851852</text:p>
              </table:table-cell>
              <table:table-cell office:value-type="float" office:value="389.7">
                <text:p>389.7</text:p>
              </table:table-cell>
              <table:table-cell office:value-type="float" office:value="0.00201851851851852">
                <text:p>0.00201851851851852</text:p>
              </table:table-cell>
              <table:table-cell office:value-type="float" office:value="380.1">
                <text:p>38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02893518518519">
                <text:p>0.00202893518518519</text:p>
              </table:table-cell>
              <table:table-cell office:value-type="float" office:value="390.6">
                <text:p>390.6</text:p>
              </table:table-cell>
              <table:table-cell office:value-type="float" office:value="0.00202893518518519">
                <text:p>0.00202893518518519</text:p>
              </table:table-cell>
              <table:table-cell office:value-type="float" office:value="381.1">
                <text:p>38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04050925925926">
                <text:p>0.00204050925925926</text:p>
              </table:table-cell>
              <table:table-cell office:value-type="float" office:value="391.1">
                <text:p>391.1</text:p>
              </table:table-cell>
              <table:table-cell office:value-type="float" office:value="0.00204050925925926">
                <text:p>0.00204050925925926</text:p>
              </table:table-cell>
              <table:table-cell office:value-type="float" office:value="381.5">
                <text:p>38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05092592592593">
                <text:p>0.00205092592592593</text:p>
              </table:table-cell>
              <table:table-cell office:value-type="float" office:value="391.6">
                <text:p>391.6</text:p>
              </table:table-cell>
              <table:table-cell office:value-type="float" office:value="0.00205208333333333">
                <text:p>0.00205208333333333</text:p>
              </table:table-cell>
              <table:table-cell office:value-type="float" office:value="381.7">
                <text:p>38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0625">
                <text:p>0.0020625</text:p>
              </table:table-cell>
              <table:table-cell office:value-type="float" office:value="392">
                <text:p>392</text:p>
              </table:table-cell>
              <table:table-cell office:value-type="float" office:value="0.0020625">
                <text:p>0.0020625</text:p>
              </table:table-cell>
              <table:table-cell office:value-type="float" office:value="382.3">
                <text:p>38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07407407407407">
                <text:p>0.00207407407407407</text:p>
              </table:table-cell>
              <table:table-cell office:value-type="float" office:value="392.8">
                <text:p>392.8</text:p>
              </table:table-cell>
              <table:table-cell office:value-type="float" office:value="0.00207407407407407">
                <text:p>0.00207407407407407</text:p>
              </table:table-cell>
              <table:table-cell office:value-type="float" office:value="383.5">
                <text:p>38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93">
                <text:p>393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84.5">
                <text:p>38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09606481481481">
                <text:p>0.00209606481481481</text:p>
              </table:table-cell>
              <table:table-cell office:value-type="float" office:value="394">
                <text:p>394</text:p>
              </table:table-cell>
              <table:table-cell office:value-type="float" office:value="0.00209606481481481">
                <text:p>0.00209606481481481</text:p>
              </table:table-cell>
              <table:table-cell office:value-type="float" office:value="385.9">
                <text:p>38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394.7">
                <text:p>394.7</text:p>
              </table:table-cell>
              <table:table-cell office:value-type="float" office:value="0.00210648148148148">
                <text:p>0.00210648148148148</text:p>
              </table:table-cell>
              <table:table-cell office:value-type="float" office:value="387.4">
                <text:p>38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395.7">
                <text:p>395.7</text:p>
              </table:table-cell>
              <table:table-cell office:value-type="float" office:value="0.00211805555555556">
                <text:p>0.00211805555555556</text:p>
              </table:table-cell>
              <table:table-cell office:value-type="float" office:value="388.5">
                <text:p>38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12847222222222">
                <text:p>0.00212847222222222</text:p>
              </table:table-cell>
              <table:table-cell office:value-type="float" office:value="396.1">
                <text:p>396.1</text:p>
              </table:table-cell>
              <table:table-cell office:value-type="float" office:value="0.00212847222222222">
                <text:p>0.00212847222222222</text:p>
              </table:table-cell>
              <table:table-cell office:value-type="float" office:value="389.1">
                <text:p>38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1400462962963">
                <text:p>0.0021400462962963</text:p>
              </table:table-cell>
              <table:table-cell office:value-type="float" office:value="396.5">
                <text:p>396.5</text:p>
              </table:table-cell>
              <table:table-cell office:value-type="float" office:value="0.0021400462962963">
                <text:p>0.0021400462962963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15046296296296">
                <text:p>0.00215046296296296</text:p>
              </table:table-cell>
              <table:table-cell office:value-type="float" office:value="397">
                <text:p>397</text:p>
              </table:table-cell>
              <table:table-cell office:value-type="float" office:value="0.00215046296296296">
                <text:p>0.00215046296296296</text:p>
              </table:table-cell>
              <table:table-cell office:value-type="float" office:value="390.7">
                <text:p>39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16203703703704">
                <text:p>0.00216203703703704</text:p>
              </table:table-cell>
              <table:table-cell office:value-type="float" office:value="397.8">
                <text:p>397.8</text:p>
              </table:table-cell>
              <table:table-cell office:value-type="float" office:value="0.00216203703703704">
                <text:p>0.00216203703703704</text:p>
              </table:table-cell>
              <table:table-cell office:value-type="float" office:value="391.6">
                <text:p>39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1724537037037">
                <text:p>0.0021724537037037</text:p>
              </table:table-cell>
              <table:table-cell office:value-type="float" office:value="398.5">
                <text:p>398.5</text:p>
              </table:table-cell>
              <table:table-cell office:value-type="float" office:value="0.0021724537037037">
                <text:p>0.0021724537037037</text:p>
              </table:table-cell>
              <table:table-cell office:value-type="float" office:value="392.2">
                <text:p>39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18402777777778">
                <text:p>0.00218402777777778</text:p>
              </table:table-cell>
              <table:table-cell office:value-type="float" office:value="398.3">
                <text:p>398.3</text:p>
              </table:table-cell>
              <table:table-cell office:value-type="float" office:value="0.00218402777777778">
                <text:p>0.00218402777777778</text:p>
              </table:table-cell>
              <table:table-cell office:value-type="float" office:value="392.9">
                <text:p>39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19444444444444">
                <text:p>0.00219444444444444</text:p>
              </table:table-cell>
              <table:table-cell office:value-type="float" office:value="398.9">
                <text:p>398.9</text:p>
              </table:table-cell>
              <table:table-cell office:value-type="float" office:value="0.00219444444444444">
                <text:p>0.00219444444444444</text:p>
              </table:table-cell>
              <table:table-cell office:value-type="float" office:value="393.1">
                <text:p>3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20601851851852">
                <text:p>0.00220601851851852</text:p>
              </table:table-cell>
              <table:table-cell office:value-type="float" office:value="399.3">
                <text:p>399.3</text:p>
              </table:table-cell>
              <table:table-cell office:value-type="float" office:value="0.00220601851851852">
                <text:p>0.00220601851851852</text:p>
              </table:table-cell>
              <table:table-cell office:value-type="float" office:value="393.8">
                <text:p>3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21643518518519">
                <text:p>0.00221643518518519</text:p>
              </table:table-cell>
              <table:table-cell office:value-type="float" office:value="400">
                <text:p>400</text:p>
              </table:table-cell>
              <table:table-cell office:value-type="float" office:value="0.00221643518518519">
                <text:p>0.00221643518518519</text:p>
              </table:table-cell>
              <table:table-cell office:value-type="float" office:value="394.4">
                <text:p>39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22800925925926">
                <text:p>0.00222800925925926</text:p>
              </table:table-cell>
              <table:table-cell office:value-type="float" office:value="400.7">
                <text:p>400.7</text:p>
              </table:table-cell>
              <table:table-cell office:value-type="float" office:value="0.00222800925925926">
                <text:p>0.00222800925925926</text:p>
              </table:table-cell>
              <table:table-cell office:value-type="float" office:value="395.2">
                <text:p>3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23842592592593">
                <text:p>0.00223842592592593</text:p>
              </table:table-cell>
              <table:table-cell office:value-type="float" office:value="401.3">
                <text:p>401.3</text:p>
              </table:table-cell>
              <table:table-cell office:value-type="float" office:value="0.00223842592592593">
                <text:p>0.00223842592592593</text:p>
              </table:table-cell>
              <table:table-cell office:value-type="float" office:value="395.3">
                <text:p>3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25">
                <text:p>0.00225</text:p>
              </table:table-cell>
              <table:table-cell office:value-type="float" office:value="402">
                <text:p>402</text:p>
              </table:table-cell>
              <table:table-cell office:value-type="float" office:value="0.00225">
                <text:p>0.00225</text:p>
              </table:table-cell>
              <table:table-cell office:value-type="float" office:value="395.9">
                <text:p>3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26041666666667">
                <text:p>0.00226041666666667</text:p>
              </table:table-cell>
              <table:table-cell office:value-type="float" office:value="402.4">
                <text:p>402.4</text:p>
              </table:table-cell>
              <table:table-cell office:value-type="float" office:value="0.00226041666666667">
                <text:p>0.00226041666666667</text:p>
              </table:table-cell>
              <table:table-cell office:value-type="float" office:value="396.3">
                <text:p>3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27199074074074">
                <text:p>0.00227199074074074</text:p>
              </table:table-cell>
              <table:table-cell office:value-type="float" office:value="402.8">
                <text:p>402.8</text:p>
              </table:table-cell>
              <table:table-cell office:value-type="float" office:value="0.00227199074074074">
                <text:p>0.00227199074074074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28240740740741">
                <text:p>0.00228240740740741</text:p>
              </table:table-cell>
              <table:table-cell office:value-type="float" office:value="403.4">
                <text:p>403.4</text:p>
              </table:table-cell>
              <table:table-cell office:value-type="float" office:value="0.00228240740740741">
                <text:p>0.00228240740740741</text:p>
              </table:table-cell>
              <table:table-cell office:value-type="float" office:value="395.8">
                <text:p>3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29398148148148">
                <text:p>0.00229398148148148</text:p>
              </table:table-cell>
              <table:table-cell office:value-type="float" office:value="404.5">
                <text:p>404.5</text:p>
              </table:table-cell>
              <table:table-cell office:value-type="float" office:value="0.00229398148148148">
                <text:p>0.00229398148148148</text:p>
              </table:table-cell>
              <table:table-cell office:value-type="float" office:value="396.8">
                <text:p>3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30555555555556">
                <text:p>0.00230555555555556</text:p>
              </table:table-cell>
              <table:table-cell office:value-type="float" office:value="405.3">
                <text:p>405.3</text:p>
              </table:table-cell>
              <table:table-cell office:value-type="float" office:value="0.00230439814814815">
                <text:p>0.00230439814814815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405.6">
                <text:p>405.6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97.9">
                <text:p>3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3275462962963">
                <text:p>0.0023275462962963</text:p>
              </table:table-cell>
              <table:table-cell office:value-type="float" office:value="406.4">
                <text:p>406.4</text:p>
              </table:table-cell>
              <table:table-cell office:value-type="float" office:value="0.0023275462962963">
                <text:p>0.0023275462962963</text:p>
              </table:table-cell>
              <table:table-cell office:value-type="float" office:value="398.8">
                <text:p>3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33796296296296">
                <text:p>0.00233796296296296</text:p>
              </table:table-cell>
              <table:table-cell office:value-type="float" office:value="406.4">
                <text:p>406.4</text:p>
              </table:table-cell>
              <table:table-cell office:value-type="float" office:value="0.00233796296296296">
                <text:p>0.00233796296296296</text:p>
              </table:table-cell>
              <table:table-cell office:value-type="float" office:value="400.6">
                <text:p>40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34953703703704">
                <text:p>0.00234953703703704</text:p>
              </table:table-cell>
              <table:table-cell office:value-type="float" office:value="407.1">
                <text:p>407.1</text:p>
              </table:table-cell>
              <table:table-cell office:value-type="float" office:value="0.00234953703703704">
                <text:p>0.00234953703703704</text:p>
              </table:table-cell>
              <table:table-cell office:value-type="float" office:value="401.4">
                <text:p>40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3599537037037">
                <text:p>0.0023599537037037</text:p>
              </table:table-cell>
              <table:table-cell office:value-type="float" office:value="407.2">
                <text:p>407.2</text:p>
              </table:table-cell>
              <table:table-cell office:value-type="float" office:value="0.0023599537037037">
                <text:p>0.0023599537037037</text:p>
              </table:table-cell>
              <table:table-cell office:value-type="float" office:value="402.4">
                <text:p>40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37152777777778">
                <text:p>0.00237152777777778</text:p>
              </table:table-cell>
              <table:table-cell office:value-type="float" office:value="407.5">
                <text:p>407.5</text:p>
              </table:table-cell>
              <table:table-cell office:value-type="float" office:value="0.00237152777777778">
                <text:p>0.00237152777777778</text:p>
              </table:table-cell>
              <table:table-cell office:value-type="float" office:value="403.3">
                <text:p>40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38194444444444">
                <text:p>0.00238194444444444</text:p>
              </table:table-cell>
              <table:table-cell office:value-type="float" office:value="408.1">
                <text:p>408.1</text:p>
              </table:table-cell>
              <table:table-cell office:value-type="float" office:value="0.00238194444444444">
                <text:p>0.00238194444444444</text:p>
              </table:table-cell>
              <table:table-cell office:value-type="float" office:value="403.7">
                <text:p>40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39351851851852">
                <text:p>0.00239351851851852</text:p>
              </table:table-cell>
              <table:table-cell office:value-type="float" office:value="408.7">
                <text:p>408.7</text:p>
              </table:table-cell>
              <table:table-cell office:value-type="float" office:value="0.00239351851851852">
                <text:p>0.00239351851851852</text:p>
              </table:table-cell>
              <table:table-cell office:value-type="float" office:value="404.2">
                <text:p>40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40393518518519">
                <text:p>0.00240393518518519</text:p>
              </table:table-cell>
              <table:table-cell office:value-type="float" office:value="398.8">
                <text:p>398.8</text:p>
              </table:table-cell>
              <table:table-cell office:value-type="float" office:value="0.00240393518518519">
                <text:p>0.00240393518518519</text:p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41550925925926">
                <text:p>0.00241550925925926</text:p>
              </table:table-cell>
              <table:table-cell office:value-type="float" office:value="399.5">
                <text:p>399.5</text:p>
              </table:table-cell>
              <table:table-cell office:value-type="float" office:value="0.00241550925925926">
                <text:p>0.00241550925925926</text:p>
              </table:table-cell>
              <table:table-cell office:value-type="float" office:value="404.9">
                <text:p>40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42592592592593">
                <text:p>0.00242592592592593</text:p>
              </table:table-cell>
              <table:table-cell office:value-type="float" office:value="400.2">
                <text:p>400.2</text:p>
              </table:table-cell>
              <table:table-cell office:value-type="float" office:value="0.00242592592592593">
                <text:p>0.00242592592592593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4375">
                <text:p>0.0024375</text:p>
              </table:table-cell>
              <table:table-cell office:value-type="float" office:value="400.5">
                <text:p>400.5</text:p>
              </table:table-cell>
              <table:table-cell office:value-type="float" office:value="0.0024375">
                <text:p>0.0024375</text:p>
              </table:table-cell>
              <table:table-cell office:value-type="float" office:value="405.1">
                <text:p>40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44791666666667">
                <text:p>0.00244791666666667</text:p>
              </table:table-cell>
              <table:table-cell office:value-type="float" office:value="401.4">
                <text:p>401.4</text:p>
              </table:table-cell>
              <table:table-cell office:value-type="float" office:value="0.00244791666666667">
                <text:p>0.00244791666666667</text:p>
              </table:table-cell>
              <table:table-cell office:value-type="float" office:value="405.7">
                <text:p>40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45949074074074">
                <text:p>0.00245949074074074</text:p>
              </table:table-cell>
              <table:table-cell office:value-type="float" office:value="402">
                <text:p>402</text:p>
              </table:table-cell>
              <table:table-cell office:value-type="float" office:value="0.00245949074074074">
                <text:p>0.00245949074074074</text:p>
              </table:table-cell>
              <table:table-cell office:value-type="float" office:value="405.3">
                <text:p>40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46990740740741">
                <text:p>0.00246990740740741</text:p>
              </table:table-cell>
              <table:table-cell office:value-type="float" office:value="402.3">
                <text:p>402.3</text:p>
              </table:table-cell>
              <table:table-cell office:value-type="float" office:value="0.00246990740740741">
                <text:p>0.00246990740740741</text:p>
              </table:table-cell>
              <table:table-cell office:value-type="float" office:value="405.4">
                <text:p>40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48148148148148">
                <text:p>0.00248148148148148</text:p>
              </table:table-cell>
              <table:table-cell office:value-type="float" office:value="402.8">
                <text:p>402.8</text:p>
              </table:table-cell>
              <table:table-cell office:value-type="float" office:value="0.00248148148148148">
                <text:p>0.00248148148148148</text:p>
              </table:table-cell>
              <table:table-cell office:value-type="float" office:value="405.1">
                <text:p>40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49189814814815">
                <text:p>0.00249189814814815</text:p>
              </table:table-cell>
              <table:table-cell office:value-type="float" office:value="403.4">
                <text:p>403.4</text:p>
              </table:table-cell>
              <table:table-cell office:value-type="float" office:value="0.00249189814814815">
                <text:p>0.00249189814814815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50347222222222">
                <text:p>0.00250347222222222</text:p>
              </table:table-cell>
              <table:table-cell office:value-type="float" office:value="404.2">
                <text:p>404.2</text:p>
              </table:table-cell>
              <table:table-cell office:value-type="float" office:value="0.00250347222222222">
                <text:p>0.00250347222222222</text:p>
              </table:table-cell>
              <table:table-cell office:value-type="float" office:value="403.8">
                <text:p>40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51388888888889">
                <text:p>0.00251388888888889</text:p>
              </table:table-cell>
              <table:table-cell office:value-type="float" office:value="415.4">
                <text:p>415.4</text:p>
              </table:table-cell>
              <table:table-cell office:value-type="float" office:value="0.00251388888888889">
                <text:p>0.00251388888888889</text:p>
              </table:table-cell>
              <table:table-cell office:value-type="float" office:value="403.8">
                <text:p>40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52546296296296">
                <text:p>0.00252546296296296</text:p>
              </table:table-cell>
              <table:table-cell office:value-type="float" office:value="415.8">
                <text:p>415.8</text:p>
              </table:table-cell>
              <table:table-cell office:value-type="float" office:value="0.00252546296296296">
                <text:p>0.00252546296296296</text:p>
              </table:table-cell>
              <table:table-cell office:value-type="float" office:value="403.8">
                <text:p>40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53587962962963">
                <text:p>0.00253587962962963</text:p>
              </table:table-cell>
              <table:table-cell office:value-type="float" office:value="416.3">
                <text:p>416.3</text:p>
              </table:table-cell>
              <table:table-cell office:value-type="float" office:value="0.00253587962962963">
                <text:p>0.00253587962962963</text:p>
              </table:table-cell>
              <table:table-cell office:value-type="float" office:value="403.9">
                <text:p>40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416.9">
                <text:p>416.9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404.3">
                <text:p>40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55902777777778">
                <text:p>0.00255902777777778</text:p>
              </table:table-cell>
              <table:table-cell office:value-type="float" office:value="417.6">
                <text:p>417.6</text:p>
              </table:table-cell>
              <table:table-cell office:value-type="float" office:value="0.00255787037037037">
                <text:p>0.00255787037037037</text:p>
              </table:table-cell>
              <table:table-cell office:value-type="float" office:value="404.5">
                <text:p>40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56944444444444">
                <text:p>0.00256944444444444</text:p>
              </table:table-cell>
              <table:table-cell office:value-type="float" office:value="418.2">
                <text:p>418.2</text:p>
              </table:table-cell>
              <table:table-cell office:value-type="float" office:value="0.00256944444444444">
                <text:p>0.00256944444444444</text:p>
              </table:table-cell>
              <table:table-cell office:value-type="float" office:value="404.9">
                <text:p>40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58101851851852">
                <text:p>0.00258101851851852</text:p>
              </table:table-cell>
              <table:table-cell office:value-type="float" office:value="419.1">
                <text:p>419.1</text:p>
              </table:table-cell>
              <table:table-cell office:value-type="float" office:value="0.00257986111111111">
                <text:p>0.00257986111111111</text:p>
              </table:table-cell>
              <table:table-cell office:value-type="float" office:value="405.3">
                <text:p>40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59143518518519">
                <text:p>0.00259143518518519</text:p>
              </table:table-cell>
              <table:table-cell office:value-type="float" office:value="419.5">
                <text:p>419.5</text:p>
              </table:table-cell>
              <table:table-cell office:value-type="float" office:value="0.00259143518518519">
                <text:p>0.00259143518518519</text:p>
              </table:table-cell>
              <table:table-cell office:value-type="float" office:value="405.6">
                <text:p>40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60300925925926">
                <text:p>0.00260300925925926</text:p>
              </table:table-cell>
              <table:table-cell office:value-type="float" office:value="419.8">
                <text:p>419.8</text:p>
              </table:table-cell>
              <table:table-cell office:value-type="float" office:value="0.00260185185185185">
                <text:p>0.00260185185185185</text:p>
              </table:table-cell>
              <table:table-cell office:value-type="float" office:value="406.1">
                <text:p>40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61342592592593">
                <text:p>0.00261342592592593</text:p>
              </table:table-cell>
              <table:table-cell office:value-type="float" office:value="420.2">
                <text:p>420.2</text:p>
              </table:table-cell>
              <table:table-cell office:value-type="float" office:value="0.00261342592592593">
                <text:p>0.00261342592592593</text:p>
              </table:table-cell>
              <table:table-cell office:value-type="float" office:value="406.5">
                <text:p>4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625">
                <text:p>0.002625</text:p>
              </table:table-cell>
              <table:table-cell office:value-type="float" office:value="420.9">
                <text:p>420.9</text:p>
              </table:table-cell>
              <table:table-cell office:value-type="float" office:value="0.00262384259259259">
                <text:p>0.00262384259259259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63541666666667">
                <text:p>0.00263541666666667</text:p>
              </table:table-cell>
              <table:table-cell office:value-type="float" office:value="421.6">
                <text:p>421.6</text:p>
              </table:table-cell>
              <table:table-cell office:value-type="float" office:value="0.00263541666666667">
                <text:p>0.00263541666666667</text:p>
              </table:table-cell>
              <table:table-cell office:value-type="float" office:value="407.6">
                <text:p>40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64699074074074">
                <text:p>0.00264699074074074</text:p>
              </table:table-cell>
              <table:table-cell office:value-type="float" office:value="422.3">
                <text:p>422.3</text:p>
              </table:table-cell>
              <table:table-cell office:value-type="float" office:value="0.00264583333333333">
                <text:p>0.00264583333333333</text:p>
              </table:table-cell>
              <table:table-cell office:value-type="float" office:value="408.2">
                <text:p>40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65740740740741">
                <text:p>0.00265740740740741</text:p>
              </table:table-cell>
              <table:table-cell office:value-type="float" office:value="423.5">
                <text:p>423.5</text:p>
              </table:table-cell>
              <table:table-cell office:value-type="float" office:value="0.00265740740740741">
                <text:p>0.00265740740740741</text:p>
              </table:table-cell>
              <table:table-cell office:value-type="float" office:value="408.8">
                <text:p>40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66898148148148">
                <text:p>0.00266898148148148</text:p>
              </table:table-cell>
              <table:table-cell office:value-type="float" office:value="424.2">
                <text:p>424.2</text:p>
              </table:table-cell>
              <table:table-cell office:value-type="float" office:value="0.00266782407407407">
                <text:p>0.00266782407407407</text:p>
              </table:table-cell>
              <table:table-cell office:value-type="float" office:value="410.1">
                <text:p>4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67939814814815">
                <text:p>0.00267939814814815</text:p>
              </table:table-cell>
              <table:table-cell office:value-type="float" office:value="424.6">
                <text:p>424.6</text:p>
              </table:table-cell>
              <table:table-cell office:value-type="float" office:value="0.00267939814814815">
                <text:p>0.00267939814814815</text:p>
              </table:table-cell>
              <table:table-cell office:value-type="float" office:value="410.9">
                <text:p>4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69097222222222">
                <text:p>0.00269097222222222</text:p>
              </table:table-cell>
              <table:table-cell office:value-type="float" office:value="425.1">
                <text:p>425.1</text:p>
              </table:table-cell>
              <table:table-cell office:value-type="float" office:value="0.00268981481481481">
                <text:p>0.00268981481481481</text:p>
              </table:table-cell>
              <table:table-cell office:value-type="float" office:value="411.5">
                <text:p>4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70138888888889">
                <text:p>0.00270138888888889</text:p>
              </table:table-cell>
              <table:table-cell office:value-type="float" office:value="426.1">
                <text:p>426.1</text:p>
              </table:table-cell>
              <table:table-cell office:value-type="float" office:value="0.00270138888888889">
                <text:p>0.00270138888888889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71296296296296">
                <text:p>0.00271296296296296</text:p>
              </table:table-cell>
              <table:table-cell office:value-type="float" office:value="426.7">
                <text:p>426.7</text:p>
              </table:table-cell>
              <table:table-cell office:value-type="float" office:value="0.00271296296296296">
                <text:p>0.00271296296296296</text:p>
              </table:table-cell>
              <table:table-cell office:value-type="float" office:value="412.6">
                <text:p>41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72337962962963">
                <text:p>0.00272337962962963</text:p>
              </table:table-cell>
              <table:table-cell office:value-type="float" office:value="420.9">
                <text:p>420.9</text:p>
              </table:table-cell>
              <table:table-cell office:value-type="float" office:value="0.00272337962962963">
                <text:p>0.00272337962962963</text:p>
              </table:table-cell>
              <table:table-cell office:value-type="float" office:value="412.8">
                <text:p>4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7349537037037">
                <text:p>0.0027349537037037</text:p>
              </table:table-cell>
              <table:table-cell office:value-type="float" office:value="421.5">
                <text:p>421.5</text:p>
              </table:table-cell>
              <table:table-cell office:value-type="float" office:value="0.0027349537037037">
                <text:p>0.0027349537037037</text:p>
              </table:table-cell>
              <table:table-cell office:value-type="float" office:value="413.3">
                <text:p>4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74537037037037">
                <text:p>0.00274537037037037</text:p>
              </table:table-cell>
              <table:table-cell office:value-type="float" office:value="421.7">
                <text:p>421.7</text:p>
              </table:table-cell>
              <table:table-cell office:value-type="float" office:value="0.00274537037037037">
                <text:p>0.00274537037037037</text:p>
              </table:table-cell>
              <table:table-cell office:value-type="float" office:value="413.6">
                <text:p>4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75694444444444">
                <text:p>0.00275694444444444</text:p>
              </table:table-cell>
              <table:table-cell office:value-type="float" office:value="422.4">
                <text:p>422.4</text:p>
              </table:table-cell>
              <table:table-cell office:value-type="float" office:value="0.00275694444444444">
                <text:p>0.00275694444444444</text:p>
              </table:table-cell>
              <table:table-cell office:value-type="float" office:value="414.3">
                <text:p>41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76736111111111">
                <text:p>0.00276736111111111</text:p>
              </table:table-cell>
              <table:table-cell office:value-type="float" office:value="422.2">
                <text:p>422.2</text:p>
              </table:table-cell>
              <table:table-cell office:value-type="float" office:value="0.00276736111111111">
                <text:p>0.00276736111111111</text:p>
              </table:table-cell>
              <table:table-cell office:value-type="float" office:value="414.9">
                <text:p>4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22.4">
                <text:p>422.4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15.1">
                <text:p>41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422.9">
                <text:p>422.9</text:p>
              </table:table-cell>
              <table:table-cell office:value-type="float" office:value="0.00278935185185185">
                <text:p>0.00278935185185185</text:p>
              </table:table-cell>
              <table:table-cell office:value-type="float" office:value="415.6">
                <text:p>41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423.8">
                <text:p>423.8</text:p>
              </table:table-cell>
              <table:table-cell office:value-type="float" office:value="0.00280092592592593">
                <text:p>0.00280092592592593</text:p>
              </table:table-cell>
              <table:table-cell office:value-type="float" office:value="415.8">
                <text:p>4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281134259259259">
                <text:p>0.00281134259259259</text:p>
              </table:table-cell>
              <table:table-cell office:value-type="float" office:value="424.1">
                <text:p>424.1</text:p>
              </table:table-cell>
              <table:table-cell office:value-type="float" office:value="0.00281134259259259">
                <text:p>0.00281134259259259</text:p>
              </table:table-cell>
              <table:table-cell office:value-type="float" office:value="415.8">
                <text:p>41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282291666666667">
                <text:p>0.00282291666666667</text:p>
              </table:table-cell>
              <table:table-cell office:value-type="float" office:value="425.1">
                <text:p>425.1</text:p>
              </table:table-cell>
              <table:table-cell office:value-type="float" office:value="0.00282291666666667">
                <text:p>0.00282291666666667</text:p>
              </table:table-cell>
              <table:table-cell office:value-type="float" office:value="416.3">
                <text:p>41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431.8">
                <text:p>431.8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415.9">
                <text:p>41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284490740740741">
                <text:p>0.00284490740740741</text:p>
              </table:table-cell>
              <table:table-cell office:value-type="float" office:value="432">
                <text:p>432</text:p>
              </table:table-cell>
              <table:table-cell office:value-type="float" office:value="0.00284490740740741">
                <text:p>0.00284490740740741</text:p>
              </table:table-cell>
              <table:table-cell office:value-type="float" office:value="416.2">
                <text:p>4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285648148148148">
                <text:p>0.00285648148148148</text:p>
              </table:table-cell>
              <table:table-cell office:value-type="float" office:value="431.6">
                <text:p>431.6</text:p>
              </table:table-cell>
              <table:table-cell office:value-type="float" office:value="0.00285532407407407">
                <text:p>0.00285532407407407</text:p>
              </table:table-cell>
              <table:table-cell office:value-type="float" office:value="416.6">
                <text:p>41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286689814814815">
                <text:p>0.00286689814814815</text:p>
              </table:table-cell>
              <table:table-cell office:value-type="float" office:value="431.8">
                <text:p>431.8</text:p>
              </table:table-cell>
              <table:table-cell office:value-type="float" office:value="0.00286689814814815">
                <text:p>0.00286689814814815</text:p>
              </table:table-cell>
              <table:table-cell office:value-type="float" office:value="416.9">
                <text:p>4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287847222222222">
                <text:p>0.00287847222222222</text:p>
              </table:table-cell>
              <table:table-cell office:value-type="float" office:value="432.6">
                <text:p>432.6</text:p>
              </table:table-cell>
              <table:table-cell office:value-type="float" office:value="0.00287731481481481">
                <text:p>0.00287731481481481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88888888888889">
                <text:p>0.00288888888888889</text:p>
              </table:table-cell>
              <table:table-cell office:value-type="float" office:value="433.2">
                <text:p>433.2</text:p>
              </table:table-cell>
              <table:table-cell office:value-type="float" office:value="0.00288888888888889">
                <text:p>0.00288888888888889</text:p>
              </table:table-cell>
              <table:table-cell office:value-type="float" office:value="417.4">
                <text:p>41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90046296296296">
                <text:p>0.00290046296296296</text:p>
              </table:table-cell>
              <table:table-cell office:value-type="float" office:value="433.9">
                <text:p>433.9</text:p>
              </table:table-cell>
              <table:table-cell office:value-type="float" office:value="0.00289930555555556">
                <text:p>0.00289930555555556</text:p>
              </table:table-cell>
              <table:table-cell office:value-type="float" office:value="417.7">
                <text:p>41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91087962962963">
                <text:p>0.00291087962962963</text:p>
              </table:table-cell>
              <table:table-cell office:value-type="float" office:value="434.6">
                <text:p>434.6</text:p>
              </table:table-cell>
              <table:table-cell office:value-type="float" office:value="0.00291087962962963">
                <text:p>0.00291087962962963</text:p>
              </table:table-cell>
              <table:table-cell office:value-type="float" office:value="417.9">
                <text:p>4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9224537037037">
                <text:p>0.0029224537037037</text:p>
              </table:table-cell>
              <table:table-cell office:value-type="float" office:value="434.7">
                <text:p>434.7</text:p>
              </table:table-cell>
              <table:table-cell office:value-type="float" office:value="0.0029212962962963">
                <text:p>0.0029212962962963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93287037037037">
                <text:p>0.00293287037037037</text:p>
              </table:table-cell>
              <table:table-cell office:value-type="float" office:value="435">
                <text:p>435</text:p>
              </table:table-cell>
              <table:table-cell office:value-type="float" office:value="0.00293287037037037">
                <text:p>0.00293287037037037</text:p>
              </table:table-cell>
              <table:table-cell office:value-type="float" office:value="418.4">
                <text:p>41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94444444444444">
                <text:p>0.00294444444444444</text:p>
              </table:table-cell>
              <table:table-cell office:value-type="float" office:value="435.6">
                <text:p>435.6</text:p>
              </table:table-cell>
              <table:table-cell office:value-type="float" office:value="0.00294328703703704">
                <text:p>0.00294328703703704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95486111111111">
                <text:p>0.00295486111111111</text:p>
              </table:table-cell>
              <table:table-cell office:value-type="float" office:value="436.3">
                <text:p>436.3</text:p>
              </table:table-cell>
              <table:table-cell office:value-type="float" office:value="0.00295486111111111">
                <text:p>0.00295486111111111</text:p>
              </table:table-cell>
              <table:table-cell office:value-type="float" office:value="419.4">
                <text:p>41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96643518518519">
                <text:p>0.00296643518518519</text:p>
              </table:table-cell>
              <table:table-cell office:value-type="float" office:value="438.2">
                <text:p>438.2</text:p>
              </table:table-cell>
              <table:table-cell office:value-type="float" office:value="0.00296527777777778">
                <text:p>0.00296527777777778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97800925925926">
                <text:p>0.00297800925925926</text:p>
              </table:table-cell>
              <table:table-cell office:value-type="float" office:value="438.2">
                <text:p>438.2</text:p>
              </table:table-cell>
              <table:table-cell office:value-type="float" office:value="0.00297685185185185">
                <text:p>0.00297685185185185</text:p>
              </table:table-cell>
              <table:table-cell office:value-type="float" office:value="420.7">
                <text:p>42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98842592592593">
                <text:p>0.00298842592592593</text:p>
              </table:table-cell>
              <table:table-cell office:value-type="float" office:value="438.3">
                <text:p>438.3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21.2">
                <text:p>4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">
                <text:p>0.003</text:p>
              </table:table-cell>
              <table:table-cell office:value-type="float" office:value="438.9">
                <text:p>438.9</text:p>
              </table:table-cell>
              <table:table-cell office:value-type="float" office:value="0.00299884259259259">
                <text:p>0.00299884259259259</text:p>
              </table:table-cell>
              <table:table-cell office:value-type="float" office:value="420.9">
                <text:p>4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39.2">
                <text:p>439.2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21.1">
                <text:p>42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02199074074074">
                <text:p>0.00302199074074074</text:p>
              </table:table-cell>
              <table:table-cell office:value-type="float" office:value="438.8">
                <text:p>438.8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421.4">
                <text:p>4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39.8">
                <text:p>439.8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21.9">
                <text:p>4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04398148148148">
                <text:p>0.00304398148148148</text:p>
              </table:table-cell>
              <table:table-cell office:value-type="float" office:value="439.7">
                <text:p>439.7</text:p>
              </table:table-cell>
              <table:table-cell office:value-type="float" office:value="0.00304282407407407">
                <text:p>0.00304282407407407</text:p>
              </table:table-cell>
              <table:table-cell office:value-type="float" office:value="422.3">
                <text:p>42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05439814814815">
                <text:p>0.00305439814814815</text:p>
              </table:table-cell>
              <table:table-cell office:value-type="float" office:value="440.1">
                <text:p>440.1</text:p>
              </table:table-cell>
              <table:table-cell office:value-type="float" office:value="0.00305439814814815">
                <text:p>0.00305439814814815</text:p>
              </table:table-cell>
              <table:table-cell office:value-type="float" office:value="422.9">
                <text:p>4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06597222222222">
                <text:p>0.00306597222222222</text:p>
              </table:table-cell>
              <table:table-cell office:value-type="float" office:value="440.9">
                <text:p>440.9</text:p>
              </table:table-cell>
              <table:table-cell office:value-type="float" office:value="0.00306481481481481">
                <text:p>0.00306481481481481</text:p>
              </table:table-cell>
              <table:table-cell office:value-type="float" office:value="423.4">
                <text:p>42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07638888888889">
                <text:p>0.00307638888888889</text:p>
              </table:table-cell>
              <table:table-cell office:value-type="float" office:value="441.5">
                <text:p>441.5</text:p>
              </table:table-cell>
              <table:table-cell office:value-type="float" office:value="0.00307638888888889">
                <text:p>0.00307638888888889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08796296296296">
                <text:p>0.00308796296296296</text:p>
              </table:table-cell>
              <table:table-cell office:value-type="float" office:value="442.9">
                <text:p>442.9</text:p>
              </table:table-cell>
              <table:table-cell office:value-type="float" office:value="0.00308680555555556">
                <text:p>0.00308680555555556</text:p>
              </table:table-cell>
              <table:table-cell office:value-type="float" office:value="424.4">
                <text:p>4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09837962962963">
                <text:p>0.00309837962962963</text:p>
              </table:table-cell>
              <table:table-cell office:value-type="float" office:value="444.7">
                <text:p>444.7</text:p>
              </table:table-cell>
              <table:table-cell office:value-type="float" office:value="0.00309837962962963">
                <text:p>0.00309837962962963</text:p>
              </table:table-cell>
              <table:table-cell office:value-type="float" office:value="424.8">
                <text:p>4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1099537037037">
                <text:p>0.0031099537037037</text:p>
              </table:table-cell>
              <table:table-cell office:value-type="float" office:value="446">
                <text:p>446</text:p>
              </table:table-cell>
              <table:table-cell office:value-type="float" office:value="0.0031087962962963">
                <text:p>0.0031087962962963</text:p>
              </table:table-cell>
              <table:table-cell office:value-type="float" office:value="425.1">
                <text:p>4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12037037037037">
                <text:p>0.00312037037037037</text:p>
              </table:table-cell>
              <table:table-cell office:value-type="float" office:value="446.8">
                <text:p>446.8</text:p>
              </table:table-cell>
              <table:table-cell office:value-type="float" office:value="0.00312037037037037">
                <text:p>0.00312037037037037</text:p>
              </table:table-cell>
              <table:table-cell office:value-type="float" office:value="425.7">
                <text:p>42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13194444444444">
                <text:p>0.00313194444444444</text:p>
              </table:table-cell>
              <table:table-cell office:value-type="float" office:value="448.1">
                <text:p>448.1</text:p>
              </table:table-cell>
              <table:table-cell office:value-type="float" office:value="0.00313078703703704">
                <text:p>0.00313078703703704</text:p>
              </table:table-cell>
              <table:table-cell office:value-type="float" office:value="426.7">
                <text:p>42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14236111111111">
                <text:p>0.00314236111111111</text:p>
              </table:table-cell>
              <table:table-cell office:value-type="float" office:value="448.3">
                <text:p>448.3</text:p>
              </table:table-cell>
              <table:table-cell office:value-type="float" office:value="0.00314236111111111">
                <text:p>0.00314236111111111</text:p>
              </table:table-cell>
              <table:table-cell office:value-type="float" office:value="427.5">
                <text:p>4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15393518518519">
                <text:p>0.00315393518518519</text:p>
              </table:table-cell>
              <table:table-cell office:value-type="float" office:value="449.7">
                <text:p>449.7</text:p>
              </table:table-cell>
              <table:table-cell office:value-type="float" office:value="0.00315277777777778">
                <text:p>0.00315277777777778</text:p>
              </table:table-cell>
              <table:table-cell office:value-type="float" office:value="427.9">
                <text:p>42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16435185185185">
                <text:p>0.00316435185185185</text:p>
              </table:table-cell>
              <table:table-cell office:value-type="float" office:value="450.8">
                <text:p>450.8</text:p>
              </table:table-cell>
              <table:table-cell office:value-type="float" office:value="0.00316435185185185">
                <text:p>0.00316435185185185</text:p>
              </table:table-cell>
              <table:table-cell office:value-type="float" office:value="429.5">
                <text:p>4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17592592592593">
                <text:p>0.00317592592592593</text:p>
              </table:table-cell>
              <table:table-cell office:value-type="float" office:value="451.6">
                <text:p>451.6</text:p>
              </table:table-cell>
              <table:table-cell office:value-type="float" office:value="0.00317476851851852">
                <text:p>0.00317476851851852</text:p>
              </table:table-cell>
              <table:table-cell office:value-type="float" office:value="430.4">
                <text:p>43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18634259259259">
                <text:p>0.00318634259259259</text:p>
              </table:table-cell>
              <table:table-cell office:value-type="float" office:value="451.8">
                <text:p>451.8</text:p>
              </table:table-cell>
              <table:table-cell office:value-type="float" office:value="0.00318634259259259">
                <text:p>0.00318634259259259</text:p>
              </table:table-cell>
              <table:table-cell office:value-type="float" office:value="430.8">
                <text:p>43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19791666666667">
                <text:p>0.00319791666666667</text:p>
              </table:table-cell>
              <table:table-cell office:value-type="float" office:value="452.4">
                <text:p>452.4</text:p>
              </table:table-cell>
              <table:table-cell office:value-type="float" office:value="0.00319791666666667">
                <text:p>0.00319791666666667</text:p>
              </table:table-cell>
              <table:table-cell office:value-type="float" office:value="431.5">
                <text:p>43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20949074074074">
                <text:p>0.00320949074074074</text:p>
              </table:table-cell>
              <table:table-cell office:value-type="float" office:value="452.4">
                <text:p>452.4</text:p>
              </table:table-cell>
              <table:table-cell office:value-type="float" office:value="0.00320833333333333">
                <text:p>0.00320833333333333</text:p>
              </table:table-cell>
              <table:table-cell office:value-type="float" office:value="432.1">
                <text:p>43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21990740740741">
                <text:p>0.00321990740740741</text:p>
              </table:table-cell>
              <table:table-cell office:value-type="float" office:value="452">
                <text:p>452</text:p>
              </table:table-cell>
              <table:table-cell office:value-type="float" office:value="0.00321990740740741">
                <text:p>0.00321990740740741</text:p>
              </table:table-cell>
              <table:table-cell office:value-type="float" office:value="432.6">
                <text:p>43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23148148148148">
                <text:p>0.00323148148148148</text:p>
              </table:table-cell>
              <table:table-cell office:value-type="float" office:value="452.3">
                <text:p>452.3</text:p>
              </table:table-cell>
              <table:table-cell office:value-type="float" office:value="0.00323032407407407">
                <text:p>0.00323032407407407</text:p>
              </table:table-cell>
              <table:table-cell office:value-type="float" office:value="433.3">
                <text:p>43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52.2">
                <text:p>452.2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33.7">
                <text:p>43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25347222222222">
                <text:p>0.00325347222222222</text:p>
              </table:table-cell>
              <table:table-cell office:value-type="float" office:value="452.4">
                <text:p>452.4</text:p>
              </table:table-cell>
              <table:table-cell office:value-type="float" office:value="0.00325347222222222">
                <text:p>0.00325347222222222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451.8">
                <text:p>451.8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434.3">
                <text:p>43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450.9">
                <text:p>450.9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434.8">
                <text:p>43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28587962962963">
                <text:p>0.00328587962962963</text:p>
              </table:table-cell>
              <table:table-cell office:value-type="float" office:value="449.9">
                <text:p>449.9</text:p>
              </table:table-cell>
              <table:table-cell office:value-type="float" office:value="0.00328587962962963">
                <text:p>0.00328587962962963</text:p>
              </table:table-cell>
              <table:table-cell office:value-type="float" office:value="435.3">
                <text:p>43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2974537037037">
                <text:p>0.0032974537037037</text:p>
              </table:table-cell>
              <table:table-cell office:value-type="float" office:value="450">
                <text:p>450</text:p>
              </table:table-cell>
              <table:table-cell office:value-type="float" office:value="0.0032974537037037">
                <text:p>0.0032974537037037</text:p>
              </table:table-cell>
              <table:table-cell office:value-type="float" office:value="434.9">
                <text:p>43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30787037037037">
                <text:p>0.00330787037037037</text:p>
              </table:table-cell>
              <table:table-cell office:value-type="float" office:value="449.4">
                <text:p>449.4</text:p>
              </table:table-cell>
              <table:table-cell office:value-type="float" office:value="0.00330787037037037">
                <text:p>0.00330787037037037</text:p>
              </table:table-cell>
              <table:table-cell office:value-type="float" office:value="435.3">
                <text:p>43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31944444444444">
                <text:p>0.00331944444444444</text:p>
              </table:table-cell>
              <table:table-cell office:value-type="float" office:value="449.1">
                <text:p>449.1</text:p>
              </table:table-cell>
              <table:table-cell office:value-type="float" office:value="0.00331944444444444">
                <text:p>0.00331944444444444</text:p>
              </table:table-cell>
              <table:table-cell office:value-type="float" office:value="435.6">
                <text:p>43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32986111111111">
                <text:p>0.00332986111111111</text:p>
              </table:table-cell>
              <table:table-cell office:value-type="float" office:value="449.4">
                <text:p>449.4</text:p>
              </table:table-cell>
              <table:table-cell office:value-type="float" office:value="0.00332986111111111">
                <text:p>0.00332986111111111</text:p>
              </table:table-cell>
              <table:table-cell office:value-type="float" office:value="435.6">
                <text:p>43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34143518518519">
                <text:p>0.00334143518518519</text:p>
              </table:table-cell>
              <table:table-cell office:value-type="float" office:value="449.8">
                <text:p>449.8</text:p>
              </table:table-cell>
              <table:table-cell office:value-type="float" office:value="0.00334143518518519">
                <text:p>0.00334143518518519</text:p>
              </table:table-cell>
              <table:table-cell office:value-type="float" office:value="435.7">
                <text:p>43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35185185185185">
                <text:p>0.00335185185185185</text:p>
              </table:table-cell>
              <table:table-cell office:value-type="float" office:value="450.3">
                <text:p>450.3</text:p>
              </table:table-cell>
              <table:table-cell office:value-type="float" office:value="0.00335185185185185">
                <text:p>0.00335185185185185</text:p>
              </table:table-cell>
              <table:table-cell office:value-type="float" office:value="436.1">
                <text:p>43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36342592592593">
                <text:p>0.00336342592592593</text:p>
              </table:table-cell>
              <table:table-cell office:value-type="float" office:value="451.1">
                <text:p>451.1</text:p>
              </table:table-cell>
              <table:table-cell office:value-type="float" office:value="0.00336342592592593">
                <text:p>0.00336342592592593</text:p>
              </table:table-cell>
              <table:table-cell office:value-type="float" office:value="436.6">
                <text:p>4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37384259259259">
                <text:p>0.00337384259259259</text:p>
              </table:table-cell>
              <table:table-cell office:value-type="float" office:value="452.3">
                <text:p>452.3</text:p>
              </table:table-cell>
              <table:table-cell office:value-type="float" office:value="0.00337384259259259">
                <text:p>0.00337384259259259</text:p>
              </table:table-cell>
              <table:table-cell office:value-type="float" office:value="436.9">
                <text:p>4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38541666666667">
                <text:p>0.00338541666666667</text:p>
              </table:table-cell>
              <table:table-cell office:value-type="float" office:value="453.7">
                <text:p>453.7</text:p>
              </table:table-cell>
              <table:table-cell office:value-type="float" office:value="0.00338541666666667">
                <text:p>0.00338541666666667</text:p>
              </table:table-cell>
              <table:table-cell office:value-type="float" office:value="437.1">
                <text:p>43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339583333333333">
                <text:p>0.00339583333333333</text:p>
              </table:table-cell>
              <table:table-cell office:value-type="float" office:value="455.6">
                <text:p>455.6</text:p>
              </table:table-cell>
              <table:table-cell office:value-type="float" office:value="0.00339583333333333">
                <text:p>0.00339583333333333</text:p>
              </table:table-cell>
              <table:table-cell office:value-type="float" office:value="437.4">
                <text:p>43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340740740740741">
                <text:p>0.00340740740740741</text:p>
              </table:table-cell>
              <table:table-cell office:value-type="float" office:value="455.5">
                <text:p>455.5</text:p>
              </table:table-cell>
              <table:table-cell office:value-type="float" office:value="0.00340740740740741">
                <text:p>0.00340740740740741</text:p>
              </table:table-cell>
              <table:table-cell office:value-type="float" office:value="437.7">
                <text:p>43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41782407407407">
                <text:p>0.00341782407407407</text:p>
              </table:table-cell>
              <table:table-cell office:value-type="float" office:value="456.1">
                <text:p>456.1</text:p>
              </table:table-cell>
              <table:table-cell office:value-type="float" office:value="0.00341782407407407">
                <text:p>0.00341782407407407</text:p>
              </table:table-cell>
              <table:table-cell office:value-type="float" office:value="438.2">
                <text:p>4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42939814814815">
                <text:p>0.00342939814814815</text:p>
              </table:table-cell>
              <table:table-cell office:value-type="float" office:value="456.4">
                <text:p>456.4</text:p>
              </table:table-cell>
              <table:table-cell office:value-type="float" office:value="0.00342939814814815">
                <text:p>0.00342939814814815</text:p>
              </table:table-cell>
              <table:table-cell office:value-type="float" office:value="438.6">
                <text:p>43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43981481481481">
                <text:p>0.00343981481481481</text:p>
              </table:table-cell>
              <table:table-cell office:value-type="float" office:value="456.2">
                <text:p>456.2</text:p>
              </table:table-cell>
              <table:table-cell office:value-type="float" office:value="0.00343981481481481">
                <text:p>0.00343981481481481</text:p>
              </table:table-cell>
              <table:table-cell office:value-type="float" office:value="438.1">
                <text:p>43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345138888888889">
                <text:p>0.00345138888888889</text:p>
              </table:table-cell>
              <table:table-cell office:value-type="float" office:value="456.2">
                <text:p>456.2</text:p>
              </table:table-cell>
              <table:table-cell office:value-type="float" office:value="0.00345138888888889">
                <text:p>0.00345138888888889</text:p>
              </table:table-cell>
              <table:table-cell office:value-type="float" office:value="438.1">
                <text:p>43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346180555555556">
                <text:p>0.00346180555555556</text:p>
              </table:table-cell>
              <table:table-cell office:value-type="float" office:value="455.9">
                <text:p>455.9</text:p>
              </table:table-cell>
              <table:table-cell office:value-type="float" office:value="0.00346180555555556">
                <text:p>0.00346180555555556</text:p>
              </table:table-cell>
              <table:table-cell office:value-type="float" office:value="438.8">
                <text:p>43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55.7">
                <text:p>455.7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4849537037037">
                <text:p>0.0034849537037037</text:p>
              </table:table-cell>
              <table:table-cell office:value-type="float" office:value="456">
                <text:p>456</text:p>
              </table:table-cell>
              <table:table-cell office:value-type="float" office:value="0.0034837962962963">
                <text:p>0.0034837962962963</text:p>
              </table:table-cell>
              <table:table-cell office:value-type="float" office:value="439.6">
                <text:p>43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55.8">
                <text:p>455.8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50694444444444">
                <text:p>0.00350694444444444</text:p>
              </table:table-cell>
              <table:table-cell office:value-type="float" office:value="455.2">
                <text:p>455.2</text:p>
              </table:table-cell>
              <table:table-cell office:value-type="float" office:value="0.00350578703703704">
                <text:p>0.00350578703703704</text:p>
              </table:table-cell>
              <table:table-cell office:value-type="float" office:value="440.3">
                <text:p>44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51736111111111">
                <text:p>0.00351736111111111</text:p>
              </table:table-cell>
              <table:table-cell office:value-type="float" office:value="455.9">
                <text:p>455.9</text:p>
              </table:table-cell>
              <table:table-cell office:value-type="float" office:value="0.00351736111111111">
                <text:p>0.00351736111111111</text:p>
              </table:table-cell>
              <table:table-cell office:value-type="float" office:value="440.6">
                <text:p>4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352893518518519">
                <text:p>0.00352893518518519</text:p>
              </table:table-cell>
              <table:table-cell office:value-type="float" office:value="454.9">
                <text:p>454.9</text:p>
              </table:table-cell>
              <table:table-cell office:value-type="float" office:value="0.00352777777777778">
                <text:p>0.00352777777777778</text:p>
              </table:table-cell>
              <table:table-cell office:value-type="float" office:value="440.8">
                <text:p>44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353935185185185">
                <text:p>0.00353935185185185</text:p>
              </table:table-cell>
              <table:table-cell office:value-type="float" office:value="454.3">
                <text:p>454.3</text:p>
              </table:table-cell>
              <table:table-cell office:value-type="float" office:value="0.00353935185185185">
                <text:p>0.00353935185185185</text:p>
              </table:table-cell>
              <table:table-cell office:value-type="float" office:value="441.1">
                <text:p>44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355092592592593">
                <text:p>0.00355092592592593</text:p>
              </table:table-cell>
              <table:table-cell office:value-type="float" office:value="453.4">
                <text:p>453.4</text:p>
              </table:table-cell>
              <table:table-cell office:value-type="float" office:value="0.00354976851851852">
                <text:p>0.00354976851851852</text:p>
              </table:table-cell>
              <table:table-cell office:value-type="float" office:value="441.7">
                <text:p>44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35625">
                <text:p>0.0035625</text:p>
              </table:table-cell>
              <table:table-cell office:value-type="float" office:value="452.3">
                <text:p>452.3</text:p>
              </table:table-cell>
              <table:table-cell office:value-type="float" office:value="0.00356134259259259">
                <text:p>0.00356134259259259</text:p>
              </table:table-cell>
              <table:table-cell office:value-type="float" office:value="442.2">
                <text:p>4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357291666666667">
                <text:p>0.00357291666666667</text:p>
              </table:table-cell>
              <table:table-cell office:value-type="float" office:value="451.6">
                <text:p>451.6</text:p>
              </table:table-cell>
              <table:table-cell office:value-type="float" office:value="0.00357291666666667">
                <text:p>0.00357291666666667</text:p>
              </table:table-cell>
              <table:table-cell office:value-type="float" office:value="442.6">
                <text:p>44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58449074074074">
                <text:p>0.00358449074074074</text:p>
              </table:table-cell>
              <table:table-cell office:value-type="float" office:value="451.8">
                <text:p>451.8</text:p>
              </table:table-cell>
              <table:table-cell office:value-type="float" office:value="0.00358333333333333">
                <text:p>0.0035833333333333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59490740740741">
                <text:p>0.00359490740740741</text:p>
              </table:table-cell>
              <table:table-cell office:value-type="float" office:value="450.7">
                <text:p>450.7</text:p>
              </table:table-cell>
              <table:table-cell office:value-type="float" office:value="0.00359490740740741">
                <text:p>0.00359490740740741</text:p>
              </table:table-cell>
              <table:table-cell office:value-type="float" office:value="443.8">
                <text:p>44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60648148148148">
                <text:p>0.00360648148148148</text:p>
              </table:table-cell>
              <table:table-cell office:value-type="float" office:value="449.7">
                <text:p>449.7</text:p>
              </table:table-cell>
              <table:table-cell office:value-type="float" office:value="0.00360532407407407">
                <text:p>0.00360532407407407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61689814814815">
                <text:p>0.00361689814814815</text:p>
              </table:table-cell>
              <table:table-cell office:value-type="float" office:value="449.5">
                <text:p>449.5</text:p>
              </table:table-cell>
              <table:table-cell office:value-type="float" office:value="0.00361689814814815">
                <text:p>0.00361689814814815</text:p>
              </table:table-cell>
              <table:table-cell office:value-type="float" office:value="445.6">
                <text:p>44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362847222222222">
                <text:p>0.00362847222222222</text:p>
              </table:table-cell>
              <table:table-cell office:value-type="float" office:value="449.1">
                <text:p>449.1</text:p>
              </table:table-cell>
              <table:table-cell office:value-type="float" office:value="0.00362731481481481">
                <text:p>0.00362731481481481</text:p>
              </table:table-cell>
              <table:table-cell office:value-type="float" office:value="446.1">
                <text:p>44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363888888888889">
                <text:p>0.00363888888888889</text:p>
              </table:table-cell>
              <table:table-cell office:value-type="float" office:value="450.6">
                <text:p>450.6</text:p>
              </table:table-cell>
              <table:table-cell office:value-type="float" office:value="0.00363888888888889">
                <text:p>0.00363888888888889</text:p>
              </table:table-cell>
              <table:table-cell office:value-type="float" office:value="446.3">
                <text:p>44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365046296296296">
                <text:p>0.00365046296296296</text:p>
              </table:table-cell>
              <table:table-cell office:value-type="float" office:value="450.9">
                <text:p>450.9</text:p>
              </table:table-cell>
              <table:table-cell office:value-type="float" office:value="0.00364930555555556">
                <text:p>0.00364930555555556</text:p>
              </table:table-cell>
              <table:table-cell office:value-type="float" office:value="446.7">
                <text:p>44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366087962962963">
                <text:p>0.00366087962962963</text:p>
              </table:table-cell>
              <table:table-cell office:value-type="float" office:value="452.1">
                <text:p>452.1</text:p>
              </table:table-cell>
              <table:table-cell office:value-type="float" office:value="0.00366087962962963">
                <text:p>0.00366087962962963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36724537037037">
                <text:p>0.0036724537037037</text:p>
              </table:table-cell>
              <table:table-cell office:value-type="float" office:value="453.9">
                <text:p>453.9</text:p>
              </table:table-cell>
              <table:table-cell office:value-type="float" office:value="0.0036712962962963">
                <text:p>0.0036712962962963</text:p>
              </table:table-cell>
              <table:table-cell office:value-type="float" office:value="447.3">
                <text:p>44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368287037037037">
                <text:p>0.00368287037037037</text:p>
              </table:table-cell>
              <table:table-cell office:value-type="float" office:value="455.1">
                <text:p>455.1</text:p>
              </table:table-cell>
              <table:table-cell office:value-type="float" office:value="0.00368287037037037">
                <text:p>0.00368287037037037</text:p>
              </table:table-cell>
              <table:table-cell office:value-type="float" office:value="447.6">
                <text:p>4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369444444444444">
                <text:p>0.00369444444444444</text:p>
              </table:table-cell>
              <table:table-cell office:value-type="float" office:value="455.7">
                <text:p>455.7</text:p>
              </table:table-cell>
              <table:table-cell office:value-type="float" office:value="0.00369328703703704">
                <text:p>0.00369328703703704</text:p>
              </table:table-cell>
              <table:table-cell office:value-type="float" office:value="447.9">
                <text:p>44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56.9">
                <text:p>456.9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71643518518519">
                <text:p>0.00371643518518519</text:p>
              </table:table-cell>
              <table:table-cell office:value-type="float" office:value="458.1">
                <text:p>458.1</text:p>
              </table:table-cell>
              <table:table-cell office:value-type="float" office:value="0.00371527777777778">
                <text:p>0.00371527777777778</text:p>
              </table:table-cell>
              <table:table-cell office:value-type="float" office:value="448.5">
                <text:p>4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58.6">
                <text:p>458.6</text:p>
              </table:table-cell>
              <table:table-cell office:value-type="float" office:value="0.00372685185185185">
                <text:p>0.00372685185185185</text:p>
              </table:table-cell>
              <table:table-cell office:value-type="float" office:value="448.7">
                <text:p>44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373842592592593">
                <text:p>0.00373842592592593</text:p>
              </table:table-cell>
              <table:table-cell office:value-type="float" office:value="459.1">
                <text:p>459.1</text:p>
              </table:table-cell>
              <table:table-cell office:value-type="float" office:value="0.00373726851851852">
                <text:p>0.00373726851851852</text:p>
              </table:table-cell>
              <table:table-cell office:value-type="float" office:value="449.1">
                <text:p>4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375">
                <text:p>0.00375</text:p>
              </table:table-cell>
              <table:table-cell office:value-type="float" office:value="459.5">
                <text:p>459.5</text:p>
              </table:table-cell>
              <table:table-cell office:value-type="float" office:value="0.00374884259259259">
                <text:p>0.00374884259259259</text:p>
              </table:table-cell>
              <table:table-cell office:value-type="float" office:value="449.6">
                <text:p>4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376041666666667">
                <text:p>0.00376041666666667</text:p>
              </table:table-cell>
              <table:table-cell office:value-type="float" office:value="460.4">
                <text:p>460.4</text:p>
              </table:table-cell>
              <table:table-cell office:value-type="float" office:value="0.00375925925925926">
                <text:p>0.00375925925925926</text:p>
              </table:table-cell>
              <table:table-cell office:value-type="float" office:value="449.8">
                <text:p>4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377199074074074">
                <text:p>0.00377199074074074</text:p>
              </table:table-cell>
              <table:table-cell office:value-type="float" office:value="460.5">
                <text:p>460.5</text:p>
              </table:table-cell>
              <table:table-cell office:value-type="float" office:value="0.00377083333333333">
                <text:p>0.00377083333333333</text:p>
              </table:table-cell>
              <table:table-cell office:value-type="float" office:value="450.1">
                <text:p>45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78240740740741">
                <text:p>0.00378240740740741</text:p>
              </table:table-cell>
              <table:table-cell office:value-type="float" office:value="460.9">
                <text:p>460.9</text:p>
              </table:table-cell>
              <table:table-cell office:value-type="float" office:value="0.00378125">
                <text:p>0.00378125</text:p>
              </table:table-cell>
              <table:table-cell office:value-type="float" office:value="450.6">
                <text:p>45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379398148148148">
                <text:p>0.00379398148148148</text:p>
              </table:table-cell>
              <table:table-cell office:value-type="float" office:value="461.3">
                <text:p>461.3</text:p>
              </table:table-cell>
              <table:table-cell office:value-type="float" office:value="0.00379282407407407">
                <text:p>0.00379282407407407</text:p>
              </table:table-cell>
              <table:table-cell office:value-type="float" office:value="450.9">
                <text:p>45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380439814814815">
                <text:p>0.00380439814814815</text:p>
              </table:table-cell>
              <table:table-cell office:value-type="float" office:value="461.7">
                <text:p>461.7</text:p>
              </table:table-cell>
              <table:table-cell office:value-type="float" office:value="0.00380324074074074">
                <text:p>0.00380324074074074</text:p>
              </table:table-cell>
              <table:table-cell office:value-type="float" office:value="451.1">
                <text:p>4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81597222222222">
                <text:p>0.00381597222222222</text:p>
              </table:table-cell>
              <table:table-cell office:value-type="float" office:value="461.7">
                <text:p>461.7</text:p>
              </table:table-cell>
              <table:table-cell office:value-type="float" office:value="0.00381481481481481">
                <text:p>0.00381481481481481</text:p>
              </table:table-cell>
              <table:table-cell office:value-type="float" office:value="451.4">
                <text:p>45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382638888888889">
                <text:p>0.00382638888888889</text:p>
              </table:table-cell>
              <table:table-cell office:value-type="float" office:value="462.9">
                <text:p>462.9</text:p>
              </table:table-cell>
              <table:table-cell office:value-type="float" office:value="0.00382523148148148">
                <text:p>0.00382523148148148</text:p>
              </table:table-cell>
              <table:table-cell office:value-type="float" office:value="451.9">
                <text:p>4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383796296296296">
                <text:p>0.00383796296296296</text:p>
              </table:table-cell>
              <table:table-cell office:value-type="float" office:value="464.2">
                <text:p>464.2</text:p>
              </table:table-cell>
              <table:table-cell office:value-type="float" office:value="0.00383680555555556">
                <text:p>0.00383680555555556</text:p>
              </table:table-cell>
              <table:table-cell office:value-type="float" office:value="452.3">
                <text:p>45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384837962962963">
                <text:p>0.00384837962962963</text:p>
              </table:table-cell>
              <table:table-cell office:value-type="float" office:value="464.9">
                <text:p>464.9</text:p>
              </table:table-cell>
              <table:table-cell office:value-type="float" office:value="0.00384722222222222">
                <text:p>0.00384722222222222</text:p>
              </table:table-cell>
              <table:table-cell office:value-type="float" office:value="452.8">
                <text:p>45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38599537037037">
                <text:p>0.0038599537037037</text:p>
              </table:table-cell>
              <table:table-cell office:value-type="float" office:value="465">
                <text:p>465</text:p>
              </table:table-cell>
              <table:table-cell office:value-type="float" office:value="0.0038587962962963">
                <text:p>0.0038587962962963</text:p>
              </table:table-cell>
              <table:table-cell office:value-type="float" office:value="453.4">
                <text:p>45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387037037037037">
                <text:p>0.00387037037037037</text:p>
              </table:table-cell>
              <table:table-cell office:value-type="float" office:value="466">
                <text:p>466</text:p>
              </table:table-cell>
              <table:table-cell office:value-type="float" office:value="0.00386921296296296">
                <text:p>0.00386921296296296</text:p>
              </table:table-cell>
              <table:table-cell office:value-type="float" office:value="453.9">
                <text:p>4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88194444444444">
                <text:p>0.00388194444444444</text:p>
              </table:table-cell>
              <table:table-cell office:value-type="float" office:value="466.9">
                <text:p>466.9</text:p>
              </table:table-cell>
              <table:table-cell office:value-type="float" office:value="0.00388078703703704">
                <text:p>0.00388078703703704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389236111111111">
                <text:p>0.00389236111111111</text:p>
              </table:table-cell>
              <table:table-cell office:value-type="float" office:value="467.4">
                <text:p>467.4</text:p>
              </table:table-cell>
              <table:table-cell office:value-type="float" office:value="0.0038912037037037">
                <text:p>0.0038912037037037</text:p>
              </table:table-cell>
              <table:table-cell office:value-type="float" office:value="452.4">
                <text:p>45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390393518518519">
                <text:p>0.00390393518518519</text:p>
              </table:table-cell>
              <table:table-cell office:value-type="float" office:value="468.2">
                <text:p>468.2</text:p>
              </table:table-cell>
              <table:table-cell office:value-type="float" office:value="0.00390277777777778">
                <text:p>0.00390277777777778</text:p>
              </table:table-cell>
              <table:table-cell office:value-type="float" office:value="452.7">
                <text:p>45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91550925925926">
                <text:p>0.00391550925925926</text:p>
              </table:table-cell>
              <table:table-cell office:value-type="float" office:value="469">
                <text:p>469</text:p>
              </table:table-cell>
              <table:table-cell office:value-type="float" office:value="0.00391435185185185">
                <text:p>0.00391435185185185</text:p>
              </table:table-cell>
              <table:table-cell office:value-type="float" office:value="453.2">
                <text:p>45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392708333333333">
                <text:p>0.00392708333333333</text:p>
              </table:table-cell>
              <table:table-cell office:value-type="float" office:value="469.5">
                <text:p>469.5</text:p>
              </table:table-cell>
              <table:table-cell office:value-type="float" office:value="0.00392476851851852">
                <text:p>0.00392476851851852</text:p>
              </table:table-cell>
              <table:table-cell office:value-type="float" office:value="453.7">
                <text:p>4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39375">
                <text:p>0.0039375</text:p>
              </table:table-cell>
              <table:table-cell office:value-type="float" office:value="469.4">
                <text:p>469.4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53.9">
                <text:p>45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394907407407407">
                <text:p>0.00394907407407407</text:p>
              </table:table-cell>
              <table:table-cell office:value-type="float" office:value="468.9">
                <text:p>468.9</text:p>
              </table:table-cell>
              <table:table-cell office:value-type="float" office:value="0.00394675925925926">
                <text:p>0.00394675925925926</text:p>
              </table:table-cell>
              <table:table-cell office:value-type="float" office:value="454.3">
                <text:p>45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67.6">
                <text:p>467.6</text:p>
              </table:table-cell>
              <table:table-cell office:value-type="float" office:value="0.00395833333333333">
                <text:p>0.00395833333333333</text:p>
              </table:table-cell>
              <table:table-cell office:value-type="float" office:value="454.3">
                <text:p>45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397106481481481">
                <text:p>0.00397106481481481</text:p>
              </table:table-cell>
              <table:table-cell office:value-type="float" office:value="464.5">
                <text:p>464.5</text:p>
              </table:table-cell>
              <table:table-cell office:value-type="float" office:value="0.00396875">
                <text:p>0.00396875</text:p>
              </table:table-cell>
              <table:table-cell office:value-type="float" office:value="454.8">
                <text:p>45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98148148148148">
                <text:p>0.00398148148148148</text:p>
              </table:table-cell>
              <table:table-cell office:value-type="float" office:value="459.9">
                <text:p>459.9</text:p>
              </table:table-cell>
              <table:table-cell office:value-type="float" office:value="0.00398032407407407">
                <text:p>0.00398032407407407</text:p>
              </table:table-cell>
              <table:table-cell office:value-type="float" office:value="455.5">
                <text:p>45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99305555555556">
                <text:p>0.00399305555555556</text:p>
              </table:table-cell>
              <table:table-cell office:value-type="float" office:value="454.6">
                <text:p>454.6</text:p>
              </table:table-cell>
              <table:table-cell office:value-type="float" office:value="0.00399074074074074">
                <text:p>0.00399074074074074</text:p>
              </table:table-cell>
              <table:table-cell office:value-type="float" office:value="455.8">
                <text:p>45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00347222222222">
                <text:p>0.00400347222222222</text:p>
              </table:table-cell>
              <table:table-cell office:value-type="float" office:value="447.5">
                <text:p>447.5</text:p>
              </table:table-cell>
              <table:table-cell office:value-type="float" office:value="0.00400231481481481">
                <text:p>0.00400231481481481</text:p>
              </table:table-cell>
              <table:table-cell office:value-type="float" office:value="456.2">
                <text:p>45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40150462962963">
                <text:p>0.0040150462962963</text:p>
              </table:table-cell>
              <table:table-cell office:value-type="float" office:value="439.9">
                <text:p>439.9</text:p>
              </table:table-cell>
              <table:table-cell office:value-type="float" office:value="0.00401273148148148">
                <text:p>0.00401273148148148</text:p>
              </table:table-cell>
              <table:table-cell office:value-type="float" office:value="456.7">
                <text:p>45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402546296296296">
                <text:p>0.00402546296296296</text:p>
              </table:table-cell>
              <table:table-cell office:value-type="float" office:value="431.1">
                <text:p>431.1</text:p>
              </table:table-cell>
              <table:table-cell office:value-type="float" office:value="0.00402430555555556">
                <text:p>0.00402430555555556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403703703703704">
                <text:p>0.00403703703703704</text:p>
              </table:table-cell>
              <table:table-cell office:value-type="float" office:value="421.8">
                <text:p>421.8</text:p>
              </table:table-cell>
              <table:table-cell office:value-type="float" office:value="0.00403472222222222">
                <text:p>0.00403472222222222</text:p>
              </table:table-cell>
              <table:table-cell office:value-type="float" office:value="457.5">
                <text:p>4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40474537037037">
                <text:p>0.0040474537037037</text:p>
              </table:table-cell>
              <table:table-cell office:value-type="float" office:value="411.4">
                <text:p>411.4</text:p>
              </table:table-cell>
              <table:table-cell office:value-type="float" office:value="0.0040462962962963">
                <text:p>0.0040462962962963</text:p>
              </table:table-cell>
              <table:table-cell office:value-type="float" office:value="459.8">
                <text:p>45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405902777777778">
                <text:p>0.00405902777777778</text:p>
              </table:table-cell>
              <table:table-cell office:value-type="float" office:value="400.6">
                <text:p>400.6</text:p>
              </table:table-cell>
              <table:table-cell office:value-type="float" office:value="0.00405671296296296">
                <text:p>0.00405671296296296</text:p>
              </table:table-cell>
              <table:table-cell office:value-type="float" office:value="459.9">
                <text:p>45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406944444444444">
                <text:p>0.00406944444444444</text:p>
              </table:table-cell>
              <table:table-cell office:value-type="float" office:value="390.5">
                <text:p>390.5</text:p>
              </table:table-cell>
              <table:table-cell office:value-type="float" office:value="0.00406828703703704">
                <text:p>0.00406828703703704</text:p>
              </table:table-cell>
              <table:table-cell office:value-type="float" office:value="460.3">
                <text:p>46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408101851851852">
                <text:p>0.00408101851851852</text:p>
              </table:table-cell>
              <table:table-cell office:value-type="float" office:value="381.5">
                <text:p>381.5</text:p>
              </table:table-cell>
              <table:table-cell office:value-type="float" office:value="0.0040787037037037">
                <text:p>0.0040787037037037</text:p>
              </table:table-cell>
              <table:table-cell office:value-type="float" office:value="460.6">
                <text:p>46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409143518518519">
                <text:p>0.00409143518518519</text:p>
              </table:table-cell>
              <table:table-cell office:value-type="float" office:value="373.1">
                <text:p>373.1</text:p>
              </table:table-cell>
              <table:table-cell office:value-type="float" office:value="0.00409027777777778">
                <text:p>0.00409027777777778</text:p>
              </table:table-cell>
              <table:table-cell office:value-type="float" office:value="460.4">
                <text:p>46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410300925925926">
                <text:p>0.00410300925925926</text:p>
              </table:table-cell>
              <table:table-cell office:value-type="float" office:value="365.4">
                <text:p>365.4</text:p>
              </table:table-cell>
              <table:table-cell office:value-type="float" office:value="0.00410069444444444">
                <text:p>0.00410069444444444</text:p>
              </table:table-cell>
              <table:table-cell office:value-type="float" office:value="460.9">
                <text:p>46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411342592592593">
                <text:p>0.00411342592592593</text:p>
              </table:table-cell>
              <table:table-cell office:value-type="float" office:value="358.7">
                <text:p>358.7</text:p>
              </table:table-cell>
              <table:table-cell office:value-type="float" office:value="0.00411226851851852">
                <text:p>0.0041122685185185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4125">
                <text:p>0.004125</text:p>
              </table:table-cell>
              <table:table-cell office:value-type="float" office:value="351.9">
                <text:p>351.9</text:p>
              </table:table-cell>
              <table:table-cell office:value-type="float" office:value="0.00412268518518519">
                <text:p>0.00412268518518519</text:p>
              </table:table-cell>
              <table:table-cell office:value-type="float" office:value="461.5">
                <text:p>46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413541666666667">
                <text:p>0.00413541666666667</text:p>
              </table:table-cell>
              <table:table-cell office:value-type="float" office:value="345.8">
                <text:p>345.8</text:p>
              </table:table-cell>
              <table:table-cell office:value-type="float" office:value="0.00413425925925926">
                <text:p>0.00413425925925926</text:p>
              </table:table-cell>
              <table:table-cell office:value-type="float" office:value="461.9">
                <text:p>46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414814814814815">
                <text:p>0.00414814814814815</text:p>
              </table:table-cell>
              <table:table-cell office:value-type="float" office:value="340.1">
                <text:p>340.1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61.9">
                <text:p>46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415856481481482">
                <text:p>0.00415856481481482</text:p>
              </table:table-cell>
              <table:table-cell office:value-type="float" office:value="335.1">
                <text:p>335.1</text:p>
              </table:table-cell>
              <table:table-cell office:value-type="float" office:value="0.00415625">
                <text:p>0.00415625</text:p>
              </table:table-cell>
              <table:table-cell office:value-type="float" office:value="462.2">
                <text:p>4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417013888888889">
                <text:p>0.00417013888888889</text:p>
              </table:table-cell>
              <table:table-cell office:value-type="float" office:value="330.4">
                <text:p>330.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62.4">
                <text:p>46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418055555555556">
                <text:p>0.00418055555555556</text:p>
              </table:table-cell>
              <table:table-cell office:value-type="float" office:value="326.3">
                <text:p>326.3</text:p>
              </table:table-cell>
              <table:table-cell office:value-type="float" office:value="0.00417824074074074">
                <text:p>0.00417824074074074</text:p>
              </table:table-cell>
              <table:table-cell office:value-type="float" office:value="462.4">
                <text:p>46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419212962962963">
                <text:p>0.00419212962962963</text:p>
              </table:table-cell>
              <table:table-cell office:value-type="float" office:value="322.4">
                <text:p>322.4</text:p>
              </table:table-cell>
              <table:table-cell office:value-type="float" office:value="0.00418981481481482">
                <text:p>0.00418981481481482</text:p>
              </table:table-cell>
              <table:table-cell office:value-type="float" office:value="462.5">
                <text:p>46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42025462962963">
                <text:p>0.0042025462962963</text:p>
              </table:table-cell>
              <table:table-cell office:value-type="float" office:value="318.7">
                <text:p>318.7</text:p>
              </table:table-cell>
              <table:table-cell office:value-type="float" office:value="0.00420023148148148">
                <text:p>0.00420023148148148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314.5">
                <text:p>314.5</text:p>
              </table:table-cell>
              <table:table-cell office:value-type="float" office:value="0.00421180555555556">
                <text:p>0.00421180555555556</text:p>
              </table:table-cell>
              <table:table-cell office:value-type="float" office:value="463.4">
                <text:p>4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422453703703704">
                <text:p>0.00422453703703704</text:p>
              </table:table-cell>
              <table:table-cell office:value-type="float" office:value="310.6">
                <text:p>310.6</text:p>
              </table:table-cell>
              <table:table-cell office:value-type="float" office:value="0.00422222222222222">
                <text:p>0.00422222222222222</text:p>
              </table:table-cell>
              <table:table-cell office:value-type="float" office:value="463.8">
                <text:p>46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423611111111111">
                <text:p>0.00423611111111111</text:p>
              </table:table-cell>
              <table:table-cell office:value-type="float" office:value="307.1">
                <text:p>307.1</text:p>
              </table:table-cell>
              <table:table-cell office:value-type="float" office:value="0.0042337962962963">
                <text:p>0.0042337962962963</text:p>
              </table:table-cell>
              <table:table-cell office:value-type="float" office:value="464.1">
                <text:p>4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424652777777778">
                <text:p>0.00424652777777778</text:p>
              </table:table-cell>
              <table:table-cell office:value-type="float" office:value="303.8">
                <text:p>303.8</text:p>
              </table:table-cell>
              <table:table-cell office:value-type="float" office:value="0.00424421296296296">
                <text:p>0.00424421296296296</text:p>
              </table:table-cell>
              <table:table-cell office:value-type="float" office:value="464.2">
                <text:p>46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425810185185185">
                <text:p>0.00425810185185185</text:p>
              </table:table-cell>
              <table:table-cell office:value-type="float" office:value="300.9">
                <text:p>300.9</text:p>
              </table:table-cell>
              <table:table-cell office:value-type="float" office:value="0.00425578703703704">
                <text:p>0.00425578703703704</text:p>
              </table:table-cell>
              <table:table-cell office:value-type="float" office:value="464.8">
                <text:p>46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426851851851852">
                <text:p>0.00426851851851852</text:p>
              </table:table-cell>
              <table:table-cell office:value-type="float" office:value="297.4">
                <text:p>297.4</text:p>
              </table:table-cell>
              <table:table-cell office:value-type="float" office:value="0.0042662037037037">
                <text:p>0.0042662037037037</text:p>
              </table:table-cell>
              <table:table-cell office:value-type="float" office:value="464.9">
                <text:p>46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428009259259259">
                <text:p>0.00428009259259259</text:p>
              </table:table-cell>
              <table:table-cell office:value-type="float" office:value="293.5">
                <text:p>293.5</text:p>
              </table:table-cell>
              <table:table-cell office:value-type="float" office:value="0.00427777777777778">
                <text:p>0.00427777777777778</text:p>
              </table:table-cell>
              <table:table-cell office:value-type="float" office:value="465.4">
                <text:p>46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429050925925926">
                <text:p>0.00429050925925926</text:p>
              </table:table-cell>
              <table:table-cell office:value-type="float" office:value="290">
                <text:p>290</text:p>
              </table:table-cell>
              <table:table-cell office:value-type="float" office:value="0.00428819444444444">
                <text:p>0.00428819444444444</text:p>
              </table:table-cell>
              <table:table-cell office:value-type="float" office:value="465.5">
                <text:p>46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430208333333333">
                <text:p>0.00430208333333333</text:p>
              </table:table-cell>
              <table:table-cell office:value-type="float" office:value="286.8">
                <text:p>286.8</text:p>
              </table:table-cell>
              <table:table-cell office:value-type="float" office:value="0.00429976851851852">
                <text:p>0.00429976851851852</text:p>
              </table:table-cell>
              <table:table-cell office:value-type="float" office:value="465.6">
                <text:p>46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43125">
                <text:p>0.0043125</text:p>
              </table:table-cell>
              <table:table-cell office:value-type="float" office:value="283.9">
                <text:p>283.9</text:p>
              </table:table-cell>
              <table:table-cell office:value-type="float" office:value="0.00431018518518519">
                <text:p>0.00431018518518519</text:p>
              </table:table-cell>
              <table:table-cell office:value-type="float" office:value="466.1">
                <text:p>4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432407407407407">
                <text:p>0.00432407407407407</text:p>
              </table:table-cell>
              <table:table-cell office:value-type="float" office:value="281.6">
                <text:p>281.6</text:p>
              </table:table-cell>
              <table:table-cell office:value-type="float" office:value="0.00432175925925926">
                <text:p>0.00432175925925926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433449074074074">
                <text:p>0.00433449074074074</text:p>
              </table:table-cell>
              <table:table-cell office:value-type="float" office:value="279.4">
                <text:p>279.4</text:p>
              </table:table-cell>
              <table:table-cell office:value-type="float" office:value="0.00433217592592593">
                <text:p>0.00433217592592593</text:p>
              </table:table-cell>
              <table:table-cell office:value-type="float" office:value="464.3">
                <text:p>46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434606481481482">
                <text:p>0.00434606481481482</text:p>
              </table:table-cell>
              <table:table-cell office:value-type="float" office:value="276.6">
                <text:p>276.6</text:p>
              </table:table-cell>
              <table:table-cell office:value-type="float" office:value="0.00434375">
                <text:p>0.00434375</text:p>
              </table:table-cell>
              <table:table-cell office:value-type="float" office:value="464.7">
                <text:p>46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435648148148148">
                <text:p>0.00435648148148148</text:p>
              </table:table-cell>
              <table:table-cell office:value-type="float" office:value="274.2">
                <text:p>274.2</text:p>
              </table:table-cell>
              <table:table-cell office:value-type="float" office:value="0.00435416666666667">
                <text:p>0.00435416666666667</text:p>
              </table:table-cell>
              <table:table-cell office:value-type="float" office:value="464.8">
                <text:p>46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436805555555556">
                <text:p>0.00436805555555556</text:p>
              </table:table-cell>
              <table:table-cell office:value-type="float" office:value="271.7">
                <text:p>271.7</text:p>
              </table:table-cell>
              <table:table-cell office:value-type="float" office:value="0.00436574074074074">
                <text:p>0.00436574074074074</text:p>
              </table:table-cell>
              <table:table-cell office:value-type="float" office:value="464.6">
                <text:p>4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437962962962963">
                <text:p>0.00437962962962963</text:p>
              </table:table-cell>
              <table:table-cell office:value-type="float" office:value="269.3">
                <text:p>269.3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64.1">
                <text:p>4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43900462962963">
                <text:p>0.0043900462962963</text:p>
              </table:table-cell>
              <table:table-cell office:value-type="float" office:value="267.6">
                <text:p>267.6</text:p>
              </table:table-cell>
              <table:table-cell office:value-type="float" office:value="0.00438773148148148">
                <text:p>0.00438773148148148</text:p>
              </table:table-cell>
              <table:table-cell office:value-type="float" office:value="462.8">
                <text:p>46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40162037037037">
                <text:p>0.00440162037037037</text:p>
              </table:table-cell>
              <table:table-cell office:value-type="float" office:value="265.7">
                <text:p>265.7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61.1">
                <text:p>46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441203703703704">
                <text:p>0.00441203703703704</text:p>
              </table:table-cell>
              <table:table-cell office:value-type="float" office:value="263.6">
                <text:p>263.6</text:p>
              </table:table-cell>
              <table:table-cell office:value-type="float" office:value="0.00440972222222222">
                <text:p>0.00440972222222222</text:p>
              </table:table-cell>
              <table:table-cell office:value-type="float" office:value="458.5">
                <text:p>45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442361111111111">
                <text:p>0.00442361111111111</text:p>
              </table:table-cell>
              <table:table-cell office:value-type="float" office:value="261.4">
                <text:p>261.4</text:p>
              </table:table-cell>
              <table:table-cell office:value-type="float" office:value="0.0044212962962963">
                <text:p>0.0044212962962963</text:p>
              </table:table-cell>
              <table:table-cell office:value-type="float" office:value="454.9">
                <text:p>45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443402777777778">
                <text:p>0.00443402777777778</text:p>
              </table:table-cell>
              <table:table-cell office:value-type="float" office:value="259.1">
                <text:p>259.1</text:p>
              </table:table-cell>
              <table:table-cell office:value-type="float" office:value="0.00443171296296296">
                <text:p>0.00443171296296296</text:p>
              </table:table-cell>
              <table:table-cell office:value-type="float" office:value="451.1">
                <text:p>45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256.9">
                <text:p>256.9</text:p>
              </table:table-cell>
              <table:table-cell office:value-type="float" office:value="0.00444328703703704">
                <text:p>0.00444328703703704</text:p>
              </table:table-cell>
              <table:table-cell office:value-type="float" office:value="445.8">
                <text:p>44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445601851851852">
                <text:p>0.00445601851851852</text:p>
              </table:table-cell>
              <table:table-cell office:value-type="float" office:value="255">
                <text:p>255</text:p>
              </table:table-cell>
              <table:table-cell office:value-type="float" office:value="0.0044537037037037">
                <text:p>0.0044537037037037</text:p>
              </table:table-cell>
              <table:table-cell office:value-type="float" office:value="440.1">
                <text:p>44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446759259259259">
                <text:p>0.00446759259259259</text:p>
              </table:table-cell>
              <table:table-cell office:value-type="float" office:value="252.9">
                <text:p>252.9</text:p>
              </table:table-cell>
              <table:table-cell office:value-type="float" office:value="0.00446527777777778">
                <text:p>0.00446527777777778</text:p>
              </table:table-cell>
              <table:table-cell office:value-type="float" office:value="434.4">
                <text:p>43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447800925925926">
                <text:p>0.00447800925925926</text:p>
              </table:table-cell>
              <table:table-cell office:value-type="float" office:value="250.7">
                <text:p>250.7</text:p>
              </table:table-cell>
              <table:table-cell office:value-type="float" office:value="0.00447569444444444">
                <text:p>0.00447569444444444</text:p>
              </table:table-cell>
              <table:table-cell office:value-type="float" office:value="427.7">
                <text:p>42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448958333333333">
                <text:p>0.00448958333333333</text:p>
              </table:table-cell>
              <table:table-cell office:value-type="float" office:value="248.8">
                <text:p>248.8</text:p>
              </table:table-cell>
              <table:table-cell office:value-type="float" office:value="0.00448726851851852">
                <text:p>0.00448726851851852</text:p>
              </table:table-cell>
              <table:table-cell office:value-type="float" office:value="423.2">
                <text:p>4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45">
                <text:p>0.0045</text:p>
              </table:table-cell>
              <table:table-cell office:value-type="float" office:value="246.7">
                <text:p>246.7</text:p>
              </table:table-cell>
              <table:table-cell office:value-type="float" office:value="0.00449768518518519">
                <text:p>0.00449768518518519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451157407407407">
                <text:p>0.00451157407407407</text:p>
              </table:table-cell>
              <table:table-cell office:value-type="float" office:value="244.8">
                <text:p>244.8</text:p>
              </table:table-cell>
              <table:table-cell office:value-type="float" office:value="0.00450925925925926">
                <text:p>0.00450925925925926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452199074074074">
                <text:p>0.00452199074074074</text:p>
              </table:table-cell>
              <table:table-cell office:value-type="float" office:value="242.8">
                <text:p>242.8</text:p>
              </table:table-cell>
              <table:table-cell office:value-type="float" office:value="0.00451967592592593">
                <text:p>0.00451967592592593</text:p>
              </table:table-cell>
              <table:table-cell office:value-type="float" office:value="400.2">
                <text:p>40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453356481481482">
                <text:p>0.00453356481481482</text:p>
              </table:table-cell>
              <table:table-cell office:value-type="float" office:value="240.8">
                <text:p>240.8</text:p>
              </table:table-cell>
              <table:table-cell office:value-type="float" office:value="0.00453125">
                <text:p>0.00453125</text:p>
              </table:table-cell>
              <table:table-cell office:value-type="float" office:value="392.1">
                <text:p>3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454398148148148">
                <text:p>0.00454398148148148</text:p>
              </table:table-cell>
              <table:table-cell office:value-type="float" office:value="239">
                <text:p>239</text:p>
              </table:table-cell>
              <table:table-cell office:value-type="float" office:value="0.00454166666666667">
                <text:p>0.00454166666666667</text:p>
              </table:table-cell>
              <table:table-cell office:value-type="float" office:value="383.7">
                <text:p>38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455555555555556">
                <text:p>0.00455555555555556</text:p>
              </table:table-cell>
              <table:table-cell office:value-type="float" office:value="237.1">
                <text:p>237.1</text:p>
              </table:table-cell>
              <table:table-cell office:value-type="float" office:value="0.00455324074074074">
                <text:p>0.00455324074074074</text:p>
              </table:table-cell>
              <table:table-cell office:value-type="float" office:value="375.9">
                <text:p>37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456712962962963">
                <text:p>0.00456712962962963</text:p>
              </table:table-cell>
              <table:table-cell office:value-type="float" office:value="235.1">
                <text:p>235.1</text:p>
              </table:table-cell>
              <table:table-cell office:value-type="float" office:value="0.00456365740740741">
                <text:p>0.00456365740740741</text:p>
              </table:table-cell>
              <table:table-cell office:value-type="float" office:value="368.3">
                <text:p>36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45775462962963">
                <text:p>0.0045775462962963</text:p>
              </table:table-cell>
              <table:table-cell office:value-type="float" office:value="233.2">
                <text:p>233.2</text:p>
              </table:table-cell>
              <table:table-cell office:value-type="float" office:value="0.00457523148148148">
                <text:p>0.00457523148148148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458912037037037">
                <text:p>0.00458912037037037</text:p>
              </table:table-cell>
              <table:table-cell office:value-type="float" office:value="231.8">
                <text:p>231.8</text:p>
              </table:table-cell>
              <table:table-cell office:value-type="float" office:value="0.00458564814814815">
                <text:p>0.00458564814814815</text:p>
              </table:table-cell>
              <table:table-cell office:value-type="float" office:value="354.6">
                <text:p>35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459953703703704">
                <text:p>0.00459953703703704</text:p>
              </table:table-cell>
              <table:table-cell office:value-type="float" office:value="230.3">
                <text:p>230.3</text:p>
              </table:table-cell>
              <table:table-cell office:value-type="float" office:value="0.00459722222222222">
                <text:p>0.00459722222222222</text:p>
              </table:table-cell>
              <table:table-cell office:value-type="float" office:value="348.3">
                <text:p>3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461111111111111">
                <text:p>0.00461111111111111</text:p>
              </table:table-cell>
              <table:table-cell office:value-type="float" office:value="228.8">
                <text:p>228.8</text:p>
              </table:table-cell>
              <table:table-cell office:value-type="float" office:value="0.0046087962962963">
                <text:p>0.0046087962962963</text:p>
              </table:table-cell>
              <table:table-cell office:value-type="float" office:value="342.9">
                <text:p>34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462152777777778">
                <text:p>0.00462152777777778</text:p>
              </table:table-cell>
              <table:table-cell office:value-type="float" office:value="227">
                <text:p>227</text:p>
              </table:table-cell>
              <table:table-cell office:value-type="float" office:value="0.00461921296296296">
                <text:p>0.00461921296296296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463310185185185">
                <text:p>0.00463310185185185</text:p>
              </table:table-cell>
              <table:table-cell office:value-type="float" office:value="225.5">
                <text:p>225.5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332.7">
                <text:p>33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464351851851852">
                <text:p>0.00464351851851852</text:p>
              </table:table-cell>
              <table:table-cell office:value-type="float" office:value="224.2">
                <text:p>224.2</text:p>
              </table:table-cell>
              <table:table-cell office:value-type="float" office:value="0.0046412037037037">
                <text:p>0.0046412037037037</text:p>
              </table:table-cell>
              <table:table-cell office:value-type="float" office:value="327.8">
                <text:p>3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65509259259259">
                <text:p>0.00465509259259259</text:p>
              </table:table-cell>
              <table:table-cell office:value-type="float" office:value="222.5">
                <text:p>222.5</text:p>
              </table:table-cell>
              <table:table-cell office:value-type="float" office:value="0.00465277777777778">
                <text:p>0.00465277777777778</text:p>
              </table:table-cell>
              <table:table-cell office:value-type="float" office:value="322.9">
                <text:p>3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466550925925926">
                <text:p>0.00466550925925926</text:p>
              </table:table-cell>
              <table:table-cell office:value-type="float" office:value="221">
                <text:p>221</text:p>
              </table:table-cell>
              <table:table-cell office:value-type="float" office:value="0.00466319444444444">
                <text:p>0.00466319444444444</text:p>
              </table:table-cell>
              <table:table-cell office:value-type="float" office:value="318.3">
                <text:p>31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219.7">
                <text:p>219.7</text:p>
              </table:table-cell>
              <table:table-cell office:value-type="float" office:value="0.00467476851851852">
                <text:p>0.00467476851851852</text:p>
              </table:table-cell>
              <table:table-cell office:value-type="float" office:value="314.1">
                <text:p>3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46875">
                <text:p>0.0046875</text:p>
              </table:table-cell>
              <table:table-cell office:value-type="float" office:value="218.1">
                <text:p>218.1</text:p>
              </table:table-cell>
              <table:table-cell office:value-type="float" office:value="0.00468518518518519">
                <text:p>0.00468518518518519</text:p>
              </table:table-cell>
              <table:table-cell office:value-type="float" office:value="309.8">
                <text:p>30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469907407407407">
                <text:p>0.00469907407407407</text:p>
              </table:table-cell>
              <table:table-cell office:value-type="float" office:value="216.3">
                <text:p>216.3</text:p>
              </table:table-cell>
              <table:table-cell office:value-type="float" office:value="0.00469675925925926">
                <text:p>0.00469675925925926</text:p>
              </table:table-cell>
              <table:table-cell office:value-type="float" office:value="305.5">
                <text:p>30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470949074074074">
                <text:p>0.00470949074074074</text:p>
              </table:table-cell>
              <table:table-cell office:value-type="float" office:value="214.8">
                <text:p>214.8</text:p>
              </table:table-cell>
              <table:table-cell office:value-type="float" office:value="0.00470833333333333">
                <text:p>0.00470833333333333</text:p>
              </table:table-cell>
              <table:table-cell office:value-type="float" office:value="301.8">
                <text:p>30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472106481481482">
                <text:p>0.00472106481481482</text:p>
              </table:table-cell>
              <table:table-cell office:value-type="float" office:value="213.1">
                <text:p>213.1</text:p>
              </table:table-cell>
              <table:table-cell office:value-type="float" office:value="0.00471875">
                <text:p>0.00471875</text:p>
              </table:table-cell>
              <table:table-cell office:value-type="float" office:value="298.2">
                <text:p>2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73263888888889">
                <text:p>0.00473263888888889</text:p>
              </table:table-cell>
              <table:table-cell office:value-type="float" office:value="211.8">
                <text:p>211.8</text:p>
              </table:table-cell>
              <table:table-cell office:value-type="float" office:value="0.00473032407407407">
                <text:p>0.00473032407407407</text:p>
              </table:table-cell>
              <table:table-cell office:value-type="float" office:value="294.8">
                <text:p>2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474305555555556">
                <text:p>0.00474305555555556</text:p>
              </table:table-cell>
              <table:table-cell office:value-type="float" office:value="210.5">
                <text:p>210.5</text:p>
              </table:table-cell>
              <table:table-cell office:value-type="float" office:value="0.00474074074074074">
                <text:p>0.00474074074074074</text:p>
              </table:table-cell>
              <table:table-cell office:value-type="float" office:value="291.8">
                <text:p>29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475462962962963">
                <text:p>0.00475462962962963</text:p>
              </table:table-cell>
              <table:table-cell office:value-type="float" office:value="209">
                <text:p>209</text:p>
              </table:table-cell>
              <table:table-cell office:value-type="float" office:value="0.00475231481481482">
                <text:p>0.00475231481481482</text:p>
              </table:table-cell>
              <table:table-cell office:value-type="float" office:value="288.4">
                <text:p>28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47650462962963">
                <text:p>0.0047650462962963</text:p>
              </table:table-cell>
              <table:table-cell office:value-type="float" office:value="207.7">
                <text:p>207.7</text:p>
              </table:table-cell>
              <table:table-cell office:value-type="float" office:value="0.00476273148148148">
                <text:p>0.00476273148148148</text:p>
              </table:table-cell>
              <table:table-cell office:value-type="float" office:value="285.1">
                <text:p>28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477662037037037">
                <text:p>0.00477662037037037</text:p>
              </table:table-cell>
              <table:table-cell office:value-type="float" office:value="206.6">
                <text:p>206.6</text:p>
              </table:table-cell>
              <table:table-cell office:value-type="float" office:value="0.00477430555555556">
                <text:p>0.00477430555555556</text:p>
              </table:table-cell>
              <table:table-cell office:value-type="float" office:value="281.8">
                <text:p>28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478703703703704">
                <text:p>0.00478703703703704</text:p>
              </table:table-cell>
              <table:table-cell office:value-type="float" office:value="205.3">
                <text:p>205.3</text:p>
              </table:table-cell>
              <table:table-cell office:value-type="float" office:value="0.00478472222222222">
                <text:p>0.00478472222222222</text:p>
              </table:table-cell>
              <table:table-cell office:value-type="float" office:value="278.6">
                <text:p>27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479861111111111">
                <text:p>0.00479861111111111</text:p>
              </table:table-cell>
              <table:table-cell office:value-type="float" office:value="204.3">
                <text:p>204.3</text:p>
              </table:table-cell>
              <table:table-cell office:value-type="float" office:value="0.0047962962962963">
                <text:p>0.0047962962962963</text:p>
              </table:table-cell>
              <table:table-cell office:value-type="float" office:value="275.6">
                <text:p>27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480902777777778">
                <text:p>0.00480902777777778</text:p>
              </table:table-cell>
              <table:table-cell office:value-type="float" office:value="203">
                <text:p>203</text:p>
              </table:table-cell>
              <table:table-cell office:value-type="float" office:value="0.00480671296296296">
                <text:p>0.00480671296296296</text:p>
              </table:table-cell>
              <table:table-cell office:value-type="float" office:value="272.7">
                <text:p>27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482060185185185">
                <text:p>0.00482060185185185</text:p>
              </table:table-cell>
              <table:table-cell office:value-type="float" office:value="202">
                <text:p>202</text:p>
              </table:table-cell>
              <table:table-cell office:value-type="float" office:value="0.00481828703703704">
                <text:p>0.00481828703703704</text:p>
              </table:table-cell>
              <table:table-cell office:value-type="float" office:value="270.1">
                <text:p>27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483101851851852">
                <text:p>0.00483101851851852</text:p>
              </table:table-cell>
              <table:table-cell office:value-type="float" office:value="201.3">
                <text:p>201.3</text:p>
              </table:table-cell>
              <table:table-cell office:value-type="float" office:value="0.0048287037037037">
                <text:p>0.0048287037037037</text:p>
              </table:table-cell>
              <table:table-cell office:value-type="float" office:value="267.4">
                <text:p>26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84259259259259">
                <text:p>0.00484259259259259</text:p>
              </table:table-cell>
              <table:table-cell office:value-type="float" office:value="200.3">
                <text:p>200.3</text:p>
              </table:table-cell>
              <table:table-cell office:value-type="float" office:value="0.00484027777777778">
                <text:p>0.00484027777777778</text:p>
              </table:table-cell>
              <table:table-cell office:value-type="float" office:value="264.8">
                <text:p>26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485300925925926">
                <text:p>0.00485300925925926</text:p>
              </table:table-cell>
              <table:table-cell office:value-type="float" office:value="199.2">
                <text:p>199.2</text:p>
              </table:table-cell>
              <table:table-cell office:value-type="float" office:value="0.00485069444444444">
                <text:p>0.00485069444444444</text:p>
              </table:table-cell>
              <table:table-cell office:value-type="float" office:value="262.2">
                <text:p>2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486458333333333">
                <text:p>0.00486458333333333</text:p>
              </table:table-cell>
              <table:table-cell office:value-type="float" office:value="198.4">
                <text:p>198.4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259.8">
                <text:p>25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4875">
                <text:p>0.004875</text:p>
              </table:table-cell>
              <table:table-cell office:value-type="float" office:value="197.3">
                <text:p>197.3</text:p>
              </table:table-cell>
              <table:table-cell office:value-type="float" office:value="0.00487268518518518">
                <text:p>0.00487268518518518</text:p>
              </table:table-cell>
              <table:table-cell office:value-type="float" office:value="257.5">
                <text:p>25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488657407407407">
                <text:p>0.00488657407407407</text:p>
              </table:table-cell>
              <table:table-cell office:value-type="float" office:value="196.2">
                <text:p>196.2</text:p>
              </table:table-cell>
              <table:table-cell office:value-type="float" office:value="0.00488425925925926">
                <text:p>0.00488425925925926</text:p>
              </table:table-cell>
              <table:table-cell office:value-type="float" office:value="255.3">
                <text:p>25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489699074074074">
                <text:p>0.00489699074074074</text:p>
              </table:table-cell>
              <table:table-cell office:value-type="float" office:value="195.3">
                <text:p>195.3</text:p>
              </table:table-cell>
              <table:table-cell office:value-type="float" office:value="0.00489583333333333">
                <text:p>0.00489583333333333</text:p>
              </table:table-cell>
              <table:table-cell office:value-type="float" office:value="253.1">
                <text:p>25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193.6">
                <text:p>193.6</text:p>
              </table:table-cell>
              <table:table-cell office:value-type="float" office:value="0.00490625">
                <text:p>0.00490625</text:p>
              </table:table-cell>
              <table:table-cell office:value-type="float" office:value="250.8">
                <text:p>25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491898148148148">
                <text:p>0.00491898148148148</text:p>
              </table:table-cell>
              <table:table-cell office:value-type="float" office:value="192.9">
                <text:p>192.9</text:p>
              </table:table-cell>
              <table:table-cell office:value-type="float" office:value="0.00491782407407407">
                <text:p>0.00491782407407407</text:p>
              </table:table-cell>
              <table:table-cell office:value-type="float" office:value="248.8">
                <text:p>24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493055555555556">
                <text:p>0.00493055555555556</text:p>
              </table:table-cell>
              <table:table-cell office:value-type="float" office:value="191.8">
                <text:p>191.8</text:p>
              </table:table-cell>
              <table:table-cell office:value-type="float" office:value="0.00492824074074074">
                <text:p>0.00492824074074074</text:p>
              </table:table-cell>
              <table:table-cell office:value-type="float" office:value="246.9">
                <text:p>24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494097222222222">
                <text:p>0.00494097222222222</text:p>
              </table:table-cell>
              <table:table-cell office:value-type="float" office:value="190.8">
                <text:p>190.8</text:p>
              </table:table-cell>
              <table:table-cell office:value-type="float" office:value="0.00493981481481481">
                <text:p>0.00493981481481481</text:p>
              </table:table-cell>
              <table:table-cell office:value-type="float" office:value="245.2">
                <text:p>24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9525462962963">
                <text:p>0.0049525462962963</text:p>
              </table:table-cell>
              <table:table-cell office:value-type="float" office:value="189.8">
                <text:p>189.8</text:p>
              </table:table-cell>
              <table:table-cell office:value-type="float" office:value="0.00495023148148148">
                <text:p>0.00495023148148148</text:p>
              </table:table-cell>
              <table:table-cell office:value-type="float" office:value="243.2">
                <text:p>24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496296296296296">
                <text:p>0.00496296296296296</text:p>
              </table:table-cell>
              <table:table-cell office:value-type="float" office:value="189.4">
                <text:p>189.4</text:p>
              </table:table-cell>
              <table:table-cell office:value-type="float" office:value="0.00496180555555556">
                <text:p>0.00496180555555556</text:p>
              </table:table-cell>
              <table:table-cell office:value-type="float" office:value="241.3">
                <text:p>24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497453703703704">
                <text:p>0.00497453703703704</text:p>
              </table:table-cell>
              <table:table-cell office:value-type="float" office:value="189.2">
                <text:p>189.2</text:p>
              </table:table-cell>
              <table:table-cell office:value-type="float" office:value="0.00497222222222222">
                <text:p>0.00497222222222222</text:p>
              </table:table-cell>
              <table:table-cell office:value-type="float" office:value="239.5">
                <text:p>23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498611111111111">
                <text:p>0.00498611111111111</text:p>
              </table:table-cell>
              <table:table-cell office:value-type="float" office:value="187.2">
                <text:p>187.2</text:p>
              </table:table-cell>
              <table:table-cell office:value-type="float" office:value="0.0049837962962963">
                <text:p>0.0049837962962963</text:p>
              </table:table-cell>
              <table:table-cell office:value-type="float" office:value="237.6">
                <text:p>23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499652777777778">
                <text:p>0.00499652777777778</text:p>
              </table:table-cell>
              <table:table-cell office:value-type="float" office:value="183.6">
                <text:p>183.6</text:p>
              </table:table-cell>
              <table:table-cell office:value-type="float" office:value="0.00499421296296296">
                <text:p>0.00499421296296296</text:p>
              </table:table-cell>
              <table:table-cell office:value-type="float" office:value="235.9">
                <text:p>23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500810185185185">
                <text:p>0.00500810185185185</text:p>
              </table:table-cell>
              <table:table-cell office:value-type="float" office:value="180">
                <text:p>180</text:p>
              </table:table-cell>
              <table:table-cell office:value-type="float" office:value="0.00500578703703704">
                <text:p>0.00500578703703704</text:p>
              </table:table-cell>
              <table:table-cell office:value-type="float" office:value="234.1">
                <text:p>2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501851851851852">
                <text:p>0.00501851851851852</text:p>
              </table:table-cell>
              <table:table-cell office:value-type="float" office:value="176.6">
                <text:p>176.6</text:p>
              </table:table-cell>
              <table:table-cell office:value-type="float" office:value="0.0050162037037037">
                <text:p>0.0050162037037037</text:p>
              </table:table-cell>
              <table:table-cell office:value-type="float" office:value="232.5">
                <text:p>2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503009259259259">
                <text:p>0.00503009259259259</text:p>
              </table:table-cell>
              <table:table-cell office:value-type="float" office:value="172.4">
                <text:p>172.4</text:p>
              </table:table-cell>
              <table:table-cell office:value-type="float" office:value="0.00502777777777778">
                <text:p>0.00502777777777778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504050925925926">
                <text:p>0.00504050925925926</text:p>
              </table:table-cell>
              <table:table-cell office:value-type="float" office:value="167.8">
                <text:p>167.8</text:p>
              </table:table-cell>
              <table:table-cell office:value-type="float" office:value="0.00503819444444444">
                <text:p>0.00503819444444444</text:p>
              </table:table-cell>
              <table:table-cell office:value-type="float" office:value="229.3">
                <text:p>22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505208333333333">
                <text:p>0.00505208333333333</text:p>
              </table:table-cell>
              <table:table-cell office:value-type="float" office:value="163.4">
                <text:p>163.4</text:p>
              </table:table-cell>
              <table:table-cell office:value-type="float" office:value="0.00504976851851852">
                <text:p>0.00504976851851852</text:p>
              </table:table-cell>
              <table:table-cell office:value-type="float" office:value="227.6">
                <text:p>22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50625">
                <text:p>0.0050625</text:p>
              </table:table-cell>
              <table:table-cell office:value-type="float" office:value="158.8">
                <text:p>158.8</text:p>
              </table:table-cell>
              <table:table-cell office:value-type="float" office:value="0.00506018518518519">
                <text:p>0.00506018518518519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507407407407407">
                <text:p>0.00507407407407407</text:p>
              </table:table-cell>
              <table:table-cell office:value-type="float" office:value="153.6">
                <text:p>153.6</text:p>
              </table:table-cell>
              <table:table-cell office:value-type="float" office:value="0.00507175925925926">
                <text:p>0.00507175925925926</text:p>
              </table:table-cell>
              <table:table-cell office:value-type="float" office:value="224.5">
                <text:p>2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508449074074074">
                <text:p>0.00508449074074074</text:p>
              </table:table-cell>
              <table:table-cell office:value-type="float" office:value="148.1">
                <text:p>148.1</text:p>
              </table:table-cell>
              <table:table-cell office:value-type="float" office:value="0.00508217592592593">
                <text:p>0.00508217592592593</text:p>
              </table:table-cell>
              <table:table-cell office:value-type="float" office:value="222.9">
                <text:p>22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509606481481482">
                <text:p>0.00509606481481482</text:p>
              </table:table-cell>
              <table:table-cell office:value-type="float" office:value="144.4">
                <text:p>144.4</text:p>
              </table:table-cell>
              <table:table-cell office:value-type="float" office:value="0.00509375">
                <text:p>0.00509375</text:p>
              </table:table-cell>
              <table:table-cell office:value-type="float" office:value="221.4">
                <text:p>22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510648148148148">
                <text:p>0.00510648148148148</text:p>
              </table:table-cell>
              <table:table-cell office:value-type="float" office:value="142">
                <text:p>142</text:p>
              </table:table-cell>
              <table:table-cell office:value-type="float" office:value="0.00510416666666667">
                <text:p>0.00510416666666667</text:p>
              </table:table-cell>
              <table:table-cell office:value-type="float" office:value="219.8">
                <text:p>2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511805555555556">
                <text:p>0.00511805555555556</text:p>
              </table:table-cell>
              <table:table-cell office:value-type="float" office:value="139.4">
                <text:p>139.4</text:p>
              </table:table-cell>
              <table:table-cell office:value-type="float" office:value="0.00511574074074074">
                <text:p>0.00511574074074074</text:p>
              </table:table-cell>
              <table:table-cell office:value-type="float" office:value="218.6">
                <text:p>21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12962962962963">
                <text:p>0.00512962962962963</text:p>
              </table:table-cell>
              <table:table-cell office:value-type="float" office:value="137.3">
                <text:p>137.3</text:p>
              </table:table-cell>
              <table:table-cell office:value-type="float" office:value="0.00512615740740741">
                <text:p>0.00512615740740741</text:p>
              </table:table-cell>
              <table:table-cell office:value-type="float" office:value="217.2">
                <text:p>2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135.2">
                <text:p>135.2</text:p>
              </table:table-cell>
              <table:table-cell office:value-type="float" office:value="0.00513773148148148">
                <text:p>0.00513773148148148</text:p>
              </table:table-cell>
              <table:table-cell office:value-type="float" office:value="215.4">
                <text:p>21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15162037037037">
                <text:p>0.00515162037037037</text:p>
              </table:table-cell>
              <table:table-cell office:value-type="float" office:value="133.6">
                <text:p>133.6</text:p>
              </table:table-cell>
              <table:table-cell office:value-type="float" office:value="0.00514814814814815">
                <text:p>0.00514814814814815</text:p>
              </table:table-cell>
              <table:table-cell office:value-type="float" office:value="214.1">
                <text:p>2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516203703703704">
                <text:p>0.00516203703703704</text:p>
              </table:table-cell>
              <table:table-cell office:value-type="float" office:value="131.6">
                <text:p>131.6</text:p>
              </table:table-cell>
              <table:table-cell office:value-type="float" office:value="0.00515972222222222">
                <text:p>0.00515972222222222</text:p>
              </table:table-cell>
              <table:table-cell office:value-type="float" office:value="212.9">
                <text:p>21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517361111111111">
                <text:p>0.00517361111111111</text:p>
              </table:table-cell>
              <table:table-cell office:value-type="float" office:value="129.7">
                <text:p>129.7</text:p>
              </table:table-cell>
              <table:table-cell office:value-type="float" office:value="0.00517013888888889">
                <text:p>0.00517013888888889</text:p>
              </table:table-cell>
              <table:table-cell office:value-type="float" office:value="211.6">
                <text:p>21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518402777777778">
                <text:p>0.00518402777777778</text:p>
              </table:table-cell>
              <table:table-cell office:value-type="float" office:value="127.8">
                <text:p>127.8</text:p>
              </table:table-cell>
              <table:table-cell office:value-type="float" office:value="0.00518171296296296">
                <text:p>0.00518171296296296</text:p>
              </table:table-cell>
              <table:table-cell office:value-type="float" office:value="210.3">
                <text:p>2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9560185185185">
                <text:p>0.00519560185185185</text:p>
              </table:table-cell>
              <table:table-cell office:value-type="float" office:value="125.9">
                <text:p>125.9</text:p>
              </table:table-cell>
              <table:table-cell office:value-type="float" office:value="0.00519212962962963">
                <text:p>0.00519212962962963</text:p>
              </table:table-cell>
              <table:table-cell office:value-type="float" office:value="209.1">
                <text:p>20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520601851851852">
                <text:p>0.00520601851851852</text:p>
              </table:table-cell>
              <table:table-cell office:value-type="float" office:value="124.1">
                <text:p>124.1</text:p>
              </table:table-cell>
              <table:table-cell office:value-type="float" office:value="0.0052037037037037">
                <text:p>0.0052037037037037</text:p>
              </table:table-cell>
              <table:table-cell office:value-type="float" office:value="207.9">
                <text:p>20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1527777777778">
                <text:p>0.00521527777777778</text:p>
              </table:table-cell>
              <table:table-cell office:value-type="float" office:value="206.7">
                <text:p>20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2569444444444">
                <text:p>0.00522569444444444</text:p>
              </table:table-cell>
              <table:table-cell office:value-type="float" office:value="205.5">
                <text:p>20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726851851852">
                <text:p>0.00523726851851852</text:p>
              </table:table-cell>
              <table:table-cell office:value-type="float" office:value="204.3">
                <text:p>20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4768518518519">
                <text:p>0.00524768518518519</text:p>
              </table:table-cell>
              <table:table-cell office:value-type="float" office:value="203.2">
                <text:p>20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925925925926">
                <text:p>0.00525925925925926</text:p>
              </table:table-cell>
              <table:table-cell office:value-type="float" office:value="202.1">
                <text:p>20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6967592592593">
                <text:p>0.00526967592592593</text:p>
              </table:table-cell>
              <table:table-cell office:value-type="float" office:value="201.2">
                <text:p>20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8125">
                <text:p>0.00528125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9166666666667">
                <text:p>0.00529166666666667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0324074074074">
                <text:p>0.00530324074074074</text:p>
              </table:table-cell>
              <table:table-cell office:value-type="float" office:value="192.3">
                <text:p>1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1365740740741">
                <text:p>0.00531365740740741</text:p>
              </table:table-cell>
              <table:table-cell office:value-type="float" office:value="188.1">
                <text:p>1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183.7">
                <text:p>18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3680555555556">
                <text:p>0.00533680555555556</text:p>
              </table:table-cell>
              <table:table-cell office:value-type="float" office:value="179.2">
                <text:p>17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722222222222">
                <text:p>0.00534722222222222</text:p>
              </table:table-cell>
              <table:table-cell office:value-type="float" office:value="174.8">
                <text:p>17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587962962963">
                <text:p>0.0053587962962963</text:p>
              </table:table-cell>
              <table:table-cell office:value-type="float" office:value="170.2">
                <text:p>17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6921296296296">
                <text:p>0.00536921296296296</text:p>
              </table:table-cell>
              <table:table-cell office:value-type="float" office:value="165.4">
                <text:p>16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8078703703704">
                <text:p>0.00538078703703704</text:p>
              </table:table-cell>
              <table:table-cell office:value-type="float" office:value="160.6">
                <text:p>16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912037037037">
                <text:p>0.0053912037037037</text:p>
              </table:table-cell>
              <table:table-cell office:value-type="float" office:value="155.9">
                <text:p>15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0277777777778">
                <text:p>0.00540277777777778</text:p>
              </table:table-cell>
              <table:table-cell office:value-type="float" office:value="150.9">
                <text:p>15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1319444444444">
                <text:p>0.00541319444444444</text:p>
              </table:table-cell>
              <table:table-cell office:value-type="float" office:value="145.7">
                <text:p>14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